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1" svg:font-family="&quot;DejaVu Sans1&quot;"/>
    <style:font-face style:name="DejaVu Sans" svg:font-family="&quot;DejaVu Sans&quot;"/>
    <style:font-face style:name="DejaVu Sans11" svg:font-family="&quot;DejaVu Sans1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1" style:font-name-asian="DejaVu Sans1" style:font-name-complex="DejaVu Sans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DejaVu Sans1" style:font-name-asian="DejaVu Sans1" style:font-name-complex="DejaVu Sans1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-top="none" fo:border-bottom="none" fo:border-left="none" fo:border-right="2pt solid #000000"/>
      <style:text-properties style:font-name="DejaVu Sans1" style:font-name-asian="DejaVu Sans1" style:font-name-complex="DejaVu Sans1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background-color="#72BF44" style:repeat-content="false"/>
      <style:paragraph-properties fo:text-align="end" fo:margin-right="0cm"/>
      <style:text-properties style:font-name="DejaVu Sans1" style:font-name-asian="DejaVu Sans1" style:font-name-complex="DejaVu Sans1" fo:font-size="7pt" style:font-size-asian="7pt" style:font-size-complex="7pt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2BF44" style:repeat-content="false"/>
      <style:paragraph-properties fo:text-align="end" fo:margin-right="0cm"/>
      <style:text-properties style:font-name="DejaVu Sans1" style:font-name-asian="DejaVu Sans1" style:font-name-complex="DejaVu Sans1" fo:font-size="7pt" style:font-size-asian="7pt" style:font-size-complex="7pt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72BF44" style:repeat-content="false"/>
      <style:paragraph-properties fo:text-align="end" fo:margin-right="0cm"/>
      <style:text-properties style:font-name="DejaVu Sans1" style:font-name-asian="DejaVu Sans1" style:font-name-complex="DejaVu Sans1" fo:font-size="7pt" style:font-size-asian="7pt" style:font-size-complex="7pt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72BF44" style:repeat-content="false"/>
      <style:paragraph-properties fo:text-align="end" fo:margin-right="0cm"/>
      <style:text-properties style:font-name="DejaVu Sans1" style:font-name-asian="DejaVu Sans1" style:font-name-complex="DejaVu Sans1" fo:font-size="7pt" style:font-size-asian="7pt" style:font-size-complex="7pt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72BF44" style:repeat-content="false"/>
      <style:paragraph-properties fo:text-align="end" fo:margin-right="0cm"/>
      <style:text-properties style:font-name="DejaVu Sans1" style:font-name-asian="DejaVu Sans1" style:font-name-complex="DejaVu Sans1" fo:font-size="7pt" style:font-size-asian="7pt" style:font-size-complex="7pt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72BF44" style:repeat-content="false"/>
      <style:paragraph-properties fo:text-align="end" fo:margin-right="0cm"/>
      <style:text-properties style:font-name="DejaVu Sans1" style:font-name-asian="DejaVu Sans1" style:font-name-complex="DejaVu Sans1" fo:font-size="7pt" style:font-size-asian="7pt" style:font-size-complex="7pt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DejaVu Sans1" style:font-name-asian="DejaVu Sans1" style:font-name-complex="DejaVu Sans1" fo:font-size="10pt" style:font-size-asian="10pt" style:font-size-complex="10pt"/>
    </style:style>
    <style:style style:name="ce13" style:family="table-cell" style:parent-style-name="Default" style:data-style-name="N0">
      <style:text-properties style:font-name="DejaVu Sans1" style:font-name-asian="DejaVu Sans1" style:font-name-complex="DejaVu Sans1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automatic" fo:background-color="#72BF44" style:repeat-content="false"/>
      <style:paragraph-properties fo:text-align="end" fo:margin-right="0cm"/>
      <style:text-properties style:font-name="DejaVu Sans1" style:font-name-asian="DejaVu Sans1" style:font-name-complex="DejaVu Sans1" fo:font-size="10pt" style:font-size-asian="10pt" style:font-size-complex="10pt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2BF44" style:repeat-content="false"/>
      <style:paragraph-properties fo:text-align="end" fo:margin-right="0cm"/>
      <style:text-properties style:font-name="DejaVu Sans1" style:font-name-asian="DejaVu Sans1" style:font-name-complex="DejaVu Sans1" fo:font-size="10pt" style:font-size-asian="10pt" style:font-size-complex="10pt"/>
    </style:style>
    <style:style style:name="ce1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72BF44" style:repeat-content="false"/>
      <style:paragraph-properties fo:text-align="end" fo:margin-right="0cm"/>
      <style:text-properties style:font-name="DejaVu Sans1" style:font-name-asian="DejaVu Sans1" style:font-name-complex="DejaVu Sans1" fo:font-size="10pt" style:font-size-asian="10pt" style:font-size-complex="10pt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72BF44" style:repeat-content="false"/>
      <style:paragraph-properties fo:text-align="end" fo:margin-right="0cm"/>
      <style:text-properties style:font-name="DejaVu Sans1" style:font-name-asian="DejaVu Sans1" style:font-name-complex="DejaVu Sans1" fo:font-size="10pt" style:font-size-asian="10pt" style:font-size-complex="10pt"/>
    </style:style>
    <style:style style:name="ce18" style:family="table-cell" style:parent-style-name="Default" style:data-style-name="N0">
      <style:table-cell-properties fo:background-color="transparent"/>
      <style:text-properties style:font-name="DejaVu Sans1" style:font-name-asian="DejaVu Sans1" style:font-name-complex="DejaVu Sans1"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DejaVu Sans1" style:font-name-asian="DejaVu Sans1" style:font-name-complex="DejaVu Sans1" fo:font-size="10pt" style:font-size-asian="10pt" style:font-size-complex="10pt"/>
    </style:style>
    <style:style style:name="ce20" style:family="table-cell" style:parent-style-name="Hyperlink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DejaVu Sans1" style:font-name-asian="DejaVu Sans1" style:font-name-complex="DejaVu Sans1" fo:font-size="8pt" style:font-size-asian="8pt" style:font-size-complex="8pt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DejaVu Sans1" style:font-name-asian="DejaVu Sans1" style:font-name-complex="DejaVu Sans1" fo:font-size="8pt" style:font-size-asian="8pt" style:font-size-complex="8pt"/>
    </style:style>
    <style:style style:name="ce23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DejaVu Sans1" style:font-name-asian="DejaVu Sans1" style:font-name-complex="DejaVu Sans1" fo:font-size="8pt" style:font-size-asian="8pt" style:font-size-complex="8pt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DejaVu Sans1" style:font-name-asian="DejaVu Sans1" style:font-name-complex="DejaVu Sans1" fo:font-size="8pt" style:font-size-asian="8pt" style:font-size-complex="8pt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FFFFFF" style:font-name="DejaVu Sans1" style:font-name-asian="DejaVu Sans1" style:font-name-complex="DejaVu Sans1" fo:font-size="8pt" style:font-size-asian="8pt" style:font-size-complex="8pt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FFFFFF" style:font-name="DejaVu Sans1" style:font-name-asian="DejaVu Sans1" style:font-name-complex="DejaVu Sans1" fo:font-size="8pt" style:font-size-asian="8pt" style:font-size-complex="8pt"/>
    </style:style>
    <style:style style:name="ce27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fo:color="#FFFFFF" style:font-name="DejaVu Sans1" style:font-name-asian="DejaVu Sans1" style:font-name-complex="DejaVu Sans1" fo:font-size="8pt" style:font-size-asian="8pt" style:font-size-complex="8pt"/>
    </style:style>
    <style:style style:name="ce28" style:family="table-cell" style:parent-style-name="Default" style:data-style-name="N0">
      <style:text-properties fo:color="#FFFFFF" style:font-name="DejaVu Sans1" style:font-name-asian="DejaVu Sans1" style:font-name-complex="DejaVu Sans1" fo:font-size="10pt" style:font-size-asian="10pt" style:font-size-complex="10pt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31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DejaVu Sans1" style:font-name-asian="DejaVu Sans1" style:font-name-complex="DejaVu Sans1" fo:font-size="10pt" style:font-size-asian="10pt" style:font-size-complex="10pt"/>
    </style:style>
    <style:style style:name="ce32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DejaVu Sans1" style:font-name-asian="DejaVu Sans1" style:font-name-complex="DejaVu Sans1" fo:font-size="10pt" style:font-size-asian="10pt" style:font-size-complex="10pt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DejaVu Sans" style:font-name-asian="DejaVu Sans" style:font-name-complex="DejaVu Sans" fo:font-size="10pt" style:font-size-asian="10pt" style:font-size-complex="10pt"/>
    </style:style>
    <style:style style:name="ce34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DejaVu Sans11" style:font-name-asian="DejaVu Sans11" style:font-name-complex="DejaVu Sans11" fo:font-size="10pt" style:font-size-asian="10pt" style:font-size-complex="10pt"/>
    </style:style>
    <style:style style:name="ce35" style:family="table-cell" style:parent-style-name="Default" style:data-style-name="N14">
      <style:table-cell-properties style:vertical-align="automatic" fo:background-color="#E0EFD4" style:repeat-content="false"/>
      <style:paragraph-properties fo:text-align="end" fo:margin-right="0cm"/>
      <style:text-properties style:font-name="DejaVu Sans11" style:font-name-asian="DejaVu Sans11" style:font-name-complex="DejaVu Sans11" fo:font-size="10pt" style:font-size-asian="10pt" style:font-size-complex="10pt"/>
    </style:style>
    <style:style style:name="ce36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DejaVu Sans11" style:font-name-asian="DejaVu Sans11" style:font-name-complex="DejaVu Sans11" fo:font-size="10pt" style:font-size-asian="10pt" style:font-size-complex="10pt"/>
    </style:style>
    <style:style style:name="ce37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8" style:family="table-cell" style:parent-style-name="Default" style:data-style-name="N0">
      <style:table-cell-properties style:vertical-align="automatic" fo:wrap-option="wrap"/>
    </style:style>
    <style:style style:name="ce39" style:family="table-cell" style:parent-style-name="Default" style:data-style-name="N0">
      <style:table-cell-properties fo:background-color="transparent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1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DejaVu Sans11" style:font-name-asian="DejaVu Sans11" style:font-name-complex="DejaVu Sans11" fo:font-size="10pt" style:font-size-asian="10pt" style:font-size-complex="10pt"/>
    </style:style>
    <style:style style:name="ce43" style:family="table-cell" style:parent-style-name="Default" style:data-style-name="N14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DejaVu Sans11" style:font-name-asian="DejaVu Sans11" style:font-name-complex="DejaVu Sans11" fo:font-size="10pt" style:font-size-asian="10pt" style:font-size-complex="10pt"/>
    </style:style>
    <style:style style:name="ce44" style:family="table-cell" style:parent-style-name="Default" style:data-style-name="N36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DejaVu Sans11" style:font-name-asian="DejaVu Sans11" style:font-name-complex="DejaVu Sans11" fo:font-size="10pt" style:font-size-asian="10pt" style:font-size-complex="10pt"/>
    </style:style>
    <style:style style:name="ce45" style:family="table-cell" style:parent-style-name="Default" style:data-style-name="N14">
      <style:table-cell-properties fo:border-top="thin solid #000000" fo:border-bottom="none" fo:border-left="none" fo:border-right="none" style:vertical-align="automatic" fo:background-color="#E0EFD4" style:repeat-content="false"/>
      <style:paragraph-properties fo:text-align="end" fo:margin-right="0cm"/>
      <style:text-properties style:font-name="DejaVu Sans11" style:font-name-asian="DejaVu Sans11" style:font-name-complex="DejaVu Sans11" fo:font-size="10pt" style:font-size-asian="10pt" style:font-size-complex="10pt"/>
    </style:style>
    <style:style style:name="ce46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47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48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49" style:family="table-cell" style:parent-style-name="Default" style:data-style-name="N0">
      <style:table-cell-properties style:vertical-align="automatic" fo:wrap-option="wrap" fo:background-color="transparent"/>
    </style:style>
    <style:style style:name="ce50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51" style:family="table-cell" style:parent-style-name="Default" style:data-style-name="N0">
      <style:table-cell-properties style:vertical-align="middle" style:repeat-content="false"/>
      <style:paragraph-properties fo:text-align="start" fo:margin-left="0.353cm"/>
    </style:style>
    <style:style style:name="ce52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4.10104166666667cm" style:use-optimal-column-width="true"/>
    </style:style>
    <style:style style:name="co4" style:family="table-column">
      <style:table-column-properties fo:break-before="auto" style:column-width="5.21229166666667cm" style:use-optimal-column-width="true"/>
    </style:style>
    <style:style style:name="co5" style:family="table-column">
      <style:table-column-properties fo:break-before="auto" style:column-width="1.95791666666667cm" style:use-optimal-column-width="true"/>
    </style:style>
    <style:style style:name="co6" style:family="table-column">
      <style:table-column-properties fo:break-before="auto" style:column-width="3.70416666666667cm" style:use-optimal-column-width="true"/>
    </style:style>
    <style:style style:name="co7" style:family="table-column">
      <style:table-column-properties fo:break-before="auto" style:column-width="3.28083333333333cm" style:use-optimal-column-width="true"/>
    </style:style>
    <style:style style:name="co8" style:family="table-column">
      <style:table-column-properties fo:break-before="auto" style:column-width="3.095625cm" style:use-optimal-column-width="true"/>
    </style:style>
    <style:style style:name="co9" style:family="table-column">
      <style:table-column-properties fo:break-before="auto" style:column-width="2.619375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53" style:family="table-cell" style:parent-style-name="Default" style:data-style-name="N14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DejaVu Sans11" style:font-name-asian="DejaVu Sans11" style:font-name-complex="DejaVu Sans11" fo:font-size="10pt" style:font-size-asian="10pt" style:font-size-complex="10pt"/>
      <style:map style:condition="of:cell-content()&gt;50%" style:apply-style-name="cf58" style:base-cell-address="Tabelle1.AD10"/>
      <style:map style:condition="of:cell-content()&lt;50%" style:apply-style-name="cf57" style:base-cell-address="Tabelle1.AD10"/>
    </style:style>
    <style:style style:name="ce54" style:family="table-cell" style:parent-style-name="Default" style:data-style-name="N14">
      <style:table-cell-properties fo:border-top="thin solid #000000" fo:border-bottom="none" fo:border-left="none" fo:border-right="none" style:vertical-align="automatic" fo:background-color="#E0EFD4" style:repeat-content="false"/>
      <style:paragraph-properties fo:text-align="end" fo:margin-right="0cm"/>
      <style:text-properties style:font-name="DejaVu Sans11" style:font-name-asian="DejaVu Sans11" style:font-name-complex="DejaVu Sans11" fo:font-size="10pt" style:font-size-asian="10pt" style:font-size-complex="10pt"/>
      <style:map style:condition="of:cell-content()&gt;50%" style:apply-style-name="cf58" style:base-cell-address="Tabelle1.AD10"/>
      <style:map style:condition="of:cell-content()&lt;50%" style:apply-style-name="cf57" style:base-cell-address="Tabelle1.AD10"/>
    </style:style>
    <style:style style:name="ce55" style:family="table-cell" style:parent-style-name="Default" style:data-style-name="N14">
      <style:table-cell-properties style:vertical-align="automatic" fo:background-color="#E0EFD4" style:repeat-content="false"/>
      <style:paragraph-properties fo:text-align="end" fo:margin-right="0cm"/>
      <style:text-properties style:font-name="DejaVu Sans11" style:font-name-asian="DejaVu Sans11" style:font-name-complex="DejaVu Sans11" fo:font-size="10pt" style:font-size-asian="10pt" style:font-size-complex="10pt"/>
      <style:map style:condition="of:cell-content()&gt;50%" style:apply-style-name="cf58" style:base-cell-address="Tabelle1.AD10"/>
      <style:map style:condition="of:cell-content()&lt;50%" style:apply-style-name="cf57" style:base-cell-address="Tabelle1.AD10"/>
    </style:style>
    <style:style style:name="ce56" style:family="table-cell" style:parent-style-name="Default" style:data-style-name="N14">
      <style:table-cell-properties style:vertical-align="automatic" fo:background-color="#E0EFD4" style:repeat-content="false"/>
      <style:paragraph-properties fo:text-align="end" fo:margin-right="0cm"/>
      <style:text-properties style:font-name="DejaVu Sans11" style:font-name-asian="DejaVu Sans11" style:font-name-complex="DejaVu Sans11" fo:font-size="10pt" style:font-size-asian="10pt" style:font-size-complex="10pt"/>
      <style:map style:condition="of:cell-content()&gt;50%" style:apply-style-name="cf58" style:base-cell-address="Tabelle1.AD8"/>
      <style:map style:condition="of:cell-content()&lt;50%" style:apply-style-name="cf57" style:base-cell-address="Tabelle1.AD8"/>
    </style:style>
    <style:style style:name="ce57" style:family="table-cell" style:parent-style-name="Default" style:data-style-name="N14">
      <style:table-cell-properties style:vertical-align="automatic" fo:background-color="#E0EFD4" style:repeat-content="false"/>
      <style:paragraph-properties fo:text-align="end" fo:margin-right="0cm"/>
      <style:text-properties style:font-name="DejaVu Sans11" style:font-name-asian="DejaVu Sans11" style:font-name-complex="DejaVu Sans11" fo:font-size="10pt" style:font-size-asian="10pt" style:font-size-complex="10pt"/>
      <style:map style:condition="of:cell-content()&gt;50%" style:apply-style-name="cf58" style:base-cell-address="Tabelle1.AD9"/>
      <style:map style:condition="of:cell-content()&lt;50%" style:apply-style-name="cf57" style:base-cell-address="Tabelle1.AD9"/>
    </style:style>
    <style:style style:name="ce58" style:family="table-cell" style:parent-style-name="Default" style:data-style-name="N14">
      <style:table-cell-properties style:vertical-align="automatic" fo:background-color="#E0EFD4" style:repeat-content="false"/>
      <style:paragraph-properties fo:text-align="end" fo:margin-right="0cm"/>
      <style:text-properties style:font-name="DejaVu Sans11" style:font-name-asian="DejaVu Sans11" style:font-name-complex="DejaVu Sans11" fo:font-size="10pt" style:font-size-asian="10pt" style:font-size-complex="10pt"/>
      <style:map style:condition="of:cell-content()&gt;50%" style:apply-style-name="cf58" style:base-cell-address="Tabelle1.AD54"/>
      <style:map style:condition="of:cell-content()&lt;50%" style:apply-style-name="cf57" style:base-cell-address="Tabelle1.AD54"/>
    </style:style>
    <style:style style:name="ce59" style:family="table-cell" style:parent-style-name="Default" style:data-style-name="N14">
      <style:table-cell-properties style:vertical-align="automatic" fo:background-color="#E0EFD4" style:repeat-content="false"/>
      <style:paragraph-properties fo:text-align="end" fo:margin-right="0cm"/>
      <style:text-properties style:font-name="DejaVu Sans11" style:font-name-asian="DejaVu Sans11" style:font-name-complex="DejaVu Sans11" fo:font-size="10pt" style:font-size-asian="10pt" style:font-size-complex="10pt"/>
      <style:map style:condition="of:cell-content()&gt;50%" style:apply-style-name="cf58" style:base-cell-address="Tabelle1.AD55"/>
      <style:map style:condition="of:cell-content()&lt;50%" style:apply-style-name="cf57" style:base-cell-address="Tabelle1.AD55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4" table:default-cell-style-name="ce1"/>
        <table:table-column table:style-name="co1" table:default-cell-style-name="ce39"/>
        <table:table-column table:style-name="co1" table:number-columns-repeated="26" table:default-cell-style-name="ce1"/>
        <table:table-column table:style-name="co2" table:number-columns-repeated="16353" table:default-cell-style-name="ce1"/>
        <table:table-row table:style-name="ro1">
          <table:table-cell table:style-name="ce2"/>
          <table:table-cell table:style-name="ce3"/>
          <table:table-cell table:style-name="ce2"/>
          <table:table-cell table:style-name="ce3"/>
          <table:table-cell table:style-name="ce4"/>
          <table:table-cell table:number-columns-repeated="2" table:style-name="ce2"/>
          <table:table-cell office:value-type="string" table:style-name="ce5">
            <text:p>Blatt</text:p>
          </table:table-cell>
          <table:table-cell table:style-name="ce5"/>
          <table:table-cell office:value-type="string" table:style-name="ce6">
            <text:p>B1</text:p>
          </table:table-cell>
          <table:table-cell office:value-type="string" table:style-name="ce7">
            <text:p>B1</text:p>
          </table:table-cell>
          <table:table-cell office:value-type="string" table:style-name="ce6">
            <text:p>B2</text:p>
          </table:table-cell>
          <table:table-cell office:value-type="string" table:style-name="ce7">
            <text:p>B2</text:p>
          </table:table-cell>
          <table:table-cell office:value-type="string" table:style-name="ce6">
            <text:p>B3</text:p>
          </table:table-cell>
          <table:table-cell office:value-type="string" table:style-name="ce8">
            <text:p>B4</text:p>
          </table:table-cell>
          <table:table-cell office:value-type="string" table:style-name="ce6">
            <text:p>B4</text:p>
          </table:table-cell>
          <table:table-cell office:value-type="string" table:style-name="ce9">
            <text:p>B4</text:p>
          </table:table-cell>
          <table:table-cell office:value-type="string" table:style-name="ce10">
            <text:p>B5</text:p>
          </table:table-cell>
          <table:table-cell office:value-type="string" table:style-name="ce11">
            <text:p>B6</text:p>
          </table:table-cell>
          <table:table-cell office:value-type="string" table:style-name="ce9">
            <text:p>B7</text:p>
          </table:table-cell>
          <table:table-cell office:value-type="string" table:style-name="ce8">
            <text:p>B8</text:p>
          </table:table-cell>
          <table:table-cell office:value-type="string" table:style-name="ce11">
            <text:p>B9</text:p>
          </table:table-cell>
          <table:table-cell office:value-type="string" table:style-name="ce11">
            <text:p>B10</text:p>
          </table:table-cell>
          <table:table-cell office:value-type="string" table:style-name="ce9">
            <text:p>B11</text:p>
          </table:table-cell>
          <table:table-cell office:value-type="string" table:style-name="ce8">
            <text:p>B12</text:p>
          </table:table-cell>
          <table:table-cell office:value-type="string" table:style-name="ce6">
            <text:p>B7</text:p>
          </table:table-cell>
          <table:table-cell office:value-type="string" table:style-name="ce9">
            <text:p>B7</text:p>
          </table:table-cell>
          <table:table-cell table:style-name="ce12"/>
          <table:table-cell table:number-columns-repeated="2" table:style-name="ce13"/>
          <table:table-cell table:number-columns-repeated="16354" table:style-name="ce1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3"/>
          <table:table-cell table:style-name="ce4"/>
          <table:table-cell table:number-columns-repeated="2" table:style-name="ce2"/>
          <table:table-cell office:value-type="string" table:style-name="ce5">
            <text:p>Aufgabe</text:p>
          </table:table-cell>
          <table:table-cell table:style-name="ce5"/>
          <table:table-cell office:value-type="float" office:value="1" table:style-name="ce14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4">
            <text:p>1</text:p>
          </table:table-cell>
          <table:table-cell office:value-type="string" table:style-name="ce16">
            <text:p>1+2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7">
            <text:p>1</text:p>
          </table:table-cell>
          <table:table-cell table:style-name="ce14"/>
          <table:table-cell table:style-name="ce15"/>
          <table:table-cell table:style-name="ce16"/>
          <table:table-cell table:number-columns-repeated="2" table:style-name="ce14"/>
          <table:table-cell table:style-name="ce15"/>
          <table:table-cell table:style-name="ce16"/>
          <table:table-cell table:style-name="ce14"/>
          <table:table-cell table:style-name="ce15"/>
          <table:table-cell table:style-name="ce18"/>
          <table:table-cell office:value-type="string" table:style-name="ce19">
            <text:p>SUM</text:p>
          </table:table-cell>
          <table:table-cell table:style-name="ce13"/>
          <table:table-cell table:number-columns-repeated="16354" table:style-name="ce1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20"/>
          <table:table-cell table:style-name="ce4"/>
          <table:table-cell table:number-columns-repeated="2" table:style-name="ce2"/>
          <table:table-cell office:value-type="string" table:style-name="ce5">
            <text:p>Reguläre Punkte</text:p>
          </table:table-cell>
          <table:table-cell table:style-name="ce5"/>
          <table:table-cell office:value-type="float" office:value="15" table:style-name="ce14">
            <text:p>15</text:p>
          </table:table-cell>
          <table:table-cell office:value-type="float" office:value="5" table:style-name="ce15">
            <text:p>5</text:p>
          </table:table-cell>
          <table:table-cell office:value-type="float" office:value="16" table:style-name="ce14">
            <text:p>16</text:p>
          </table:table-cell>
          <table:table-cell office:value-type="float" office:value="4" table:style-name="ce15">
            <text:p>4</text:p>
          </table:table-cell>
          <table:table-cell office:value-type="float" office:value="20" table:style-name="ce14">
            <text:p>20</text:p>
          </table:table-cell>
          <table:table-cell office:value-type="float" office:value="10" table:style-name="ce16">
            <text:p>10</text:p>
          </table:table-cell>
          <table:table-cell office:value-type="float" office:value="6" table:style-name="ce14">
            <text:p>6</text:p>
          </table:table-cell>
          <table:table-cell office:value-type="float" office:value="4" table:style-name="ce15">
            <text:p>4</text:p>
          </table:table-cell>
          <table:table-cell office:value-type="float" office:value="20" table:style-name="ce17">
            <text:p>20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5">
            <text:p>20</text:p>
          </table:table-cell>
          <table:table-cell office:value-type="float" office:value="20" table:style-name="ce15">
            <text:p>20</text:p>
          </table:table-cell>
          <table:table-cell office:value-type="float" office:value="20" table:style-name="ce15">
            <text:p>20</text:p>
          </table:table-cell>
          <table:table-cell office:value-type="float" office:value="20" table:style-name="ce15">
            <text:p>20</text:p>
          </table:table-cell>
          <table:table-cell office:value-type="float" office:value="20" table:style-name="ce15">
            <text:p>20</text:p>
          </table:table-cell>
          <table:table-cell table:style-name="ce16"/>
          <table:table-cell table:style-name="ce14"/>
          <table:table-cell table:style-name="ce15"/>
          <table:table-cell table:style-name="ce18"/>
          <table:table-cell office:value-type="float" office:value="220" table:formula="of:=SUM([.J3:.AA3])" table:style-name="ce13">
            <text:p>220</text:p>
          </table:table-cell>
          <table:table-cell office:value-type="string" table:style-name="ce13">
            <text:p>Reguläre Punkte</text:p>
          </table:table-cell>
          <table:table-cell table:number-columns-repeated="16354" table:style-name="ce1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3"/>
          <table:table-cell table:style-name="ce4"/>
          <table:table-cell table:number-columns-repeated="2" table:style-name="ce2"/>
          <table:table-cell office:value-type="string" table:style-name="ce5">
            <text:p>Bonuspunkte</text:p>
          </table:table-cell>
          <table:table-cell table:style-name="ce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16"/>
          <table:table-cell table:style-name="ce14"/>
          <table:table-cell table:style-name="ce15"/>
          <table:table-cell table:style-name="ce17"/>
          <table:table-cell table:style-name="ce14"/>
          <table:table-cell table:style-name="ce15"/>
          <table:table-cell table:style-name="ce16"/>
          <table:table-cell table:number-columns-repeated="2" table:style-name="ce14"/>
          <table:table-cell table:style-name="ce15"/>
          <table:table-cell table:style-name="ce16"/>
          <table:table-cell table:style-name="ce14"/>
          <table:table-cell table:style-name="ce15"/>
          <table:table-cell table:style-name="ce18"/>
          <table:table-cell office:value-type="float" office:value="0" table:formula="of:=SUM([.J4:.AA4])" table:style-name="ce13">
            <text:p>0</text:p>
          </table:table-cell>
          <table:table-cell office:value-type="string" table:style-name="ce13">
            <text:p>Bonuspunkte</text:p>
          </table:table-cell>
          <table:table-cell table:number-columns-repeated="16354" table:style-name="ce1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3"/>
          <table:table-cell table:style-name="ce4"/>
          <table:table-cell table:number-columns-repeated="2" table:style-name="ce2"/>
          <table:table-cell office:value-type="string" table:style-name="ce5">
            <text:p>Punkte auf diesem Zettel</text:p>
          </table:table-cell>
          <table:table-cell table:style-name="ce5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23"/>
          <table:table-cell table:style-name="ce1"/>
          <table:table-cell table:style-name="ce22"/>
          <table:table-cell table:style-name="ce24"/>
          <table:table-cell table:style-name="ce21"/>
          <table:table-cell table:style-name="ce22"/>
          <table:table-cell table:style-name="ce23"/>
          <table:table-cell table:number-columns-repeated="2"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13"/>
          <table:table-cell office:value-type="float" office:value="220" table:formula="of:=[.$AC$3]+[.$AC$4]" table:style-name="ce13">
            <text:p>220</text:p>
          </table:table-cell>
          <table:table-cell office:value-type="string" table:style-name="ce13">
            <text:p>Insgesamt</text:p>
          </table:table-cell>
          <table:table-cell table:number-columns-repeated="16354" table:style-name="ce1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3"/>
          <table:table-cell table:style-name="ce4"/>
          <table:table-cell table:number-columns-repeated="2" table:style-name="ce2"/>
          <table:table-cell office:value-type="string" table:style-name="ce5">
            <text:p>Reguläre Punkte bis inkl. Zettel X</text:p>
          </table:table-cell>
          <table:table-cell table:style-name="ce5"/>
          <table:table-cell office:value-type="float" office:value="15" table:formula="of:=SUM([.J$3:.$J$3])" table:style-name="ce25">
            <text:p>15</text:p>
          </table:table-cell>
          <table:table-cell office:value-type="float" office:value="20" table:formula="of:=SUM([.J$3:.$K$3])" table:style-name="ce26">
            <text:p>20</text:p>
          </table:table-cell>
          <table:table-cell office:value-type="float" office:value="36" table:formula="of:=SUM([.$J$3:.L$3])" table:style-name="ce25">
            <text:p>36</text:p>
          </table:table-cell>
          <table:table-cell table:style-name="ce26"/>
          <table:table-cell table:style-name="ce25"/>
          <table:table-cell table:style-name="ce27"/>
          <table:table-cell table:style-name="ce1"/>
          <table:table-cell table:style-name="ce22"/>
          <table:table-cell table:style-name="ce24"/>
          <table:table-cell table:style-name="ce25"/>
          <table:table-cell table:style-name="ce22"/>
          <table:table-cell table:style-name="ce23"/>
          <table:table-cell table:number-columns-repeated="2" table:style-name="ce25"/>
          <table:table-cell table:style-name="ce22"/>
          <table:table-cell table:style-name="ce23"/>
          <table:table-cell table:style-name="ce21"/>
          <table:table-cell table:style-name="ce22"/>
          <table:table-cell table:style-name="ce28"/>
          <table:table-cell table:number-columns-repeated="2" table:style-name="ce13"/>
          <table:table-cell table:number-columns-repeated="16354" table:style-name="ce1"/>
        </table:table-row>
        <table:table-row table:style-name="ro1">
          <table:table-cell office:value-type="string" table:style-name="ce29">
            <text:p>Tutor</text:p>
          </table:table-cell>
          <table:table-cell office:value-type="string" table:style-name="ce29">
            <text:p>ArtemisID</text:p>
          </table:table-cell>
          <table:table-cell office:value-type="string" table:style-name="ce29">
            <text:p>Gruppe</text:p>
          </table:table-cell>
          <table:table-cell office:value-type="string" table:style-name="ce29">
            <text:p>Matr.nr.</text:p>
          </table:table-cell>
          <table:table-cell office:value-type="string" table:style-name="ce30">
            <text:p>Vorname</text:p>
          </table:table-cell>
          <table:table-cell office:value-type="string" table:style-name="ce29">
            <text:p>Nachname</text:p>
          </table:table-cell>
          <table:table-cell office:value-type="string" table:style-name="ce29">
            <text:p>E-Mail</text:p>
          </table:table-cell>
          <table:table-cell table:number-columns-repeated="2" table:style-name="ce29"/>
          <table:table-cell table:style-name="ce19"/>
          <table:table-cell table:style-name="ce31"/>
          <table:table-cell table:style-name="ce19"/>
          <table:table-cell table:style-name="ce31"/>
          <table:table-cell table:style-name="ce19"/>
          <table:table-cell table:style-name="ce32"/>
          <table:table-cell table:style-name="ce31"/>
          <table:table-cell table:style-name="ce32"/>
          <table:table-cell table:number-columns-repeated="2" table:style-name="ce19"/>
          <table:table-cell table:style-name="ce31"/>
          <table:table-cell table:style-name="ce32"/>
          <table:table-cell table:number-columns-repeated="2" table:style-name="ce19"/>
          <table:table-cell table:style-name="ce31"/>
          <table:table-cell table:style-name="ce32"/>
          <table:table-cell table:style-name="ce19"/>
          <table:table-cell table:style-name="ce31"/>
          <table:table-cell table:number-columns-repeated="2" table:style-name="ce2"/>
          <table:table-cell table:style-name="ce19"/>
          <table:table-cell table:style-name="ce33"/>
          <table:table-cell table:number-columns-repeated="16353"/>
        </table:table-row>
        <table:table-row table:style-name="ro1">
          <table:table-cell office:value-type="string" table:style-name="ce1">
            <text:p>Martin</text:p>
          </table:table-cell>
          <table:table-cell office:value-type="float" office:value="683" table:style-name="ce1">
            <text:p>683</text:p>
          </table:table-cell>
          <table:table-cell office:value-type="float" office:value="1" table:style-name="ce1">
            <text:p>1</text:p>
          </table:table-cell>
          <table:table-cell office:value-type="float" office:value="2785112" table:style-name="ce1">
            <text:p>2785112</text:p>
          </table:table-cell>
          <table:table-cell office:value-type="string" table:style-name="ce1">
            <text:p>Franz Armin</text:p>
          </table:table-cell>
          <table:table-cell office:value-type="string" table:style-name="ce1">
            <text:p>Richter</text:p>
          </table:table-cell>
          <table:table-cell office:value-type="string" table:style-name="ce1">
            <text:p>s6frrich@uni-bonn.de</text:p>
          </table:table-cell>
          <table:table-cell office:value-type="string" table:style-name="ce1">
            <text:p>richterf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8" table:formula="of:=IFERROR(IFERROR(VLOOKUP([.$D8];[Teams.$C:.$Z];5+COLUMN([.A1]);0);VLOOKUP([.$D8];[Teams.$E:.$Z];3+COLUMN([.A1]);0));VLOOKUP([.$D8];[Teams.$G:.$Z];1+COLUMN([.A1]);0))" table:style-name="ce1">
            <text:p>8</text:p>
          </table:table-cell>
          <table:table-cell office:value-type="float" office:value="6" table:formula="of:=IFERROR(IFERROR(VLOOKUP([.$D8];[Teams.$C:.$Z];5+COLUMN([.B1]);0);VLOOKUP([.$D8];[Teams.$E:.$Z];3+COLUMN([.B1]);0));VLOOKUP([.$D8];[Teams.$G:.$Z];1+COLUMN([.B1]);0))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0" table:formula="of:=IFERROR(IFERROR(VLOOKUP([.$D8];[Teams.$C:.$Z];5+COLUMN([.D1]);0);VLOOKUP([.$D8];[Teams.$E:.$Z];3+COLUMN([.D1]);0));VLOOKUP([.$D8];[Teams.$G:.$Z];1+COLUMN([.D1]);0))" table:style-name="ce1">
            <text:p>20</text:p>
          </table:table-cell>
          <table:table-cell office:value-type="float" office:value="20" table:formula="of:=IFERROR(IFERROR(VLOOKUP([.$D8];[Teams.$C:.$Z];5+COLUMN([.E1]);0);VLOOKUP([.$D8];[Teams.$E:.$Z];3+COLUMN([.E1]);0));VLOOKUP([.$D8];[Teams.$G:.$Z];1+COLUMN([.E1]);0))" table:style-name="ce1">
            <text:p>20</text:p>
          </table:table-cell>
          <table:table-cell office:value-type="float" office:value="20" table:formula="of:=IFERROR(IFERROR(VLOOKUP([.$D8];[Teams.$C:.$Z];5+COLUMN([.F1]);0);VLOOKUP([.$D8];[Teams.$E:.$Z];3+COLUMN([.F1]);0));VLOOKUP([.$D8];[Teams.$G:.$Z];1+COLUMN([.F1]);0))" table:style-name="ce1">
            <text:p>20</text:p>
          </table:table-cell>
          <table:table-cell office:value-type="float" office:value="0" table:formula="of:=IFERROR(IFERROR(VLOOKUP([.$D8];[Teams.$C:.$Z];5+COLUMN([.G1]);0);VLOOKUP([.$D8];[Teams.$E:.$Z];3+COLUMN([.G1]);0));VLOOKUP([.$D8];[Teams.$G:.$Z];1+COLUMN([.G1]);0))" table:style-name="ce1">
            <text:p>0</text:p>
          </table:table-cell>
          <table:table-cell office:value-type="float" office:value="16.5" table:formula="of:=IFERROR(IFERROR(VLOOKUP([.$D8];[Teams.$C:.$Z];5+COLUMN([.H1]);0);VLOOKUP([.$D8];[Teams.$E:.$Z];3+COLUMN([.H1]);0));VLOOKUP([.$D8];[Teams.$G:.$Z];1+COLUMN([.H1]);0))" table:style-name="ce1">
            <text:p>16.5</text:p>
          </table:table-cell>
          <table:table-cell office:value-type="float" office:value="0" table:formula="of:=IFERROR(IFERROR(VLOOKUP([.$D8];[Teams.$C:.$Z];5+COLUMN([.I1]);0);VLOOKUP([.$D8];[Teams.$E:.$Z];3+COLUMN([.I1]);0));VLOOKUP([.$D8];[Teams.$G:.$Z];1+COLUMN([.I1]);0))" table:style-name="ce1">
            <text:p>0</text:p>
          </table:table-cell>
          <table:table-cell office:value-type="float" office:value="0" table:formula="of:=IFERROR(IFERROR(VLOOKUP([.$D8];[Teams.$C:.$Z];5+COLUMN([.J1]);0);VLOOKUP([.$D8];[Teams.$E:.$Z];3+COLUMN([.J1]);0));VLOOKUP([.$D8];[Teams.$G:.$Z];1+COLUMN([.J1]);0))" table:style-name="ce1">
            <text:p>0</text:p>
          </table:table-cell>
          <table:table-cell office:value-type="float" office:value="17" table:formula="of:=IFERROR(IFERROR(VLOOKUP([.$D8];[Teams.$C:.$Z];5+COLUMN([.K1]);0);VLOOKUP([.$D8];[Teams.$E:.$Z];3+COLUMN([.K1]);0));VLOOKUP([.$D8];[Teams.$G:.$Z];1+COLUMN([.K1]);0))" table:style-name="ce1">
            <text:p>17</text:p>
          </table:table-cell>
          <table:table-cell table:number-columns-repeated="3" table:style-name="ce1"/>
          <table:table-cell office:value-type="float" office:value="167.5" table:formula="of:=SUM([.J8:.AB8])" table:style-name="ce34">
            <text:p>167.5</text:p>
          </table:table-cell>
          <table:table-cell office:value-type="percentage" office:value="0.76136363636363635" table:formula="of:=[.AC8]/[.$AC$3]" table:style-name="ce56">
            <text:p>76.14%</text:p>
          </table:table-cell>
          <table:table-cell table:style-name="ce36"/>
          <table:table-cell table:number-columns-repeated="16353"/>
        </table:table-row>
        <table:table-row table:style-name="ro1">
          <table:table-cell office:value-type="string" table:style-name="ce37">
            <text:p>Martin</text:p>
          </table:table-cell>
          <table:table-cell office:value-type="float" office:value="695" table:style-name="ce1">
            <text:p>695</text:p>
          </table:table-cell>
          <table:table-cell office:value-type="float" office:value="1" table:style-name="ce38">
            <text:p>1</text:p>
          </table:table-cell>
          <table:table-cell office:value-type="float" office:value="2550401" table:style-name="ce38">
            <text:p>2550401</text:p>
          </table:table-cell>
          <table:table-cell office:value-type="string" table:style-name="ce1">
            <text:p>Mohamed Mustaoha</text:p>
          </table:table-cell>
          <table:table-cell office:value-type="string" table:style-name="ce1">
            <text:p>Tahrioui</text:p>
          </table:table-cell>
          <table:table-cell office:value-type="string" table:style-name="ce1">
            <text:p>mtahriou@uni-bonn.de</text:p>
          </table:table-cell>
          <table:table-cell office:value-type="string" table:style-name="ce1">
            <text:p>tahrioui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8" table:formula="of:=IFERROR(IFERROR(VLOOKUP([.$D9];[Teams.$C:.$Z];5+COLUMN([.A2]);0);VLOOKUP([.$D9];[Teams.$E:.$Z];3+COLUMN([.A2]);0));VLOOKUP([.$D9];[Teams.$G:.$Z];1+COLUMN([.A2]);0))" table:style-name="ce1">
            <text:p>8</text:p>
          </table:table-cell>
          <table:table-cell office:value-type="float" office:value="6" table:formula="of:=IFERROR(IFERROR(VLOOKUP([.$D9];[Teams.$C:.$Z];5+COLUMN([.B2]);0);VLOOKUP([.$D9];[Teams.$E:.$Z];3+COLUMN([.B2]);0));VLOOKUP([.$D9];[Teams.$G:.$Z];1+COLUMN([.B2]);0))" table:style-name="ce1">
            <text:p>6</text:p>
          </table:table-cell>
          <table:table-cell office:value-type="float" office:value="4" table:style-name="ce39">
            <text:p>4</text:p>
          </table:table-cell>
          <table:table-cell office:value-type="float" office:value="20" table:formula="of:=IFERROR(IFERROR(VLOOKUP([.$D9];[Teams.$C:.$Z];5+COLUMN([.D2]);0);VLOOKUP([.$D9];[Teams.$E:.$Z];3+COLUMN([.D2]);0));VLOOKUP([.$D9];[Teams.$G:.$Z];1+COLUMN([.D2]);0))" table:style-name="ce1">
            <text:p>20</text:p>
          </table:table-cell>
          <table:table-cell office:value-type="float" office:value="20" table:formula="of:=IFERROR(IFERROR(VLOOKUP([.$D9];[Teams.$C:.$Z];5+COLUMN([.E2]);0);VLOOKUP([.$D9];[Teams.$E:.$Z];3+COLUMN([.E2]);0));VLOOKUP([.$D9];[Teams.$G:.$Z];1+COLUMN([.E2]);0))" table:style-name="ce1">
            <text:p>20</text:p>
          </table:table-cell>
          <table:table-cell office:value-type="float" office:value="20" table:formula="of:=IFERROR(IFERROR(VLOOKUP([.$D9];[Teams.$C:.$Z];5+COLUMN([.F2]);0);VLOOKUP([.$D9];[Teams.$E:.$Z];3+COLUMN([.F2]);0));VLOOKUP([.$D9];[Teams.$G:.$Z];1+COLUMN([.F2]);0))" table:style-name="ce1">
            <text:p>20</text:p>
          </table:table-cell>
          <table:table-cell office:value-type="float" office:value="0" table:formula="of:=IFERROR(IFERROR(VLOOKUP([.$D9];[Teams.$C:.$Z];5+COLUMN([.G2]);0);VLOOKUP([.$D9];[Teams.$E:.$Z];3+COLUMN([.G2]);0));VLOOKUP([.$D9];[Teams.$G:.$Z];1+COLUMN([.G2]);0))" table:style-name="ce1">
            <text:p>0</text:p>
          </table:table-cell>
          <table:table-cell office:value-type="float" office:value="16.5" table:formula="of:=IFERROR(IFERROR(VLOOKUP([.$D9];[Teams.$C:.$Z];5+COLUMN([.H2]);0);VLOOKUP([.$D9];[Teams.$E:.$Z];3+COLUMN([.H2]);0));VLOOKUP([.$D9];[Teams.$G:.$Z];1+COLUMN([.H2]);0))" table:style-name="ce1">
            <text:p>16.5</text:p>
          </table:table-cell>
          <table:table-cell office:value-type="float" office:value="0" table:formula="of:=IFERROR(IFERROR(VLOOKUP([.$D9];[Teams.$C:.$Z];5+COLUMN([.I2]);0);VLOOKUP([.$D9];[Teams.$E:.$Z];3+COLUMN([.I2]);0));VLOOKUP([.$D9];[Teams.$G:.$Z];1+COLUMN([.I2]);0))" table:style-name="ce1">
            <text:p>0</text:p>
          </table:table-cell>
          <table:table-cell office:value-type="float" office:value="0" table:formula="of:=IFERROR(IFERROR(VLOOKUP([.$D9];[Teams.$C:.$Z];5+COLUMN([.J2]);0);VLOOKUP([.$D9];[Teams.$E:.$Z];3+COLUMN([.J2]);0));VLOOKUP([.$D9];[Teams.$G:.$Z];1+COLUMN([.J2]);0))" table:style-name="ce1">
            <text:p>0</text:p>
          </table:table-cell>
          <table:table-cell office:value-type="float" office:value="17" table:formula="of:=IFERROR(IFERROR(VLOOKUP([.$D9];[Teams.$C:.$Z];5+COLUMN([.K2]);0);VLOOKUP([.$D9];[Teams.$E:.$Z];3+COLUMN([.K2]);0));VLOOKUP([.$D9];[Teams.$G:.$Z];1+COLUMN([.K2]);0))" table:style-name="ce1">
            <text:p>17</text:p>
          </table:table-cell>
          <table:table-cell table:number-columns-repeated="3" table:style-name="ce1"/>
          <table:table-cell office:value-type="float" office:value="146.5" table:formula="of:=SUM([.J9:.AB9])" table:style-name="ce34">
            <text:p>146.5</text:p>
          </table:table-cell>
          <table:table-cell office:value-type="percentage" office:value="0.66590909090909089" table:formula="of:=[.AC9]/[.$AC$3]" table:style-name="ce57">
            <text:p>66.59%</text:p>
          </table:table-cell>
          <table:table-cell table:style-name="ce36"/>
          <table:table-cell table:number-columns-repeated="16353"/>
        </table:table-row>
        <table:table-row table:style-name="ro1">
          <table:table-cell office:value-type="string" table:style-name="ce40">
            <text:p>Martin</text:p>
          </table:table-cell>
          <table:table-cell office:value-type="float" office:value="693" table:style-name="ce41">
            <text:p>693</text:p>
          </table:table-cell>
          <table:table-cell office:value-type="float" office:value="2" table:style-name="ce41">
            <text:p>2</text:p>
          </table:table-cell>
          <table:table-cell office:value-type="float" office:value="2863398" table:style-name="ce41">
            <text:p>2863398</text:p>
          </table:table-cell>
          <table:table-cell office:value-type="string" table:style-name="ce41">
            <text:p>Kai</text:p>
          </table:table-cell>
          <table:table-cell office:value-type="string" table:style-name="ce41">
            <text:p>Lipski</text:p>
          </table:table-cell>
          <table:table-cell office:value-type="string" table:style-name="ce41">
            <text:p>s6kalips@uni-bonn.de</text:p>
          </table:table-cell>
          <table:table-cell office:value-type="string" table:style-name="ce41">
            <text:p>kajus</text:p>
          </table:table-cell>
          <table:table-cell table:style-name="ce41"/>
          <table:table-cell office:value-type="float" office:value="15" table:style-name="ce41">
            <text:p>15</text:p>
          </table:table-cell>
          <table:table-cell office:value-type="float" office:value="5" table:style-name="ce41">
            <text:p>5</text:p>
          </table:table-cell>
          <table:table-cell office:value-type="float" office:value="16" table:style-name="ce41">
            <text:p>16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IFERROR(IFERROR(VLOOKUP([.$D10];[Teams.$C:.$Z];5+COLUMN([.A3]);0);VLOOKUP([.$D10];[Teams.$E:.$Z];3+COLUMN([.A3]);0));VLOOKUP([.$D10];[Teams.$G:.$Z];1+COLUMN([.A3]);0))" table:style-name="ce1">
            <text:p>0</text:p>
          </table:table-cell>
          <table:table-cell office:value-type="float" office:value="0" table:formula="of:=IFERROR(IFERROR(VLOOKUP([.$D10];[Teams.$C:.$Z];5+COLUMN([.B3]);0);VLOOKUP([.$D10];[Teams.$E:.$Z];3+COLUMN([.B3]);0));VLOOKUP([.$D10];[Teams.$G:.$Z];1+COLUMN([.B3]);0))" table:style-name="ce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IFERROR(IFERROR(VLOOKUP([.$D10];[Teams.$C:.$Z];5+COLUMN([.D3]);0);VLOOKUP([.$D10];[Teams.$E:.$Z];3+COLUMN([.D3]);0));VLOOKUP([.$D10];[Teams.$G:.$Z];1+COLUMN([.D3]);0))" table:style-name="ce1">
            <text:p>0</text:p>
          </table:table-cell>
          <table:table-cell office:value-type="float" office:value="0" table:formula="of:=IFERROR(IFERROR(VLOOKUP([.$D10];[Teams.$C:.$Z];5+COLUMN([.E3]);0);VLOOKUP([.$D10];[Teams.$E:.$Z];3+COLUMN([.E3]);0));VLOOKUP([.$D10];[Teams.$G:.$Z];1+COLUMN([.E3]);0))" table:style-name="ce1">
            <text:p>0</text:p>
          </table:table-cell>
          <table:table-cell office:value-type="float" office:value="0" table:formula="of:=IFERROR(IFERROR(VLOOKUP([.$D10];[Teams.$C:.$Z];5+COLUMN([.F3]);0);VLOOKUP([.$D10];[Teams.$E:.$Z];3+COLUMN([.F3]);0));VLOOKUP([.$D10];[Teams.$G:.$Z];1+COLUMN([.F3]);0))" table:style-name="ce1">
            <text:p>0</text:p>
          </table:table-cell>
          <table:table-cell office:value-type="float" office:value="0" table:formula="of:=IFERROR(IFERROR(VLOOKUP([.$D10];[Teams.$C:.$Z];5+COLUMN([.G3]);0);VLOOKUP([.$D10];[Teams.$E:.$Z];3+COLUMN([.G3]);0));VLOOKUP([.$D10];[Teams.$G:.$Z];1+COLUMN([.G3]);0))" table:style-name="ce1">
            <text:p>0</text:p>
          </table:table-cell>
          <table:table-cell office:value-type="float" office:value="0" table:formula="of:=IFERROR(IFERROR(VLOOKUP([.$D10];[Teams.$C:.$Z];5+COLUMN([.H3]);0);VLOOKUP([.$D10];[Teams.$E:.$Z];3+COLUMN([.H3]);0));VLOOKUP([.$D10];[Teams.$G:.$Z];1+COLUMN([.H3]);0))" table:style-name="ce1">
            <text:p>0</text:p>
          </table:table-cell>
          <table:table-cell office:value-type="float" office:value="0" table:formula="of:=IFERROR(IFERROR(VLOOKUP([.$D10];[Teams.$C:.$Z];5+COLUMN([.I3]);0);VLOOKUP([.$D10];[Teams.$E:.$Z];3+COLUMN([.I3]);0));VLOOKUP([.$D10];[Teams.$G:.$Z];1+COLUMN([.I3]);0))" table:style-name="ce1">
            <text:p>0</text:p>
          </table:table-cell>
          <table:table-cell office:value-type="float" office:value="0" table:formula="of:=IFERROR(IFERROR(VLOOKUP([.$D10];[Teams.$C:.$Z];5+COLUMN([.J3]);0);VLOOKUP([.$D10];[Teams.$E:.$Z];3+COLUMN([.J3]);0));VLOOKUP([.$D10];[Teams.$G:.$Z];1+COLUMN([.J3]);0))" table:style-name="ce1">
            <text:p>0</text:p>
          </table:table-cell>
          <table:table-cell office:value-type="float" office:value="0" table:formula="of:=IFERROR(IFERROR(VLOOKUP([.$D10];[Teams.$C:.$Z];5+COLUMN([.K3]);0);VLOOKUP([.$D10];[Teams.$E:.$Z];3+COLUMN([.K3]);0));VLOOKUP([.$D10];[Teams.$G:.$Z];1+COLUMN([.K3]);0))" table:style-name="ce1">
            <text:p>0</text:p>
          </table:table-cell>
          <table:table-cell table:number-columns-repeated="3" table:style-name="ce41"/>
          <table:table-cell office:value-type="float" office:value="38" table:formula="of:=SUM([.J10:.AB10])" table:style-name="ce42">
            <text:p>38</text:p>
          </table:table-cell>
          <table:table-cell office:value-type="percentage" office:value="0.17272727272727273" table:formula="of:=[.AC10]/[.$AC$3]" table:style-name="ce53">
            <text:p>17.27%</text:p>
          </table:table-cell>
          <table:table-cell table:style-name="ce44"/>
          <table:table-cell table:number-columns-repeated="16353" table:style-name="ce41"/>
        </table:table-row>
        <table:table-row table:style-name="ro1">
          <table:table-cell office:value-type="string" table:style-name="ce1">
            <text:p>Martin</text:p>
          </table:table-cell>
          <table:table-cell office:value-type="float" office:value="58" table:style-name="ce41">
            <text:p>58</text:p>
          </table:table-cell>
          <table:table-cell office:value-type="float" office:value="3" table:style-name="ce41">
            <text:p>3</text:p>
          </table:table-cell>
          <table:table-cell office:value-type="float" office:value="3377033" table:style-name="ce41">
            <text:p>3377033</text:p>
          </table:table-cell>
          <table:table-cell office:value-type="string" table:style-name="ce41">
            <text:p>Finn</text:p>
          </table:table-cell>
          <table:table-cell office:value-type="string" table:style-name="ce41">
            <text:p>Koller</text:p>
          </table:table-cell>
          <table:table-cell office:value-type="string" table:style-name="ce41">
            <text:p>s6fikoll@uni-bonn.de</text:p>
          </table:table-cell>
          <table:table-cell office:value-type="string" table:style-name="ce41">
            <text:p>montikor</text:p>
          </table:table-cell>
          <table:table-cell table:style-name="ce41"/>
          <table:table-cell office:value-type="float" office:value="11" table:style-name="ce41">
            <text:p>11</text:p>
          </table:table-cell>
          <table:table-cell office:value-type="float" office:value="5" table:style-name="ce41">
            <text:p>5</text:p>
          </table:table-cell>
          <table:table-cell office:value-type="float" office:value="10" table:style-name="ce41">
            <text:p>10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FERROR(IFERROR(VLOOKUP([.$D11];[Teams.$C:.$Z];5+COLUMN([.E4]);0);VLOOKUP([.$D11];[Teams.$E:.$Z];3+COLUMN([.E4]);0));VLOOKUP([.$D11];[Teams.$G:.$Z];1+COLUMN([.E4]);0))" table:style-name="ce1">
            <text:p>0</text:p>
          </table:table-cell>
          <table:table-cell office:value-type="float" office:value="0" table:formula="of:=IFERROR(IFERROR(VLOOKUP([.$D11];[Teams.$C:.$Z];5+COLUMN([.F4]);0);VLOOKUP([.$D11];[Teams.$E:.$Z];3+COLUMN([.F4]);0));VLOOKUP([.$D11];[Teams.$G:.$Z];1+COLUMN([.F4]);0))" table:style-name="ce1">
            <text:p>0</text:p>
          </table:table-cell>
          <table:table-cell office:value-type="float" office:value="0" table:formula="of:=IFERROR(IFERROR(VLOOKUP([.$D11];[Teams.$C:.$Z];5+COLUMN([.G4]);0);VLOOKUP([.$D11];[Teams.$E:.$Z];3+COLUMN([.G4]);0));VLOOKUP([.$D11];[Teams.$G:.$Z];1+COLUMN([.G4]);0))" table:style-name="ce1">
            <text:p>0</text:p>
          </table:table-cell>
          <table:table-cell office:value-type="float" office:value="0" table:formula="of:=IFERROR(IFERROR(VLOOKUP([.$D11];[Teams.$C:.$Z];5+COLUMN([.H4]);0);VLOOKUP([.$D11];[Teams.$E:.$Z];3+COLUMN([.H4]);0));VLOOKUP([.$D11];[Teams.$G:.$Z];1+COLUMN([.H4]);0))" table:style-name="ce1">
            <text:p>0</text:p>
          </table:table-cell>
          <table:table-cell office:value-type="float" office:value="0" table:formula="of:=IFERROR(IFERROR(VLOOKUP([.$D11];[Teams.$C:.$Z];5+COLUMN([.I4]);0);VLOOKUP([.$D11];[Teams.$E:.$Z];3+COLUMN([.I4]);0));VLOOKUP([.$D11];[Teams.$G:.$Z];1+COLUMN([.I4]);0))" table:style-name="ce1">
            <text:p>0</text:p>
          </table:table-cell>
          <table:table-cell office:value-type="float" office:value="0" table:formula="of:=IFERROR(IFERROR(VLOOKUP([.$D11];[Teams.$C:.$Z];5+COLUMN([.J4]);0);VLOOKUP([.$D11];[Teams.$E:.$Z];3+COLUMN([.J4]);0));VLOOKUP([.$D11];[Teams.$G:.$Z];1+COLUMN([.J4]);0))" table:style-name="ce1">
            <text:p>0</text:p>
          </table:table-cell>
          <table:table-cell office:value-type="float" office:value="0" table:formula="of:=IFERROR(IFERROR(VLOOKUP([.$D11];[Teams.$C:.$Z];5+COLUMN([.K4]);0);VLOOKUP([.$D11];[Teams.$E:.$Z];3+COLUMN([.K4]);0));VLOOKUP([.$D11];[Teams.$G:.$Z];1+COLUMN([.K4]);0))" table:style-name="ce1">
            <text:p>0</text:p>
          </table:table-cell>
          <table:table-cell table:number-columns-repeated="3" table:style-name="ce41"/>
          <table:table-cell office:value-type="float" office:value="28" table:formula="of:=SUM([.J11:.AB11])" table:style-name="ce42">
            <text:p>28</text:p>
          </table:table-cell>
          <table:table-cell office:value-type="percentage" office:value="0.12727272727272726" table:formula="of:=[.AC11]/[.$AC$3]" table:style-name="ce54">
            <text:p>12.73%</text:p>
          </table:table-cell>
          <table:table-cell table:style-name="ce44"/>
          <table:table-cell table:number-columns-repeated="16353" table:style-name="ce41"/>
        </table:table-row>
        <table:table-row table:style-name="ro1">
          <table:table-cell office:value-type="string" table:style-name="ce37">
            <text:p>Martin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155407" table:style-name="ce1">
            <text:p>2155407</text:p>
          </table:table-cell>
          <table:table-cell office:value-type="string" table:style-name="ce39">
            <text:p>Gregor</text:p>
          </table:table-cell>
          <table:table-cell office:value-type="string" table:style-name="ce39">
            <text:p>Blasche</text:p>
          </table:table-cell>
          <table:table-cell table:number-columns-repeated="3" table:style-name="ce1"/>
          <table:table-cell office:value-type="float" office:value="14" table:style-name="ce39">
            <text:p>14</text:p>
          </table:table-cell>
          <table:table-cell office:value-type="float" office:value="5" table:style-name="ce39">
            <text:p>5</text:p>
          </table:table-cell>
          <table:table-cell office:value-type="float" office:value="11" table:style-name="ce39">
            <text:p>11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0</text:p>
          </table:table-cell>
          <table:table-cell office:value-type="float" office:value="8" table:formula="of:=IFERROR(IFERROR(VLOOKUP([.$D12];[Teams.$C:.$Z];5+COLUMN([.A5]);0);VLOOKUP([.$D12];[Teams.$E:.$Z];3+COLUMN([.A5]);0));VLOOKUP([.$D12];[Teams.$G:.$Z];1+COLUMN([.A5]);0))" table:style-name="ce1">
            <text:p>8</text:p>
          </table:table-cell>
          <table:table-cell office:value-type="float" office:value="0" table:formula="of:=IFERROR(IFERROR(VLOOKUP([.$D12];[Teams.$C:.$Z];5+COLUMN([.B5]);0);VLOOKUP([.$D12];[Teams.$E:.$Z];3+COLUMN([.B5]);0));VLOOKUP([.$D12];[Teams.$G:.$Z];1+COLUMN([.B5]);0))" table:style-name="ce1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formula="of:=IFERROR(IFERROR(VLOOKUP([.$D12];[Teams.$C:.$Z];5+COLUMN([.D5]);0);VLOOKUP([.$D12];[Teams.$E:.$Z];3+COLUMN([.D5]);0));VLOOKUP([.$D12];[Teams.$G:.$Z];1+COLUMN([.D5]);0))" table:style-name="ce1">
            <text:p>0</text:p>
          </table:table-cell>
          <table:table-cell office:value-type="float" office:value="0" table:formula="of:=IFERROR(IFERROR(VLOOKUP([.$D12];[Teams.$C:.$Z];5+COLUMN([.E5]);0);VLOOKUP([.$D12];[Teams.$E:.$Z];3+COLUMN([.E5]);0));VLOOKUP([.$D12];[Teams.$G:.$Z];1+COLUMN([.E5]);0))" table:style-name="ce1">
            <text:p>0</text:p>
          </table:table-cell>
          <table:table-cell office:value-type="float" office:value="0" table:formula="of:=IFERROR(IFERROR(VLOOKUP([.$D12];[Teams.$C:.$Z];5+COLUMN([.F5]);0);VLOOKUP([.$D12];[Teams.$E:.$Z];3+COLUMN([.F5]);0));VLOOKUP([.$D12];[Teams.$G:.$Z];1+COLUMN([.F5]);0))" table:style-name="ce1">
            <text:p>0</text:p>
          </table:table-cell>
          <table:table-cell office:value-type="float" office:value="0" table:formula="of:=IFERROR(IFERROR(VLOOKUP([.$D12];[Teams.$C:.$Z];5+COLUMN([.G5]);0);VLOOKUP([.$D12];[Teams.$E:.$Z];3+COLUMN([.G5]);0));VLOOKUP([.$D12];[Teams.$G:.$Z];1+COLUMN([.G5]);0))" table:style-name="ce1">
            <text:p>0</text:p>
          </table:table-cell>
          <table:table-cell office:value-type="float" office:value="0" table:formula="of:=IFERROR(IFERROR(VLOOKUP([.$D12];[Teams.$C:.$Z];5+COLUMN([.H5]);0);VLOOKUP([.$D12];[Teams.$E:.$Z];3+COLUMN([.H5]);0));VLOOKUP([.$D12];[Teams.$G:.$Z];1+COLUMN([.H5]);0))" table:style-name="ce1">
            <text:p>0</text:p>
          </table:table-cell>
          <table:table-cell office:value-type="float" office:value="0" table:formula="of:=IFERROR(IFERROR(VLOOKUP([.$D12];[Teams.$C:.$Z];5+COLUMN([.I5]);0);VLOOKUP([.$D12];[Teams.$E:.$Z];3+COLUMN([.I5]);0));VLOOKUP([.$D12];[Teams.$G:.$Z];1+COLUMN([.I5]);0))" table:style-name="ce1">
            <text:p>0</text:p>
          </table:table-cell>
          <table:table-cell office:value-type="float" office:value="0" table:formula="of:=IFERROR(IFERROR(VLOOKUP([.$D12];[Teams.$C:.$Z];5+COLUMN([.J5]);0);VLOOKUP([.$D12];[Teams.$E:.$Z];3+COLUMN([.J5]);0));VLOOKUP([.$D12];[Teams.$G:.$Z];1+COLUMN([.J5]);0))" table:style-name="ce1">
            <text:p>0</text:p>
          </table:table-cell>
          <table:table-cell office:value-type="float" office:value="0" table:formula="of:=IFERROR(IFERROR(VLOOKUP([.$D12];[Teams.$C:.$Z];5+COLUMN([.K5]);0);VLOOKUP([.$D12];[Teams.$E:.$Z];3+COLUMN([.K5]);0));VLOOKUP([.$D12];[Teams.$G:.$Z];1+COLUMN([.K5]);0))" table:style-name="ce1">
            <text:p>0</text:p>
          </table:table-cell>
          <table:table-cell table:number-columns-repeated="2" table:style-name="ce39"/>
          <table:table-cell table:style-name="ce1"/>
          <table:table-cell office:value-type="float" office:value="39" table:formula="of:=SUM([.J12:.AB12])" table:style-name="ce34">
            <text:p>39</text:p>
          </table:table-cell>
          <table:table-cell office:value-type="percentage" office:value="0.17727272727272728" table:formula="of:=[.AC12]/[.$AC$3]" table:style-name="ce55">
            <text:p>17.73%</text:p>
          </table:table-cell>
          <table:table-cell table:style-name="ce36"/>
          <table:table-cell table:number-columns-repeated="16353"/>
        </table:table-row>
        <table:table-row table:style-name="ro1">
          <table:table-cell office:value-type="string" table:style-name="ce1">
            <text:p>Martin</text:p>
          </table:table-cell>
          <table:table-cell office:value-type="float" office:value="726" table:style-name="ce41">
            <text:p>726</text:p>
          </table:table-cell>
          <table:table-cell office:value-type="float" office:value="4" table:style-name="ce41">
            <text:p>4</text:p>
          </table:table-cell>
          <table:table-cell office:value-type="float" office:value="2908825" table:style-name="ce41">
            <text:p>2908825</text:p>
          </table:table-cell>
          <table:table-cell office:value-type="string" table:style-name="ce41">
            <text:p>Anastasiya</text:p>
          </table:table-cell>
          <table:table-cell office:value-type="string" table:style-name="ce41">
            <text:p>Basting</text:p>
          </table:table-cell>
          <table:table-cell office:value-type="string" table:style-name="ce41">
            <text:p>s6anbast@uni-bonn.de</text:p>
          </table:table-cell>
          <table:table-cell office:value-type="string" table:style-name="ce41">
            <text:p>anaya</text:p>
          </table:table-cell>
          <table:table-cell table:style-name="ce41"/>
          <table:table-cell office:value-type="float" office:value="15" table:style-name="ce41">
            <text:p>15</text:p>
          </table:table-cell>
          <table:table-cell office:value-type="float" office:value="5" table:style-name="ce41">
            <text:p>5</text:p>
          </table:table-cell>
          <table:table-cell office:value-type="float" office:value="16" table:style-name="ce41">
            <text:p>16</text:p>
          </table:table-cell>
          <table:table-cell office:value-type="float" office:value="4" table:style-name="ce41">
            <text:p>4</text:p>
          </table:table-cell>
          <table:table-cell office:value-type="float" office:value="18" table:style-name="ce41">
            <text:p>18</text:p>
          </table:table-cell>
          <table:table-cell office:value-type="float" office:value="8" table:formula="of:=IFERROR(IFERROR(VLOOKUP([.$D13];[Teams.$C:.$Z];5+COLUMN([.A6]);0);VLOOKUP([.$D13];[Teams.$E:.$Z];3+COLUMN([.A6]);0));VLOOKUP([.$D13];[Teams.$G:.$Z];1+COLUMN([.A6]);0))" table:style-name="ce1">
            <text:p>8</text:p>
          </table:table-cell>
          <table:table-cell office:value-type="float" office:value="0" table:formula="of:=IFERROR(IFERROR(VLOOKUP([.$D13];[Teams.$C:.$Z];5+COLUMN([.B6]);0);VLOOKUP([.$D13];[Teams.$E:.$Z];3+COLUMN([.B6]);0));VLOOKUP([.$D13];[Teams.$G:.$Z];1+COLUMN([.B6]);0))" table:style-name="ce1">
            <text:p>0</text:p>
          </table:table-cell>
          <table:table-cell office:value-type="float" office:value="4" table:style-name="ce41">
            <text:p>4</text:p>
          </table:table-cell>
          <table:table-cell office:value-type="float" office:value="2" table:formula="of:=IFERROR(IFERROR(VLOOKUP([.$D13];[Teams.$C:.$Z];5+COLUMN([.D6]);0);VLOOKUP([.$D13];[Teams.$E:.$Z];3+COLUMN([.D6]);0));VLOOKUP([.$D13];[Teams.$G:.$Z];1+COLUMN([.D6]);0))" table:style-name="ce1">
            <text:p>2</text:p>
          </table:table-cell>
          <table:table-cell office:value-type="float" office:value="20" table:formula="of:=IFERROR(IFERROR(VLOOKUP([.$D13];[Teams.$C:.$Z];5+COLUMN([.E6]);0);VLOOKUP([.$D13];[Teams.$E:.$Z];3+COLUMN([.E6]);0));VLOOKUP([.$D13];[Teams.$G:.$Z];1+COLUMN([.E6]);0))" table:style-name="ce1">
            <text:p>20</text:p>
          </table:table-cell>
          <table:table-cell office:value-type="float" office:value="0" table:formula="of:=IFERROR(IFERROR(VLOOKUP([.$D13];[Teams.$C:.$Z];5+COLUMN([.F6]);0);VLOOKUP([.$D13];[Teams.$E:.$Z];3+COLUMN([.F6]);0));VLOOKUP([.$D13];[Teams.$G:.$Z];1+COLUMN([.F6]);0))" table:style-name="ce1">
            <text:p>0</text:p>
          </table:table-cell>
          <table:table-cell office:value-type="float" office:value="7" table:formula="of:=IFERROR(IFERROR(VLOOKUP([.$D13];[Teams.$C:.$Z];5+COLUMN([.G6]);0);VLOOKUP([.$D13];[Teams.$E:.$Z];3+COLUMN([.G6]);0));VLOOKUP([.$D13];[Teams.$G:.$Z];1+COLUMN([.G6]);0))" table:style-name="ce1">
            <text:p>7</text:p>
          </table:table-cell>
          <table:table-cell office:value-type="float" office:value="20" table:formula="of:=IFERROR(IFERROR(VLOOKUP([.$D13];[Teams.$C:.$Z];5+COLUMN([.H6]);0);VLOOKUP([.$D13];[Teams.$E:.$Z];3+COLUMN([.H6]);0));VLOOKUP([.$D13];[Teams.$G:.$Z];1+COLUMN([.H6]);0))" table:style-name="ce1">
            <text:p>20</text:p>
          </table:table-cell>
          <table:table-cell office:value-type="float" office:value="18" table:formula="of:=IFERROR(IFERROR(VLOOKUP([.$D13];[Teams.$C:.$Z];5+COLUMN([.I6]);0);VLOOKUP([.$D13];[Teams.$E:.$Z];3+COLUMN([.I6]);0));VLOOKUP([.$D13];[Teams.$G:.$Z];1+COLUMN([.I6]);0))" table:style-name="ce1">
            <text:p>18</text:p>
          </table:table-cell>
          <table:table-cell office:value-type="float" office:value="17.5" table:formula="of:=IFERROR(IFERROR(VLOOKUP([.$D13];[Teams.$C:.$Z];5+COLUMN([.J6]);0);VLOOKUP([.$D13];[Teams.$E:.$Z];3+COLUMN([.J6]);0));VLOOKUP([.$D13];[Teams.$G:.$Z];1+COLUMN([.J6]);0))" table:style-name="ce1">
            <text:p>17.5</text:p>
          </table:table-cell>
          <table:table-cell office:value-type="float" office:value="16" table:formula="of:=IFERROR(IFERROR(VLOOKUP([.$D13];[Teams.$C:.$Z];5+COLUMN([.K6]);0);VLOOKUP([.$D13];[Teams.$E:.$Z];3+COLUMN([.K6]);0));VLOOKUP([.$D13];[Teams.$G:.$Z];1+COLUMN([.K6]);0))" table:style-name="ce1">
            <text:p>16</text:p>
          </table:table-cell>
          <table:table-cell table:number-columns-repeated="3" table:style-name="ce41"/>
          <table:table-cell office:value-type="float" office:value="170.5" table:formula="of:=SUM([.J13:.AB13])" table:style-name="ce42">
            <text:p>170.5</text:p>
          </table:table-cell>
          <table:table-cell office:value-type="percentage" office:value="0.77500000000000002" table:formula="of:=[.AC13]/[.$AC$3]" table:style-name="ce54">
            <text:p>77.50%</text:p>
          </table:table-cell>
          <table:table-cell table:style-name="ce44"/>
          <table:table-cell table:number-columns-repeated="16353" table:style-name="ce41"/>
        </table:table-row>
        <table:table-row table:style-name="ro1">
          <table:table-cell office:value-type="string" table:style-name="ce37">
            <text:p>Martin</text:p>
          </table:table-cell>
          <table:table-cell office:value-type="float" office:value="725" table:style-name="ce1">
            <text:p>725</text:p>
          </table:table-cell>
          <table:table-cell office:value-type="float" office:value="4" table:style-name="ce1">
            <text:p>4</text:p>
          </table:table-cell>
          <table:table-cell office:value-type="float" office:value="2698255" table:style-name="ce1">
            <text:p>2698255</text:p>
          </table:table-cell>
          <table:table-cell office:value-type="string" table:style-name="ce39">
            <text:p>Justin</text:p>
          </table:table-cell>
          <table:table-cell office:value-type="string" table:style-name="ce39">
            <text:p>Richerzahgen</text:p>
          </table:table-cell>
          <table:table-cell office:value-type="string" table:style-name="ce1">
            <text:p>s6jnrich@uni-bonn.de</text:p>
          </table:table-cell>
          <table:table-cell office:value-type="string" table:style-name="ce1">
            <text:p>justri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39">
            <text:p>4</text:p>
          </table:table-cell>
          <table:table-cell office:value-type="float" office:value="18" table:style-name="ce39">
            <text:p>18</text:p>
          </table:table-cell>
          <table:table-cell office:value-type="float" office:value="8" table:formula="of:=IFERROR(IFERROR(VLOOKUP([.$D14];[Teams.$C:.$Z];5+COLUMN([.A7]);0);VLOOKUP([.$D14];[Teams.$E:.$Z];3+COLUMN([.A7]);0));VLOOKUP([.$D14];[Teams.$G:.$Z];1+COLUMN([.A7]);0))" table:style-name="ce1">
            <text:p>8</text:p>
          </table:table-cell>
          <table:table-cell office:value-type="float" office:value="0" table:formula="of:=IFERROR(IFERROR(VLOOKUP([.$D14];[Teams.$C:.$Z];5+COLUMN([.B7]);0);VLOOKUP([.$D14];[Teams.$E:.$Z];3+COLUMN([.B7]);0));VLOOKUP([.$D14];[Teams.$G:.$Z];1+COLUMN([.B7]);0))" table:style-name="ce1">
            <text:p>0</text:p>
          </table:table-cell>
          <table:table-cell office:value-type="float" office:value="4" table:style-name="ce39">
            <text:p>4</text:p>
          </table:table-cell>
          <table:table-cell office:value-type="float" office:value="2" table:formula="of:=IFERROR(IFERROR(VLOOKUP([.$D14];[Teams.$C:.$Z];5+COLUMN([.D7]);0);VLOOKUP([.$D14];[Teams.$E:.$Z];3+COLUMN([.D7]);0));VLOOKUP([.$D14];[Teams.$G:.$Z];1+COLUMN([.D7]);0))" table:style-name="ce1">
            <text:p>2</text:p>
          </table:table-cell>
          <table:table-cell office:value-type="float" office:value="20" table:formula="of:=IFERROR(IFERROR(VLOOKUP([.$D14];[Teams.$C:.$Z];5+COLUMN([.E7]);0);VLOOKUP([.$D14];[Teams.$E:.$Z];3+COLUMN([.E7]);0));VLOOKUP([.$D14];[Teams.$G:.$Z];1+COLUMN([.E7]);0))" table:style-name="ce1">
            <text:p>20</text:p>
          </table:table-cell>
          <table:table-cell office:value-type="float" office:value="0" table:formula="of:=IFERROR(IFERROR(VLOOKUP([.$D14];[Teams.$C:.$Z];5+COLUMN([.F7]);0);VLOOKUP([.$D14];[Teams.$E:.$Z];3+COLUMN([.F7]);0));VLOOKUP([.$D14];[Teams.$G:.$Z];1+COLUMN([.F7]);0))" table:style-name="ce1">
            <text:p>0</text:p>
          </table:table-cell>
          <table:table-cell office:value-type="float" office:value="7" table:formula="of:=IFERROR(IFERROR(VLOOKUP([.$D14];[Teams.$C:.$Z];5+COLUMN([.G7]);0);VLOOKUP([.$D14];[Teams.$E:.$Z];3+COLUMN([.G7]);0));VLOOKUP([.$D14];[Teams.$G:.$Z];1+COLUMN([.G7]);0))" table:style-name="ce1">
            <text:p>7</text:p>
          </table:table-cell>
          <table:table-cell office:value-type="float" office:value="20" table:formula="of:=IFERROR(IFERROR(VLOOKUP([.$D14];[Teams.$C:.$Z];5+COLUMN([.H7]);0);VLOOKUP([.$D14];[Teams.$E:.$Z];3+COLUMN([.H7]);0));VLOOKUP([.$D14];[Teams.$G:.$Z];1+COLUMN([.H7]);0))" table:style-name="ce1">
            <text:p>20</text:p>
          </table:table-cell>
          <table:table-cell office:value-type="float" office:value="18" table:formula="of:=IFERROR(IFERROR(VLOOKUP([.$D14];[Teams.$C:.$Z];5+COLUMN([.I7]);0);VLOOKUP([.$D14];[Teams.$E:.$Z];3+COLUMN([.I7]);0));VLOOKUP([.$D14];[Teams.$G:.$Z];1+COLUMN([.I7]);0))" table:style-name="ce1">
            <text:p>18</text:p>
          </table:table-cell>
          <table:table-cell office:value-type="float" office:value="17.5" table:formula="of:=IFERROR(IFERROR(VLOOKUP([.$D14];[Teams.$C:.$Z];5+COLUMN([.J7]);0);VLOOKUP([.$D14];[Teams.$E:.$Z];3+COLUMN([.J7]);0));VLOOKUP([.$D14];[Teams.$G:.$Z];1+COLUMN([.J7]);0))" table:style-name="ce1">
            <text:p>17.5</text:p>
          </table:table-cell>
          <table:table-cell office:value-type="float" office:value="16" table:formula="of:=IFERROR(IFERROR(VLOOKUP([.$D14];[Teams.$C:.$Z];5+COLUMN([.K7]);0);VLOOKUP([.$D14];[Teams.$E:.$Z];3+COLUMN([.K7]);0));VLOOKUP([.$D14];[Teams.$G:.$Z];1+COLUMN([.K7]);0))" table:style-name="ce1">
            <text:p>16</text:p>
          </table:table-cell>
          <table:table-cell table:number-columns-repeated="2" table:style-name="ce39"/>
          <table:table-cell table:style-name="ce1"/>
          <table:table-cell office:value-type="float" office:value="170.5" table:formula="of:=SUM([.J14:.AB14])" table:style-name="ce34">
            <text:p>170.5</text:p>
          </table:table-cell>
          <table:table-cell office:value-type="percentage" office:value="0.77500000000000002" table:formula="of:=[.AC14]/[.$AC$3]" table:style-name="ce55">
            <text:p>77.50%</text:p>
          </table:table-cell>
          <table:table-cell table:style-name="ce36"/>
          <table:table-cell table:number-columns-repeated="16353"/>
        </table:table-row>
        <table:table-row table:style-name="ro1">
          <table:table-cell office:value-type="string" table:style-name="ce1">
            <text:p>Martin</text:p>
          </table:table-cell>
          <table:table-cell office:value-type="float" office:value="708" table:style-name="ce41">
            <text:p>708</text:p>
          </table:table-cell>
          <table:table-cell office:value-type="float" office:value="5" table:style-name="ce41">
            <text:p>5</text:p>
          </table:table-cell>
          <table:table-cell office:value-type="float" office:value="3271654" table:style-name="ce41">
            <text:p>3271654</text:p>
          </table:table-cell>
          <table:table-cell office:value-type="string" table:style-name="ce46">
            <text:p>Janine</text:p>
          </table:table-cell>
          <table:table-cell office:value-type="string" table:style-name="ce46">
            <text:p>Heiecke</text:p>
          </table:table-cell>
          <table:table-cell office:value-type="string" table:style-name="ce41">
            <text:p>s6jnhein@uni-bonn.de</text:p>
          </table:table-cell>
          <table:table-cell office:value-type="string" table:style-name="ce41">
            <text:p>janine</text:p>
          </table:table-cell>
          <table:table-cell table:style-name="ce41"/>
          <table:table-cell office:value-type="float" office:value="15" table:style-name="ce41">
            <text:p>15</text:p>
          </table:table-cell>
          <table:table-cell office:value-type="float" office:value="5" table:style-name="ce41">
            <text:p>5</text:p>
          </table:table-cell>
          <table:table-cell office:value-type="float" office:value="16" table:style-name="ce41">
            <text:p>16</text:p>
          </table:table-cell>
          <table:table-cell office:value-type="float" office:value="4" table:style-name="ce46">
            <text:p>4</text:p>
          </table:table-cell>
          <table:table-cell office:value-type="float" office:value="20" table:style-name="ce46">
            <text:p>20</text:p>
          </table:table-cell>
          <table:table-cell office:value-type="float" office:value="8" table:formula="of:=IFERROR(IFERROR(VLOOKUP([.$D15];[Teams.$C:.$Z];5+COLUMN([.A8]);0);VLOOKUP([.$D15];[Teams.$E:.$Z];3+COLUMN([.A8]);0));VLOOKUP([.$D15];[Teams.$G:.$Z];1+COLUMN([.A8]);0))" table:style-name="ce1">
            <text:p>8</text:p>
          </table:table-cell>
          <table:table-cell office:value-type="float" office:value="6" table:formula="of:=IFERROR(IFERROR(VLOOKUP([.$D15];[Teams.$C:.$Z];5+COLUMN([.B8]);0);VLOOKUP([.$D15];[Teams.$E:.$Z];3+COLUMN([.B8]);0));VLOOKUP([.$D15];[Teams.$G:.$Z];1+COLUMN([.B8]);0))" table:style-name="ce1">
            <text:p>6</text:p>
          </table:table-cell>
          <table:table-cell office:value-type="float" office:value="4" table:style-name="ce46">
            <text:p>4</text:p>
          </table:table-cell>
          <table:table-cell office:value-type="float" office:value="15" table:formula="of:=IFERROR(IFERROR(VLOOKUP([.$D15];[Teams.$C:.$Z];5+COLUMN([.D8]);0);VLOOKUP([.$D15];[Teams.$E:.$Z];3+COLUMN([.D8]);0));VLOOKUP([.$D15];[Teams.$G:.$Z];1+COLUMN([.D8]);0))" table:style-name="ce1">
            <text:p>15</text:p>
          </table:table-cell>
          <table:table-cell office:value-type="float" office:value="20" table:formula="of:=IFERROR(IFERROR(VLOOKUP([.$D15];[Teams.$C:.$Z];5+COLUMN([.E8]);0);VLOOKUP([.$D15];[Teams.$E:.$Z];3+COLUMN([.E8]);0));VLOOKUP([.$D15];[Teams.$G:.$Z];1+COLUMN([.E8]);0))" table:style-name="ce1">
            <text:p>20</text:p>
          </table:table-cell>
          <table:table-cell office:value-type="float" office:value="17" table:formula="of:=IFERROR(IFERROR(VLOOKUP([.$D15];[Teams.$C:.$Z];5+COLUMN([.F8]);0);VLOOKUP([.$D15];[Teams.$E:.$Z];3+COLUMN([.F8]);0));VLOOKUP([.$D15];[Teams.$G:.$Z];1+COLUMN([.F8]);0))" table:style-name="ce1">
            <text:p>17</text:p>
          </table:table-cell>
          <table:table-cell office:value-type="float" office:value="8" table:formula="of:=IFERROR(IFERROR(VLOOKUP([.$D15];[Teams.$C:.$Z];5+COLUMN([.G8]);0);VLOOKUP([.$D15];[Teams.$E:.$Z];3+COLUMN([.G8]);0));VLOOKUP([.$D15];[Teams.$G:.$Z];1+COLUMN([.G8]);0))" table:style-name="ce1">
            <text:p>8</text:p>
          </table:table-cell>
          <table:table-cell office:value-type="float" office:value="16.5" table:formula="of:=IFERROR(IFERROR(VLOOKUP([.$D15];[Teams.$C:.$Z];5+COLUMN([.H8]);0);VLOOKUP([.$D15];[Teams.$E:.$Z];3+COLUMN([.H8]);0));VLOOKUP([.$D15];[Teams.$G:.$Z];1+COLUMN([.H8]);0))" table:style-name="ce1">
            <text:p>16.5</text:p>
          </table:table-cell>
          <table:table-cell office:value-type="float" office:value="20" table:formula="of:=IFERROR(IFERROR(VLOOKUP([.$D15];[Teams.$C:.$Z];5+COLUMN([.I8]);0);VLOOKUP([.$D15];[Teams.$E:.$Z];3+COLUMN([.I8]);0));VLOOKUP([.$D15];[Teams.$G:.$Z];1+COLUMN([.I8]);0))" table:style-name="ce1">
            <text:p>20</text:p>
          </table:table-cell>
          <table:table-cell office:value-type="float" office:value="18" table:formula="of:=IFERROR(IFERROR(VLOOKUP([.$D15];[Teams.$C:.$Z];5+COLUMN([.J8]);0);VLOOKUP([.$D15];[Teams.$E:.$Z];3+COLUMN([.J8]);0));VLOOKUP([.$D15];[Teams.$G:.$Z];1+COLUMN([.J8]);0))" table:style-name="ce1">
            <text:p>18</text:p>
          </table:table-cell>
          <table:table-cell office:value-type="float" office:value="0" table:formula="of:=IFERROR(IFERROR(VLOOKUP([.$D15];[Teams.$C:.$Z];5+COLUMN([.K8]);0);VLOOKUP([.$D15];[Teams.$E:.$Z];3+COLUMN([.K8]);0));VLOOKUP([.$D15];[Teams.$G:.$Z];1+COLUMN([.K8]);0))" table:style-name="ce1">
            <text:p>0</text:p>
          </table:table-cell>
          <table:table-cell table:number-columns-repeated="2" table:style-name="ce46"/>
          <table:table-cell table:style-name="ce41"/>
          <table:table-cell office:value-type="float" office:value="192.5" table:formula="of:=SUM([.J15:.AB15])" table:style-name="ce42">
            <text:p>192.5</text:p>
          </table:table-cell>
          <table:table-cell office:value-type="percentage" office:value="0.875" table:formula="of:=[.AC15]/[.$AC$3]" table:style-name="ce54">
            <text:p>87.50%</text:p>
          </table:table-cell>
          <table:table-cell table:style-name="ce44"/>
          <table:table-cell table:number-columns-repeated="16353" table:style-name="ce41"/>
        </table:table-row>
        <table:table-row table:style-name="ro1">
          <table:table-cell office:value-type="string" table:style-name="ce37">
            <text:p>Martin</text:p>
          </table:table-cell>
          <table:table-cell office:value-type="float" office:value="717" table:style-name="ce1">
            <text:p>717</text:p>
          </table:table-cell>
          <table:table-cell office:value-type="float" office:value="5" table:style-name="ce1">
            <text:p>5</text:p>
          </table:table-cell>
          <table:table-cell office:value-type="float" office:value="3323117" table:style-name="ce1">
            <text:p>3323117</text:p>
          </table:table-cell>
          <table:table-cell office:value-type="string" table:style-name="ce1">
            <text:p>Leo</text:p>
          </table:table-cell>
          <table:table-cell office:value-type="string" table:style-name="ce1">
            <text:p>Schmidt</text:p>
          </table:table-cell>
          <table:table-cell office:value-type="string" table:style-name="ce1">
            <text:p>s6loscm2@uni-bonn.de</text:p>
          </table:table-cell>
          <table:table-cell office:value-type="string" table:style-name="ce1">
            <text:p>leos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8" table:formula="of:=IFERROR(IFERROR(VLOOKUP([.$D16];[Teams.$C:.$Z];5+COLUMN([.A9]);0);VLOOKUP([.$D16];[Teams.$E:.$Z];3+COLUMN([.A9]);0));VLOOKUP([.$D16];[Teams.$G:.$Z];1+COLUMN([.A9]);0))" table:style-name="ce1">
            <text:p>8</text:p>
          </table:table-cell>
          <table:table-cell office:value-type="float" office:value="6" table:formula="of:=IFERROR(IFERROR(VLOOKUP([.$D16];[Teams.$C:.$Z];5+COLUMN([.B9]);0);VLOOKUP([.$D16];[Teams.$E:.$Z];3+COLUMN([.B9]);0));VLOOKUP([.$D16];[Teams.$G:.$Z];1+COLUMN([.B9]);0))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5" table:formula="of:=IFERROR(IFERROR(VLOOKUP([.$D16];[Teams.$C:.$Z];5+COLUMN([.D9]);0);VLOOKUP([.$D16];[Teams.$E:.$Z];3+COLUMN([.D9]);0));VLOOKUP([.$D16];[Teams.$G:.$Z];1+COLUMN([.D9]);0))" table:style-name="ce1">
            <text:p>15</text:p>
          </table:table-cell>
          <table:table-cell office:value-type="float" office:value="20" table:formula="of:=IFERROR(IFERROR(VLOOKUP([.$D16];[Teams.$C:.$Z];5+COLUMN([.E9]);0);VLOOKUP([.$D16];[Teams.$E:.$Z];3+COLUMN([.E9]);0));VLOOKUP([.$D16];[Teams.$G:.$Z];1+COLUMN([.E9]);0))" table:style-name="ce1">
            <text:p>20</text:p>
          </table:table-cell>
          <table:table-cell office:value-type="float" office:value="17" table:formula="of:=IFERROR(IFERROR(VLOOKUP([.$D16];[Teams.$C:.$Z];5+COLUMN([.F9]);0);VLOOKUP([.$D16];[Teams.$E:.$Z];3+COLUMN([.F9]);0));VLOOKUP([.$D16];[Teams.$G:.$Z];1+COLUMN([.F9]);0))" table:style-name="ce1">
            <text:p>17</text:p>
          </table:table-cell>
          <table:table-cell office:value-type="float" office:value="8" table:formula="of:=IFERROR(IFERROR(VLOOKUP([.$D16];[Teams.$C:.$Z];5+COLUMN([.G9]);0);VLOOKUP([.$D16];[Teams.$E:.$Z];3+COLUMN([.G9]);0));VLOOKUP([.$D16];[Teams.$G:.$Z];1+COLUMN([.G9]);0))" table:style-name="ce1">
            <text:p>8</text:p>
          </table:table-cell>
          <table:table-cell office:value-type="float" office:value="16.5" table:formula="of:=IFERROR(IFERROR(VLOOKUP([.$D16];[Teams.$C:.$Z];5+COLUMN([.H9]);0);VLOOKUP([.$D16];[Teams.$E:.$Z];3+COLUMN([.H9]);0));VLOOKUP([.$D16];[Teams.$G:.$Z];1+COLUMN([.H9]);0))" table:style-name="ce1">
            <text:p>16.5</text:p>
          </table:table-cell>
          <table:table-cell office:value-type="float" office:value="20" table:formula="of:=IFERROR(IFERROR(VLOOKUP([.$D16];[Teams.$C:.$Z];5+COLUMN([.I9]);0);VLOOKUP([.$D16];[Teams.$E:.$Z];3+COLUMN([.I9]);0));VLOOKUP([.$D16];[Teams.$G:.$Z];1+COLUMN([.I9]);0))" table:style-name="ce1">
            <text:p>20</text:p>
          </table:table-cell>
          <table:table-cell office:value-type="float" office:value="18" table:formula="of:=IFERROR(IFERROR(VLOOKUP([.$D16];[Teams.$C:.$Z];5+COLUMN([.J9]);0);VLOOKUP([.$D16];[Teams.$E:.$Z];3+COLUMN([.J9]);0));VLOOKUP([.$D16];[Teams.$G:.$Z];1+COLUMN([.J9]);0))" table:style-name="ce1">
            <text:p>18</text:p>
          </table:table-cell>
          <table:table-cell office:value-type="float" office:value="0" table:formula="of:=IFERROR(IFERROR(VLOOKUP([.$D16];[Teams.$C:.$Z];5+COLUMN([.K9]);0);VLOOKUP([.$D16];[Teams.$E:.$Z];3+COLUMN([.K9]);0));VLOOKUP([.$D16];[Teams.$G:.$Z];1+COLUMN([.K9]);0))" table:style-name="ce1">
            <text:p>0</text:p>
          </table:table-cell>
          <table:table-cell table:number-columns-repeated="3" table:style-name="ce1"/>
          <table:table-cell office:value-type="float" office:value="192.5" table:formula="of:=SUM([.J16:.AB16])" table:style-name="ce34">
            <text:p>192.5</text:p>
          </table:table-cell>
          <table:table-cell office:value-type="percentage" office:value="0.875" table:formula="of:=[.AC16]/[.$AC$3]" table:style-name="ce55">
            <text:p>87.50%</text:p>
          </table:table-cell>
          <table:table-cell table:style-name="ce36"/>
          <table:table-cell table:number-columns-repeated="16353"/>
        </table:table-row>
        <table:table-row table:style-name="ro1">
          <table:table-cell office:value-type="string" table:style-name="ce1">
            <text:p>Martin</text:p>
          </table:table-cell>
          <table:table-cell office:value-type="float" office:value="691" table:style-name="ce41">
            <text:p>691</text:p>
          </table:table-cell>
          <table:table-cell office:value-type="float" office:value="6" table:style-name="ce41">
            <text:p>6</text:p>
          </table:table-cell>
          <table:table-cell office:value-type="float" office:value="2914573" table:style-name="ce41">
            <text:p>2914573</text:p>
          </table:table-cell>
          <table:table-cell office:value-type="string" table:style-name="ce41">
            <text:p>Niklas</text:p>
          </table:table-cell>
          <table:table-cell office:value-type="string" table:style-name="ce46">
            <text:p>Kostrzewa</text:p>
          </table:table-cell>
          <table:table-cell office:value-type="string" table:style-name="ce41">
            <text:p>s6nikost@uni-bonn.de</text:p>
          </table:table-cell>
          <table:table-cell office:value-type="string" table:style-name="ce41">
            <text:p>niklas</text:p>
          </table:table-cell>
          <table:table-cell table:style-name="ce41"/>
          <table:table-cell office:value-type="float" office:value="15" table:style-name="ce41">
            <text:p>15</text:p>
          </table:table-cell>
          <table:table-cell office:value-type="float" office:value="5" table:style-name="ce41">
            <text:p>5</text:p>
          </table:table-cell>
          <table:table-cell office:value-type="float" office:value="10" table:style-name="ce41">
            <text:p>10</text:p>
          </table:table-cell>
          <table:table-cell office:value-type="float" office:value="3" table:style-name="ce46">
            <text:p>3</text:p>
          </table:table-cell>
          <table:table-cell office:value-type="float" office:value="15" table:style-name="ce46">
            <text:p>15</text:p>
          </table:table-cell>
          <table:table-cell office:value-type="float" office:value="8" table:formula="of:=IFERROR(IFERROR(VLOOKUP([.$D17];[Teams.$C:.$Z];5+COLUMN([.A10]);0);VLOOKUP([.$D17];[Teams.$E:.$Z];3+COLUMN([.A10]);0));VLOOKUP([.$D17];[Teams.$G:.$Z];1+COLUMN([.A10]);0))" table:style-name="ce1">
            <text:p>8</text:p>
          </table:table-cell>
          <table:table-cell office:value-type="float" office:value="6" table:formula="of:=IFERROR(IFERROR(VLOOKUP([.$D17];[Teams.$C:.$Z];5+COLUMN([.B10]);0);VLOOKUP([.$D17];[Teams.$E:.$Z];3+COLUMN([.B10]);0));VLOOKUP([.$D17];[Teams.$G:.$Z];1+COLUMN([.B10]);0))" table:style-name="ce1">
            <text:p>6</text:p>
          </table:table-cell>
          <table:table-cell office:value-type="float" office:value="0" table:style-name="ce46">
            <text:p>0</text:p>
          </table:table-cell>
          <table:table-cell office:value-type="float" office:value="0" table:formula="of:=IFERROR(IFERROR(VLOOKUP([.$D17];[Teams.$C:.$Z];5+COLUMN([.D10]);0);VLOOKUP([.$D17];[Teams.$E:.$Z];3+COLUMN([.D10]);0));VLOOKUP([.$D17];[Teams.$G:.$Z];1+COLUMN([.D10]);0))" table:style-name="ce1">
            <text:p>0</text:p>
          </table:table-cell>
          <table:table-cell office:value-type="float" office:value="7" table:formula="of:=IFERROR(IFERROR(VLOOKUP([.$D17];[Teams.$C:.$Z];5+COLUMN([.E10]);0);VLOOKUP([.$D17];[Teams.$E:.$Z];3+COLUMN([.E10]);0));VLOOKUP([.$D17];[Teams.$G:.$Z];1+COLUMN([.E10]);0))" table:style-name="ce1">
            <text:p>7</text:p>
          </table:table-cell>
          <table:table-cell office:value-type="float" office:value="8" table:formula="of:=IFERROR(IFERROR(VLOOKUP([.$D17];[Teams.$C:.$Z];5+COLUMN([.F10]);0);VLOOKUP([.$D17];[Teams.$E:.$Z];3+COLUMN([.F10]);0));VLOOKUP([.$D17];[Teams.$G:.$Z];1+COLUMN([.F10]);0))" table:style-name="ce1">
            <text:p>8</text:p>
          </table:table-cell>
          <table:table-cell office:value-type="float" office:value="8" table:formula="of:=IFERROR(IFERROR(VLOOKUP([.$D17];[Teams.$C:.$Z];5+COLUMN([.G10]);0);VLOOKUP([.$D17];[Teams.$E:.$Z];3+COLUMN([.G10]);0));VLOOKUP([.$D17];[Teams.$G:.$Z];1+COLUMN([.G10]);0))" table:style-name="ce1">
            <text:p>8</text:p>
          </table:table-cell>
          <table:table-cell office:value-type="float" office:value="18.5" table:formula="of:=IFERROR(IFERROR(VLOOKUP([.$D17];[Teams.$C:.$Z];5+COLUMN([.H10]);0);VLOOKUP([.$D17];[Teams.$E:.$Z];3+COLUMN([.H10]);0));VLOOKUP([.$D17];[Teams.$G:.$Z];1+COLUMN([.H10]);0))" table:style-name="ce1">
            <text:p>18.5</text:p>
          </table:table-cell>
          <table:table-cell office:value-type="float" office:value="20" table:formula="of:=IFERROR(IFERROR(VLOOKUP([.$D17];[Teams.$C:.$Z];5+COLUMN([.I10]);0);VLOOKUP([.$D17];[Teams.$E:.$Z];3+COLUMN([.I10]);0));VLOOKUP([.$D17];[Teams.$G:.$Z];1+COLUMN([.I10]);0))" table:style-name="ce1">
            <text:p>20</text:p>
          </table:table-cell>
          <table:table-cell office:value-type="float" office:value="20" table:formula="of:=IFERROR(IFERROR(VLOOKUP([.$D17];[Teams.$C:.$Z];5+COLUMN([.J10]);0);VLOOKUP([.$D17];[Teams.$E:.$Z];3+COLUMN([.J10]);0));VLOOKUP([.$D17];[Teams.$G:.$Z];1+COLUMN([.J10]);0))" table:style-name="ce1">
            <text:p>20</text:p>
          </table:table-cell>
          <table:table-cell office:value-type="float" office:value="19" table:formula="of:=IFERROR(IFERROR(VLOOKUP([.$D17];[Teams.$C:.$Z];5+COLUMN([.K10]);0);VLOOKUP([.$D17];[Teams.$E:.$Z];3+COLUMN([.K10]);0));VLOOKUP([.$D17];[Teams.$G:.$Z];1+COLUMN([.K10]);0))" table:style-name="ce1">
            <text:p>19</text:p>
          </table:table-cell>
          <table:table-cell table:number-columns-repeated="2" table:style-name="ce46"/>
          <table:table-cell table:style-name="ce41"/>
          <table:table-cell office:value-type="float" office:value="162.5" table:formula="of:=SUM([.E17:.AB17])" table:style-name="ce42">
            <text:p>162.5</text:p>
          </table:table-cell>
          <table:table-cell office:value-type="percentage" office:value="0.73863636363636365" table:formula="of:=[.AC17]/[.$AC$3]" table:style-name="ce54">
            <text:p>73.86%</text:p>
          </table:table-cell>
          <table:table-cell table:style-name="ce44"/>
          <table:table-cell table:number-columns-repeated="16353" table:style-name="ce41"/>
        </table:table-row>
        <table:table-row table:style-name="ro1">
          <table:table-cell office:value-type="string" table:style-name="ce37">
            <text:p>Martin</text:p>
          </table:table-cell>
          <table:table-cell office:value-type="float" office:value="724" table:style-name="ce1">
            <text:p>724</text:p>
          </table:table-cell>
          <table:table-cell office:value-type="float" office:value="6" table:style-name="ce1">
            <text:p>6</text:p>
          </table:table-cell>
          <table:table-cell office:value-type="float" office:value="1906158" table:style-name="ce1">
            <text:p>1906158</text:p>
          </table:table-cell>
          <table:table-cell office:value-type="string" table:style-name="ce39">
            <text:p>Thorsten</text:p>
          </table:table-cell>
          <table:table-cell office:value-type="string" table:style-name="ce39">
            <text:p>Schirwon</text:p>
          </table:table-cell>
          <table:table-cell office:value-type="string" table:style-name="ce1">
            <text:p>schirwon@uni-bonn.de</text:p>
          </table:table-cell>
          <table:table-cell office:value-type="string" table:style-name="ce1">
            <text:p>schirwon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39">
            <text:p>3</text:p>
          </table:table-cell>
          <table:table-cell office:value-type="float" office:value="15" table:style-name="ce39">
            <text:p>15</text:p>
          </table:table-cell>
          <table:table-cell office:value-type="float" office:value="8" table:formula="of:=IFERROR(IFERROR(VLOOKUP([.$D18];[Teams.$C:.$Z];5+COLUMN([.A11]);0);VLOOKUP([.$D18];[Teams.$E:.$Z];3+COLUMN([.A11]);0));VLOOKUP([.$D18];[Teams.$G:.$Z];1+COLUMN([.A11]);0))" table:style-name="ce1">
            <text:p>8</text:p>
          </table:table-cell>
          <table:table-cell office:value-type="float" office:value="6" table:formula="of:=IFERROR(IFERROR(VLOOKUP([.$D18];[Teams.$C:.$Z];5+COLUMN([.B11]);0);VLOOKUP([.$D18];[Teams.$E:.$Z];3+COLUMN([.B11]);0));VLOOKUP([.$D18];[Teams.$G:.$Z];1+COLUMN([.B11]);0))" table:style-name="ce1">
            <text:p>6</text:p>
          </table:table-cell>
          <table:table-cell office:value-type="float" office:value="4" table:style-name="ce39">
            <text:p>4</text:p>
          </table:table-cell>
          <table:table-cell office:value-type="float" office:value="0" table:formula="of:=IFERROR(IFERROR(VLOOKUP([.$D18];[Teams.$C:.$Z];5+COLUMN([.D11]);0);VLOOKUP([.$D18];[Teams.$E:.$Z];3+COLUMN([.D11]);0));VLOOKUP([.$D18];[Teams.$G:.$Z];1+COLUMN([.D11]);0))" table:style-name="ce1">
            <text:p>0</text:p>
          </table:table-cell>
          <table:table-cell office:value-type="float" office:value="7" table:formula="of:=IFERROR(IFERROR(VLOOKUP([.$D18];[Teams.$C:.$Z];5+COLUMN([.E11]);0);VLOOKUP([.$D18];[Teams.$E:.$Z];3+COLUMN([.E11]);0));VLOOKUP([.$D18];[Teams.$G:.$Z];1+COLUMN([.E11]);0))" table:style-name="ce1">
            <text:p>7</text:p>
          </table:table-cell>
          <table:table-cell office:value-type="float" office:value="8" table:formula="of:=IFERROR(IFERROR(VLOOKUP([.$D18];[Teams.$C:.$Z];5+COLUMN([.F11]);0);VLOOKUP([.$D18];[Teams.$E:.$Z];3+COLUMN([.F11]);0));VLOOKUP([.$D18];[Teams.$G:.$Z];1+COLUMN([.F11]);0))" table:style-name="ce1">
            <text:p>8</text:p>
          </table:table-cell>
          <table:table-cell office:value-type="float" office:value="8" table:formula="of:=IFERROR(IFERROR(VLOOKUP([.$D18];[Teams.$C:.$Z];5+COLUMN([.G11]);0);VLOOKUP([.$D18];[Teams.$E:.$Z];3+COLUMN([.G11]);0));VLOOKUP([.$D18];[Teams.$G:.$Z];1+COLUMN([.G11]);0))" table:style-name="ce1">
            <text:p>8</text:p>
          </table:table-cell>
          <table:table-cell office:value-type="float" office:value="18.5" table:formula="of:=IFERROR(IFERROR(VLOOKUP([.$D18];[Teams.$C:.$Z];5+COLUMN([.H11]);0);VLOOKUP([.$D18];[Teams.$E:.$Z];3+COLUMN([.H11]);0));VLOOKUP([.$D18];[Teams.$G:.$Z];1+COLUMN([.H11]);0))" table:style-name="ce1">
            <text:p>18.5</text:p>
          </table:table-cell>
          <table:table-cell office:value-type="float" office:value="20" table:formula="of:=IFERROR(IFERROR(VLOOKUP([.$D18];[Teams.$C:.$Z];5+COLUMN([.I11]);0);VLOOKUP([.$D18];[Teams.$E:.$Z];3+COLUMN([.I11]);0));VLOOKUP([.$D18];[Teams.$G:.$Z];1+COLUMN([.I11]);0))" table:style-name="ce1">
            <text:p>20</text:p>
          </table:table-cell>
          <table:table-cell office:value-type="float" office:value="20" table:formula="of:=IFERROR(IFERROR(VLOOKUP([.$D18];[Teams.$C:.$Z];5+COLUMN([.J11]);0);VLOOKUP([.$D18];[Teams.$E:.$Z];3+COLUMN([.J11]);0));VLOOKUP([.$D18];[Teams.$G:.$Z];1+COLUMN([.J11]);0))" table:style-name="ce1">
            <text:p>20</text:p>
          </table:table-cell>
          <table:table-cell office:value-type="float" office:value="19" table:formula="of:=IFERROR(IFERROR(VLOOKUP([.$D18];[Teams.$C:.$Z];5+COLUMN([.K11]);0);VLOOKUP([.$D18];[Teams.$E:.$Z];3+COLUMN([.K11]);0));VLOOKUP([.$D18];[Teams.$G:.$Z];1+COLUMN([.K11]);0))" table:style-name="ce1">
            <text:p>19</text:p>
          </table:table-cell>
          <table:table-cell table:number-columns-repeated="3" table:style-name="ce1"/>
          <table:table-cell office:value-type="float" office:value="166.5" table:formula="of:=SUM([.J18:.AB18])" table:style-name="ce34">
            <text:p>166.5</text:p>
          </table:table-cell>
          <table:table-cell office:value-type="percentage" office:value="0.75681818181818183" table:formula="of:=[.AC18]/[.$AC$3]" table:style-name="ce55">
            <text:p>75.68%</text:p>
          </table:table-cell>
          <table:table-cell table:style-name="ce36"/>
          <table:table-cell table:number-columns-repeated="16353"/>
        </table:table-row>
        <table:table-row table:style-name="ro1">
          <table:table-cell office:value-type="string" table:style-name="ce1">
            <text:p>Martin</text:p>
          </table:table-cell>
          <table:table-cell office:value-type="float" office:value="689" table:style-name="ce41">
            <text:p>689</text:p>
          </table:table-cell>
          <table:table-cell office:value-type="float" office:value="7" table:style-name="ce41">
            <text:p>7</text:p>
          </table:table-cell>
          <table:table-cell office:value-type="float" office:value="3235666" table:style-name="ce41">
            <text:p>3235666</text:p>
          </table:table-cell>
          <table:table-cell office:value-type="string" table:style-name="ce41">
            <text:p>Jan</text:p>
          </table:table-cell>
          <table:table-cell office:value-type="string" table:style-name="ce46">
            <text:p>Manhillen</text:p>
          </table:table-cell>
          <table:table-cell office:value-type="string" table:style-name="ce41">
            <text:p>s6jamanh@uni-bonn.de</text:p>
          </table:table-cell>
          <table:table-cell office:value-type="string" table:style-name="ce41">
            <text:p>manhillen</text:p>
          </table:table-cell>
          <table:table-cell table:style-name="ce41"/>
          <table:table-cell office:value-type="float" office:value="15" table:style-name="ce41">
            <text:p>15</text:p>
          </table:table-cell>
          <table:table-cell office:value-type="float" office:value="5" table:style-name="ce41">
            <text:p>5</text:p>
          </table:table-cell>
          <table:table-cell office:value-type="float" office:value="16" table:style-name="ce41">
            <text:p>16</text:p>
          </table:table-cell>
          <table:table-cell office:value-type="float" office:value="4" table:style-name="ce46">
            <text:p>4</text:p>
          </table:table-cell>
          <table:table-cell office:value-type="float" office:value="20" table:style-name="ce46">
            <text:p>20</text:p>
          </table:table-cell>
          <table:table-cell office:value-type="float" office:value="8" table:formula="of:=IFERROR(IFERROR(VLOOKUP([.$D19];[Teams.$C:.$Z];5+COLUMN([.A12]);0);VLOOKUP([.$D19];[Teams.$E:.$Z];3+COLUMN([.A12]);0));VLOOKUP([.$D19];[Teams.$G:.$Z];1+COLUMN([.A12]);0))" table:style-name="ce1">
            <text:p>8</text:p>
          </table:table-cell>
          <table:table-cell office:value-type="float" office:value="6" table:formula="of:=IFERROR(IFERROR(VLOOKUP([.$D19];[Teams.$C:.$Z];5+COLUMN([.B12]);0);VLOOKUP([.$D19];[Teams.$E:.$Z];3+COLUMN([.B12]);0));VLOOKUP([.$D19];[Teams.$G:.$Z];1+COLUMN([.B12]);0))" table:style-name="ce1">
            <text:p>6</text:p>
          </table:table-cell>
          <table:table-cell office:value-type="float" office:value="4" table:style-name="ce46">
            <text:p>4</text:p>
          </table:table-cell>
          <table:table-cell office:value-type="float" office:value="2" table:formula="of:=IFERROR(IFERROR(VLOOKUP([.$D19];[Teams.$C:.$Z];5+COLUMN([.D12]);0);VLOOKUP([.$D19];[Teams.$E:.$Z];3+COLUMN([.D12]);0));VLOOKUP([.$D19];[Teams.$G:.$Z];1+COLUMN([.D12]);0))" table:style-name="ce1">
            <text:p>2</text:p>
          </table:table-cell>
          <table:table-cell office:value-type="float" office:value="20" table:formula="of:=IFERROR(IFERROR(VLOOKUP([.$D19];[Teams.$C:.$Z];5+COLUMN([.E12]);0);VLOOKUP([.$D19];[Teams.$E:.$Z];3+COLUMN([.E12]);0));VLOOKUP([.$D19];[Teams.$G:.$Z];1+COLUMN([.E12]);0))" table:style-name="ce1">
            <text:p>20</text:p>
          </table:table-cell>
          <table:table-cell office:value-type="float" office:value="20" table:formula="of:=IFERROR(IFERROR(VLOOKUP([.$D19];[Teams.$C:.$Z];5+COLUMN([.F12]);0);VLOOKUP([.$D19];[Teams.$E:.$Z];3+COLUMN([.F12]);0));VLOOKUP([.$D19];[Teams.$G:.$Z];1+COLUMN([.F12]);0))" table:style-name="ce1">
            <text:p>20</text:p>
          </table:table-cell>
          <table:table-cell office:value-type="float" office:value="6" table:formula="of:=IFERROR(IFERROR(VLOOKUP([.$D19];[Teams.$C:.$Z];5+COLUMN([.G12]);0);VLOOKUP([.$D19];[Teams.$E:.$Z];3+COLUMN([.G12]);0));VLOOKUP([.$D19];[Teams.$G:.$Z];1+COLUMN([.G12]);0))" table:style-name="ce1">
            <text:p>6</text:p>
          </table:table-cell>
          <table:table-cell office:value-type="float" office:value="13" table:formula="of:=IFERROR(IFERROR(VLOOKUP([.$D19];[Teams.$C:.$Z];5+COLUMN([.H12]);0);VLOOKUP([.$D19];[Teams.$E:.$Z];3+COLUMN([.H12]);0));VLOOKUP([.$D19];[Teams.$G:.$Z];1+COLUMN([.H12]);0))" table:style-name="ce1">
            <text:p>13</text:p>
          </table:table-cell>
          <table:table-cell office:value-type="float" office:value="0" table:formula="of:=IFERROR(IFERROR(VLOOKUP([.$D19];[Teams.$C:.$Z];5+COLUMN([.I12]);0);VLOOKUP([.$D19];[Teams.$E:.$Z];3+COLUMN([.I12]);0));VLOOKUP([.$D19];[Teams.$G:.$Z];1+COLUMN([.I12]);0))" table:style-name="ce1">
            <text:p>0</text:p>
          </table:table-cell>
          <table:table-cell office:value-type="float" office:value="5.5" table:formula="of:=IFERROR(IFERROR(VLOOKUP([.$D19];[Teams.$C:.$Z];5+COLUMN([.J12]);0);VLOOKUP([.$D19];[Teams.$E:.$Z];3+COLUMN([.J12]);0));VLOOKUP([.$D19];[Teams.$G:.$Z];1+COLUMN([.J12]);0))" table:style-name="ce1">
            <text:p>5.5</text:p>
          </table:table-cell>
          <table:table-cell office:value-type="float" office:value="0" table:formula="of:=IFERROR(IFERROR(VLOOKUP([.$D19];[Teams.$C:.$Z];5+COLUMN([.K12]);0);VLOOKUP([.$D19];[Teams.$E:.$Z];3+COLUMN([.K12]);0));VLOOKUP([.$D19];[Teams.$G:.$Z];1+COLUMN([.K12]);0))" table:style-name="ce1">
            <text:p>0</text:p>
          </table:table-cell>
          <table:table-cell table:number-columns-repeated="2" table:style-name="ce46"/>
          <table:table-cell table:style-name="ce41"/>
          <table:table-cell office:value-type="float" office:value="144.5" table:formula="of:=SUM([.J19:.AB19])" table:style-name="ce42">
            <text:p>144.5</text:p>
          </table:table-cell>
          <table:table-cell office:value-type="percentage" office:value="0.65681818181818186" table:formula="of:=[.AC19]/[.$AC$3]" table:style-name="ce54">
            <text:p>65.68%</text:p>
          </table:table-cell>
          <table:table-cell table:style-name="ce44"/>
          <table:table-cell table:number-columns-repeated="16353" table:style-name="ce41"/>
        </table:table-row>
        <table:table-row table:style-name="ro1">
          <table:table-cell office:value-type="string" table:style-name="ce1">
            <text:p>Martin</text:p>
          </table:table-cell>
          <table:table-cell office:value-type="float" office:value="688" table:style-name="ce1">
            <text:p>688</text:p>
          </table:table-cell>
          <table:table-cell office:value-type="float" office:value="7" table:style-name="ce1">
            <text:p>7</text:p>
          </table:table-cell>
          <table:table-cell office:value-type="float" office:value="2543062" table:style-name="ce1">
            <text:p>2543062</text:p>
          </table:table-cell>
          <table:table-cell office:value-type="string" table:style-name="ce39">
            <text:p>Jonas</text:p>
          </table:table-cell>
          <table:table-cell office:value-type="string" table:style-name="ce39">
            <text:p>Over</text:p>
          </table:table-cell>
          <table:table-cell office:value-type="string" table:style-name="ce1">
            <text:p>s6joover@uni-bonn.de</text:p>
          </table:table-cell>
          <table:table-cell office:value-type="string" table:style-name="ce1">
            <text:p>joover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39">
            <text:p>4</text:p>
          </table:table-cell>
          <table:table-cell office:value-type="float" office:value="20" table:style-name="ce39">
            <text:p>20</text:p>
          </table:table-cell>
          <table:table-cell office:value-type="float" office:value="8" table:formula="of:=IFERROR(IFERROR(VLOOKUP([.$D20];[Teams.$C:.$Z];5+COLUMN([.A13]);0);VLOOKUP([.$D20];[Teams.$E:.$Z];3+COLUMN([.A13]);0));VLOOKUP([.$D20];[Teams.$G:.$Z];1+COLUMN([.A13]);0))" table:style-name="ce1">
            <text:p>8</text:p>
          </table:table-cell>
          <table:table-cell office:value-type="float" office:value="6" table:formula="of:=IFERROR(IFERROR(VLOOKUP([.$D20];[Teams.$C:.$Z];5+COLUMN([.B13]);0);VLOOKUP([.$D20];[Teams.$E:.$Z];3+COLUMN([.B13]);0));VLOOKUP([.$D20];[Teams.$G:.$Z];1+COLUMN([.B13]);0))" table:style-name="ce1">
            <text:p>6</text:p>
          </table:table-cell>
          <table:table-cell office:value-type="float" office:value="4" table:style-name="ce39">
            <text:p>4</text:p>
          </table:table-cell>
          <table:table-cell office:value-type="float" office:value="2" table:formula="of:=IFERROR(IFERROR(VLOOKUP([.$D20];[Teams.$C:.$Z];5+COLUMN([.D13]);0);VLOOKUP([.$D20];[Teams.$E:.$Z];3+COLUMN([.D13]);0));VLOOKUP([.$D20];[Teams.$G:.$Z];1+COLUMN([.D13]);0))" table:style-name="ce1">
            <text:p>2</text:p>
          </table:table-cell>
          <table:table-cell office:value-type="float" office:value="20" table:formula="of:=IFERROR(IFERROR(VLOOKUP([.$D20];[Teams.$C:.$Z];5+COLUMN([.E13]);0);VLOOKUP([.$D20];[Teams.$E:.$Z];3+COLUMN([.E13]);0));VLOOKUP([.$D20];[Teams.$G:.$Z];1+COLUMN([.E13]);0))" table:style-name="ce1">
            <text:p>20</text:p>
          </table:table-cell>
          <table:table-cell office:value-type="float" office:value="20" table:formula="of:=IFERROR(IFERROR(VLOOKUP([.$D20];[Teams.$C:.$Z];5+COLUMN([.F13]);0);VLOOKUP([.$D20];[Teams.$E:.$Z];3+COLUMN([.F13]);0));VLOOKUP([.$D20];[Teams.$G:.$Z];1+COLUMN([.F13]);0))" table:style-name="ce1">
            <text:p>20</text:p>
          </table:table-cell>
          <table:table-cell office:value-type="float" office:value="6" table:formula="of:=IFERROR(IFERROR(VLOOKUP([.$D20];[Teams.$C:.$Z];5+COLUMN([.G13]);0);VLOOKUP([.$D20];[Teams.$E:.$Z];3+COLUMN([.G13]);0));VLOOKUP([.$D20];[Teams.$G:.$Z];1+COLUMN([.G13]);0))" table:style-name="ce1">
            <text:p>6</text:p>
          </table:table-cell>
          <table:table-cell office:value-type="float" office:value="13" table:formula="of:=IFERROR(IFERROR(VLOOKUP([.$D20];[Teams.$C:.$Z];5+COLUMN([.H13]);0);VLOOKUP([.$D20];[Teams.$E:.$Z];3+COLUMN([.H13]);0));VLOOKUP([.$D20];[Teams.$G:.$Z];1+COLUMN([.H13]);0))" table:style-name="ce1">
            <text:p>13</text:p>
          </table:table-cell>
          <table:table-cell office:value-type="float" office:value="0" table:formula="of:=IFERROR(IFERROR(VLOOKUP([.$D20];[Teams.$C:.$Z];5+COLUMN([.I13]);0);VLOOKUP([.$D20];[Teams.$E:.$Z];3+COLUMN([.I13]);0));VLOOKUP([.$D20];[Teams.$G:.$Z];1+COLUMN([.I13]);0))" table:style-name="ce1">
            <text:p>0</text:p>
          </table:table-cell>
          <table:table-cell office:value-type="float" office:value="5.5" table:formula="of:=IFERROR(IFERROR(VLOOKUP([.$D20];[Teams.$C:.$Z];5+COLUMN([.J13]);0);VLOOKUP([.$D20];[Teams.$E:.$Z];3+COLUMN([.J13]);0));VLOOKUP([.$D20];[Teams.$G:.$Z];1+COLUMN([.J13]);0))" table:style-name="ce1">
            <text:p>5.5</text:p>
          </table:table-cell>
          <table:table-cell office:value-type="float" office:value="0" table:formula="of:=IFERROR(IFERROR(VLOOKUP([.$D20];[Teams.$C:.$Z];5+COLUMN([.K13]);0);VLOOKUP([.$D20];[Teams.$E:.$Z];3+COLUMN([.K13]);0));VLOOKUP([.$D20];[Teams.$G:.$Z];1+COLUMN([.K13]);0))" table:style-name="ce1">
            <text:p>0</text:p>
          </table:table-cell>
          <table:table-cell table:number-columns-repeated="2" table:style-name="ce39"/>
          <table:table-cell table:style-name="ce1"/>
          <table:table-cell office:value-type="float" office:value="144.5" table:formula="of:=SUM([.J20:.AB20])" table:style-name="ce34">
            <text:p>144.5</text:p>
          </table:table-cell>
          <table:table-cell office:value-type="percentage" office:value="0.65681818181818186" table:formula="of:=[.AC20]/[.$AC$3]" table:style-name="ce55">
            <text:p>65.68%</text:p>
          </table:table-cell>
          <table:table-cell table:style-name="ce36"/>
          <table:table-cell table:number-columns-repeated="16353"/>
        </table:table-row>
        <table:table-row table:style-name="ro1">
          <table:table-cell office:value-type="string" table:style-name="ce37">
            <text:p>Martin</text:p>
          </table:table-cell>
          <table:table-cell office:value-type="float" office:value="690" table:style-name="ce1">
            <text:p>690</text:p>
          </table:table-cell>
          <table:table-cell office:value-type="float" office:value="7" table:style-name="ce1">
            <text:p>7</text:p>
          </table:table-cell>
          <table:table-cell office:value-type="float" office:value="3025577" table:style-name="ce1">
            <text:p>3025577</text:p>
          </table:table-cell>
          <table:table-cell office:value-type="string" table:style-name="ce1">
            <text:p>Patrick</text:p>
          </table:table-cell>
          <table:table-cell office:value-type="string" table:style-name="ce1">
            <text:p>Ovski</text:p>
          </table:table-cell>
          <table:table-cell office:value-type="string" table:style-name="ce1">
            <text:p>s6paovsk@uni-bonn.de</text:p>
          </table:table-cell>
          <table:table-cell office:value-type="string" table:style-name="ce1">
            <text:p>ovski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39">
            <text:p>20</text:p>
          </table:table-cell>
          <table:table-cell office:value-type="float" office:value="8" table:formula="of:=IFERROR(IFERROR(VLOOKUP([.$D21];[Teams.$C:.$Z];5+COLUMN([.A14]);0);VLOOKUP([.$D21];[Teams.$E:.$Z];3+COLUMN([.A14]);0));VLOOKUP([.$D21];[Teams.$G:.$Z];1+COLUMN([.A14]);0))" table:style-name="ce1">
            <text:p>8</text:p>
          </table:table-cell>
          <table:table-cell office:value-type="float" office:value="6" table:formula="of:=IFERROR(IFERROR(VLOOKUP([.$D21];[Teams.$C:.$Z];5+COLUMN([.B14]);0);VLOOKUP([.$D21];[Teams.$E:.$Z];3+COLUMN([.B14]);0));VLOOKUP([.$D21];[Teams.$G:.$Z];1+COLUMN([.B14]);0))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" table:formula="of:=IFERROR(IFERROR(VLOOKUP([.$D21];[Teams.$C:.$Z];5+COLUMN([.D14]);0);VLOOKUP([.$D21];[Teams.$E:.$Z];3+COLUMN([.D14]);0));VLOOKUP([.$D21];[Teams.$G:.$Z];1+COLUMN([.D14]);0))" table:style-name="ce1">
            <text:p>2</text:p>
          </table:table-cell>
          <table:table-cell office:value-type="float" office:value="20" table:formula="of:=IFERROR(IFERROR(VLOOKUP([.$D21];[Teams.$C:.$Z];5+COLUMN([.E14]);0);VLOOKUP([.$D21];[Teams.$E:.$Z];3+COLUMN([.E14]);0));VLOOKUP([.$D21];[Teams.$G:.$Z];1+COLUMN([.E14]);0))" table:style-name="ce1">
            <text:p>20</text:p>
          </table:table-cell>
          <table:table-cell office:value-type="float" office:value="20" table:formula="of:=IFERROR(IFERROR(VLOOKUP([.$D21];[Teams.$C:.$Z];5+COLUMN([.F14]);0);VLOOKUP([.$D21];[Teams.$E:.$Z];3+COLUMN([.F14]);0));VLOOKUP([.$D21];[Teams.$G:.$Z];1+COLUMN([.F14]);0))" table:style-name="ce1">
            <text:p>20</text:p>
          </table:table-cell>
          <table:table-cell office:value-type="float" office:value="6" table:formula="of:=IFERROR(IFERROR(VLOOKUP([.$D21];[Teams.$C:.$Z];5+COLUMN([.G14]);0);VLOOKUP([.$D21];[Teams.$E:.$Z];3+COLUMN([.G14]);0));VLOOKUP([.$D21];[Teams.$G:.$Z];1+COLUMN([.G14]);0))" table:style-name="ce1">
            <text:p>6</text:p>
          </table:table-cell>
          <table:table-cell office:value-type="float" office:value="13" table:formula="of:=IFERROR(IFERROR(VLOOKUP([.$D21];[Teams.$C:.$Z];5+COLUMN([.H14]);0);VLOOKUP([.$D21];[Teams.$E:.$Z];3+COLUMN([.H14]);0));VLOOKUP([.$D21];[Teams.$G:.$Z];1+COLUMN([.H14]);0))" table:style-name="ce1">
            <text:p>13</text:p>
          </table:table-cell>
          <table:table-cell office:value-type="float" office:value="0" table:formula="of:=IFERROR(IFERROR(VLOOKUP([.$D21];[Teams.$C:.$Z];5+COLUMN([.I14]);0);VLOOKUP([.$D21];[Teams.$E:.$Z];3+COLUMN([.I14]);0));VLOOKUP([.$D21];[Teams.$G:.$Z];1+COLUMN([.I14]);0))" table:style-name="ce1">
            <text:p>0</text:p>
          </table:table-cell>
          <table:table-cell office:value-type="float" office:value="5.5" table:formula="of:=IFERROR(IFERROR(VLOOKUP([.$D21];[Teams.$C:.$Z];5+COLUMN([.J14]);0);VLOOKUP([.$D21];[Teams.$E:.$Z];3+COLUMN([.J14]);0));VLOOKUP([.$D21];[Teams.$G:.$Z];1+COLUMN([.J14]);0))" table:style-name="ce1">
            <text:p>5.5</text:p>
          </table:table-cell>
          <table:table-cell office:value-type="float" office:value="0" table:formula="of:=IFERROR(IFERROR(VLOOKUP([.$D21];[Teams.$C:.$Z];5+COLUMN([.K14]);0);VLOOKUP([.$D21];[Teams.$E:.$Z];3+COLUMN([.K14]);0));VLOOKUP([.$D21];[Teams.$G:.$Z];1+COLUMN([.K14]);0))" table:style-name="ce1">
            <text:p>0</text:p>
          </table:table-cell>
          <table:table-cell table:number-columns-repeated="3" table:style-name="ce1"/>
          <table:table-cell office:value-type="float" office:value="144.5" table:formula="of:=SUM([.J21:.AB21])" table:style-name="ce34">
            <text:p>144.5</text:p>
          </table:table-cell>
          <table:table-cell office:value-type="percentage" office:value="0.65681818181818186" table:formula="of:=[.AC21]/[.$AC$3]" table:style-name="ce55">
            <text:p>65.68%</text:p>
          </table:table-cell>
          <table:table-cell table:style-name="ce36"/>
          <table:table-cell table:number-columns-repeated="16353"/>
        </table:table-row>
        <table:table-row table:style-name="ro1">
          <table:table-cell office:value-type="string" table:style-name="ce1">
            <text:p>Martin</text:p>
          </table:table-cell>
          <table:table-cell office:value-type="float" office:value="709" table:style-name="ce41">
            <text:p>709</text:p>
          </table:table-cell>
          <table:table-cell office:value-type="float" office:value="8" table:style-name="ce41">
            <text:p>8</text:p>
          </table:table-cell>
          <table:table-cell office:value-type="float" office:value="2646021" table:style-name="ce41">
            <text:p>2646021</text:p>
          </table:table-cell>
          <table:table-cell office:value-type="string" table:style-name="ce41">
            <text:p>Selim</text:p>
          </table:table-cell>
          <table:table-cell office:value-type="string" table:style-name="ce46">
            <text:p>Kar</text:p>
          </table:table-cell>
          <table:table-cell office:value-type="string" table:style-name="ce41">
            <text:p>s6sekarr@uni-bonn.de</text:p>
          </table:table-cell>
          <table:table-cell office:value-type="string" table:style-name="ce41">
            <text:p>selim</text:p>
          </table:table-cell>
          <table:table-cell table:style-name="ce41"/>
          <table:table-cell office:value-type="float" office:value="15" table:style-name="ce41">
            <text:p>15</text:p>
          </table:table-cell>
          <table:table-cell office:value-type="float" office:value="4" table:style-name="ce41">
            <text:p>4</text:p>
          </table:table-cell>
          <table:table-cell office:value-type="float" office:value="16" table:style-name="ce41">
            <text:p>16</text:p>
          </table:table-cell>
          <table:table-cell office:value-type="float" office:value="4" table:style-name="ce46">
            <text:p>4</text:p>
          </table:table-cell>
          <table:table-cell office:value-type="float" office:value="10" table:style-name="ce46">
            <text:p>10</text:p>
          </table:table-cell>
          <table:table-cell office:value-type="float" office:value="8" table:formula="of:=IFERROR(IFERROR(VLOOKUP([.$D22];[Teams.$C:.$Z];5+COLUMN([.A15]);0);VLOOKUP([.$D22];[Teams.$E:.$Z];3+COLUMN([.A15]);0));VLOOKUP([.$D22];[Teams.$G:.$Z];1+COLUMN([.A15]);0))" table:style-name="ce1">
            <text:p>8</text:p>
          </table:table-cell>
          <table:table-cell office:value-type="float" office:value="6" table:formula="of:=IFERROR(IFERROR(VLOOKUP([.$D22];[Teams.$C:.$Z];5+COLUMN([.B15]);0);VLOOKUP([.$D22];[Teams.$E:.$Z];3+COLUMN([.B15]);0));VLOOKUP([.$D22];[Teams.$G:.$Z];1+COLUMN([.B15]);0))" table:style-name="ce1">
            <text:p>6</text:p>
          </table:table-cell>
          <table:table-cell office:value-type="float" office:value="0" table:style-name="ce46">
            <text:p>0</text:p>
          </table:table-cell>
          <table:table-cell office:value-type="float" office:value="0" table:formula="of:=IFERROR(IFERROR(VLOOKUP([.$D22];[Teams.$C:.$Z];5+COLUMN([.D15]);0);VLOOKUP([.$D22];[Teams.$E:.$Z];3+COLUMN([.D15]);0));VLOOKUP([.$D22];[Teams.$G:.$Z];1+COLUMN([.D15]);0))" table:style-name="ce1">
            <text:p>0</text:p>
          </table:table-cell>
          <table:table-cell office:value-type="float" office:value="0" table:formula="of:=IFERROR(IFERROR(VLOOKUP([.$D22];[Teams.$C:.$Z];5+COLUMN([.E15]);0);VLOOKUP([.$D22];[Teams.$E:.$Z];3+COLUMN([.E15]);0));VLOOKUP([.$D22];[Teams.$G:.$Z];1+COLUMN([.E15]);0))" table:style-name="ce1">
            <text:p>0</text:p>
          </table:table-cell>
          <table:table-cell office:value-type="float" office:value="10" table:formula="of:=IFERROR(IFERROR(VLOOKUP([.$D22];[Teams.$C:.$Z];5+COLUMN([.F15]);0);VLOOKUP([.$D22];[Teams.$E:.$Z];3+COLUMN([.F15]);0));VLOOKUP([.$D22];[Teams.$G:.$Z];1+COLUMN([.F15]);0))" table:style-name="ce1">
            <text:p>10</text:p>
          </table:table-cell>
          <table:table-cell office:value-type="float" office:value="4" table:formula="of:=IFERROR(IFERROR(VLOOKUP([.$D22];[Teams.$C:.$Z];5+COLUMN([.G15]);0);VLOOKUP([.$D22];[Teams.$E:.$Z];3+COLUMN([.G15]);0));VLOOKUP([.$D22];[Teams.$G:.$Z];1+COLUMN([.G15]);0))" table:style-name="ce1">
            <text:p>4</text:p>
          </table:table-cell>
          <table:table-cell office:value-type="float" office:value="0" table:formula="of:=IFERROR(IFERROR(VLOOKUP([.$D22];[Teams.$C:.$Z];5+COLUMN([.H15]);0);VLOOKUP([.$D22];[Teams.$E:.$Z];3+COLUMN([.H15]);0));VLOOKUP([.$D22];[Teams.$G:.$Z];1+COLUMN([.H15]);0))" table:style-name="ce1">
            <text:p>0</text:p>
          </table:table-cell>
          <table:table-cell office:value-type="float" office:value="0" table:formula="of:=IFERROR(IFERROR(VLOOKUP([.$D22];[Teams.$C:.$Z];5+COLUMN([.I15]);0);VLOOKUP([.$D22];[Teams.$E:.$Z];3+COLUMN([.I15]);0));VLOOKUP([.$D22];[Teams.$G:.$Z];1+COLUMN([.I15]);0))" table:style-name="ce1">
            <text:p>0</text:p>
          </table:table-cell>
          <table:table-cell office:value-type="float" office:value="0" table:formula="of:=IFERROR(IFERROR(VLOOKUP([.$D22];[Teams.$C:.$Z];5+COLUMN([.J15]);0);VLOOKUP([.$D22];[Teams.$E:.$Z];3+COLUMN([.J15]);0));VLOOKUP([.$D22];[Teams.$G:.$Z];1+COLUMN([.J15]);0))" table:style-name="ce1">
            <text:p>0</text:p>
          </table:table-cell>
          <table:table-cell office:value-type="float" office:value="0" table:formula="of:=IFERROR(IFERROR(VLOOKUP([.$D22];[Teams.$C:.$Z];5+COLUMN([.K15]);0);VLOOKUP([.$D22];[Teams.$E:.$Z];3+COLUMN([.K15]);0));VLOOKUP([.$D22];[Teams.$G:.$Z];1+COLUMN([.K15]);0))" table:style-name="ce1">
            <text:p>0</text:p>
          </table:table-cell>
          <table:table-cell table:number-columns-repeated="2" table:style-name="ce46"/>
          <table:table-cell table:style-name="ce41"/>
          <table:table-cell office:value-type="float" office:value="77" table:formula="of:=SUM([.J22:.AB22])" table:style-name="ce42">
            <text:p>77</text:p>
          </table:table-cell>
          <table:table-cell office:value-type="percentage" office:value="0.35" table:formula="of:=[.AC22]/[.$AC$3]" table:style-name="ce54">
            <text:p>35.00%</text:p>
          </table:table-cell>
          <table:table-cell table:style-name="ce44"/>
          <table:table-cell table:number-columns-repeated="16353" table:style-name="ce41"/>
        </table:table-row>
        <table:table-row table:style-name="ro1">
          <table:table-cell office:value-type="string" table:style-name="ce37">
            <text:p>Martin</text:p>
          </table:table-cell>
          <table:table-cell office:value-type="float" office:value="685" table:style-name="ce1">
            <text:p>685</text:p>
          </table:table-cell>
          <table:table-cell office:value-type="float" office:value="8" table:style-name="ce1">
            <text:p>8</text:p>
          </table:table-cell>
          <table:table-cell office:value-type="float" office:value="2550119" table:style-name="ce1">
            <text:p>2550119</text:p>
          </table:table-cell>
          <table:table-cell office:value-type="string" table:style-name="ce39">
            <text:p>Witali</text:p>
          </table:table-cell>
          <table:table-cell office:value-type="string" table:style-name="ce39">
            <text:p>Rauch</text:p>
          </table:table-cell>
          <table:table-cell office:value-type="string" table:style-name="ce1">
            <text:p>s6rawita@uni-bonn.de</text:p>
          </table:table-cell>
          <table:table-cell office:value-type="string" table:style-name="ce1">
            <text:p>wrau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39">
            <text:p>4</text:p>
          </table:table-cell>
          <table:table-cell office:value-type="float" office:value="10" table:style-name="ce39">
            <text:p>10</text:p>
          </table:table-cell>
          <table:table-cell office:value-type="float" office:value="8" table:formula="of:=IFERROR(IFERROR(VLOOKUP([.$D23];[Teams.$C:.$Z];5+COLUMN([.A16]);0);VLOOKUP([.$D23];[Teams.$E:.$Z];3+COLUMN([.A16]);0));VLOOKUP([.$D23];[Teams.$G:.$Z];1+COLUMN([.A16]);0))" table:style-name="ce1">
            <text:p>8</text:p>
          </table:table-cell>
          <table:table-cell office:value-type="float" office:value="6" table:formula="of:=IFERROR(IFERROR(VLOOKUP([.$D23];[Teams.$C:.$Z];5+COLUMN([.B16]);0);VLOOKUP([.$D23];[Teams.$E:.$Z];3+COLUMN([.B16]);0));VLOOKUP([.$D23];[Teams.$G:.$Z];1+COLUMN([.B16]);0))" table:style-name="ce1">
            <text:p>6</text:p>
          </table:table-cell>
          <table:table-cell office:value-type="float" office:value="4" table:style-name="ce39">
            <text:p>4</text:p>
          </table:table-cell>
          <table:table-cell office:value-type="float" office:value="0" table:formula="of:=IFERROR(IFERROR(VLOOKUP([.$D23];[Teams.$C:.$Z];5+COLUMN([.D16]);0);VLOOKUP([.$D23];[Teams.$E:.$Z];3+COLUMN([.D16]);0));VLOOKUP([.$D23];[Teams.$G:.$Z];1+COLUMN([.D16]);0))" table:style-name="ce1">
            <text:p>0</text:p>
          </table:table-cell>
          <table:table-cell office:value-type="float" office:value="0" table:formula="of:=IFERROR(IFERROR(VLOOKUP([.$D23];[Teams.$C:.$Z];5+COLUMN([.E16]);0);VLOOKUP([.$D23];[Teams.$E:.$Z];3+COLUMN([.E16]);0));VLOOKUP([.$D23];[Teams.$G:.$Z];1+COLUMN([.E16]);0))" table:style-name="ce1">
            <text:p>0</text:p>
          </table:table-cell>
          <table:table-cell office:value-type="float" office:value="10" table:formula="of:=IFERROR(IFERROR(VLOOKUP([.$D23];[Teams.$C:.$Z];5+COLUMN([.F16]);0);VLOOKUP([.$D23];[Teams.$E:.$Z];3+COLUMN([.F16]);0));VLOOKUP([.$D23];[Teams.$G:.$Z];1+COLUMN([.F16]);0))" table:style-name="ce1">
            <text:p>10</text:p>
          </table:table-cell>
          <table:table-cell office:value-type="float" office:value="4" table:formula="of:=IFERROR(IFERROR(VLOOKUP([.$D23];[Teams.$C:.$Z];5+COLUMN([.G16]);0);VLOOKUP([.$D23];[Teams.$E:.$Z];3+COLUMN([.G16]);0));VLOOKUP([.$D23];[Teams.$G:.$Z];1+COLUMN([.G16]);0))" table:style-name="ce1">
            <text:p>4</text:p>
          </table:table-cell>
          <table:table-cell office:value-type="float" office:value="0" table:formula="of:=IFERROR(IFERROR(VLOOKUP([.$D23];[Teams.$C:.$Z];5+COLUMN([.H16]);0);VLOOKUP([.$D23];[Teams.$E:.$Z];3+COLUMN([.H16]);0));VLOOKUP([.$D23];[Teams.$G:.$Z];1+COLUMN([.H16]);0))" table:style-name="ce1">
            <text:p>0</text:p>
          </table:table-cell>
          <table:table-cell office:value-type="float" office:value="0" table:formula="of:=IFERROR(IFERROR(VLOOKUP([.$D23];[Teams.$C:.$Z];5+COLUMN([.I16]);0);VLOOKUP([.$D23];[Teams.$E:.$Z];3+COLUMN([.I16]);0));VLOOKUP([.$D23];[Teams.$G:.$Z];1+COLUMN([.I16]);0))" table:style-name="ce1">
            <text:p>0</text:p>
          </table:table-cell>
          <table:table-cell office:value-type="float" office:value="0" table:formula="of:=IFERROR(IFERROR(VLOOKUP([.$D23];[Teams.$C:.$Z];5+COLUMN([.J16]);0);VLOOKUP([.$D23];[Teams.$E:.$Z];3+COLUMN([.J16]);0));VLOOKUP([.$D23];[Teams.$G:.$Z];1+COLUMN([.J16]);0))" table:style-name="ce1">
            <text:p>0</text:p>
          </table:table-cell>
          <table:table-cell office:value-type="float" office:value="0" table:formula="of:=IFERROR(IFERROR(VLOOKUP([.$D23];[Teams.$C:.$Z];5+COLUMN([.K16]);0);VLOOKUP([.$D23];[Teams.$E:.$Z];3+COLUMN([.K16]);0));VLOOKUP([.$D23];[Teams.$G:.$Z];1+COLUMN([.K16]);0))" table:style-name="ce1">
            <text:p>0</text:p>
          </table:table-cell>
          <table:table-cell table:number-columns-repeated="2" table:style-name="ce39"/>
          <table:table-cell table:style-name="ce1"/>
          <table:table-cell office:value-type="float" office:value="81" table:formula="of:=SUM([.J23:.AB23])" table:style-name="ce34">
            <text:p>81</text:p>
          </table:table-cell>
          <table:table-cell office:value-type="percentage" office:value="0.36818181818181817" table:formula="of:=[.AC23]/[.$AC$3]" table:style-name="ce55">
            <text:p>36.82%</text:p>
          </table:table-cell>
          <table:table-cell table:style-name="ce36"/>
          <table:table-cell table:number-columns-repeated="16353"/>
        </table:table-row>
        <table:table-row table:style-name="ro1">
          <table:table-cell office:value-type="string" table:style-name="ce1">
            <text:p>Martin</text:p>
          </table:table-cell>
          <table:table-cell office:value-type="float" office:value="711" table:style-name="ce41">
            <text:p>711</text:p>
          </table:table-cell>
          <table:table-cell office:value-type="float" office:value="9" table:style-name="ce41">
            <text:p>9</text:p>
          </table:table-cell>
          <table:table-cell office:value-type="float" office:value="3025163" table:style-name="ce41">
            <text:p>3025163</text:p>
          </table:table-cell>
          <table:table-cell office:value-type="string" table:style-name="ce41">
            <text:p>Fabian</text:p>
          </table:table-cell>
          <table:table-cell office:value-type="string" table:style-name="ce41">
            <text:p>Richter</text:p>
          </table:table-cell>
          <table:table-cell office:value-type="string" table:style-name="ce41">
            <text:p>s6fnrich@uni-bonn.de</text:p>
          </table:table-cell>
          <table:table-cell office:value-type="string" table:style-name="ce41">
            <text:p>s6fnich</text:p>
          </table:table-cell>
          <table:table-cell table:style-name="ce41"/>
          <table:table-cell office:value-type="float" office:value="15" table:style-name="ce41">
            <text:p>15</text:p>
          </table:table-cell>
          <table:table-cell office:value-type="float" office:value="5" table:style-name="ce41">
            <text:p>5</text:p>
          </table:table-cell>
          <table:table-cell office:value-type="float" office:value="14" table:style-name="ce41">
            <text:p>14</text:p>
          </table:table-cell>
          <table:table-cell office:value-type="float" office:value="4" table:style-name="ce41">
            <text:p>4</text:p>
          </table:table-cell>
          <table:table-cell office:value-type="float" office:value="12" table:style-name="ce41">
            <text:p>12</text:p>
          </table:table-cell>
          <table:table-cell office:value-type="float" office:value="8" table:formula="of:=IFERROR(IFERROR(VLOOKUP([.$D24];[Teams.$C:.$Z];5+COLUMN([.A17]);0);VLOOKUP([.$D24];[Teams.$E:.$Z];3+COLUMN([.A17]);0));VLOOKUP([.$D24];[Teams.$G:.$Z];1+COLUMN([.A17]);0))" table:style-name="ce1">
            <text:p>8</text:p>
          </table:table-cell>
          <table:table-cell office:value-type="float" office:value="6" table:formula="of:=IFERROR(IFERROR(VLOOKUP([.$D24];[Teams.$C:.$Z];5+COLUMN([.B17]);0);VLOOKUP([.$D24];[Teams.$E:.$Z];3+COLUMN([.B17]);0));VLOOKUP([.$D24];[Teams.$G:.$Z];1+COLUMN([.B17]);0))" table:style-name="ce1">
            <text:p>6</text:p>
          </table:table-cell>
          <table:table-cell office:value-type="float" office:value="0" table:style-name="ce46">
            <text:p>0</text:p>
          </table:table-cell>
          <table:table-cell office:value-type="float" office:value="20" table:formula="of:=IFERROR(IFERROR(VLOOKUP([.$D24];[Teams.$C:.$Z];5+COLUMN([.D17]);0);VLOOKUP([.$D24];[Teams.$E:.$Z];3+COLUMN([.D17]);0));VLOOKUP([.$D24];[Teams.$G:.$Z];1+COLUMN([.D17]);0))" table:style-name="ce1">
            <text:p>20</text:p>
          </table:table-cell>
          <table:table-cell office:value-type="float" office:value="7" table:formula="of:=IFERROR(IFERROR(VLOOKUP([.$D24];[Teams.$C:.$Z];5+COLUMN([.E17]);0);VLOOKUP([.$D24];[Teams.$E:.$Z];3+COLUMN([.E17]);0));VLOOKUP([.$D24];[Teams.$G:.$Z];1+COLUMN([.E17]);0))" table:style-name="ce1">
            <text:p>7</text:p>
          </table:table-cell>
          <table:table-cell office:value-type="float" office:value="10" table:formula="of:=IFERROR(IFERROR(VLOOKUP([.$D24];[Teams.$C:.$Z];5+COLUMN([.F17]);0);VLOOKUP([.$D24];[Teams.$E:.$Z];3+COLUMN([.F17]);0));VLOOKUP([.$D24];[Teams.$G:.$Z];1+COLUMN([.F17]);0))" table:style-name="ce1">
            <text:p>10</text:p>
          </table:table-cell>
          <table:table-cell office:value-type="float" office:value="6" table:formula="of:=IFERROR(IFERROR(VLOOKUP([.$D24];[Teams.$C:.$Z];5+COLUMN([.G17]);0);VLOOKUP([.$D24];[Teams.$E:.$Z];3+COLUMN([.G17]);0));VLOOKUP([.$D24];[Teams.$G:.$Z];1+COLUMN([.G17]);0))" table:style-name="ce1">
            <text:p>6</text:p>
          </table:table-cell>
          <table:table-cell office:value-type="float" office:value="16.5" table:formula="of:=IFERROR(IFERROR(VLOOKUP([.$D24];[Teams.$C:.$Z];5+COLUMN([.H17]);0);VLOOKUP([.$D24];[Teams.$E:.$Z];3+COLUMN([.H17]);0));VLOOKUP([.$D24];[Teams.$G:.$Z];1+COLUMN([.H17]);0))" table:style-name="ce1">
            <text:p>16.5</text:p>
          </table:table-cell>
          <table:table-cell office:value-type="float" office:value="18" table:formula="of:=IFERROR(IFERROR(VLOOKUP([.$D24];[Teams.$C:.$Z];5+COLUMN([.I17]);0);VLOOKUP([.$D24];[Teams.$E:.$Z];3+COLUMN([.I17]);0));VLOOKUP([.$D24];[Teams.$G:.$Z];1+COLUMN([.I17]);0))" table:style-name="ce1">
            <text:p>18</text:p>
          </table:table-cell>
          <table:table-cell office:value-type="float" office:value="18" table:formula="of:=IFERROR(IFERROR(VLOOKUP([.$D24];[Teams.$C:.$Z];5+COLUMN([.J17]);0);VLOOKUP([.$D24];[Teams.$E:.$Z];3+COLUMN([.J17]);0));VLOOKUP([.$D24];[Teams.$G:.$Z];1+COLUMN([.J17]);0))" table:style-name="ce1">
            <text:p>18</text:p>
          </table:table-cell>
          <table:table-cell office:value-type="float" office:value="0" table:formula="of:=IFERROR(IFERROR(VLOOKUP([.$D24];[Teams.$C:.$Z];5+COLUMN([.K17]);0);VLOOKUP([.$D24];[Teams.$E:.$Z];3+COLUMN([.K17]);0));VLOOKUP([.$D24];[Teams.$G:.$Z];1+COLUMN([.K17]);0))" table:style-name="ce1">
            <text:p>0</text:p>
          </table:table-cell>
          <table:table-cell table:number-columns-repeated="3" table:style-name="ce41"/>
          <table:table-cell office:value-type="float" office:value="159.5" table:formula="of:=SUM([.J24:.AB24])" table:style-name="ce42">
            <text:p>159.5</text:p>
          </table:table-cell>
          <table:table-cell office:value-type="percentage" office:value="0.72499999999999998" table:formula="of:=[.AC24]/[.$AC$3]" table:style-name="ce54">
            <text:p>72.50%</text:p>
          </table:table-cell>
          <table:table-cell table:style-name="ce44"/>
          <table:table-cell table:number-columns-repeated="16353" table:style-name="ce41"/>
        </table:table-row>
        <table:table-row table:style-name="ro1">
          <table:table-cell office:value-type="string" table:style-name="ce1">
            <text:p>Martin</text:p>
          </table:table-cell>
          <table:table-cell office:value-type="float" office:value="556" table:style-name="ce1">
            <text:p>556</text:p>
          </table:table-cell>
          <table:table-cell office:value-type="float" office:value="9" table:style-name="ce1">
            <text:p>9</text:p>
          </table:table-cell>
          <table:table-cell office:value-type="float" office:value="3429176" table:style-name="ce1">
            <text:p>3429176</text:p>
          </table:table-cell>
          <table:table-cell office:value-type="string" table:style-name="ce39">
            <text:p>Karsten</text:p>
          </table:table-cell>
          <table:table-cell office:value-type="string" table:style-name="ce39">
            <text:p>Weber</text:p>
          </table:table-cell>
          <table:table-cell office:value-type="string" table:style-name="ce1">
            <text:p>s6knwebe@uni-bonn.de</text:p>
          </table:table-cell>
          <table:table-cell office:value-type="string" table:style-name="ce1">
            <text:p>s6knwebe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39">
            <text:p>4</text:p>
          </table:table-cell>
          <table:table-cell office:value-type="float" office:value="12" table:style-name="ce39">
            <text:p>12</text:p>
          </table:table-cell>
          <table:table-cell office:value-type="float" office:value="8" table:formula="of:=IFERROR(IFERROR(VLOOKUP([.$D25];[Teams.$C:.$Z];5+COLUMN([.A18]);0);VLOOKUP([.$D25];[Teams.$E:.$Z];3+COLUMN([.A18]);0));VLOOKUP([.$D25];[Teams.$G:.$Z];1+COLUMN([.A18]);0))" table:style-name="ce1">
            <text:p>8</text:p>
          </table:table-cell>
          <table:table-cell office:value-type="float" office:value="6" table:formula="of:=IFERROR(IFERROR(VLOOKUP([.$D25];[Teams.$C:.$Z];5+COLUMN([.B18]);0);VLOOKUP([.$D25];[Teams.$E:.$Z];3+COLUMN([.B18]);0));VLOOKUP([.$D25];[Teams.$G:.$Z];1+COLUMN([.B18]);0))" table:style-name="ce1">
            <text:p>6</text:p>
          </table:table-cell>
          <table:table-cell office:value-type="float" office:value="4" table:style-name="ce39">
            <text:p>4</text:p>
          </table:table-cell>
          <table:table-cell office:value-type="float" office:value="20" table:formula="of:=IFERROR(IFERROR(VLOOKUP([.$D25];[Teams.$C:.$Z];5+COLUMN([.D18]);0);VLOOKUP([.$D25];[Teams.$E:.$Z];3+COLUMN([.D18]);0));VLOOKUP([.$D25];[Teams.$G:.$Z];1+COLUMN([.D18]);0))" table:style-name="ce1">
            <text:p>20</text:p>
          </table:table-cell>
          <table:table-cell office:value-type="float" office:value="7" table:formula="of:=IFERROR(IFERROR(VLOOKUP([.$D25];[Teams.$C:.$Z];5+COLUMN([.E18]);0);VLOOKUP([.$D25];[Teams.$E:.$Z];3+COLUMN([.E18]);0));VLOOKUP([.$D25];[Teams.$G:.$Z];1+COLUMN([.E18]);0))" table:style-name="ce1">
            <text:p>7</text:p>
          </table:table-cell>
          <table:table-cell office:value-type="float" office:value="10" table:formula="of:=IFERROR(IFERROR(VLOOKUP([.$D25];[Teams.$C:.$Z];5+COLUMN([.F18]);0);VLOOKUP([.$D25];[Teams.$E:.$Z];3+COLUMN([.F18]);0));VLOOKUP([.$D25];[Teams.$G:.$Z];1+COLUMN([.F18]);0))" table:style-name="ce1">
            <text:p>10</text:p>
          </table:table-cell>
          <table:table-cell office:value-type="float" office:value="6" table:formula="of:=IFERROR(IFERROR(VLOOKUP([.$D25];[Teams.$C:.$Z];5+COLUMN([.G18]);0);VLOOKUP([.$D25];[Teams.$E:.$Z];3+COLUMN([.G18]);0));VLOOKUP([.$D25];[Teams.$G:.$Z];1+COLUMN([.G18]);0))" table:style-name="ce1">
            <text:p>6</text:p>
          </table:table-cell>
          <table:table-cell office:value-type="float" office:value="16.5" table:formula="of:=IFERROR(IFERROR(VLOOKUP([.$D25];[Teams.$C:.$Z];5+COLUMN([.H18]);0);VLOOKUP([.$D25];[Teams.$E:.$Z];3+COLUMN([.H18]);0));VLOOKUP([.$D25];[Teams.$G:.$Z];1+COLUMN([.H18]);0))" table:style-name="ce1">
            <text:p>16.5</text:p>
          </table:table-cell>
          <table:table-cell office:value-type="float" office:value="18" table:formula="of:=IFERROR(IFERROR(VLOOKUP([.$D25];[Teams.$C:.$Z];5+COLUMN([.I18]);0);VLOOKUP([.$D25];[Teams.$E:.$Z];3+COLUMN([.I18]);0));VLOOKUP([.$D25];[Teams.$G:.$Z];1+COLUMN([.I18]);0))" table:style-name="ce1">
            <text:p>18</text:p>
          </table:table-cell>
          <table:table-cell office:value-type="float" office:value="18" table:formula="of:=IFERROR(IFERROR(VLOOKUP([.$D25];[Teams.$C:.$Z];5+COLUMN([.J18]);0);VLOOKUP([.$D25];[Teams.$E:.$Z];3+COLUMN([.J18]);0));VLOOKUP([.$D25];[Teams.$G:.$Z];1+COLUMN([.J18]);0))" table:style-name="ce1">
            <text:p>18</text:p>
          </table:table-cell>
          <table:table-cell office:value-type="float" office:value="0" table:formula="of:=IFERROR(IFERROR(VLOOKUP([.$D25];[Teams.$C:.$Z];5+COLUMN([.K18]);0);VLOOKUP([.$D25];[Teams.$E:.$Z];3+COLUMN([.K18]);0));VLOOKUP([.$D25];[Teams.$G:.$Z];1+COLUMN([.K18]);0))" table:style-name="ce1">
            <text:p>0</text:p>
          </table:table-cell>
          <table:table-cell table:number-columns-repeated="2" table:style-name="ce39"/>
          <table:table-cell table:style-name="ce1"/>
          <table:table-cell office:value-type="float" office:value="163.5" table:formula="of:=SUM([.J25:.AB25])" table:style-name="ce34">
            <text:p>163.5</text:p>
          </table:table-cell>
          <table:table-cell office:value-type="percentage" office:value="0.74318181818181817" table:formula="of:=[.AC25]/[.$AC$3]" table:style-name="ce55">
            <text:p>74.32%</text:p>
          </table:table-cell>
          <table:table-cell table:style-name="ce36"/>
          <table:table-cell table:number-columns-repeated="16353"/>
        </table:table-row>
        <table:table-row table:style-name="ro1">
          <table:table-cell office:value-type="string" table:style-name="ce37">
            <text:p>Martin</text:p>
          </table:table-cell>
          <table:table-cell office:value-type="float" office:value="680" table:style-name="ce1">
            <text:p>680</text:p>
          </table:table-cell>
          <table:table-cell office:value-type="float" office:value="9" table:style-name="ce1">
            <text:p>9</text:p>
          </table:table-cell>
          <table:table-cell table:style-name="ce47"/>
          <table:table-cell office:value-type="string" table:style-name="ce1">
            <text:p>Thomas</text:p>
          </table:table-cell>
          <table:table-cell office:value-type="string" table:style-name="ce1">
            <text:p>Pniok</text:p>
          </table:table-cell>
          <table:table-cell office:value-type="string" table:style-name="ce1">
            <text:p>thomas.pniok@uni-bonn.de</text:p>
          </table:table-cell>
          <table:table-cell office:value-type="string" table:style-name="ce1">
            <text:p>pniok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39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39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6.5" table:style-name="ce1">
            <text:p>16.5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163.5" table:formula="of:=SUM([.J26:.AB26])" table:style-name="ce34">
            <text:p>163.5</text:p>
          </table:table-cell>
          <table:table-cell office:value-type="percentage" office:value="0.74318181818181817" table:formula="of:=[.AC26]/[.$AC$3]" table:style-name="ce55">
            <text:p>74.32%</text:p>
          </table:table-cell>
          <table:table-cell table:style-name="ce36"/>
          <table:table-cell table:number-columns-repeated="16353"/>
        </table:table-row>
        <table:table-row table:style-name="ro1">
          <table:table-cell office:value-type="string" table:style-name="ce1">
            <text:p>Martin</text:p>
          </table:table-cell>
          <table:table-cell office:value-type="float" office:value="721" table:style-name="ce41">
            <text:p>721</text:p>
          </table:table-cell>
          <table:table-cell office:value-type="float" office:value="10" table:style-name="ce41">
            <text:p>10</text:p>
          </table:table-cell>
          <table:table-cell office:value-type="float" office:value="3181016" table:style-name="ce41">
            <text:p>3181016</text:p>
          </table:table-cell>
          <table:table-cell office:value-type="string" table:style-name="ce46">
            <text:p>Fabian</text:p>
          </table:table-cell>
          <table:table-cell office:value-type="string" table:style-name="ce46">
            <text:p>Odenthal</text:p>
          </table:table-cell>
          <table:table-cell office:value-type="string" table:style-name="ce41">
            <text:p>s6faoden@uni-bonn.de</text:p>
          </table:table-cell>
          <table:table-cell office:value-type="string" table:style-name="ce41">
            <text:p>s6faoden</text:p>
          </table:table-cell>
          <table:table-cell table:style-name="ce41"/>
          <table:table-cell office:value-type="float" office:value="15" table:style-name="ce41">
            <text:p>15</text:p>
          </table:table-cell>
          <table:table-cell office:value-type="float" office:value="5" table:style-name="ce41">
            <text:p>5</text:p>
          </table:table-cell>
          <table:table-cell office:value-type="float" office:value="16" table:style-name="ce41">
            <text:p>16</text:p>
          </table:table-cell>
          <table:table-cell office:value-type="float" office:value="4" table:style-name="ce46">
            <text:p>4</text:p>
          </table:table-cell>
          <table:table-cell office:value-type="float" office:value="20" table:style-name="ce46">
            <text:p>20</text:p>
          </table:table-cell>
          <table:table-cell office:value-type="float" office:value="8" table:formula="of:=IFERROR(IFERROR(VLOOKUP([.$D27];[Teams.$C:.$Z];5+COLUMN([.A20]);0);VLOOKUP([.$D27];[Teams.$E:.$Z];3+COLUMN([.A20]);0));VLOOKUP([.$D27];[Teams.$G:.$Z];1+COLUMN([.A20]);0))" table:style-name="ce1">
            <text:p>8</text:p>
          </table:table-cell>
          <table:table-cell office:value-type="float" office:value="6" table:formula="of:=IFERROR(IFERROR(VLOOKUP([.$D27];[Teams.$C:.$Z];5+COLUMN([.B20]);0);VLOOKUP([.$D27];[Teams.$E:.$Z];3+COLUMN([.B20]);0));VLOOKUP([.$D27];[Teams.$G:.$Z];1+COLUMN([.B20]);0))" table:style-name="ce1">
            <text:p>6</text:p>
          </table:table-cell>
          <table:table-cell office:value-type="float" office:value="4" table:style-name="ce41">
            <text:p>4</text:p>
          </table:table-cell>
          <table:table-cell office:value-type="float" office:value="20" table:formula="of:=IFERROR(IFERROR(VLOOKUP([.$D27];[Teams.$C:.$Z];5+COLUMN([.D20]);0);VLOOKUP([.$D27];[Teams.$E:.$Z];3+COLUMN([.D20]);0));VLOOKUP([.$D27];[Teams.$G:.$Z];1+COLUMN([.D20]);0))" table:style-name="ce1">
            <text:p>20</text:p>
          </table:table-cell>
          <table:table-cell office:value-type="float" office:value="20" table:formula="of:=IFERROR(IFERROR(VLOOKUP([.$D27];[Teams.$C:.$Z];5+COLUMN([.E20]);0);VLOOKUP([.$D27];[Teams.$E:.$Z];3+COLUMN([.E20]);0));VLOOKUP([.$D27];[Teams.$G:.$Z];1+COLUMN([.E20]);0))" table:style-name="ce1">
            <text:p>20</text:p>
          </table:table-cell>
          <table:table-cell office:value-type="float" office:value="0" table:formula="of:=IFERROR(IFERROR(VLOOKUP([.$D27];[Teams.$C:.$Z];5+COLUMN([.F20]);0);VLOOKUP([.$D27];[Teams.$E:.$Z];3+COLUMN([.F20]);0));VLOOKUP([.$D27];[Teams.$G:.$Z];1+COLUMN([.F20]);0))" table:style-name="ce1">
            <text:p>0</text:p>
          </table:table-cell>
          <table:table-cell office:value-type="float" office:value="8" table:formula="of:=IFERROR(IFERROR(VLOOKUP([.$D27];[Teams.$C:.$Z];5+COLUMN([.G20]);0);VLOOKUP([.$D27];[Teams.$E:.$Z];3+COLUMN([.G20]);0));VLOOKUP([.$D27];[Teams.$G:.$Z];1+COLUMN([.G20]);0))" table:style-name="ce1">
            <text:p>8</text:p>
          </table:table-cell>
          <table:table-cell office:value-type="float" office:value="0" table:formula="of:=IFERROR(IFERROR(VLOOKUP([.$D27];[Teams.$C:.$Z];5+COLUMN([.H20]);0);VLOOKUP([.$D27];[Teams.$E:.$Z];3+COLUMN([.H20]);0));VLOOKUP([.$D27];[Teams.$G:.$Z];1+COLUMN([.H20]);0))" table:style-name="ce1">
            <text:p>0</text:p>
          </table:table-cell>
          <table:table-cell office:value-type="float" office:value="0" table:formula="of:=IFERROR(IFERROR(VLOOKUP([.$D27];[Teams.$C:.$Z];5+COLUMN([.I20]);0);VLOOKUP([.$D27];[Teams.$E:.$Z];3+COLUMN([.I20]);0));VLOOKUP([.$D27];[Teams.$G:.$Z];1+COLUMN([.I20]);0))" table:style-name="ce1">
            <text:p>0</text:p>
          </table:table-cell>
          <table:table-cell office:value-type="float" office:value="0" table:formula="of:=IFERROR(IFERROR(VLOOKUP([.$D27];[Teams.$C:.$Z];5+COLUMN([.J20]);0);VLOOKUP([.$D27];[Teams.$E:.$Z];3+COLUMN([.J20]);0));VLOOKUP([.$D27];[Teams.$G:.$Z];1+COLUMN([.J20]);0))" table:style-name="ce1">
            <text:p>0</text:p>
          </table:table-cell>
          <table:table-cell office:value-type="float" office:value="0" table:formula="of:=IFERROR(IFERROR(VLOOKUP([.$D27];[Teams.$C:.$Z];5+COLUMN([.K20]);0);VLOOKUP([.$D27];[Teams.$E:.$Z];3+COLUMN([.K20]);0));VLOOKUP([.$D27];[Teams.$G:.$Z];1+COLUMN([.K20]);0))" table:style-name="ce1">
            <text:p>0</text:p>
          </table:table-cell>
          <table:table-cell table:number-columns-repeated="3" table:style-name="ce41"/>
          <table:table-cell office:value-type="float" office:value="126" table:formula="of:=SUM([.J27:.AB27])" table:style-name="ce34">
            <text:p>126</text:p>
          </table:table-cell>
          <table:table-cell office:value-type="percentage" office:value="0.57272727272727275" table:formula="of:=[.AC27]/[.$AC$3]" table:style-name="ce54">
            <text:p>57.27%</text:p>
          </table:table-cell>
          <table:table-cell table:style-name="ce44"/>
          <table:table-cell table:number-columns-repeated="16353" table:style-name="ce41"/>
        </table:table-row>
        <table:table-row table:style-name="ro1">
          <table:table-cell office:value-type="string" table:style-name="ce1">
            <text:p>Martin</text:p>
          </table:table-cell>
          <table:table-cell office:value-type="float" office:value="723" table:style-name="ce1">
            <text:p>723</text:p>
          </table:table-cell>
          <table:table-cell office:value-type="float" office:value="10" table:style-name="ce1">
            <text:p>10</text:p>
          </table:table-cell>
          <table:table-cell office:value-type="float" office:value="2987101" table:style-name="ce1">
            <text:p>2987101</text:p>
          </table:table-cell>
          <table:table-cell office:value-type="string" table:style-name="ce1">
            <text:p>Lena</text:p>
          </table:table-cell>
          <table:table-cell office:value-type="string" table:style-name="ce1">
            <text:p>Berster</text:p>
          </table:table-cell>
          <table:table-cell office:value-type="string" table:style-name="ce1">
            <text:p>lena.berster@uni-bonn.de</text:p>
          </table:table-cell>
          <table:table-cell office:value-type="string" table:style-name="ce1">
            <text:p>lena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39">
            <text:p>20</text:p>
          </table:table-cell>
          <table:table-cell office:value-type="float" office:value="8" table:formula="of:=IFERROR(IFERROR(VLOOKUP([.$D28];[Teams.$C:.$Z];5+COLUMN([.A21]);0);VLOOKUP([.$D28];[Teams.$E:.$Z];3+COLUMN([.A21]);0));VLOOKUP([.$D28];[Teams.$G:.$Z];1+COLUMN([.A21]);0))" table:style-name="ce1">
            <text:p>8</text:p>
          </table:table-cell>
          <table:table-cell office:value-type="float" office:value="6" table:formula="of:=IFERROR(IFERROR(VLOOKUP([.$D28];[Teams.$C:.$Z];5+COLUMN([.B21]);0);VLOOKUP([.$D28];[Teams.$E:.$Z];3+COLUMN([.B21]);0));VLOOKUP([.$D28];[Teams.$G:.$Z];1+COLUMN([.B21]);0))" table:style-name="ce1">
            <text:p>6</text:p>
          </table:table-cell>
          <table:table-cell office:value-type="float" office:value="0" table:style-name="ce39">
            <text:p>0</text:p>
          </table:table-cell>
          <table:table-cell office:value-type="float" office:value="20" table:formula="of:=IFERROR(IFERROR(VLOOKUP([.$D28];[Teams.$C:.$Z];5+COLUMN([.D21]);0);VLOOKUP([.$D28];[Teams.$E:.$Z];3+COLUMN([.D21]);0));VLOOKUP([.$D28];[Teams.$G:.$Z];1+COLUMN([.D21]);0))" table:style-name="ce1">
            <text:p>20</text:p>
          </table:table-cell>
          <table:table-cell office:value-type="float" office:value="20" table:formula="of:=IFERROR(IFERROR(VLOOKUP([.$D28];[Teams.$C:.$Z];5+COLUMN([.E21]);0);VLOOKUP([.$D28];[Teams.$E:.$Z];3+COLUMN([.E21]);0));VLOOKUP([.$D28];[Teams.$G:.$Z];1+COLUMN([.E21]);0))" table:style-name="ce1">
            <text:p>20</text:p>
          </table:table-cell>
          <table:table-cell office:value-type="float" office:value="0" table:formula="of:=IFERROR(IFERROR(VLOOKUP([.$D28];[Teams.$C:.$Z];5+COLUMN([.F21]);0);VLOOKUP([.$D28];[Teams.$E:.$Z];3+COLUMN([.F21]);0));VLOOKUP([.$D28];[Teams.$G:.$Z];1+COLUMN([.F21]);0))" table:style-name="ce1">
            <text:p>0</text:p>
          </table:table-cell>
          <table:table-cell office:value-type="float" office:value="8" table:formula="of:=IFERROR(IFERROR(VLOOKUP([.$D28];[Teams.$C:.$Z];5+COLUMN([.G21]);0);VLOOKUP([.$D28];[Teams.$E:.$Z];3+COLUMN([.G21]);0));VLOOKUP([.$D28];[Teams.$G:.$Z];1+COLUMN([.G21]);0))" table:style-name="ce1">
            <text:p>8</text:p>
          </table:table-cell>
          <table:table-cell office:value-type="float" office:value="0" table:formula="of:=IFERROR(IFERROR(VLOOKUP([.$D28];[Teams.$C:.$Z];5+COLUMN([.H21]);0);VLOOKUP([.$D28];[Teams.$E:.$Z];3+COLUMN([.H21]);0));VLOOKUP([.$D28];[Teams.$G:.$Z];1+COLUMN([.H21]);0))" table:style-name="ce1">
            <text:p>0</text:p>
          </table:table-cell>
          <table:table-cell office:value-type="float" office:value="0" table:formula="of:=IFERROR(IFERROR(VLOOKUP([.$D28];[Teams.$C:.$Z];5+COLUMN([.I21]);0);VLOOKUP([.$D28];[Teams.$E:.$Z];3+COLUMN([.I21]);0));VLOOKUP([.$D28];[Teams.$G:.$Z];1+COLUMN([.I21]);0))" table:style-name="ce1">
            <text:p>0</text:p>
          </table:table-cell>
          <table:table-cell office:value-type="float" office:value="0" table:formula="of:=IFERROR(IFERROR(VLOOKUP([.$D28];[Teams.$C:.$Z];5+COLUMN([.J21]);0);VLOOKUP([.$D28];[Teams.$E:.$Z];3+COLUMN([.J21]);0));VLOOKUP([.$D28];[Teams.$G:.$Z];1+COLUMN([.J21]);0))" table:style-name="ce1">
            <text:p>0</text:p>
          </table:table-cell>
          <table:table-cell office:value-type="float" office:value="0" table:formula="of:=IFERROR(IFERROR(VLOOKUP([.$D28];[Teams.$C:.$Z];5+COLUMN([.K21]);0);VLOOKUP([.$D28];[Teams.$E:.$Z];3+COLUMN([.K21]);0));VLOOKUP([.$D28];[Teams.$G:.$Z];1+COLUMN([.K21]);0))" table:style-name="ce1">
            <text:p>0</text:p>
          </table:table-cell>
          <table:table-cell table:number-columns-repeated="3" table:style-name="ce1"/>
          <table:table-cell office:value-type="float" office:value="122" table:formula="of:=SUM([.J28:.AB28])" table:style-name="ce34">
            <text:p>122</text:p>
          </table:table-cell>
          <table:table-cell office:value-type="percentage" office:value="0.55454545454545456" table:formula="of:=[.AC28]/[.$AC$3]" table:style-name="ce55">
            <text:p>55.45%</text:p>
          </table:table-cell>
          <table:table-cell table:style-name="ce36"/>
          <table:table-cell table:number-columns-repeated="16353"/>
        </table:table-row>
        <table:table-row table:style-name="ro1">
          <table:table-cell office:value-type="string" table:style-name="ce1">
            <text:p>Martin</text:p>
          </table:table-cell>
          <table:table-cell office:value-type="float" office:value="722" table:style-name="ce1">
            <text:p>722</text:p>
          </table:table-cell>
          <table:table-cell office:value-type="float" office:value="10" table:style-name="ce1">
            <text:p>10</text:p>
          </table:table-cell>
          <table:table-cell office:value-type="float" office:value="3082140" table:style-name="ce1">
            <text:p>3082140</text:p>
          </table:table-cell>
          <table:table-cell office:value-type="string" table:style-name="ce1">
            <text:p>Robin</text:p>
          </table:table-cell>
          <table:table-cell office:value-type="string" table:style-name="ce1">
            <text:p>Bundschuh</text:p>
          </table:table-cell>
          <table:table-cell office:value-type="string" table:style-name="ce1">
            <text:p>s6robund@uni-bonn.de</text:p>
          </table:table-cell>
          <table:table-cell office:value-type="string" table:style-name="ce1">
            <text:p>robinb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39">
            <text:p>20</text:p>
          </table:table-cell>
          <table:table-cell office:value-type="float" office:value="8" table:formula="of:=IFERROR(IFERROR(VLOOKUP([.$D29];[Teams.$C:.$Z];5+COLUMN([.A22]);0);VLOOKUP([.$D29];[Teams.$E:.$Z];3+COLUMN([.A22]);0));VLOOKUP([.$D29];[Teams.$G:.$Z];1+COLUMN([.A22]);0))" table:style-name="ce1">
            <text:p>8</text:p>
          </table:table-cell>
          <table:table-cell office:value-type="float" office:value="6" table:formula="of:=IFERROR(IFERROR(VLOOKUP([.$D29];[Teams.$C:.$Z];5+COLUMN([.B22]);0);VLOOKUP([.$D29];[Teams.$E:.$Z];3+COLUMN([.B22]);0));VLOOKUP([.$D29];[Teams.$G:.$Z];1+COLUMN([.B22]);0))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0" table:formula="of:=IFERROR(IFERROR(VLOOKUP([.$D29];[Teams.$C:.$Z];5+COLUMN([.D22]);0);VLOOKUP([.$D29];[Teams.$E:.$Z];3+COLUMN([.D22]);0));VLOOKUP([.$D29];[Teams.$G:.$Z];1+COLUMN([.D22]);0))" table:style-name="ce1">
            <text:p>20</text:p>
          </table:table-cell>
          <table:table-cell office:value-type="float" office:value="20" table:formula="of:=IFERROR(IFERROR(VLOOKUP([.$D29];[Teams.$C:.$Z];5+COLUMN([.E22]);0);VLOOKUP([.$D29];[Teams.$E:.$Z];3+COLUMN([.E22]);0));VLOOKUP([.$D29];[Teams.$G:.$Z];1+COLUMN([.E22]);0))" table:style-name="ce1">
            <text:p>20</text:p>
          </table:table-cell>
          <table:table-cell office:value-type="float" office:value="0" table:formula="of:=IFERROR(IFERROR(VLOOKUP([.$D29];[Teams.$C:.$Z];5+COLUMN([.F22]);0);VLOOKUP([.$D29];[Teams.$E:.$Z];3+COLUMN([.F22]);0));VLOOKUP([.$D29];[Teams.$G:.$Z];1+COLUMN([.F22]);0))" table:style-name="ce1">
            <text:p>0</text:p>
          </table:table-cell>
          <table:table-cell office:value-type="float" office:value="8" table:formula="of:=IFERROR(IFERROR(VLOOKUP([.$D29];[Teams.$C:.$Z];5+COLUMN([.G22]);0);VLOOKUP([.$D29];[Teams.$E:.$Z];3+COLUMN([.G22]);0));VLOOKUP([.$D29];[Teams.$G:.$Z];1+COLUMN([.G22]);0))" table:style-name="ce1">
            <text:p>8</text:p>
          </table:table-cell>
          <table:table-cell office:value-type="float" office:value="0" table:formula="of:=IFERROR(IFERROR(VLOOKUP([.$D29];[Teams.$C:.$Z];5+COLUMN([.H22]);0);VLOOKUP([.$D29];[Teams.$E:.$Z];3+COLUMN([.H22]);0));VLOOKUP([.$D29];[Teams.$G:.$Z];1+COLUMN([.H22]);0))" table:style-name="ce1">
            <text:p>0</text:p>
          </table:table-cell>
          <table:table-cell office:value-type="float" office:value="0" table:formula="of:=IFERROR(IFERROR(VLOOKUP([.$D29];[Teams.$C:.$Z];5+COLUMN([.I22]);0);VLOOKUP([.$D29];[Teams.$E:.$Z];3+COLUMN([.I22]);0));VLOOKUP([.$D29];[Teams.$G:.$Z];1+COLUMN([.I22]);0))" table:style-name="ce1">
            <text:p>0</text:p>
          </table:table-cell>
          <table:table-cell office:value-type="float" office:value="0" table:formula="of:=IFERROR(IFERROR(VLOOKUP([.$D29];[Teams.$C:.$Z];5+COLUMN([.J22]);0);VLOOKUP([.$D29];[Teams.$E:.$Z];3+COLUMN([.J22]);0));VLOOKUP([.$D29];[Teams.$G:.$Z];1+COLUMN([.J22]);0))" table:style-name="ce1">
            <text:p>0</text:p>
          </table:table-cell>
          <table:table-cell office:value-type="float" office:value="0" table:formula="of:=IFERROR(IFERROR(VLOOKUP([.$D29];[Teams.$C:.$Z];5+COLUMN([.K22]);0);VLOOKUP([.$D29];[Teams.$E:.$Z];3+COLUMN([.K22]);0));VLOOKUP([.$D29];[Teams.$G:.$Z];1+COLUMN([.K22]);0))" table:style-name="ce1">
            <text:p>0</text:p>
          </table:table-cell>
          <table:table-cell table:number-columns-repeated="3" table:style-name="ce1"/>
          <table:table-cell office:value-type="float" office:value="122" table:formula="of:=SUM([.J29:.AB29])" table:style-name="ce34">
            <text:p>122</text:p>
          </table:table-cell>
          <table:table-cell office:value-type="percentage" office:value="0.55454545454545456" table:formula="of:=[.AC29]/[.$AC$3]" table:style-name="ce55">
            <text:p>55.45%</text:p>
          </table:table-cell>
          <table:table-cell table:style-name="ce36"/>
          <table:table-cell table:number-columns-repeated="16353"/>
        </table:table-row>
        <table:table-row table:style-name="ro1">
          <table:table-cell office:value-type="string" table:style-name="ce41">
            <text:p>Navid</text:p>
          </table:table-cell>
          <table:table-cell office:value-type="float" office:value="699" table:style-name="ce41">
            <text:p>699</text:p>
          </table:table-cell>
          <table:table-cell office:value-type="float" office:value="11" table:style-name="ce41">
            <text:p>11</text:p>
          </table:table-cell>
          <table:table-cell office:value-type="float" office:value="2377542" table:style-name="ce41">
            <text:p>2377542</text:p>
          </table:table-cell>
          <table:table-cell office:value-type="string" table:style-name="ce41">
            <text:p>Fatma</text:p>
          </table:table-cell>
          <table:table-cell office:value-type="string" table:style-name="ce41">
            <text:p>Pilavci</text:p>
          </table:table-cell>
          <table:table-cell office:value-type="string" table:style-name="ce41">
            <text:p>s6fapila@uni-bonn.de</text:p>
          </table:table-cell>
          <table:table-cell office:value-type="string" table:style-name="ce41">
            <text:p>pilavci</text:p>
          </table:table-cell>
          <table:table-cell table:style-name="ce41"/>
          <table:table-cell office:value-type="float" office:value="15" table:style-name="ce41">
            <text:p>15</text:p>
          </table:table-cell>
          <table:table-cell office:value-type="float" office:value="5" table:style-name="ce41">
            <text:p>5</text:p>
          </table:table-cell>
          <table:table-cell office:value-type="float" office:value="16" table:style-name="ce41">
            <text:p>16</text:p>
          </table:table-cell>
          <table:table-cell office:value-type="float" office:value="4" table:style-name="ce41">
            <text:p>4</text:p>
          </table:table-cell>
          <table:table-cell office:value-type="float" office:value="20" table:style-name="ce41">
            <text:p>20</text:p>
          </table:table-cell>
          <table:table-cell office:value-type="float" office:value="8" table:formula="of:=IFERROR(IFERROR(VLOOKUP([.$D30];[Teams.$C:.$Z];5+COLUMN([.A23]);0);VLOOKUP([.$D30];[Teams.$E:.$Z];3+COLUMN([.A23]);0));VLOOKUP([.$D30];[Teams.$G:.$Z];1+COLUMN([.A23]);0))" table:style-name="ce1">
            <text:p>8</text:p>
          </table:table-cell>
          <table:table-cell office:value-type="float" office:value="6" table:formula="of:=IFERROR(IFERROR(VLOOKUP([.$D30];[Teams.$C:.$Z];5+COLUMN([.B23]);0);VLOOKUP([.$D30];[Teams.$E:.$Z];3+COLUMN([.B23]);0));VLOOKUP([.$D30];[Teams.$G:.$Z];1+COLUMN([.B23]);0))" table:style-name="ce1">
            <text:p>6</text:p>
          </table:table-cell>
          <table:table-cell office:value-type="float" office:value="4" table:style-name="ce46">
            <text:p>4</text:p>
          </table:table-cell>
          <table:table-cell office:value-type="float" office:value="16" table:formula="of:=IFERROR(IFERROR(VLOOKUP([.$D30];[Teams.$C:.$Z];5+COLUMN([.D23]);0);VLOOKUP([.$D30];[Teams.$E:.$Z];3+COLUMN([.D23]);0));VLOOKUP([.$D30];[Teams.$G:.$Z];1+COLUMN([.D23]);0))" table:style-name="ce1">
            <text:p>16</text:p>
          </table:table-cell>
          <table:table-cell office:value-type="float" office:value="20" table:formula="of:=IFERROR(IFERROR(VLOOKUP([.$D30];[Teams.$C:.$Z];5+COLUMN([.E23]);0);VLOOKUP([.$D30];[Teams.$E:.$Z];3+COLUMN([.E23]);0));VLOOKUP([.$D30];[Teams.$G:.$Z];1+COLUMN([.E23]);0))" table:style-name="ce1">
            <text:p>20</text:p>
          </table:table-cell>
          <table:table-cell office:value-type="float" office:value="17" table:formula="of:=IFERROR(IFERROR(VLOOKUP([.$D30];[Teams.$C:.$Z];5+COLUMN([.F23]);0);VLOOKUP([.$D30];[Teams.$E:.$Z];3+COLUMN([.F23]);0));VLOOKUP([.$D30];[Teams.$G:.$Z];1+COLUMN([.F23]);0))" table:style-name="ce1">
            <text:p>17</text:p>
          </table:table-cell>
          <table:table-cell office:value-type="float" office:value="5" table:formula="of:=IFERROR(IFERROR(VLOOKUP([.$D30];[Teams.$C:.$Z];5+COLUMN([.G23]);0);VLOOKUP([.$D30];[Teams.$E:.$Z];3+COLUMN([.G23]);0));VLOOKUP([.$D30];[Teams.$G:.$Z];1+COLUMN([.G23]);0))" table:style-name="ce1">
            <text:p>5</text:p>
          </table:table-cell>
          <table:table-cell office:value-type="float" office:value="20" table:formula="of:=IFERROR(IFERROR(VLOOKUP([.$D30];[Teams.$C:.$Z];5+COLUMN([.H23]);0);VLOOKUP([.$D30];[Teams.$E:.$Z];3+COLUMN([.H23]);0));VLOOKUP([.$D30];[Teams.$G:.$Z];1+COLUMN([.H23]);0))" table:style-name="ce1">
            <text:p>20</text:p>
          </table:table-cell>
          <table:table-cell office:value-type="float" office:value="0" table:formula="of:=IFERROR(IFERROR(VLOOKUP([.$D30];[Teams.$C:.$Z];5+COLUMN([.I23]);0);VLOOKUP([.$D30];[Teams.$E:.$Z];3+COLUMN([.I23]);0));VLOOKUP([.$D30];[Teams.$G:.$Z];1+COLUMN([.I23]);0))" table:style-name="ce1">
            <text:p>0</text:p>
          </table:table-cell>
          <table:table-cell office:value-type="float" office:value="0" table:formula="of:=IFERROR(IFERROR(VLOOKUP([.$D30];[Teams.$C:.$Z];5+COLUMN([.J23]);0);VLOOKUP([.$D30];[Teams.$E:.$Z];3+COLUMN([.J23]);0));VLOOKUP([.$D30];[Teams.$G:.$Z];1+COLUMN([.J23]);0))" table:style-name="ce1">
            <text:p>0</text:p>
          </table:table-cell>
          <table:table-cell office:value-type="float" office:value="0" table:formula="of:=IFERROR(IFERROR(VLOOKUP([.$D30];[Teams.$C:.$Z];5+COLUMN([.K23]);0);VLOOKUP([.$D30];[Teams.$E:.$Z];3+COLUMN([.K23]);0));VLOOKUP([.$D30];[Teams.$G:.$Z];1+COLUMN([.K23]);0))" table:style-name="ce1">
            <text:p>0</text:p>
          </table:table-cell>
          <table:table-cell table:number-columns-repeated="3" table:style-name="ce41"/>
          <table:table-cell office:value-type="float" office:value="156" table:formula="of:=SUM([.J30:.AB30])" table:style-name="ce34">
            <text:p>156</text:p>
          </table:table-cell>
          <table:table-cell office:value-type="percentage" office:value="0.70909090909090911" table:formula="of:=[.AC30]/[.$AC$3]" table:style-name="ce55">
            <text:p>70.91%</text:p>
          </table:table-cell>
          <table:table-cell table:number-columns-repeated="16354" table:style-name="ce41"/>
        </table:table-row>
        <table:table-row table:style-name="ro1">
          <table:table-cell office:value-type="string" table:style-name="ce39">
            <text:p>Navid</text:p>
          </table:table-cell>
          <table:table-cell office:value-type="float" office:value="700" table:style-name="ce1">
            <text:p>700</text:p>
          </table:table-cell>
          <table:table-cell office:value-type="float" office:value="11" table:style-name="ce1">
            <text:p>11</text:p>
          </table:table-cell>
          <table:table-cell office:value-type="float" office:value="3059987" table:style-name="ce1">
            <text:p>3059987</text:p>
          </table:table-cell>
          <table:table-cell office:value-type="string" table:style-name="ce1">
            <text:p>Marline</text:p>
          </table:table-cell>
          <table:table-cell office:value-type="string" table:style-name="ce1">
            <text:p>Speer</text:p>
          </table:table-cell>
          <table:table-cell office:value-type="string" table:style-name="ce1">
            <text:p>s6maspee@uni-bonn.de</text:p>
          </table:table-cell>
          <table:table-cell office:value-type="string" table:style-name="ce1">
            <text:p>marline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39">
            <text:p>20</text:p>
          </table:table-cell>
          <table:table-cell office:value-type="float" office:value="8" table:formula="of:=IFERROR(IFERROR(VLOOKUP([.$D31];[Teams.$C:.$Z];5+COLUMN([.A24]);0);VLOOKUP([.$D31];[Teams.$E:.$Z];3+COLUMN([.A24]);0));VLOOKUP([.$D31];[Teams.$G:.$Z];1+COLUMN([.A24]);0))" table:style-name="ce1">
            <text:p>8</text:p>
          </table:table-cell>
          <table:table-cell office:value-type="float" office:value="6" table:formula="of:=IFERROR(IFERROR(VLOOKUP([.$D31];[Teams.$C:.$Z];5+COLUMN([.B24]);0);VLOOKUP([.$D31];[Teams.$E:.$Z];3+COLUMN([.B24]);0));VLOOKUP([.$D31];[Teams.$G:.$Z];1+COLUMN([.B24]);0))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6" table:formula="of:=IFERROR(IFERROR(VLOOKUP([.$D31];[Teams.$C:.$Z];5+COLUMN([.D24]);0);VLOOKUP([.$D31];[Teams.$E:.$Z];3+COLUMN([.D24]);0));VLOOKUP([.$D31];[Teams.$G:.$Z];1+COLUMN([.D24]);0))" table:style-name="ce1">
            <text:p>16</text:p>
          </table:table-cell>
          <table:table-cell office:value-type="float" office:value="20" table:formula="of:=IFERROR(IFERROR(VLOOKUP([.$D31];[Teams.$C:.$Z];5+COLUMN([.E24]);0);VLOOKUP([.$D31];[Teams.$E:.$Z];3+COLUMN([.E24]);0));VLOOKUP([.$D31];[Teams.$G:.$Z];1+COLUMN([.E24]);0))" table:style-name="ce1">
            <text:p>20</text:p>
          </table:table-cell>
          <table:table-cell office:value-type="float" office:value="17" table:formula="of:=IFERROR(IFERROR(VLOOKUP([.$D31];[Teams.$C:.$Z];5+COLUMN([.F24]);0);VLOOKUP([.$D31];[Teams.$E:.$Z];3+COLUMN([.F24]);0));VLOOKUP([.$D31];[Teams.$G:.$Z];1+COLUMN([.F24]);0))" table:style-name="ce1">
            <text:p>17</text:p>
          </table:table-cell>
          <table:table-cell office:value-type="float" office:value="5" table:formula="of:=IFERROR(IFERROR(VLOOKUP([.$D31];[Teams.$C:.$Z];5+COLUMN([.G24]);0);VLOOKUP([.$D31];[Teams.$E:.$Z];3+COLUMN([.G24]);0));VLOOKUP([.$D31];[Teams.$G:.$Z];1+COLUMN([.G24]);0))" table:style-name="ce1">
            <text:p>5</text:p>
          </table:table-cell>
          <table:table-cell office:value-type="float" office:value="20" table:formula="of:=IFERROR(IFERROR(VLOOKUP([.$D31];[Teams.$C:.$Z];5+COLUMN([.H24]);0);VLOOKUP([.$D31];[Teams.$E:.$Z];3+COLUMN([.H24]);0));VLOOKUP([.$D31];[Teams.$G:.$Z];1+COLUMN([.H24]);0))" table:style-name="ce1">
            <text:p>20</text:p>
          </table:table-cell>
          <table:table-cell office:value-type="float" office:value="0" table:formula="of:=IFERROR(IFERROR(VLOOKUP([.$D31];[Teams.$C:.$Z];5+COLUMN([.I24]);0);VLOOKUP([.$D31];[Teams.$E:.$Z];3+COLUMN([.I24]);0));VLOOKUP([.$D31];[Teams.$G:.$Z];1+COLUMN([.I24]);0))" table:style-name="ce1">
            <text:p>0</text:p>
          </table:table-cell>
          <table:table-cell office:value-type="float" office:value="0" table:formula="of:=IFERROR(IFERROR(VLOOKUP([.$D31];[Teams.$C:.$Z];5+COLUMN([.J24]);0);VLOOKUP([.$D31];[Teams.$E:.$Z];3+COLUMN([.J24]);0));VLOOKUP([.$D31];[Teams.$G:.$Z];1+COLUMN([.J24]);0))" table:style-name="ce1">
            <text:p>0</text:p>
          </table:table-cell>
          <table:table-cell office:value-type="float" office:value="0" table:formula="of:=IFERROR(IFERROR(VLOOKUP([.$D31];[Teams.$C:.$Z];5+COLUMN([.K24]);0);VLOOKUP([.$D31];[Teams.$E:.$Z];3+COLUMN([.K24]);0));VLOOKUP([.$D31];[Teams.$G:.$Z];1+COLUMN([.K24]);0))" table:style-name="ce1">
            <text:p>0</text:p>
          </table:table-cell>
          <table:table-cell table:number-columns-repeated="3" table:style-name="ce1"/>
          <table:table-cell office:value-type="float" office:value="152" table:formula="of:=SUM([.J31:.AB31])" table:style-name="ce34">
            <text:p>152</text:p>
          </table:table-cell>
          <table:table-cell office:value-type="percentage" office:value="0.69090909090909092" table:formula="of:=[.AC31]/[.$AC$3]" table:style-name="ce55">
            <text:p>69.09%</text:p>
          </table:table-cell>
          <table:table-cell table:style-name="ce36"/>
          <table:table-cell table:number-columns-repeated="16353"/>
        </table:table-row>
        <table:table-row table:style-name="ro1">
          <table:table-cell office:value-type="string" table:style-name="ce48">
            <text:p>Navid</text:p>
          </table:table-cell>
          <table:table-cell office:value-type="float" office:value="698" table:style-name="ce1">
            <text:p>698</text:p>
          </table:table-cell>
          <table:table-cell office:value-type="float" office:value="11" table:style-name="ce1">
            <text:p>11</text:p>
          </table:table-cell>
          <table:table-cell office:value-type="float" office:value="3131773" table:style-name="ce1">
            <text:p>3131773</text:p>
          </table:table-cell>
          <table:table-cell office:value-type="string" table:style-name="ce1">
            <text:p>Sefa</text:p>
          </table:table-cell>
          <table:table-cell office:value-type="string" table:style-name="ce39">
            <text:p>Pilavci</text:p>
          </table:table-cell>
          <table:table-cell office:value-type="string" table:style-name="ce1">
            <text:p>s6sepila@uni-bonn.de</text:p>
          </table:table-cell>
          <table:table-cell office:value-type="string" table:style-name="ce1">
            <text:p>sepokai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39">
            <text:p>4</text:p>
          </table:table-cell>
          <table:table-cell office:value-type="float" office:value="20" table:style-name="ce39">
            <text:p>20</text:p>
          </table:table-cell>
          <table:table-cell office:value-type="float" office:value="8" table:formula="of:=IFERROR(IFERROR(VLOOKUP([.$D32];[Teams.$C:.$Z];5+COLUMN([.A25]);0);VLOOKUP([.$D32];[Teams.$E:.$Z];3+COLUMN([.A25]);0));VLOOKUP([.$D32];[Teams.$G:.$Z];1+COLUMN([.A25]);0))" table:style-name="ce1">
            <text:p>8</text:p>
          </table:table-cell>
          <table:table-cell office:value-type="float" office:value="6" table:formula="of:=IFERROR(IFERROR(VLOOKUP([.$D32];[Teams.$C:.$Z];5+COLUMN([.B25]);0);VLOOKUP([.$D32];[Teams.$E:.$Z];3+COLUMN([.B25]);0));VLOOKUP([.$D32];[Teams.$G:.$Z];1+COLUMN([.B25]);0))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6" table:formula="of:=IFERROR(IFERROR(VLOOKUP([.$D32];[Teams.$C:.$Z];5+COLUMN([.D25]);0);VLOOKUP([.$D32];[Teams.$E:.$Z];3+COLUMN([.D25]);0));VLOOKUP([.$D32];[Teams.$G:.$Z];1+COLUMN([.D25]);0))" table:style-name="ce1">
            <text:p>16</text:p>
          </table:table-cell>
          <table:table-cell office:value-type="float" office:value="20" table:formula="of:=IFERROR(IFERROR(VLOOKUP([.$D32];[Teams.$C:.$Z];5+COLUMN([.E25]);0);VLOOKUP([.$D32];[Teams.$E:.$Z];3+COLUMN([.E25]);0));VLOOKUP([.$D32];[Teams.$G:.$Z];1+COLUMN([.E25]);0))" table:style-name="ce1">
            <text:p>20</text:p>
          </table:table-cell>
          <table:table-cell office:value-type="float" office:value="17" table:formula="of:=IFERROR(IFERROR(VLOOKUP([.$D32];[Teams.$C:.$Z];5+COLUMN([.F25]);0);VLOOKUP([.$D32];[Teams.$E:.$Z];3+COLUMN([.F25]);0));VLOOKUP([.$D32];[Teams.$G:.$Z];1+COLUMN([.F25]);0))" table:style-name="ce1">
            <text:p>17</text:p>
          </table:table-cell>
          <table:table-cell office:value-type="float" office:value="5" table:formula="of:=IFERROR(IFERROR(VLOOKUP([.$D32];[Teams.$C:.$Z];5+COLUMN([.G25]);0);VLOOKUP([.$D32];[Teams.$E:.$Z];3+COLUMN([.G25]);0));VLOOKUP([.$D32];[Teams.$G:.$Z];1+COLUMN([.G25]);0))" table:style-name="ce1">
            <text:p>5</text:p>
          </table:table-cell>
          <table:table-cell office:value-type="float" office:value="20" table:formula="of:=IFERROR(IFERROR(VLOOKUP([.$D32];[Teams.$C:.$Z];5+COLUMN([.H25]);0);VLOOKUP([.$D32];[Teams.$E:.$Z];3+COLUMN([.H25]);0));VLOOKUP([.$D32];[Teams.$G:.$Z];1+COLUMN([.H25]);0))" table:style-name="ce1">
            <text:p>20</text:p>
          </table:table-cell>
          <table:table-cell office:value-type="float" office:value="0" table:formula="of:=IFERROR(IFERROR(VLOOKUP([.$D32];[Teams.$C:.$Z];5+COLUMN([.I25]);0);VLOOKUP([.$D32];[Teams.$E:.$Z];3+COLUMN([.I25]);0));VLOOKUP([.$D32];[Teams.$G:.$Z];1+COLUMN([.I25]);0))" table:style-name="ce1">
            <text:p>0</text:p>
          </table:table-cell>
          <table:table-cell office:value-type="float" office:value="0" table:formula="of:=IFERROR(IFERROR(VLOOKUP([.$D32];[Teams.$C:.$Z];5+COLUMN([.J25]);0);VLOOKUP([.$D32];[Teams.$E:.$Z];3+COLUMN([.J25]);0));VLOOKUP([.$D32];[Teams.$G:.$Z];1+COLUMN([.J25]);0))" table:style-name="ce1">
            <text:p>0</text:p>
          </table:table-cell>
          <table:table-cell office:value-type="float" office:value="0" table:formula="of:=IFERROR(IFERROR(VLOOKUP([.$D32];[Teams.$C:.$Z];5+COLUMN([.K25]);0);VLOOKUP([.$D32];[Teams.$E:.$Z];3+COLUMN([.K25]);0));VLOOKUP([.$D32];[Teams.$G:.$Z];1+COLUMN([.K25]);0))" table:style-name="ce1">
            <text:p>0</text:p>
          </table:table-cell>
          <table:table-cell table:number-columns-repeated="3" table:style-name="ce1"/>
          <table:table-cell office:value-type="float" office:value="156" table:formula="of:=SUM([.J32:.AB32])" table:style-name="ce34">
            <text:p>156</text:p>
          </table:table-cell>
          <table:table-cell office:value-type="percentage" office:value="0.70909090909090911" table:formula="of:=[.AC32]/[.$AC$3]" table:style-name="ce55">
            <text:p>70.91%</text:p>
          </table:table-cell>
          <table:table-cell table:style-name="ce36"/>
          <table:table-cell table:number-columns-repeated="16353"/>
        </table:table-row>
        <table:table-row table:style-name="ro1">
          <table:table-cell office:value-type="string" table:style-name="ce39">
            <text:p>Navid</text:p>
          </table:table-cell>
          <table:table-cell office:value-type="float" office:value="27" table:style-name="ce41">
            <text:p>27</text:p>
          </table:table-cell>
          <table:table-cell office:value-type="float" office:value="12" table:style-name="ce41">
            <text:p>12</text:p>
          </table:table-cell>
          <table:table-cell office:value-type="float" office:value="3089670" table:style-name="ce41">
            <text:p>3089670</text:p>
          </table:table-cell>
          <table:table-cell office:value-type="string" table:style-name="ce41">
            <text:p>Dominik</text:p>
          </table:table-cell>
          <table:table-cell office:value-type="string" table:style-name="ce46">
            <text:p>Wirtz</text:p>
          </table:table-cell>
          <table:table-cell office:value-type="string" table:style-name="ce41">
            <text:p>s6dowirt@uni-bonn.de</text:p>
          </table:table-cell>
          <table:table-cell table:number-columns-repeated="2" table:style-name="ce41"/>
          <table:table-cell office:value-type="float" office:value="10" table:style-name="ce41">
            <text:p>10</text:p>
          </table:table-cell>
          <table:table-cell office:value-type="float" office:value="2" table:style-name="ce41">
            <text:p>2</text:p>
          </table:table-cell>
          <table:table-cell office:value-type="float" office:value="3" table:style-name="ce41">
            <text:p>3</text:p>
          </table:table-cell>
          <table:table-cell office:value-type="float" office:value="4" table:style-name="ce46">
            <text:p>4</text:p>
          </table:table-cell>
          <table:table-cell office:value-type="float" office:value="0" table:style-name="ce46">
            <text:p>0</text:p>
          </table:table-cell>
          <table:table-cell office:value-type="float" office:value="8" table:formula="of:=IFERROR(IFERROR(VLOOKUP([.$D33];[Teams.$C:.$Z];5+COLUMN([.A26]);0);VLOOKUP([.$D33];[Teams.$E:.$Z];3+COLUMN([.A26]);0));VLOOKUP([.$D33];[Teams.$G:.$Z];1+COLUMN([.A26]);0))" table:style-name="ce1">
            <text:p>8</text:p>
          </table:table-cell>
          <table:table-cell office:value-type="float" office:value="0" table:formula="of:=IFERROR(IFERROR(VLOOKUP([.$D33];[Teams.$C:.$Z];5+COLUMN([.B26]);0);VLOOKUP([.$D33];[Teams.$E:.$Z];3+COLUMN([.B26]);0));VLOOKUP([.$D33];[Teams.$G:.$Z];1+COLUMN([.B26]);0))" table:style-name="ce1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2" table:formula="of:=IFERROR(IFERROR(VLOOKUP([.$D33];[Teams.$C:.$Z];5+COLUMN([.D26]);0);VLOOKUP([.$D33];[Teams.$E:.$Z];3+COLUMN([.D26]);0));VLOOKUP([.$D33];[Teams.$G:.$Z];1+COLUMN([.D26]);0))" table:style-name="ce1">
            <text:p>2</text:p>
          </table:table-cell>
          <table:table-cell office:value-type="float" office:value="0" table:formula="of:=IFERROR(IFERROR(VLOOKUP([.$D33];[Teams.$C:.$Z];5+COLUMN([.E26]);0);VLOOKUP([.$D33];[Teams.$E:.$Z];3+COLUMN([.E26]);0));VLOOKUP([.$D33];[Teams.$G:.$Z];1+COLUMN([.E26]);0))" table:style-name="ce1">
            <text:p>0</text:p>
          </table:table-cell>
          <table:table-cell office:value-type="float" office:value="0" table:formula="of:=IFERROR(IFERROR(VLOOKUP([.$D33];[Teams.$C:.$Z];5+COLUMN([.F26]);0);VLOOKUP([.$D33];[Teams.$E:.$Z];3+COLUMN([.F26]);0));VLOOKUP([.$D33];[Teams.$G:.$Z];1+COLUMN([.F26]);0))" table:style-name="ce1">
            <text:p>0</text:p>
          </table:table-cell>
          <table:table-cell office:value-type="float" office:value="0" table:formula="of:=IFERROR(IFERROR(VLOOKUP([.$D33];[Teams.$C:.$Z];5+COLUMN([.G26]);0);VLOOKUP([.$D33];[Teams.$E:.$Z];3+COLUMN([.G26]);0));VLOOKUP([.$D33];[Teams.$G:.$Z];1+COLUMN([.G26]);0))" table:style-name="ce1">
            <text:p>0</text:p>
          </table:table-cell>
          <table:table-cell office:value-type="float" office:value="0" table:formula="of:=IFERROR(IFERROR(VLOOKUP([.$D33];[Teams.$C:.$Z];5+COLUMN([.H26]);0);VLOOKUP([.$D33];[Teams.$E:.$Z];3+COLUMN([.H26]);0));VLOOKUP([.$D33];[Teams.$G:.$Z];1+COLUMN([.H26]);0))" table:style-name="ce1">
            <text:p>0</text:p>
          </table:table-cell>
          <table:table-cell office:value-type="float" office:value="0" table:formula="of:=IFERROR(IFERROR(VLOOKUP([.$D33];[Teams.$C:.$Z];5+COLUMN([.I26]);0);VLOOKUP([.$D33];[Teams.$E:.$Z];3+COLUMN([.I26]);0));VLOOKUP([.$D33];[Teams.$G:.$Z];1+COLUMN([.I26]);0))" table:style-name="ce1">
            <text:p>0</text:p>
          </table:table-cell>
          <table:table-cell office:value-type="float" office:value="0" table:formula="of:=IFERROR(IFERROR(VLOOKUP([.$D33];[Teams.$C:.$Z];5+COLUMN([.J26]);0);VLOOKUP([.$D33];[Teams.$E:.$Z];3+COLUMN([.J26]);0));VLOOKUP([.$D33];[Teams.$G:.$Z];1+COLUMN([.J26]);0))" table:style-name="ce1">
            <text:p>0</text:p>
          </table:table-cell>
          <table:table-cell office:value-type="float" office:value="0" table:formula="of:=IFERROR(IFERROR(VLOOKUP([.$D33];[Teams.$C:.$Z];5+COLUMN([.K26]);0);VLOOKUP([.$D33];[Teams.$E:.$Z];3+COLUMN([.K26]);0));VLOOKUP([.$D33];[Teams.$G:.$Z];1+COLUMN([.K26]);0))" table:style-name="ce1">
            <text:p>0</text:p>
          </table:table-cell>
          <table:table-cell table:number-columns-repeated="3" table:style-name="ce41"/>
          <table:table-cell office:value-type="float" office:value="29" table:formula="of:=SUM([.J33:.AB33])" table:style-name="ce34">
            <text:p>29</text:p>
          </table:table-cell>
          <table:table-cell office:value-type="percentage" office:value="0.13181818181818181" table:formula="of:=[.AC33]/[.$AC$3]" table:style-name="ce55">
            <text:p>13.18%</text:p>
          </table:table-cell>
          <table:table-cell table:style-name="ce44"/>
          <table:table-cell table:number-columns-repeated="16353" table:style-name="ce41"/>
        </table:table-row>
        <table:table-row table:style-name="ro1">
          <table:table-cell office:value-type="string" table:style-name="ce48">
            <text:p>Navid</text:p>
          </table:table-cell>
          <table:table-cell office:value-type="float" office:value="681" table:style-name="ce1">
            <text:p>681</text:p>
          </table:table-cell>
          <table:table-cell office:value-type="float" office:value="12" table:style-name="ce1">
            <text:p>12</text:p>
          </table:table-cell>
          <table:table-cell office:value-type="float" office:value="3088003" table:style-name="ce1">
            <text:p>3088003</text:p>
          </table:table-cell>
          <table:table-cell office:value-type="string" table:style-name="ce1">
            <text:p>Nils</text:p>
          </table:table-cell>
          <table:table-cell office:value-type="string" table:style-name="ce1">
            <text:p>Menzel</text:p>
          </table:table-cell>
          <table:table-cell office:value-type="string" table:style-name="ce1">
            <text:p>s6nimenz@uni-bonn.de</text:p>
          </table:table-cell>
          <table:table-cell office:value-type="string" table:style-name="ce1">
            <text:p>nimenz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39">
            <text:p>0</text:p>
          </table:table-cell>
          <table:table-cell office:value-type="float" office:value="8" table:formula="of:=IFERROR(IFERROR(VLOOKUP([.$D34];[Teams.$C:.$Z];5+COLUMN([.A27]);0);VLOOKUP([.$D34];[Teams.$E:.$Z];3+COLUMN([.A27]);0));VLOOKUP([.$D34];[Teams.$G:.$Z];1+COLUMN([.A27]);0))" table:style-name="ce1">
            <text:p>8</text:p>
          </table:table-cell>
          <table:table-cell office:value-type="float" office:value="0" table:formula="of:=IFERROR(IFERROR(VLOOKUP([.$D34];[Teams.$C:.$Z];5+COLUMN([.B27]);0);VLOOKUP([.$D34];[Teams.$E:.$Z];3+COLUMN([.B27]);0));VLOOKUP([.$D34];[Teams.$G:.$Z];1+COLUMN([.B27]);0))" table:style-name="ce1">
            <text:p>0</text:p>
          </table:table-cell>
          <table:table-cell office:value-type="float" office:value="4" table:style-name="ce39">
            <text:p>4</text:p>
          </table:table-cell>
          <table:table-cell office:value-type="float" office:value="2" table:formula="of:=IFERROR(IFERROR(VLOOKUP([.$D34];[Teams.$C:.$Z];5+COLUMN([.D27]);0);VLOOKUP([.$D34];[Teams.$E:.$Z];3+COLUMN([.D27]);0));VLOOKUP([.$D34];[Teams.$G:.$Z];1+COLUMN([.D27]);0))" table:style-name="ce1">
            <text:p>2</text:p>
          </table:table-cell>
          <table:table-cell office:value-type="float" office:value="0" table:formula="of:=IFERROR(IFERROR(VLOOKUP([.$D34];[Teams.$C:.$Z];5+COLUMN([.E27]);0);VLOOKUP([.$D34];[Teams.$E:.$Z];3+COLUMN([.E27]);0));VLOOKUP([.$D34];[Teams.$G:.$Z];1+COLUMN([.E27]);0))" table:style-name="ce1">
            <text:p>0</text:p>
          </table:table-cell>
          <table:table-cell office:value-type="float" office:value="0" table:formula="of:=IFERROR(IFERROR(VLOOKUP([.$D34];[Teams.$C:.$Z];5+COLUMN([.F27]);0);VLOOKUP([.$D34];[Teams.$E:.$Z];3+COLUMN([.F27]);0));VLOOKUP([.$D34];[Teams.$G:.$Z];1+COLUMN([.F27]);0))" table:style-name="ce1">
            <text:p>0</text:p>
          </table:table-cell>
          <table:table-cell office:value-type="float" office:value="0" table:formula="of:=IFERROR(IFERROR(VLOOKUP([.$D34];[Teams.$C:.$Z];5+COLUMN([.G27]);0);VLOOKUP([.$D34];[Teams.$E:.$Z];3+COLUMN([.G27]);0));VLOOKUP([.$D34];[Teams.$G:.$Z];1+COLUMN([.G27]);0))" table:style-name="ce1">
            <text:p>0</text:p>
          </table:table-cell>
          <table:table-cell office:value-type="float" office:value="0" table:formula="of:=IFERROR(IFERROR(VLOOKUP([.$D34];[Teams.$C:.$Z];5+COLUMN([.H27]);0);VLOOKUP([.$D34];[Teams.$E:.$Z];3+COLUMN([.H27]);0));VLOOKUP([.$D34];[Teams.$G:.$Z];1+COLUMN([.H27]);0))" table:style-name="ce1">
            <text:p>0</text:p>
          </table:table-cell>
          <table:table-cell office:value-type="float" office:value="0" table:formula="of:=IFERROR(IFERROR(VLOOKUP([.$D34];[Teams.$C:.$Z];5+COLUMN([.I27]);0);VLOOKUP([.$D34];[Teams.$E:.$Z];3+COLUMN([.I27]);0));VLOOKUP([.$D34];[Teams.$G:.$Z];1+COLUMN([.I27]);0))" table:style-name="ce1">
            <text:p>0</text:p>
          </table:table-cell>
          <table:table-cell office:value-type="float" office:value="0" table:formula="of:=IFERROR(IFERROR(VLOOKUP([.$D34];[Teams.$C:.$Z];5+COLUMN([.J27]);0);VLOOKUP([.$D34];[Teams.$E:.$Z];3+COLUMN([.J27]);0));VLOOKUP([.$D34];[Teams.$G:.$Z];1+COLUMN([.J27]);0))" table:style-name="ce1">
            <text:p>0</text:p>
          </table:table-cell>
          <table:table-cell office:value-type="float" office:value="0" table:formula="of:=IFERROR(IFERROR(VLOOKUP([.$D34];[Teams.$C:.$Z];5+COLUMN([.K27]);0);VLOOKUP([.$D34];[Teams.$E:.$Z];3+COLUMN([.K27]);0));VLOOKUP([.$D34];[Teams.$G:.$Z];1+COLUMN([.K27]);0))" table:style-name="ce1">
            <text:p>0</text:p>
          </table:table-cell>
          <table:table-cell table:number-columns-repeated="3" table:style-name="ce1"/>
          <table:table-cell office:value-type="float" office:value="33" table:formula="of:=SUM([.J34:.AB34])" table:style-name="ce34">
            <text:p>33</text:p>
          </table:table-cell>
          <table:table-cell office:value-type="percentage" office:value="0.15" table:formula="of:=[.AC34]/[.$AC$3]" table:style-name="ce55">
            <text:p>15.00%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1">
            <text:p>Navid</text:p>
          </table:table-cell>
          <table:table-cell office:value-type="float" office:value="123" table:style-name="ce41">
            <text:p>123</text:p>
          </table:table-cell>
          <table:table-cell office:value-type="float" office:value="13" table:style-name="ce41">
            <text:p>13</text:p>
          </table:table-cell>
          <table:table-cell office:value-type="float" office:value="3421694" table:style-name="ce41">
            <text:p>3421694</text:p>
          </table:table-cell>
          <table:table-cell office:value-type="string" table:style-name="ce41">
            <text:p>Kjell</text:p>
          </table:table-cell>
          <table:table-cell office:value-type="string" table:style-name="ce46">
            <text:p>Graf</text:p>
          </table:table-cell>
          <table:table-cell office:value-type="string" table:style-name="ce41">
            <text:p>kjell@uni-bonn.de</text:p>
          </table:table-cell>
          <table:table-cell office:value-type="string" table:style-name="ce41">
            <text:p>kjell</text:p>
          </table:table-cell>
          <table:table-cell table:style-name="ce41"/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14" table:style-name="ce41">
            <text:p>14</text:p>
          </table:table-cell>
          <table:table-cell office:value-type="float" office:value="4" table:style-name="ce46">
            <text:p>4</text:p>
          </table:table-cell>
          <table:table-cell office:value-type="float" office:value="10" table:style-name="ce46">
            <text:p>10</text:p>
          </table:table-cell>
          <table:table-cell office:value-type="float" office:value="8" table:formula="of:=IFERROR(IFERROR(VLOOKUP([.$D35];[Teams.$C:.$Z];5+COLUMN([.A28]);0);VLOOKUP([.$D35];[Teams.$E:.$Z];3+COLUMN([.A28]);0));VLOOKUP([.$D35];[Teams.$G:.$Z];1+COLUMN([.A28]);0))" table:style-name="ce1">
            <text:p>8</text:p>
          </table:table-cell>
          <table:table-cell office:value-type="float" office:value="6" table:formula="of:=IFERROR(IFERROR(VLOOKUP([.$D35];[Teams.$C:.$Z];5+COLUMN([.B28]);0);VLOOKUP([.$D35];[Teams.$E:.$Z];3+COLUMN([.B28]);0));VLOOKUP([.$D35];[Teams.$G:.$Z];1+COLUMN([.B28]);0))" table:style-name="ce1">
            <text:p>6</text:p>
          </table:table-cell>
          <table:table-cell office:value-type="float" office:value="4" table:style-name="ce46">
            <text:p>4</text:p>
          </table:table-cell>
          <table:table-cell office:value-type="float" office:value="20" table:formula="of:=IFERROR(IFERROR(VLOOKUP([.$D35];[Teams.$C:.$Z];5+COLUMN([.D28]);0);VLOOKUP([.$D35];[Teams.$E:.$Z];3+COLUMN([.D28]);0));VLOOKUP([.$D35];[Teams.$G:.$Z];1+COLUMN([.D28]);0))" table:style-name="ce1">
            <text:p>20</text:p>
          </table:table-cell>
          <table:table-cell office:value-type="float" office:value="20" table:formula="of:=IFERROR(IFERROR(VLOOKUP([.$D35];[Teams.$C:.$Z];5+COLUMN([.E28]);0);VLOOKUP([.$D35];[Teams.$E:.$Z];3+COLUMN([.E28]);0));VLOOKUP([.$D35];[Teams.$G:.$Z];1+COLUMN([.E28]);0))" table:style-name="ce1">
            <text:p>20</text:p>
          </table:table-cell>
          <table:table-cell office:value-type="float" office:value="18" table:formula="of:=IFERROR(IFERROR(VLOOKUP([.$D35];[Teams.$C:.$Z];5+COLUMN([.F28]);0);VLOOKUP([.$D35];[Teams.$E:.$Z];3+COLUMN([.F28]);0));VLOOKUP([.$D35];[Teams.$G:.$Z];1+COLUMN([.F28]);0))" table:style-name="ce1">
            <text:p>18</text:p>
          </table:table-cell>
          <table:table-cell office:value-type="float" office:value="15" table:formula="of:=IFERROR(IFERROR(VLOOKUP([.$D35];[Teams.$C:.$Z];5+COLUMN([.G28]);0);VLOOKUP([.$D35];[Teams.$E:.$Z];3+COLUMN([.G28]);0));VLOOKUP([.$D35];[Teams.$G:.$Z];1+COLUMN([.G28]);0))" table:style-name="ce1">
            <text:p>15</text:p>
          </table:table-cell>
          <table:table-cell office:value-type="float" office:value="20" table:formula="of:=IFERROR(IFERROR(VLOOKUP([.$D35];[Teams.$C:.$Z];5+COLUMN([.H28]);0);VLOOKUP([.$D35];[Teams.$E:.$Z];3+COLUMN([.H28]);0));VLOOKUP([.$D35];[Teams.$G:.$Z];1+COLUMN([.H28]);0))" table:style-name="ce1">
            <text:p>20</text:p>
          </table:table-cell>
          <table:table-cell office:value-type="float" office:value="17" table:formula="of:=IFERROR(IFERROR(VLOOKUP([.$D35];[Teams.$C:.$Z];5+COLUMN([.I28]);0);VLOOKUP([.$D35];[Teams.$E:.$Z];3+COLUMN([.I28]);0));VLOOKUP([.$D35];[Teams.$G:.$Z];1+COLUMN([.I28]);0))" table:style-name="ce1">
            <text:p>17</text:p>
          </table:table-cell>
          <table:table-cell office:value-type="float" office:value="0" table:formula="of:=IFERROR(IFERROR(VLOOKUP([.$D35];[Teams.$C:.$Z];5+COLUMN([.J28]);0);VLOOKUP([.$D35];[Teams.$E:.$Z];3+COLUMN([.J28]);0));VLOOKUP([.$D35];[Teams.$G:.$Z];1+COLUMN([.J28]);0))" table:style-name="ce1">
            <text:p>0</text:p>
          </table:table-cell>
          <table:table-cell office:value-type="float" office:value="0" table:formula="of:=IFERROR(IFERROR(VLOOKUP([.$D35];[Teams.$C:.$Z];5+COLUMN([.K28]);0);VLOOKUP([.$D35];[Teams.$E:.$Z];3+COLUMN([.K28]);0));VLOOKUP([.$D35];[Teams.$G:.$Z];1+COLUMN([.K28]);0))" table:style-name="ce1">
            <text:p>0</text:p>
          </table:table-cell>
          <table:table-cell table:style-name="ce46"/>
          <table:table-cell table:number-columns-repeated="2" table:style-name="ce41"/>
          <table:table-cell office:value-type="float" office:value="156" table:formula="of:=SUM([.J35:.AB35])" table:style-name="ce34">
            <text:p>156</text:p>
          </table:table-cell>
          <table:table-cell office:value-type="percentage" office:value="0.70909090909090911" table:formula="of:=[.AC35]/[.$AC$3]" table:style-name="ce55">
            <text:p>70.91%</text:p>
          </table:table-cell>
          <table:table-cell table:style-name="ce44"/>
          <table:table-cell table:number-columns-repeated="16353" table:style-name="ce41"/>
        </table:table-row>
        <table:table-row table:style-name="ro1">
          <table:table-cell office:value-type="string" table:style-name="ce39">
            <text:p>Navid</text:p>
          </table:table-cell>
          <table:table-cell office:value-type="float" office:value="703" table:style-name="ce1">
            <text:p>703</text:p>
          </table:table-cell>
          <table:table-cell office:value-type="float" office:value="13" table:style-name="ce1">
            <text:p>13</text:p>
          </table:table-cell>
          <table:table-cell office:value-type="float" office:value="3271381" table:style-name="ce1">
            <text:p>3271381</text:p>
          </table:table-cell>
          <table:table-cell office:value-type="string" table:style-name="ce1">
            <text:p>Rosario</text:p>
          </table:table-cell>
          <table:table-cell office:value-type="string" table:style-name="ce1">
            <text:p>Vella</text:p>
          </table:table-cell>
          <table:table-cell office:value-type="string" table:style-name="ce1">
            <text:p>s6rovell@uni-bonn.de</text:p>
          </table:table-cell>
          <table:table-cell office:value-type="string" table:style-name="ce1">
            <text:p>s6rovell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8" table:formula="of:=IFERROR(IFERROR(VLOOKUP([.$D36];[Teams.$C:.$Z];5+COLUMN([.A29]);0);VLOOKUP([.$D36];[Teams.$E:.$Z];3+COLUMN([.A29]);0));VLOOKUP([.$D36];[Teams.$G:.$Z];1+COLUMN([.A29]);0))" table:style-name="ce1">
            <text:p>8</text:p>
          </table:table-cell>
          <table:table-cell office:value-type="float" office:value="6" table:formula="of:=IFERROR(IFERROR(VLOOKUP([.$D36];[Teams.$C:.$Z];5+COLUMN([.B29]);0);VLOOKUP([.$D36];[Teams.$E:.$Z];3+COLUMN([.B29]);0));VLOOKUP([.$D36];[Teams.$G:.$Z];1+COLUMN([.B29]);0))" table:style-name="ce1">
            <text:p>6</text:p>
          </table:table-cell>
          <table:table-cell office:value-type="float" office:value="4" table:style-name="ce39">
            <text:p>4</text:p>
          </table:table-cell>
          <table:table-cell office:value-type="float" office:value="20" table:formula="of:=IFERROR(IFERROR(VLOOKUP([.$D36];[Teams.$C:.$Z];5+COLUMN([.D29]);0);VLOOKUP([.$D36];[Teams.$E:.$Z];3+COLUMN([.D29]);0));VLOOKUP([.$D36];[Teams.$G:.$Z];1+COLUMN([.D29]);0))" table:style-name="ce1">
            <text:p>20</text:p>
          </table:table-cell>
          <table:table-cell office:value-type="float" office:value="20" table:formula="of:=IFERROR(IFERROR(VLOOKUP([.$D36];[Teams.$C:.$Z];5+COLUMN([.E29]);0);VLOOKUP([.$D36];[Teams.$E:.$Z];3+COLUMN([.E29]);0));VLOOKUP([.$D36];[Teams.$G:.$Z];1+COLUMN([.E29]);0))" table:style-name="ce1">
            <text:p>20</text:p>
          </table:table-cell>
          <table:table-cell office:value-type="float" office:value="18" table:formula="of:=IFERROR(IFERROR(VLOOKUP([.$D36];[Teams.$C:.$Z];5+COLUMN([.F29]);0);VLOOKUP([.$D36];[Teams.$E:.$Z];3+COLUMN([.F29]);0));VLOOKUP([.$D36];[Teams.$G:.$Z];1+COLUMN([.F29]);0))" table:style-name="ce1">
            <text:p>18</text:p>
          </table:table-cell>
          <table:table-cell office:value-type="float" office:value="15" table:formula="of:=IFERROR(IFERROR(VLOOKUP([.$D36];[Teams.$C:.$Z];5+COLUMN([.G29]);0);VLOOKUP([.$D36];[Teams.$E:.$Z];3+COLUMN([.G29]);0));VLOOKUP([.$D36];[Teams.$G:.$Z];1+COLUMN([.G29]);0))" table:style-name="ce1">
            <text:p>15</text:p>
          </table:table-cell>
          <table:table-cell office:value-type="float" office:value="20" table:formula="of:=IFERROR(IFERROR(VLOOKUP([.$D36];[Teams.$C:.$Z];5+COLUMN([.H29]);0);VLOOKUP([.$D36];[Teams.$E:.$Z];3+COLUMN([.H29]);0));VLOOKUP([.$D36];[Teams.$G:.$Z];1+COLUMN([.H29]);0))" table:style-name="ce1">
            <text:p>20</text:p>
          </table:table-cell>
          <table:table-cell office:value-type="float" office:value="17" table:formula="of:=IFERROR(IFERROR(VLOOKUP([.$D36];[Teams.$C:.$Z];5+COLUMN([.I29]);0);VLOOKUP([.$D36];[Teams.$E:.$Z];3+COLUMN([.I29]);0));VLOOKUP([.$D36];[Teams.$G:.$Z];1+COLUMN([.I29]);0))" table:style-name="ce1">
            <text:p>17</text:p>
          </table:table-cell>
          <table:table-cell office:value-type="float" office:value="0" table:formula="of:=IFERROR(IFERROR(VLOOKUP([.$D36];[Teams.$C:.$Z];5+COLUMN([.J29]);0);VLOOKUP([.$D36];[Teams.$E:.$Z];3+COLUMN([.J29]);0));VLOOKUP([.$D36];[Teams.$G:.$Z];1+COLUMN([.J29]);0))" table:style-name="ce1">
            <text:p>0</text:p>
          </table:table-cell>
          <table:table-cell office:value-type="float" office:value="0" table:formula="of:=IFERROR(IFERROR(VLOOKUP([.$D36];[Teams.$C:.$Z];5+COLUMN([.K29]);0);VLOOKUP([.$D36];[Teams.$E:.$Z];3+COLUMN([.K29]);0));VLOOKUP([.$D36];[Teams.$G:.$Z];1+COLUMN([.K29]);0))" table:style-name="ce1">
            <text:p>0</text:p>
          </table:table-cell>
          <table:table-cell table:number-columns-repeated="3" table:style-name="ce1"/>
          <table:table-cell office:value-type="float" office:value="178" table:formula="of:=SUM([.J36:.AB36])" table:style-name="ce34">
            <text:p>178</text:p>
          </table:table-cell>
          <table:table-cell office:value-type="percentage" office:value="0.80909090909090908" table:formula="of:=[.AC36]/[.$AC$3]" table:style-name="ce55">
            <text:p>80.91%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48">
            <text:p>Navid</text:p>
          </table:table-cell>
          <table:table-cell office:value-type="float" office:value="702" table:style-name="ce1">
            <text:p>702</text:p>
          </table:table-cell>
          <table:table-cell office:value-type="float" office:value="13" table:style-name="ce1">
            <text:p>13</text:p>
          </table:table-cell>
          <table:table-cell office:value-type="float" office:value="3100948" table:style-name="ce1">
            <text:p>3100948</text:p>
          </table:table-cell>
          <table:table-cell office:value-type="string" table:style-name="ce1">
            <text:p>Simon</text:p>
          </table:table-cell>
          <table:table-cell office:value-type="string" table:style-name="ce1">
            <text:p>Lessem</text:p>
          </table:table-cell>
          <table:table-cell office:value-type="string" table:style-name="ce1">
            <text:p>s6silies@uni-bonn.de</text:p>
          </table:table-cell>
          <table:table-cell office:value-type="string" table:style-name="ce1">
            <text:p>s6silies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39">
            <text:p>10</text:p>
          </table:table-cell>
          <table:table-cell office:value-type="float" office:value="8" table:formula="of:=IFERROR(IFERROR(VLOOKUP([.$D37];[Teams.$C:.$Z];5+COLUMN([.A30]);0);VLOOKUP([.$D37];[Teams.$E:.$Z];3+COLUMN([.A30]);0));VLOOKUP([.$D37];[Teams.$G:.$Z];1+COLUMN([.A30]);0))" table:style-name="ce1">
            <text:p>8</text:p>
          </table:table-cell>
          <table:table-cell office:value-type="float" office:value="6" table:formula="of:=IFERROR(IFERROR(VLOOKUP([.$D37];[Teams.$C:.$Z];5+COLUMN([.B30]);0);VLOOKUP([.$D37];[Teams.$E:.$Z];3+COLUMN([.B30]);0));VLOOKUP([.$D37];[Teams.$G:.$Z];1+COLUMN([.B30]);0))" table:style-name="ce1">
            <text:p>6</text:p>
          </table:table-cell>
          <table:table-cell office:value-type="float" office:value="4" table:style-name="ce39">
            <text:p>4</text:p>
          </table:table-cell>
          <table:table-cell office:value-type="float" office:value="20" table:formula="of:=IFERROR(IFERROR(VLOOKUP([.$D37];[Teams.$C:.$Z];5+COLUMN([.D30]);0);VLOOKUP([.$D37];[Teams.$E:.$Z];3+COLUMN([.D30]);0));VLOOKUP([.$D37];[Teams.$G:.$Z];1+COLUMN([.D30]);0))" table:style-name="ce1">
            <text:p>20</text:p>
          </table:table-cell>
          <table:table-cell office:value-type="float" office:value="20" table:formula="of:=IFERROR(IFERROR(VLOOKUP([.$D37];[Teams.$C:.$Z];5+COLUMN([.E30]);0);VLOOKUP([.$D37];[Teams.$E:.$Z];3+COLUMN([.E30]);0));VLOOKUP([.$D37];[Teams.$G:.$Z];1+COLUMN([.E30]);0))" table:style-name="ce1">
            <text:p>20</text:p>
          </table:table-cell>
          <table:table-cell office:value-type="float" office:value="18" table:formula="of:=IFERROR(IFERROR(VLOOKUP([.$D37];[Teams.$C:.$Z];5+COLUMN([.F30]);0);VLOOKUP([.$D37];[Teams.$E:.$Z];3+COLUMN([.F30]);0));VLOOKUP([.$D37];[Teams.$G:.$Z];1+COLUMN([.F30]);0))" table:style-name="ce1">
            <text:p>18</text:p>
          </table:table-cell>
          <table:table-cell office:value-type="float" office:value="15" table:formula="of:=IFERROR(IFERROR(VLOOKUP([.$D37];[Teams.$C:.$Z];5+COLUMN([.G30]);0);VLOOKUP([.$D37];[Teams.$E:.$Z];3+COLUMN([.G30]);0));VLOOKUP([.$D37];[Teams.$G:.$Z];1+COLUMN([.G30]);0))" table:style-name="ce1">
            <text:p>15</text:p>
          </table:table-cell>
          <table:table-cell office:value-type="float" office:value="20" table:formula="of:=IFERROR(IFERROR(VLOOKUP([.$D37];[Teams.$C:.$Z];5+COLUMN([.H30]);0);VLOOKUP([.$D37];[Teams.$E:.$Z];3+COLUMN([.H30]);0));VLOOKUP([.$D37];[Teams.$G:.$Z];1+COLUMN([.H30]);0))" table:style-name="ce1">
            <text:p>20</text:p>
          </table:table-cell>
          <table:table-cell office:value-type="float" office:value="17" table:formula="of:=IFERROR(IFERROR(VLOOKUP([.$D37];[Teams.$C:.$Z];5+COLUMN([.I30]);0);VLOOKUP([.$D37];[Teams.$E:.$Z];3+COLUMN([.I30]);0));VLOOKUP([.$D37];[Teams.$G:.$Z];1+COLUMN([.I30]);0))" table:style-name="ce1">
            <text:p>17</text:p>
          </table:table-cell>
          <table:table-cell office:value-type="float" office:value="0" table:formula="of:=IFERROR(IFERROR(VLOOKUP([.$D37];[Teams.$C:.$Z];5+COLUMN([.J30]);0);VLOOKUP([.$D37];[Teams.$E:.$Z];3+COLUMN([.J30]);0));VLOOKUP([.$D37];[Teams.$G:.$Z];1+COLUMN([.J30]);0))" table:style-name="ce1">
            <text:p>0</text:p>
          </table:table-cell>
          <table:table-cell office:value-type="float" office:value="0" table:formula="of:=IFERROR(IFERROR(VLOOKUP([.$D37];[Teams.$C:.$Z];5+COLUMN([.K30]);0);VLOOKUP([.$D37];[Teams.$E:.$Z];3+COLUMN([.K30]);0));VLOOKUP([.$D37];[Teams.$G:.$Z];1+COLUMN([.K30]);0))" table:style-name="ce1">
            <text:p>0</text:p>
          </table:table-cell>
          <table:table-cell table:number-columns-repeated="3" table:style-name="ce1"/>
          <table:table-cell office:value-type="float" office:value="178" table:formula="of:=SUM([.J37:.AB37])" table:style-name="ce34">
            <text:p>178</text:p>
          </table:table-cell>
          <table:table-cell office:value-type="percentage" office:value="0.80909090909090908" table:formula="of:=[.AC37]/[.$AC$3]" table:style-name="ce55">
            <text:p>80.91%</text:p>
          </table:table-cell>
          <table:table-cell table:style-name="ce36"/>
          <table:table-cell table:number-columns-repeated="16353"/>
        </table:table-row>
        <table:table-row table:style-name="ro1">
          <table:table-cell office:value-type="string" table:style-name="ce39">
            <text:p>Navid</text:p>
          </table:table-cell>
          <table:table-cell office:value-type="float" office:value="697" table:style-name="ce41">
            <text:p>697</text:p>
          </table:table-cell>
          <table:table-cell office:value-type="float" office:value="14" table:style-name="ce41">
            <text:p>14</text:p>
          </table:table-cell>
          <table:table-cell office:value-type="float" office:value="3201511" table:style-name="ce41">
            <text:p>3201511</text:p>
          </table:table-cell>
          <table:table-cell office:value-type="string" table:style-name="ce41">
            <text:p>Berat</text:p>
          </table:table-cell>
          <table:table-cell office:value-type="string" table:style-name="ce41">
            <text:p>Ademi</text:p>
          </table:table-cell>
          <table:table-cell office:value-type="string" table:style-name="ce41">
            <text:p>s6beadem@uni-bonn.de</text:p>
          </table:table-cell>
          <table:table-cell office:value-type="string" table:style-name="ce41">
            <text:p>s6beadem</text:p>
          </table:table-cell>
          <table:table-cell table:style-name="ce41"/>
          <table:table-cell office:value-type="float" office:value="15" table:style-name="ce41">
            <text:p>15</text:p>
          </table:table-cell>
          <table:table-cell office:value-type="float" office:value="5" table:style-name="ce41">
            <text:p>5</text:p>
          </table:table-cell>
          <table:table-cell office:value-type="float" office:value="16" table:style-name="ce41">
            <text:p>16</text:p>
          </table:table-cell>
          <table:table-cell office:value-type="float" office:value="4" table:style-name="ce41">
            <text:p>4</text:p>
          </table:table-cell>
          <table:table-cell office:value-type="float" office:value="17" table:style-name="ce41">
            <text:p>17</text:p>
          </table:table-cell>
          <table:table-cell office:value-type="float" office:value="8" table:formula="of:=IFERROR(IFERROR(VLOOKUP([.$D38];[Teams.$C:.$Z];5+COLUMN([.A31]);0);VLOOKUP([.$D38];[Teams.$E:.$Z];3+COLUMN([.A31]);0));VLOOKUP([.$D38];[Teams.$G:.$Z];1+COLUMN([.A31]);0))" table:style-name="ce1">
            <text:p>8</text:p>
          </table:table-cell>
          <table:table-cell office:value-type="float" office:value="5" table:formula="of:=IFERROR(IFERROR(VLOOKUP([.$D38];[Teams.$C:.$Z];5+COLUMN([.B31]);0);VLOOKUP([.$D38];[Teams.$E:.$Z];3+COLUMN([.B31]);0));VLOOKUP([.$D38];[Teams.$G:.$Z];1+COLUMN([.B31]);0))" table:style-name="ce1">
            <text:p>5</text:p>
          </table:table-cell>
          <table:table-cell office:value-type="float" office:value="4" table:style-name="ce41">
            <text:p>4</text:p>
          </table:table-cell>
          <table:table-cell office:value-type="float" office:value="20" table:formula="of:=IFERROR(IFERROR(VLOOKUP([.$D38];[Teams.$C:.$Z];5+COLUMN([.D31]);0);VLOOKUP([.$D38];[Teams.$E:.$Z];3+COLUMN([.D31]);0));VLOOKUP([.$D38];[Teams.$G:.$Z];1+COLUMN([.D31]);0))" table:style-name="ce1">
            <text:p>20</text:p>
          </table:table-cell>
          <table:table-cell office:value-type="float" office:value="20" table:formula="of:=IFERROR(IFERROR(VLOOKUP([.$D38];[Teams.$C:.$Z];5+COLUMN([.E31]);0);VLOOKUP([.$D38];[Teams.$E:.$Z];3+COLUMN([.E31]);0));VLOOKUP([.$D38];[Teams.$G:.$Z];1+COLUMN([.E31]);0))" table:style-name="ce1">
            <text:p>20</text:p>
          </table:table-cell>
          <table:table-cell office:value-type="float" office:value="20" table:formula="of:=IFERROR(IFERROR(VLOOKUP([.$D38];[Teams.$C:.$Z];5+COLUMN([.F31]);0);VLOOKUP([.$D38];[Teams.$E:.$Z];3+COLUMN([.F31]);0));VLOOKUP([.$D38];[Teams.$G:.$Z];1+COLUMN([.F31]);0))" table:style-name="ce1">
            <text:p>20</text:p>
          </table:table-cell>
          <table:table-cell office:value-type="float" office:value="15" table:formula="of:=IFERROR(IFERROR(VLOOKUP([.$D38];[Teams.$C:.$Z];5+COLUMN([.G31]);0);VLOOKUP([.$D38];[Teams.$E:.$Z];3+COLUMN([.G31]);0));VLOOKUP([.$D38];[Teams.$G:.$Z];1+COLUMN([.G31]);0))" table:style-name="ce1">
            <text:p>15</text:p>
          </table:table-cell>
          <table:table-cell office:value-type="float" office:value="18" table:formula="of:=IFERROR(IFERROR(VLOOKUP([.$D38];[Teams.$C:.$Z];5+COLUMN([.H31]);0);VLOOKUP([.$D38];[Teams.$E:.$Z];3+COLUMN([.H31]);0));VLOOKUP([.$D38];[Teams.$G:.$Z];1+COLUMN([.H31]);0))" table:style-name="ce1">
            <text:p>18</text:p>
          </table:table-cell>
          <table:table-cell office:value-type="float" office:value="15" table:formula="of:=IFERROR(IFERROR(VLOOKUP([.$D38];[Teams.$C:.$Z];5+COLUMN([.I31]);0);VLOOKUP([.$D38];[Teams.$E:.$Z];3+COLUMN([.I31]);0));VLOOKUP([.$D38];[Teams.$G:.$Z];1+COLUMN([.I31]);0))" table:style-name="ce1">
            <text:p>15</text:p>
          </table:table-cell>
          <table:table-cell office:value-type="float" office:value="16" table:formula="of:=IFERROR(IFERROR(VLOOKUP([.$D38];[Teams.$C:.$Z];5+COLUMN([.J31]);0);VLOOKUP([.$D38];[Teams.$E:.$Z];3+COLUMN([.J31]);0));VLOOKUP([.$D38];[Teams.$G:.$Z];1+COLUMN([.J31]);0))" table:style-name="ce1">
            <text:p>16</text:p>
          </table:table-cell>
          <table:table-cell office:value-type="float" office:value="18.5" table:formula="of:=IFERROR(IFERROR(VLOOKUP([.$D38];[Teams.$C:.$Z];5+COLUMN([.K31]);0);VLOOKUP([.$D38];[Teams.$E:.$Z];3+COLUMN([.K31]);0));VLOOKUP([.$D38];[Teams.$G:.$Z];1+COLUMN([.K31]);0))" table:style-name="ce1">
            <text:p>18.5</text:p>
          </table:table-cell>
          <table:table-cell table:number-columns-repeated="3" table:style-name="ce41"/>
          <table:table-cell office:value-type="float" office:value="216.5" table:formula="of:=SUM([.J38:.AB38])" table:style-name="ce34">
            <text:p>216.5</text:p>
          </table:table-cell>
          <table:table-cell office:value-type="percentage" office:value="0.98409090909090913" table:formula="of:=[.AC38]/[.$AC$3]" table:style-name="ce55">
            <text:p>98.41%</text:p>
          </table:table-cell>
          <table:table-cell table:style-name="ce44"/>
          <table:table-cell table:number-columns-repeated="16353" table:style-name="ce41"/>
        </table:table-row>
        <table:table-row table:style-name="ro1">
          <table:table-cell office:value-type="string" table:style-name="ce48">
            <text:p>Navid</text:p>
          </table:table-cell>
          <table:table-cell office:value-type="float" office:value="189" table:style-name="ce1">
            <text:p>189</text:p>
          </table:table-cell>
          <table:table-cell office:value-type="float" office:value="14" table:style-name="ce1">
            <text:p>14</text:p>
          </table:table-cell>
          <table:table-cell office:value-type="float" office:value="3429019" table:style-name="ce1">
            <text:p>3429019</text:p>
          </table:table-cell>
          <table:table-cell office:value-type="string" table:style-name="ce1">
            <text:p>Leonard</text:p>
          </table:table-cell>
          <table:table-cell office:value-type="string" table:style-name="ce1">
            <text:p>Heinrich</text:p>
          </table:table-cell>
          <table:table-cell office:value-type="string" table:style-name="ce1">
            <text:p>s6ldhein@uni-bonn.de</text:p>
          </table:table-cell>
          <table:table-cell office:value-type="string" table:style-name="ce1">
            <text:p>0din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8" table:formula="of:=IFERROR(IFERROR(VLOOKUP([.$D39];[Teams.$C:.$Z];5+COLUMN([.A32]);0);VLOOKUP([.$D39];[Teams.$E:.$Z];3+COLUMN([.A32]);0));VLOOKUP([.$D39];[Teams.$G:.$Z];1+COLUMN([.A32]);0))" table:style-name="ce1">
            <text:p>8</text:p>
          </table:table-cell>
          <table:table-cell office:value-type="float" office:value="5" table:formula="of:=IFERROR(IFERROR(VLOOKUP([.$D39];[Teams.$C:.$Z];5+COLUMN([.B32]);0);VLOOKUP([.$D39];[Teams.$E:.$Z];3+COLUMN([.B32]);0));VLOOKUP([.$D39];[Teams.$G:.$Z];1+COLUMN([.B32]);0))" table:style-name="ce1">
            <text:p>5</text:p>
          </table:table-cell>
          <table:table-cell office:value-type="float" office:value="4" table:style-name="ce39">
            <text:p>4</text:p>
          </table:table-cell>
          <table:table-cell office:value-type="float" office:value="20" table:formula="of:=IFERROR(IFERROR(VLOOKUP([.$D39];[Teams.$C:.$Z];5+COLUMN([.D32]);0);VLOOKUP([.$D39];[Teams.$E:.$Z];3+COLUMN([.D32]);0));VLOOKUP([.$D39];[Teams.$G:.$Z];1+COLUMN([.D32]);0))" table:style-name="ce1">
            <text:p>20</text:p>
          </table:table-cell>
          <table:table-cell office:value-type="float" office:value="20" table:formula="of:=IFERROR(IFERROR(VLOOKUP([.$D39];[Teams.$C:.$Z];5+COLUMN([.E32]);0);VLOOKUP([.$D39];[Teams.$E:.$Z];3+COLUMN([.E32]);0));VLOOKUP([.$D39];[Teams.$G:.$Z];1+COLUMN([.E32]);0))" table:style-name="ce1">
            <text:p>20</text:p>
          </table:table-cell>
          <table:table-cell office:value-type="float" office:value="20" table:formula="of:=IFERROR(IFERROR(VLOOKUP([.$D39];[Teams.$C:.$Z];5+COLUMN([.F32]);0);VLOOKUP([.$D39];[Teams.$E:.$Z];3+COLUMN([.F32]);0));VLOOKUP([.$D39];[Teams.$G:.$Z];1+COLUMN([.F32]);0))" table:style-name="ce1">
            <text:p>20</text:p>
          </table:table-cell>
          <table:table-cell office:value-type="float" office:value="15" table:formula="of:=IFERROR(IFERROR(VLOOKUP([.$D39];[Teams.$C:.$Z];5+COLUMN([.G32]);0);VLOOKUP([.$D39];[Teams.$E:.$Z];3+COLUMN([.G32]);0));VLOOKUP([.$D39];[Teams.$G:.$Z];1+COLUMN([.G32]);0))" table:style-name="ce1">
            <text:p>15</text:p>
          </table:table-cell>
          <table:table-cell office:value-type="float" office:value="18" table:formula="of:=IFERROR(IFERROR(VLOOKUP([.$D39];[Teams.$C:.$Z];5+COLUMN([.H32]);0);VLOOKUP([.$D39];[Teams.$E:.$Z];3+COLUMN([.H32]);0));VLOOKUP([.$D39];[Teams.$G:.$Z];1+COLUMN([.H32]);0))" table:style-name="ce1">
            <text:p>18</text:p>
          </table:table-cell>
          <table:table-cell office:value-type="float" office:value="15" table:formula="of:=IFERROR(IFERROR(VLOOKUP([.$D39];[Teams.$C:.$Z];5+COLUMN([.I32]);0);VLOOKUP([.$D39];[Teams.$E:.$Z];3+COLUMN([.I32]);0));VLOOKUP([.$D39];[Teams.$G:.$Z];1+COLUMN([.I32]);0))" table:style-name="ce1">
            <text:p>15</text:p>
          </table:table-cell>
          <table:table-cell office:value-type="float" office:value="16" table:formula="of:=IFERROR(IFERROR(VLOOKUP([.$D39];[Teams.$C:.$Z];5+COLUMN([.J32]);0);VLOOKUP([.$D39];[Teams.$E:.$Z];3+COLUMN([.J32]);0));VLOOKUP([.$D39];[Teams.$G:.$Z];1+COLUMN([.J32]);0))" table:style-name="ce1">
            <text:p>16</text:p>
          </table:table-cell>
          <table:table-cell office:value-type="float" office:value="18.5" table:formula="of:=IFERROR(IFERROR(VLOOKUP([.$D39];[Teams.$C:.$Z];5+COLUMN([.K32]);0);VLOOKUP([.$D39];[Teams.$E:.$Z];3+COLUMN([.K32]);0));VLOOKUP([.$D39];[Teams.$G:.$Z];1+COLUMN([.K32]);0))" table:style-name="ce1">
            <text:p>18.5</text:p>
          </table:table-cell>
          <table:table-cell table:number-columns-repeated="3" table:style-name="ce1"/>
          <table:table-cell office:value-type="float" office:value="216.5" table:formula="of:=SUM([.J39:.AB39])" table:style-name="ce34">
            <text:p>216.5</text:p>
          </table:table-cell>
          <table:table-cell office:value-type="percentage" office:value="0.98409090909090913" table:formula="of:=[.AC39]/[.$AC$3]" table:style-name="ce55">
            <text:p>98.41%</text:p>
          </table:table-cell>
          <table:table-cell table:style-name="ce36"/>
          <table:table-cell table:number-columns-repeated="16353"/>
        </table:table-row>
        <table:table-row table:style-name="ro1">
          <table:table-cell office:value-type="string" table:style-name="ce39">
            <text:p>Navid</text:p>
          </table:table-cell>
          <table:table-cell office:value-type="float" office:value="686" table:style-name="ce41">
            <text:p>686</text:p>
          </table:table-cell>
          <table:table-cell office:value-type="float" office:value="15" table:style-name="ce41">
            <text:p>15</text:p>
          </table:table-cell>
          <table:table-cell office:value-type="float" office:value="3065764" table:style-name="ce41">
            <text:p>3065764</text:p>
          </table:table-cell>
          <table:table-cell office:value-type="string" table:style-name="ce41">
            <text:p>Peter</text:p>
          </table:table-cell>
          <table:table-cell office:value-type="string" table:style-name="ce41">
            <text:p>Lazeev</text:p>
          </table:table-cell>
          <table:table-cell office:value-type="string" table:style-name="ce41">
            <text:p>s6pelaze@uni-bonn.de</text:p>
          </table:table-cell>
          <table:table-cell office:value-type="string" table:style-name="ce41">
            <text:p>pelaze</text:p>
          </table:table-cell>
          <table:table-cell table:style-name="ce41"/>
          <table:table-cell office:value-type="float" office:value="15" table:style-name="ce41">
            <text:p>15</text:p>
          </table:table-cell>
          <table:table-cell office:value-type="float" office:value="5" table:style-name="ce41">
            <text:p>5</text:p>
          </table:table-cell>
          <table:table-cell office:value-type="float" office:value="10" table:style-name="ce41">
            <text:p>10</text:p>
          </table:table-cell>
          <table:table-cell office:value-type="float" office:value="4" table:style-name="ce41">
            <text:p>4</text:p>
          </table:table-cell>
          <table:table-cell office:value-type="float" office:value="17" table:style-name="ce41">
            <text:p>17</text:p>
          </table:table-cell>
          <table:table-cell office:value-type="float" office:value="8" table:formula="of:=IFERROR(IFERROR(VLOOKUP([.$D40];[Teams.$C:.$Z];5+COLUMN([.A33]);0);VLOOKUP([.$D40];[Teams.$E:.$Z];3+COLUMN([.A33]);0));VLOOKUP([.$D40];[Teams.$G:.$Z];1+COLUMN([.A33]);0))" table:style-name="ce1">
            <text:p>8</text:p>
          </table:table-cell>
          <table:table-cell office:value-type="float" office:value="6" table:formula="of:=IFERROR(IFERROR(VLOOKUP([.$D40];[Teams.$C:.$Z];5+COLUMN([.B33]);0);VLOOKUP([.$D40];[Teams.$E:.$Z];3+COLUMN([.B33]);0));VLOOKUP([.$D40];[Teams.$G:.$Z];1+COLUMN([.B33]);0))" table:style-name="ce1">
            <text:p>6</text:p>
          </table:table-cell>
          <table:table-cell office:value-type="float" office:value="4" table:style-name="ce46">
            <text:p>4</text:p>
          </table:table-cell>
          <table:table-cell office:value-type="float" office:value="20" table:formula="of:=IFERROR(IFERROR(VLOOKUP([.$D40];[Teams.$C:.$Z];5+COLUMN([.D33]);0);VLOOKUP([.$D40];[Teams.$E:.$Z];3+COLUMN([.D33]);0));VLOOKUP([.$D40];[Teams.$G:.$Z];1+COLUMN([.D33]);0))" table:style-name="ce1">
            <text:p>20</text:p>
          </table:table-cell>
          <table:table-cell office:value-type="float" office:value="20" table:formula="of:=IFERROR(IFERROR(VLOOKUP([.$D40];[Teams.$C:.$Z];5+COLUMN([.E33]);0);VLOOKUP([.$D40];[Teams.$E:.$Z];3+COLUMN([.E33]);0));VLOOKUP([.$D40];[Teams.$G:.$Z];1+COLUMN([.E33]);0))" table:style-name="ce1">
            <text:p>20</text:p>
          </table:table-cell>
          <table:table-cell office:value-type="float" office:value="20" table:formula="of:=IFERROR(IFERROR(VLOOKUP([.$D40];[Teams.$C:.$Z];5+COLUMN([.F33]);0);VLOOKUP([.$D40];[Teams.$E:.$Z];3+COLUMN([.F33]);0));VLOOKUP([.$D40];[Teams.$G:.$Z];1+COLUMN([.F33]);0))" table:style-name="ce1">
            <text:p>20</text:p>
          </table:table-cell>
          <table:table-cell office:value-type="float" office:value="20" table:formula="of:=IFERROR(IFERROR(VLOOKUP([.$D40];[Teams.$C:.$Z];5+COLUMN([.G33]);0);VLOOKUP([.$D40];[Teams.$E:.$Z];3+COLUMN([.G33]);0));VLOOKUP([.$D40];[Teams.$G:.$Z];1+COLUMN([.G33]);0))" table:style-name="ce1">
            <text:p>20</text:p>
          </table:table-cell>
          <table:table-cell office:value-type="float" office:value="13" table:formula="of:=IFERROR(IFERROR(VLOOKUP([.$D40];[Teams.$C:.$Z];5+COLUMN([.H33]);0);VLOOKUP([.$D40];[Teams.$E:.$Z];3+COLUMN([.H33]);0));VLOOKUP([.$D40];[Teams.$G:.$Z];1+COLUMN([.H33]);0))" table:style-name="ce1">
            <text:p>13</text:p>
          </table:table-cell>
          <table:table-cell office:value-type="float" office:value="17" table:formula="of:=IFERROR(IFERROR(VLOOKUP([.$D40];[Teams.$C:.$Z];5+COLUMN([.I33]);0);VLOOKUP([.$D40];[Teams.$E:.$Z];3+COLUMN([.I33]);0));VLOOKUP([.$D40];[Teams.$G:.$Z];1+COLUMN([.I33]);0))" table:style-name="ce1">
            <text:p>17</text:p>
          </table:table-cell>
          <table:table-cell office:value-type="float" office:value="0" table:formula="of:=IFERROR(IFERROR(VLOOKUP([.$D40];[Teams.$C:.$Z];5+COLUMN([.J33]);0);VLOOKUP([.$D40];[Teams.$E:.$Z];3+COLUMN([.J33]);0));VLOOKUP([.$D40];[Teams.$G:.$Z];1+COLUMN([.J33]);0))" table:style-name="ce1">
            <text:p>0</text:p>
          </table:table-cell>
          <table:table-cell office:value-type="float" office:value="0" table:formula="of:=IFERROR(IFERROR(VLOOKUP([.$D40];[Teams.$C:.$Z];5+COLUMN([.K33]);0);VLOOKUP([.$D40];[Teams.$E:.$Z];3+COLUMN([.K33]);0));VLOOKUP([.$D40];[Teams.$G:.$Z];1+COLUMN([.K33]);0))" table:style-name="ce1">
            <text:p>0</text:p>
          </table:table-cell>
          <table:table-cell table:number-columns-repeated="3" table:style-name="ce41"/>
          <table:table-cell office:value-type="float" office:value="179" table:formula="of:=SUM([.J40:.AB40])" table:style-name="ce34">
            <text:p>179</text:p>
          </table:table-cell>
          <table:table-cell office:value-type="percentage" office:value="0.8136363636363636" table:formula="of:=[.AC40]/[.$AC$3]" table:style-name="ce55">
            <text:p>81.36%</text:p>
          </table:table-cell>
          <table:table-cell table:number-columns-repeated="16354" table:style-name="ce41"/>
        </table:table-row>
        <table:table-row table:style-name="ro1">
          <table:table-cell office:value-type="string" table:style-name="ce48">
            <text:p>Navid</text:p>
          </table:table-cell>
          <table:table-cell office:value-type="float" office:value="701" table:style-name="ce1">
            <text:p>701</text:p>
          </table:table-cell>
          <table:table-cell office:value-type="float" office:value="15" table:style-name="ce1">
            <text:p>15</text:p>
          </table:table-cell>
          <table:table-cell office:value-type="float" office:value="2993681" table:style-name="ce1">
            <text:p>2993681</text:p>
          </table:table-cell>
          <table:table-cell office:value-type="string" table:style-name="ce1">
            <text:p>Ruben</text:p>
          </table:table-cell>
          <table:table-cell office:value-type="string" table:style-name="ce1">
            <text:p>Heusel</text:p>
          </table:table-cell>
          <table:table-cell office:value-type="string" table:style-name="ce1">
            <text:p>s6ruheus@uni-bonn.de</text:p>
          </table:table-cell>
          <table:table-cell office:value-type="string" table:style-name="ce1">
            <text:p>s6ruheus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39">
            <text:p>17</text:p>
          </table:table-cell>
          <table:table-cell office:value-type="float" office:value="8" table:formula="of:=IFERROR(IFERROR(VLOOKUP([.$D41];[Teams.$C:.$Z];5+COLUMN([.A34]);0);VLOOKUP([.$D41];[Teams.$E:.$Z];3+COLUMN([.A34]);0));VLOOKUP([.$D41];[Teams.$G:.$Z];1+COLUMN([.A34]);0))" table:style-name="ce1">
            <text:p>8</text:p>
          </table:table-cell>
          <table:table-cell office:value-type="float" office:value="6" table:formula="of:=IFERROR(IFERROR(VLOOKUP([.$D41];[Teams.$C:.$Z];5+COLUMN([.B34]);0);VLOOKUP([.$D41];[Teams.$E:.$Z];3+COLUMN([.B34]);0));VLOOKUP([.$D41];[Teams.$G:.$Z];1+COLUMN([.B34]);0))" table:style-name="ce1">
            <text:p>6</text:p>
          </table:table-cell>
          <table:table-cell office:value-type="float" office:value="4" table:style-name="ce39">
            <text:p>4</text:p>
          </table:table-cell>
          <table:table-cell office:value-type="float" office:value="20" table:formula="of:=IFERROR(IFERROR(VLOOKUP([.$D41];[Teams.$C:.$Z];5+COLUMN([.D34]);0);VLOOKUP([.$D41];[Teams.$E:.$Z];3+COLUMN([.D34]);0));VLOOKUP([.$D41];[Teams.$G:.$Z];1+COLUMN([.D34]);0))" table:style-name="ce1">
            <text:p>20</text:p>
          </table:table-cell>
          <table:table-cell office:value-type="float" office:value="20" table:formula="of:=IFERROR(IFERROR(VLOOKUP([.$D41];[Teams.$C:.$Z];5+COLUMN([.E34]);0);VLOOKUP([.$D41];[Teams.$E:.$Z];3+COLUMN([.E34]);0));VLOOKUP([.$D41];[Teams.$G:.$Z];1+COLUMN([.E34]);0))" table:style-name="ce1">
            <text:p>20</text:p>
          </table:table-cell>
          <table:table-cell office:value-type="float" office:value="20" table:formula="of:=IFERROR(IFERROR(VLOOKUP([.$D41];[Teams.$C:.$Z];5+COLUMN([.F34]);0);VLOOKUP([.$D41];[Teams.$E:.$Z];3+COLUMN([.F34]);0));VLOOKUP([.$D41];[Teams.$G:.$Z];1+COLUMN([.F34]);0))" table:style-name="ce1">
            <text:p>20</text:p>
          </table:table-cell>
          <table:table-cell office:value-type="float" office:value="20" table:formula="of:=IFERROR(IFERROR(VLOOKUP([.$D41];[Teams.$C:.$Z];5+COLUMN([.G34]);0);VLOOKUP([.$D41];[Teams.$E:.$Z];3+COLUMN([.G34]);0));VLOOKUP([.$D41];[Teams.$G:.$Z];1+COLUMN([.G34]);0))" table:style-name="ce1">
            <text:p>20</text:p>
          </table:table-cell>
          <table:table-cell office:value-type="float" office:value="13" table:formula="of:=IFERROR(IFERROR(VLOOKUP([.$D41];[Teams.$C:.$Z];5+COLUMN([.H34]);0);VLOOKUP([.$D41];[Teams.$E:.$Z];3+COLUMN([.H34]);0));VLOOKUP([.$D41];[Teams.$G:.$Z];1+COLUMN([.H34]);0))" table:style-name="ce1">
            <text:p>13</text:p>
          </table:table-cell>
          <table:table-cell office:value-type="float" office:value="17" table:formula="of:=IFERROR(IFERROR(VLOOKUP([.$D41];[Teams.$C:.$Z];5+COLUMN([.I34]);0);VLOOKUP([.$D41];[Teams.$E:.$Z];3+COLUMN([.I34]);0));VLOOKUP([.$D41];[Teams.$G:.$Z];1+COLUMN([.I34]);0))" table:style-name="ce1">
            <text:p>17</text:p>
          </table:table-cell>
          <table:table-cell office:value-type="float" office:value="0" table:formula="of:=IFERROR(IFERROR(VLOOKUP([.$D41];[Teams.$C:.$Z];5+COLUMN([.J34]);0);VLOOKUP([.$D41];[Teams.$E:.$Z];3+COLUMN([.J34]);0));VLOOKUP([.$D41];[Teams.$G:.$Z];1+COLUMN([.J34]);0))" table:style-name="ce1">
            <text:p>0</text:p>
          </table:table-cell>
          <table:table-cell office:value-type="float" office:value="0" table:formula="of:=IFERROR(IFERROR(VLOOKUP([.$D41];[Teams.$C:.$Z];5+COLUMN([.K34]);0);VLOOKUP([.$D41];[Teams.$E:.$Z];3+COLUMN([.K34]);0));VLOOKUP([.$D41];[Teams.$G:.$Z];1+COLUMN([.K34]);0))" table:style-name="ce1">
            <text:p>0</text:p>
          </table:table-cell>
          <table:table-cell table:number-columns-repeated="3" table:style-name="ce1"/>
          <table:table-cell office:value-type="float" office:value="179" table:formula="of:=SUM([.J41:.AB41])" table:style-name="ce34">
            <text:p>179</text:p>
          </table:table-cell>
          <table:table-cell office:value-type="percentage" office:value="0.8136363636363636" table:formula="of:=[.AC41]/[.$AC$3]" table:style-name="ce55">
            <text:p>81.36%</text:p>
          </table:table-cell>
          <table:table-cell table:style-name="ce36"/>
          <table:table-cell table:number-columns-repeated="16353"/>
        </table:table-row>
        <table:table-row table:style-name="ro1">
          <table:table-cell office:value-type="string" table:style-name="ce39">
            <text:p>Navid</text:p>
          </table:table-cell>
          <table:table-cell office:value-type="float" office:value="704" table:style-name="ce41">
            <text:p>704</text:p>
          </table:table-cell>
          <table:table-cell office:value-type="float" office:value="16" table:style-name="ce41">
            <text:p>16</text:p>
          </table:table-cell>
          <table:table-cell office:value-type="float" office:value="3113458" table:style-name="ce41">
            <text:p>3113458</text:p>
          </table:table-cell>
          <table:table-cell office:value-type="string" table:style-name="ce41">
            <text:p>Patrick</text:p>
          </table:table-cell>
          <table:table-cell office:value-type="string" table:style-name="ce41">
            <text:p>Detering</text:p>
          </table:table-cell>
          <table:table-cell office:value-type="string" table:style-name="ce41">
            <text:p>s6padete@uni-bonn.de</text:p>
          </table:table-cell>
          <table:table-cell office:value-type="string" table:style-name="ce41">
            <text:p>s6padete</text:p>
          </table:table-cell>
          <table:table-cell table:style-name="ce41"/>
          <table:table-cell office:value-type="float" office:value="15" table:style-name="ce41">
            <text:p>15</text:p>
          </table:table-cell>
          <table:table-cell office:value-type="float" office:value="5" table:style-name="ce41">
            <text:p>5</text:p>
          </table:table-cell>
          <table:table-cell office:value-type="float" office:value="14" table:style-name="ce41">
            <text:p>14</text:p>
          </table:table-cell>
          <table:table-cell office:value-type="float" office:value="4" table:style-name="ce41">
            <text:p>4</text:p>
          </table:table-cell>
          <table:table-cell office:value-type="float" office:value="20" table:style-name="ce41">
            <text:p>20</text:p>
          </table:table-cell>
          <table:table-cell office:value-type="float" office:value="8" table:formula="of:=IFERROR(IFERROR(VLOOKUP([.$D42];[Teams.$C:.$Z];5+COLUMN([.A35]);0);VLOOKUP([.$D42];[Teams.$E:.$Z];3+COLUMN([.A35]);0));VLOOKUP([.$D42];[Teams.$G:.$Z];1+COLUMN([.A35]);0))" table:style-name="ce1">
            <text:p>8</text:p>
          </table:table-cell>
          <table:table-cell office:value-type="float" office:value="6" table:formula="of:=IFERROR(IFERROR(VLOOKUP([.$D42];[Teams.$C:.$Z];5+COLUMN([.B35]);0);VLOOKUP([.$D42];[Teams.$E:.$Z];3+COLUMN([.B35]);0));VLOOKUP([.$D42];[Teams.$G:.$Z];1+COLUMN([.B35]);0))" table:style-name="ce1">
            <text:p>6</text:p>
          </table:table-cell>
          <table:table-cell office:value-type="float" office:value="4" table:style-name="ce46">
            <text:p>4</text:p>
          </table:table-cell>
          <table:table-cell office:value-type="float" office:value="20" table:formula="of:=IFERROR(IFERROR(VLOOKUP([.$D42];[Teams.$C:.$Z];5+COLUMN([.D35]);0);VLOOKUP([.$D42];[Teams.$E:.$Z];3+COLUMN([.D35]);0));VLOOKUP([.$D42];[Teams.$G:.$Z];1+COLUMN([.D35]);0))" table:style-name="ce1">
            <text:p>20</text:p>
          </table:table-cell>
          <table:table-cell office:value-type="float" office:value="20" table:formula="of:=IFERROR(IFERROR(VLOOKUP([.$D42];[Teams.$C:.$Z];5+COLUMN([.E35]);0);VLOOKUP([.$D42];[Teams.$E:.$Z];3+COLUMN([.E35]);0));VLOOKUP([.$D42];[Teams.$G:.$Z];1+COLUMN([.E35]);0))" table:style-name="ce1">
            <text:p>20</text:p>
          </table:table-cell>
          <table:table-cell office:value-type="float" office:value="20" table:formula="of:=IFERROR(IFERROR(VLOOKUP([.$D42];[Teams.$C:.$Z];5+COLUMN([.F35]);0);VLOOKUP([.$D42];[Teams.$E:.$Z];3+COLUMN([.F35]);0));VLOOKUP([.$D42];[Teams.$G:.$Z];1+COLUMN([.F35]);0))" table:style-name="ce1">
            <text:p>20</text:p>
          </table:table-cell>
          <table:table-cell office:value-type="float" office:value="10" table:formula="of:=IFERROR(IFERROR(VLOOKUP([.$D42];[Teams.$C:.$Z];5+COLUMN([.G35]);0);VLOOKUP([.$D42];[Teams.$E:.$Z];3+COLUMN([.G35]);0));VLOOKUP([.$D42];[Teams.$G:.$Z];1+COLUMN([.G35]);0))" table:style-name="ce1">
            <text:p>10</text:p>
          </table:table-cell>
          <table:table-cell office:value-type="float" office:value="20" table:formula="of:=IFERROR(IFERROR(VLOOKUP([.$D42];[Teams.$C:.$Z];5+COLUMN([.H35]);0);VLOOKUP([.$D42];[Teams.$E:.$Z];3+COLUMN([.H35]);0));VLOOKUP([.$D42];[Teams.$G:.$Z];1+COLUMN([.H35]);0))" table:style-name="ce1">
            <text:p>20</text:p>
          </table:table-cell>
          <table:table-cell office:value-type="float" office:value="0" table:formula="of:=IFERROR(IFERROR(VLOOKUP([.$D42];[Teams.$C:.$Z];5+COLUMN([.I35]);0);VLOOKUP([.$D42];[Teams.$E:.$Z];3+COLUMN([.I35]);0));VLOOKUP([.$D42];[Teams.$G:.$Z];1+COLUMN([.I35]);0))" table:style-name="ce1">
            <text:p>0</text:p>
          </table:table-cell>
          <table:table-cell office:value-type="float" office:value="5" table:formula="of:=IFERROR(IFERROR(VLOOKUP([.$D42];[Teams.$C:.$Z];5+COLUMN([.J35]);0);VLOOKUP([.$D42];[Teams.$E:.$Z];3+COLUMN([.J35]);0));VLOOKUP([.$D42];[Teams.$G:.$Z];1+COLUMN([.J35]);0))" table:style-name="ce1">
            <text:p>5</text:p>
          </table:table-cell>
          <table:table-cell office:value-type="float" office:value="0" table:formula="of:=IFERROR(IFERROR(VLOOKUP([.$D42];[Teams.$C:.$Z];5+COLUMN([.K35]);0);VLOOKUP([.$D42];[Teams.$E:.$Z];3+COLUMN([.K35]);0));VLOOKUP([.$D42];[Teams.$G:.$Z];1+COLUMN([.K35]);0))" table:style-name="ce1">
            <text:p>0</text:p>
          </table:table-cell>
          <table:table-cell table:number-columns-repeated="3" table:style-name="ce41"/>
          <table:table-cell office:value-type="float" office:value="171" table:formula="of:=SUM([.J42:.AB42])" table:style-name="ce34">
            <text:p>171</text:p>
          </table:table-cell>
          <table:table-cell office:value-type="percentage" office:value="0.77727272727272723" table:formula="of:=[.AC42]/[.$AC$3]" table:style-name="ce55">
            <text:p>77.73%</text:p>
          </table:table-cell>
          <table:table-cell table:style-name="ce44"/>
          <table:table-cell table:number-columns-repeated="16353" table:style-name="ce41"/>
        </table:table-row>
        <table:table-row table:style-name="ro1">
          <table:table-cell office:value-type="string" table:style-name="ce48">
            <text:p>Navid</text:p>
          </table:table-cell>
          <table:table-cell office:value-type="float" office:value="687" table:style-name="ce1">
            <text:p>687</text:p>
          </table:table-cell>
          <table:table-cell office:value-type="float" office:value="16" table:style-name="ce1">
            <text:p>16</text:p>
          </table:table-cell>
          <table:table-cell office:value-type="float" office:value="3110162" table:style-name="ce1">
            <text:p>3110162</text:p>
          </table:table-cell>
          <table:table-cell office:value-type="string" table:style-name="ce1">
            <text:p>Patrick</text:p>
          </table:table-cell>
          <table:table-cell office:value-type="string" table:style-name="ce1">
            <text:p>Junghölter</text:p>
          </table:table-cell>
          <table:table-cell office:value-type="string" table:style-name="ce1">
            <text:p>s6pajung@uni-bonn.de</text:p>
          </table:table-cell>
          <table:table-cell office:value-type="string" table:style-name="ce1">
            <text:p>s6pajung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39">
            <text:p>20</text:p>
          </table:table-cell>
          <table:table-cell office:value-type="float" office:value="8" table:formula="of:=IFERROR(IFERROR(VLOOKUP([.$D43];[Teams.$C:.$Z];5+COLUMN([.A36]);0);VLOOKUP([.$D43];[Teams.$E:.$Z];3+COLUMN([.A36]);0));VLOOKUP([.$D43];[Teams.$G:.$Z];1+COLUMN([.A36]);0))" table:style-name="ce1">
            <text:p>8</text:p>
          </table:table-cell>
          <table:table-cell office:value-type="float" office:value="6" table:formula="of:=IFERROR(IFERROR(VLOOKUP([.$D43];[Teams.$C:.$Z];5+COLUMN([.B36]);0);VLOOKUP([.$D43];[Teams.$E:.$Z];3+COLUMN([.B36]);0));VLOOKUP([.$D43];[Teams.$G:.$Z];1+COLUMN([.B36]);0))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0" table:formula="of:=IFERROR(IFERROR(VLOOKUP([.$D43];[Teams.$C:.$Z];5+COLUMN([.D36]);0);VLOOKUP([.$D43];[Teams.$E:.$Z];3+COLUMN([.D36]);0));VLOOKUP([.$D43];[Teams.$G:.$Z];1+COLUMN([.D36]);0))" table:style-name="ce1">
            <text:p>20</text:p>
          </table:table-cell>
          <table:table-cell office:value-type="float" office:value="20" table:formula="of:=IFERROR(IFERROR(VLOOKUP([.$D43];[Teams.$C:.$Z];5+COLUMN([.E36]);0);VLOOKUP([.$D43];[Teams.$E:.$Z];3+COLUMN([.E36]);0));VLOOKUP([.$D43];[Teams.$G:.$Z];1+COLUMN([.E36]);0))" table:style-name="ce1">
            <text:p>20</text:p>
          </table:table-cell>
          <table:table-cell office:value-type="float" office:value="20" table:formula="of:=IFERROR(IFERROR(VLOOKUP([.$D43];[Teams.$C:.$Z];5+COLUMN([.F36]);0);VLOOKUP([.$D43];[Teams.$E:.$Z];3+COLUMN([.F36]);0));VLOOKUP([.$D43];[Teams.$G:.$Z];1+COLUMN([.F36]);0))" table:style-name="ce1">
            <text:p>20</text:p>
          </table:table-cell>
          <table:table-cell office:value-type="float" office:value="10" table:formula="of:=IFERROR(IFERROR(VLOOKUP([.$D43];[Teams.$C:.$Z];5+COLUMN([.G36]);0);VLOOKUP([.$D43];[Teams.$E:.$Z];3+COLUMN([.G36]);0));VLOOKUP([.$D43];[Teams.$G:.$Z];1+COLUMN([.G36]);0))" table:style-name="ce1">
            <text:p>10</text:p>
          </table:table-cell>
          <table:table-cell office:value-type="float" office:value="20" table:formula="of:=IFERROR(IFERROR(VLOOKUP([.$D43];[Teams.$C:.$Z];5+COLUMN([.H36]);0);VLOOKUP([.$D43];[Teams.$E:.$Z];3+COLUMN([.H36]);0));VLOOKUP([.$D43];[Teams.$G:.$Z];1+COLUMN([.H36]);0))" table:style-name="ce1">
            <text:p>20</text:p>
          </table:table-cell>
          <table:table-cell office:value-type="float" office:value="0" table:formula="of:=IFERROR(IFERROR(VLOOKUP([.$D43];[Teams.$C:.$Z];5+COLUMN([.I36]);0);VLOOKUP([.$D43];[Teams.$E:.$Z];3+COLUMN([.I36]);0));VLOOKUP([.$D43];[Teams.$G:.$Z];1+COLUMN([.I36]);0))" table:style-name="ce1">
            <text:p>0</text:p>
          </table:table-cell>
          <table:table-cell office:value-type="float" office:value="5" table:formula="of:=IFERROR(IFERROR(VLOOKUP([.$D43];[Teams.$C:.$Z];5+COLUMN([.J36]);0);VLOOKUP([.$D43];[Teams.$E:.$Z];3+COLUMN([.J36]);0));VLOOKUP([.$D43];[Teams.$G:.$Z];1+COLUMN([.J36]);0))" table:style-name="ce1">
            <text:p>5</text:p>
          </table:table-cell>
          <table:table-cell office:value-type="float" office:value="0" table:formula="of:=IFERROR(IFERROR(VLOOKUP([.$D43];[Teams.$C:.$Z];5+COLUMN([.K36]);0);VLOOKUP([.$D43];[Teams.$E:.$Z];3+COLUMN([.K36]);0));VLOOKUP([.$D43];[Teams.$G:.$Z];1+COLUMN([.K36]);0))" table:style-name="ce1">
            <text:p>0</text:p>
          </table:table-cell>
          <table:table-cell table:number-columns-repeated="3" table:style-name="ce1"/>
          <table:table-cell office:value-type="float" office:value="171" table:formula="of:=SUM([.J43:.AB43])" table:style-name="ce34">
            <text:p>171</text:p>
          </table:table-cell>
          <table:table-cell office:value-type="percentage" office:value="0.77727272727272723" table:formula="of:=[.AC43]/[.$AC$3]" table:style-name="ce55">
            <text:p>77.73%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39">
            <text:p>Navid</text:p>
          </table:table-cell>
          <table:table-cell office:value-type="float" office:value="719" table:style-name="ce41">
            <text:p>719</text:p>
          </table:table-cell>
          <table:table-cell office:value-type="float" office:value="17" table:style-name="ce41">
            <text:p>17</text:p>
          </table:table-cell>
          <table:table-cell office:value-type="float" office:value="3363317" table:style-name="ce41">
            <text:p>3363317</text:p>
          </table:table-cell>
          <table:table-cell office:value-type="string" table:style-name="ce41">
            <text:p>Amr</text:p>
          </table:table-cell>
          <table:table-cell office:value-type="string" table:style-name="ce41">
            <text:p>Wanli</text:p>
          </table:table-cell>
          <table:table-cell office:value-type="string" table:style-name="ce41">
            <text:p>wanli@uni-bonn.de</text:p>
          </table:table-cell>
          <table:table-cell office:value-type="string" table:style-name="ce41">
            <text:p>wanli</text:p>
          </table:table-cell>
          <table:table-cell table:style-name="ce41"/>
          <table:table-cell office:value-type="float" office:value="15" table:style-name="ce41">
            <text:p>15</text:p>
          </table:table-cell>
          <table:table-cell office:value-type="float" office:value="5" table:style-name="ce41">
            <text:p>5</text:p>
          </table:table-cell>
          <table:table-cell office:value-type="float" office:value="11" table:style-name="ce41">
            <text:p>11</text:p>
          </table:table-cell>
          <table:table-cell office:value-type="float" office:value="4" table:style-name="ce41">
            <text:p>4</text:p>
          </table:table-cell>
          <table:table-cell office:value-type="float" office:value="14" table:style-name="ce41">
            <text:p>14</text:p>
          </table:table-cell>
          <table:table-cell office:value-type="float" office:value="8" table:formula="of:=IFERROR(IFERROR(VLOOKUP([.$D44];[Teams.$C:.$Z];5+COLUMN([.A37]);0);VLOOKUP([.$D44];[Teams.$E:.$Z];3+COLUMN([.A37]);0));VLOOKUP([.$D44];[Teams.$G:.$Z];1+COLUMN([.A37]);0))" table:style-name="ce1">
            <text:p>8</text:p>
          </table:table-cell>
          <table:table-cell office:value-type="float" office:value="6" table:formula="of:=IFERROR(IFERROR(VLOOKUP([.$D44];[Teams.$C:.$Z];5+COLUMN([.B37]);0);VLOOKUP([.$D44];[Teams.$E:.$Z];3+COLUMN([.B37]);0));VLOOKUP([.$D44];[Teams.$G:.$Z];1+COLUMN([.B37]);0))" table:style-name="ce1">
            <text:p>6</text:p>
          </table:table-cell>
          <table:table-cell office:value-type="float" office:value="4" table:style-name="ce41">
            <text:p>4</text:p>
          </table:table-cell>
          <table:table-cell office:value-type="float" office:value="20" table:formula="of:=IFERROR(IFERROR(VLOOKUP([.$D44];[Teams.$C:.$Z];5+COLUMN([.D37]);0);VLOOKUP([.$D44];[Teams.$E:.$Z];3+COLUMN([.D37]);0));VLOOKUP([.$D44];[Teams.$G:.$Z];1+COLUMN([.D37]);0))" table:style-name="ce1">
            <text:p>20</text:p>
          </table:table-cell>
          <table:table-cell office:value-type="float" office:value="15" table:formula="of:=IFERROR(IFERROR(VLOOKUP([.$D44];[Teams.$C:.$Z];5+COLUMN([.E37]);0);VLOOKUP([.$D44];[Teams.$E:.$Z];3+COLUMN([.E37]);0));VLOOKUP([.$D44];[Teams.$G:.$Z];1+COLUMN([.E37]);0))" table:style-name="ce1">
            <text:p>15</text:p>
          </table:table-cell>
          <table:table-cell office:value-type="float" office:value="20" table:formula="of:=IFERROR(IFERROR(VLOOKUP([.$D44];[Teams.$C:.$Z];5+COLUMN([.F37]);0);VLOOKUP([.$D44];[Teams.$E:.$Z];3+COLUMN([.F37]);0));VLOOKUP([.$D44];[Teams.$G:.$Z];1+COLUMN([.F37]);0))" table:style-name="ce1">
            <text:p>20</text:p>
          </table:table-cell>
          <table:table-cell office:value-type="float" office:value="0" table:formula="of:=IFERROR(IFERROR(VLOOKUP([.$D44];[Teams.$C:.$Z];5+COLUMN([.G37]);0);VLOOKUP([.$D44];[Teams.$E:.$Z];3+COLUMN([.G37]);0));VLOOKUP([.$D44];[Teams.$G:.$Z];1+COLUMN([.G37]);0))" table:style-name="ce1">
            <text:p>0</text:p>
          </table:table-cell>
          <table:table-cell office:value-type="float" office:value="20" table:formula="of:=IFERROR(IFERROR(VLOOKUP([.$D44];[Teams.$C:.$Z];5+COLUMN([.H37]);0);VLOOKUP([.$D44];[Teams.$E:.$Z];3+COLUMN([.H37]);0));VLOOKUP([.$D44];[Teams.$G:.$Z];1+COLUMN([.H37]);0))" table:style-name="ce1">
            <text:p>20</text:p>
          </table:table-cell>
          <table:table-cell office:value-type="float" office:value="20" table:formula="of:=IFERROR(IFERROR(VLOOKUP([.$D44];[Teams.$C:.$Z];5+COLUMN([.I37]);0);VLOOKUP([.$D44];[Teams.$E:.$Z];3+COLUMN([.I37]);0));VLOOKUP([.$D44];[Teams.$G:.$Z];1+COLUMN([.I37]);0))" table:style-name="ce1">
            <text:p>20</text:p>
          </table:table-cell>
          <table:table-cell office:value-type="float" office:value="14" table:formula="of:=IFERROR(IFERROR(VLOOKUP([.$D44];[Teams.$C:.$Z];5+COLUMN([.J37]);0);VLOOKUP([.$D44];[Teams.$E:.$Z];3+COLUMN([.J37]);0));VLOOKUP([.$D44];[Teams.$G:.$Z];1+COLUMN([.J37]);0))" table:style-name="ce1">
            <text:p>14</text:p>
          </table:table-cell>
          <table:table-cell office:value-type="float" office:value="0" table:formula="of:=IFERROR(IFERROR(VLOOKUP([.$D44];[Teams.$C:.$Z];5+COLUMN([.K37]);0);VLOOKUP([.$D44];[Teams.$E:.$Z];3+COLUMN([.K37]);0));VLOOKUP([.$D44];[Teams.$G:.$Z];1+COLUMN([.K37]);0))" table:style-name="ce1">
            <text:p>0</text:p>
          </table:table-cell>
          <table:table-cell table:number-columns-repeated="3" table:style-name="ce41"/>
          <table:table-cell office:value-type="float" office:value="176" table:formula="of:=SUM([.J44:.AB44])" table:style-name="ce34">
            <text:p>176</text:p>
          </table:table-cell>
          <table:table-cell office:value-type="percentage" office:value="0.8" table:formula="of:=[.AC44]/[.$AC$3]" table:style-name="ce55">
            <text:p>80.00%</text:p>
          </table:table-cell>
          <table:table-cell table:style-name="ce44"/>
          <table:table-cell table:number-columns-repeated="16353" table:style-name="ce41"/>
        </table:table-row>
        <table:table-row table:style-name="ro1">
          <table:table-cell office:value-type="string" table:style-name="ce39">
            <text:p>Navid</text:p>
          </table:table-cell>
          <table:table-cell office:value-type="float" office:value="642" table:style-name="ce1">
            <text:p>642</text:p>
          </table:table-cell>
          <table:table-cell office:value-type="float" office:value="17" table:style-name="ce1">
            <text:p>17</text:p>
          </table:table-cell>
          <table:table-cell office:value-type="float" office:value="2798131" table:style-name="ce1">
            <text:p>2798131</text:p>
          </table:table-cell>
          <table:table-cell office:value-type="string" table:style-name="ce1">
            <text:p>Florian</text:p>
          </table:table-cell>
          <table:table-cell office:value-type="string" table:style-name="ce1">
            <text:p>Rudolph</text:p>
          </table:table-cell>
          <table:table-cell office:value-type="string" table:style-name="ce1">
            <text:p>s4flrudo@uni-bonn.de</text:p>
          </table:table-cell>
          <table:table-cell office:value-type="string" table:style-name="ce1">
            <text:p>s4flrudo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39">
            <text:p>14</text:p>
          </table:table-cell>
          <table:table-cell office:value-type="float" office:value="8" table:formula="of:=IFERROR(IFERROR(VLOOKUP([.$D45];[Teams.$C:.$Z];5+COLUMN([.A38]);0);VLOOKUP([.$D45];[Teams.$E:.$Z];3+COLUMN([.A38]);0));VLOOKUP([.$D45];[Teams.$G:.$Z];1+COLUMN([.A38]);0))" table:style-name="ce1">
            <text:p>8</text:p>
          </table:table-cell>
          <table:table-cell office:value-type="float" office:value="6" table:formula="of:=IFERROR(IFERROR(VLOOKUP([.$D45];[Teams.$C:.$Z];5+COLUMN([.B38]);0);VLOOKUP([.$D45];[Teams.$E:.$Z];3+COLUMN([.B38]);0));VLOOKUP([.$D45];[Teams.$G:.$Z];1+COLUMN([.B38]);0))" table:style-name="ce1">
            <text:p>6</text:p>
          </table:table-cell>
          <table:table-cell office:value-type="float" office:value="4" table:style-name="ce39">
            <text:p>4</text:p>
          </table:table-cell>
          <table:table-cell office:value-type="float" office:value="20" table:formula="of:=IFERROR(IFERROR(VLOOKUP([.$D45];[Teams.$C:.$Z];5+COLUMN([.D38]);0);VLOOKUP([.$D45];[Teams.$E:.$Z];3+COLUMN([.D38]);0));VLOOKUP([.$D45];[Teams.$G:.$Z];1+COLUMN([.D38]);0))" table:style-name="ce1">
            <text:p>20</text:p>
          </table:table-cell>
          <table:table-cell office:value-type="float" office:value="15" table:formula="of:=IFERROR(IFERROR(VLOOKUP([.$D45];[Teams.$C:.$Z];5+COLUMN([.E38]);0);VLOOKUP([.$D45];[Teams.$E:.$Z];3+COLUMN([.E38]);0));VLOOKUP([.$D45];[Teams.$G:.$Z];1+COLUMN([.E38]);0))" table:style-name="ce1">
            <text:p>15</text:p>
          </table:table-cell>
          <table:table-cell office:value-type="float" office:value="20" table:formula="of:=IFERROR(IFERROR(VLOOKUP([.$D45];[Teams.$C:.$Z];5+COLUMN([.F38]);0);VLOOKUP([.$D45];[Teams.$E:.$Z];3+COLUMN([.F38]);0));VLOOKUP([.$D45];[Teams.$G:.$Z];1+COLUMN([.F38]);0))" table:style-name="ce1">
            <text:p>20</text:p>
          </table:table-cell>
          <table:table-cell office:value-type="float" office:value="0" table:formula="of:=IFERROR(IFERROR(VLOOKUP([.$D45];[Teams.$C:.$Z];5+COLUMN([.G38]);0);VLOOKUP([.$D45];[Teams.$E:.$Z];3+COLUMN([.G38]);0));VLOOKUP([.$D45];[Teams.$G:.$Z];1+COLUMN([.G38]);0))" table:style-name="ce1">
            <text:p>0</text:p>
          </table:table-cell>
          <table:table-cell office:value-type="float" office:value="20" table:formula="of:=IFERROR(IFERROR(VLOOKUP([.$D45];[Teams.$C:.$Z];5+COLUMN([.H38]);0);VLOOKUP([.$D45];[Teams.$E:.$Z];3+COLUMN([.H38]);0));VLOOKUP([.$D45];[Teams.$G:.$Z];1+COLUMN([.H38]);0))" table:style-name="ce1">
            <text:p>20</text:p>
          </table:table-cell>
          <table:table-cell office:value-type="float" office:value="20" table:formula="of:=IFERROR(IFERROR(VLOOKUP([.$D45];[Teams.$C:.$Z];5+COLUMN([.I38]);0);VLOOKUP([.$D45];[Teams.$E:.$Z];3+COLUMN([.I38]);0));VLOOKUP([.$D45];[Teams.$G:.$Z];1+COLUMN([.I38]);0))" table:style-name="ce1">
            <text:p>20</text:p>
          </table:table-cell>
          <table:table-cell office:value-type="float" office:value="14" table:formula="of:=IFERROR(IFERROR(VLOOKUP([.$D45];[Teams.$C:.$Z];5+COLUMN([.J38]);0);VLOOKUP([.$D45];[Teams.$E:.$Z];3+COLUMN([.J38]);0));VLOOKUP([.$D45];[Teams.$G:.$Z];1+COLUMN([.J38]);0))" table:style-name="ce1">
            <text:p>14</text:p>
          </table:table-cell>
          <table:table-cell office:value-type="float" office:value="0" table:formula="of:=IFERROR(IFERROR(VLOOKUP([.$D45];[Teams.$C:.$Z];5+COLUMN([.K38]);0);VLOOKUP([.$D45];[Teams.$E:.$Z];3+COLUMN([.K38]);0));VLOOKUP([.$D45];[Teams.$G:.$Z];1+COLUMN([.K38]);0))" table:style-name="ce1">
            <text:p>0</text:p>
          </table:table-cell>
          <table:table-cell table:number-columns-repeated="3" table:style-name="ce1"/>
          <table:table-cell office:value-type="float" office:value="176" table:formula="of:=SUM([.J45:.AB45])" table:style-name="ce34">
            <text:p>176</text:p>
          </table:table-cell>
          <table:table-cell office:value-type="percentage" office:value="0.8" table:formula="of:=[.AC45]/[.$AC$3]" table:style-name="ce55">
            <text:p>80.00%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48">
            <text:p>Navid</text:p>
          </table:table-cell>
          <table:table-cell office:value-type="float" office:value="720" table:style-name="ce1">
            <text:p>720</text:p>
          </table:table-cell>
          <table:table-cell office:value-type="float" office:value="17" table:style-name="ce1">
            <text:p>17</text:p>
          </table:table-cell>
          <table:table-cell office:value-type="float" office:value="3364336" table:style-name="ce1">
            <text:p>3364336</text:p>
          </table:table-cell>
          <table:table-cell office:value-type="string" table:style-name="ce1">
            <text:p>Jonas</text:p>
          </table:table-cell>
          <table:table-cell office:value-type="string" table:style-name="ce1">
            <text:p>Görgen</text:p>
          </table:table-cell>
          <table:table-cell office:value-type="string" table:style-name="ce1">
            <text:p>s6jsgoer@uni-bonn.de</text:p>
          </table:table-cell>
          <table:table-cell office:value-type="string" table:style-name="ce1">
            <text:p>s6jsgoer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39">
            <text:p>14</text:p>
          </table:table-cell>
          <table:table-cell office:value-type="float" office:value="8" table:formula="of:=IFERROR(IFERROR(VLOOKUP([.$D46];[Teams.$C:.$Z];5+COLUMN([.A39]);0);VLOOKUP([.$D46];[Teams.$E:.$Z];3+COLUMN([.A39]);0));VLOOKUP([.$D46];[Teams.$G:.$Z];1+COLUMN([.A39]);0))" table:style-name="ce1">
            <text:p>8</text:p>
          </table:table-cell>
          <table:table-cell office:value-type="float" office:value="6" table:formula="of:=IFERROR(IFERROR(VLOOKUP([.$D46];[Teams.$C:.$Z];5+COLUMN([.B39]);0);VLOOKUP([.$D46];[Teams.$E:.$Z];3+COLUMN([.B39]);0));VLOOKUP([.$D46];[Teams.$G:.$Z];1+COLUMN([.B39]);0))" table:style-name="ce1">
            <text:p>6</text:p>
          </table:table-cell>
          <table:table-cell office:value-type="float" office:value="4" table:style-name="ce39">
            <text:p>4</text:p>
          </table:table-cell>
          <table:table-cell office:value-type="float" office:value="20" table:formula="of:=IFERROR(IFERROR(VLOOKUP([.$D46];[Teams.$C:.$Z];5+COLUMN([.D39]);0);VLOOKUP([.$D46];[Teams.$E:.$Z];3+COLUMN([.D39]);0));VLOOKUP([.$D46];[Teams.$G:.$Z];1+COLUMN([.D39]);0))" table:style-name="ce1">
            <text:p>20</text:p>
          </table:table-cell>
          <table:table-cell office:value-type="float" office:value="15" table:formula="of:=IFERROR(IFERROR(VLOOKUP([.$D46];[Teams.$C:.$Z];5+COLUMN([.E39]);0);VLOOKUP([.$D46];[Teams.$E:.$Z];3+COLUMN([.E39]);0));VLOOKUP([.$D46];[Teams.$G:.$Z];1+COLUMN([.E39]);0))" table:style-name="ce1">
            <text:p>15</text:p>
          </table:table-cell>
          <table:table-cell office:value-type="float" office:value="20" table:formula="of:=IFERROR(IFERROR(VLOOKUP([.$D46];[Teams.$C:.$Z];5+COLUMN([.F39]);0);VLOOKUP([.$D46];[Teams.$E:.$Z];3+COLUMN([.F39]);0));VLOOKUP([.$D46];[Teams.$G:.$Z];1+COLUMN([.F39]);0))" table:style-name="ce1">
            <text:p>20</text:p>
          </table:table-cell>
          <table:table-cell office:value-type="float" office:value="0" table:formula="of:=IFERROR(IFERROR(VLOOKUP([.$D46];[Teams.$C:.$Z];5+COLUMN([.G39]);0);VLOOKUP([.$D46];[Teams.$E:.$Z];3+COLUMN([.G39]);0));VLOOKUP([.$D46];[Teams.$G:.$Z];1+COLUMN([.G39]);0))" table:style-name="ce1">
            <text:p>0</text:p>
          </table:table-cell>
          <table:table-cell office:value-type="float" office:value="20" table:formula="of:=IFERROR(IFERROR(VLOOKUP([.$D46];[Teams.$C:.$Z];5+COLUMN([.H39]);0);VLOOKUP([.$D46];[Teams.$E:.$Z];3+COLUMN([.H39]);0));VLOOKUP([.$D46];[Teams.$G:.$Z];1+COLUMN([.H39]);0))" table:style-name="ce1">
            <text:p>20</text:p>
          </table:table-cell>
          <table:table-cell office:value-type="float" office:value="20" table:formula="of:=IFERROR(IFERROR(VLOOKUP([.$D46];[Teams.$C:.$Z];5+COLUMN([.I39]);0);VLOOKUP([.$D46];[Teams.$E:.$Z];3+COLUMN([.I39]);0));VLOOKUP([.$D46];[Teams.$G:.$Z];1+COLUMN([.I39]);0))" table:style-name="ce1">
            <text:p>20</text:p>
          </table:table-cell>
          <table:table-cell office:value-type="float" office:value="14" table:formula="of:=IFERROR(IFERROR(VLOOKUP([.$D46];[Teams.$C:.$Z];5+COLUMN([.J39]);0);VLOOKUP([.$D46];[Teams.$E:.$Z];3+COLUMN([.J39]);0));VLOOKUP([.$D46];[Teams.$G:.$Z];1+COLUMN([.J39]);0))" table:style-name="ce1">
            <text:p>14</text:p>
          </table:table-cell>
          <table:table-cell office:value-type="float" office:value="0" table:formula="of:=IFERROR(IFERROR(VLOOKUP([.$D46];[Teams.$C:.$Z];5+COLUMN([.K39]);0);VLOOKUP([.$D46];[Teams.$E:.$Z];3+COLUMN([.K39]);0));VLOOKUP([.$D46];[Teams.$G:.$Z];1+COLUMN([.K39]);0))" table:style-name="ce1">
            <text:p>0</text:p>
          </table:table-cell>
          <table:table-cell table:number-columns-repeated="3" table:style-name="ce1"/>
          <table:table-cell office:value-type="float" office:value="176" table:formula="of:=SUM([.J46:.AB46])" table:style-name="ce34">
            <text:p>176</text:p>
          </table:table-cell>
          <table:table-cell office:value-type="percentage" office:value="0.8" table:formula="of:=[.AC46]/[.$AC$3]" table:style-name="ce55">
            <text:p>80.00%</text:p>
          </table:table-cell>
          <table:table-cell table:style-name="ce36"/>
          <table:table-cell table:number-columns-repeated="16353"/>
        </table:table-row>
        <table:table-row table:style-name="ro1">
          <table:table-cell office:value-type="string" table:style-name="ce39">
            <text:p>Navid</text:p>
          </table:table-cell>
          <table:table-cell office:value-type="float" office:value="187" table:style-name="ce41">
            <text:p>187</text:p>
          </table:table-cell>
          <table:table-cell office:value-type="float" office:value="18" table:style-name="ce41">
            <text:p>18</text:p>
          </table:table-cell>
          <table:table-cell office:value-type="float" office:value="3374129" table:style-name="ce41">
            <text:p>3374129</text:p>
          </table:table-cell>
          <table:table-cell office:value-type="string" table:style-name="ce41">
            <text:p>Jonas</text:p>
          </table:table-cell>
          <table:table-cell office:value-type="string" table:style-name="ce41">
            <text:p>Bode</text:p>
          </table:table-cell>
          <table:table-cell office:value-type="string" table:style-name="ce41">
            <text:p>jonas.bode@uni-bonn.de</text:p>
          </table:table-cell>
          <table:table-cell office:value-type="string" table:style-name="ce41">
            <text:p>jobo</text:p>
          </table:table-cell>
          <table:table-cell table:style-name="ce41"/>
          <table:table-cell office:value-type="float" office:value="15" table:style-name="ce41">
            <text:p>15</text:p>
          </table:table-cell>
          <table:table-cell office:value-type="float" office:value="5" table:style-name="ce41">
            <text:p>5</text:p>
          </table:table-cell>
          <table:table-cell office:value-type="float" office:value="16" table:style-name="ce41">
            <text:p>16</text:p>
          </table:table-cell>
          <table:table-cell office:value-type="float" office:value="4" table:style-name="ce41">
            <text:p>4</text:p>
          </table:table-cell>
          <table:table-cell office:value-type="float" office:value="18" table:style-name="ce41">
            <text:p>18</text:p>
          </table:table-cell>
          <table:table-cell office:value-type="float" office:value="8" table:formula="of:=IFERROR(IFERROR(VLOOKUP([.$D47];[Teams.$C:.$Z];5+COLUMN([.A40]);0);VLOOKUP([.$D47];[Teams.$E:.$Z];3+COLUMN([.A40]);0));VLOOKUP([.$D47];[Teams.$G:.$Z];1+COLUMN([.A40]);0))" table:style-name="ce1">
            <text:p>8</text:p>
          </table:table-cell>
          <table:table-cell office:value-type="float" office:value="6" table:formula="of:=IFERROR(IFERROR(VLOOKUP([.$D47];[Teams.$C:.$Z];5+COLUMN([.B40]);0);VLOOKUP([.$D47];[Teams.$E:.$Z];3+COLUMN([.B40]);0));VLOOKUP([.$D47];[Teams.$G:.$Z];1+COLUMN([.B40]);0))" table:style-name="ce1">
            <text:p>6</text:p>
          </table:table-cell>
          <table:table-cell office:value-type="float" office:value="4" table:style-name="ce41">
            <text:p>4</text:p>
          </table:table-cell>
          <table:table-cell office:value-type="float" office:value="8" table:formula="of:=IFERROR(IFERROR(VLOOKUP([.$D47];[Teams.$C:.$Z];5+COLUMN([.D40]);0);VLOOKUP([.$D47];[Teams.$E:.$Z];3+COLUMN([.D40]);0));VLOOKUP([.$D47];[Teams.$G:.$Z];1+COLUMN([.D40]);0))" table:style-name="ce1">
            <text:p>8</text:p>
          </table:table-cell>
          <table:table-cell office:value-type="float" office:value="20" table:formula="of:=IFERROR(IFERROR(VLOOKUP([.$D47];[Teams.$C:.$Z];5+COLUMN([.E40]);0);VLOOKUP([.$D47];[Teams.$E:.$Z];3+COLUMN([.E40]);0));VLOOKUP([.$D47];[Teams.$G:.$Z];1+COLUMN([.E40]);0))" table:style-name="ce1">
            <text:p>20</text:p>
          </table:table-cell>
          <table:table-cell office:value-type="float" office:value="20" table:formula="of:=IFERROR(IFERROR(VLOOKUP([.$D47];[Teams.$C:.$Z];5+COLUMN([.F40]);0);VLOOKUP([.$D47];[Teams.$E:.$Z];3+COLUMN([.F40]);0));VLOOKUP([.$D47];[Teams.$G:.$Z];1+COLUMN([.F40]);0))" table:style-name="ce1">
            <text:p>20</text:p>
          </table:table-cell>
          <table:table-cell office:value-type="float" office:value="14" table:formula="of:=IFERROR(IFERROR(VLOOKUP([.$D47];[Teams.$C:.$Z];5+COLUMN([.G40]);0);VLOOKUP([.$D47];[Teams.$E:.$Z];3+COLUMN([.G40]);0));VLOOKUP([.$D47];[Teams.$G:.$Z];1+COLUMN([.G40]);0))" table:style-name="ce1">
            <text:p>14</text:p>
          </table:table-cell>
          <table:table-cell office:value-type="float" office:value="18" table:formula="of:=IFERROR(IFERROR(VLOOKUP([.$D47];[Teams.$C:.$Z];5+COLUMN([.H40]);0);VLOOKUP([.$D47];[Teams.$E:.$Z];3+COLUMN([.H40]);0));VLOOKUP([.$D47];[Teams.$G:.$Z];1+COLUMN([.H40]);0))" table:style-name="ce1">
            <text:p>18</text:p>
          </table:table-cell>
          <table:table-cell office:value-type="float" office:value="12" table:formula="of:=IFERROR(IFERROR(VLOOKUP([.$D47];[Teams.$C:.$Z];5+COLUMN([.I40]);0);VLOOKUP([.$D47];[Teams.$E:.$Z];3+COLUMN([.I40]);0));VLOOKUP([.$D47];[Teams.$G:.$Z];1+COLUMN([.I40]);0))" table:style-name="ce1">
            <text:p>12</text:p>
          </table:table-cell>
          <table:table-cell office:value-type="float" office:value="17.5" table:formula="of:=IFERROR(IFERROR(VLOOKUP([.$D47];[Teams.$C:.$Z];5+COLUMN([.J40]);0);VLOOKUP([.$D47];[Teams.$E:.$Z];3+COLUMN([.J40]);0));VLOOKUP([.$D47];[Teams.$G:.$Z];1+COLUMN([.J40]);0))" table:style-name="ce1">
            <text:p>17.5</text:p>
          </table:table-cell>
          <table:table-cell office:value-type="float" office:value="16.5" table:formula="of:=IFERROR(IFERROR(VLOOKUP([.$D47];[Teams.$C:.$Z];5+COLUMN([.K40]);0);VLOOKUP([.$D47];[Teams.$E:.$Z];3+COLUMN([.K40]);0));VLOOKUP([.$D47];[Teams.$G:.$Z];1+COLUMN([.K40]);0))" table:style-name="ce1">
            <text:p>16.5</text:p>
          </table:table-cell>
          <table:table-cell table:number-columns-repeated="3" table:style-name="ce41"/>
          <table:table-cell office:value-type="float" office:value="202" table:formula="of:=SUM([.J47:.AB47])" table:style-name="ce34">
            <text:p>202</text:p>
          </table:table-cell>
          <table:table-cell office:value-type="percentage" office:value="0.91818181818181821" table:formula="of:=[.AC47]/[.$AC$3]" table:style-name="ce55">
            <text:p>91.82%</text:p>
          </table:table-cell>
          <table:table-cell table:style-name="ce44"/>
          <table:table-cell table:number-columns-repeated="16353" table:style-name="ce41"/>
        </table:table-row>
        <table:table-row table:style-name="ro1">
          <table:table-cell office:value-type="string" table:style-name="ce39">
            <text:p>Navid</text:p>
          </table:table-cell>
          <table:table-cell office:value-type="float" office:value="694" table:style-name="ce1">
            <text:p>694</text:p>
          </table:table-cell>
          <table:table-cell office:value-type="float" office:value="18" table:style-name="ce1">
            <text:p>18</text:p>
          </table:table-cell>
          <table:table-cell office:value-type="float" office:value="3331094" table:style-name="ce1">
            <text:p>3331094</text:p>
          </table:table-cell>
          <table:table-cell office:value-type="string" table:style-name="ce1">
            <text:p>Micah</text:p>
          </table:table-cell>
          <table:table-cell office:value-type="string" table:style-name="ce1">
            <text:p>Röbkes</text:p>
          </table:table-cell>
          <table:table-cell office:value-type="string" table:style-name="ce1">
            <text:p>s6miroeb@uni-bonn.de</text:p>
          </table:table-cell>
          <table:table-cell office:value-type="string" table:style-name="ce1">
            <text:p>daimonion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39">
            <text:p>18</text:p>
          </table:table-cell>
          <table:table-cell office:value-type="float" office:value="8" table:formula="of:=IFERROR(IFERROR(VLOOKUP([.$D48];[Teams.$C:.$Z];5+COLUMN([.A41]);0);VLOOKUP([.$D48];[Teams.$E:.$Z];3+COLUMN([.A41]);0));VLOOKUP([.$D48];[Teams.$G:.$Z];1+COLUMN([.A41]);0))" table:style-name="ce1">
            <text:p>8</text:p>
          </table:table-cell>
          <table:table-cell office:value-type="float" office:value="6" table:formula="of:=IFERROR(IFERROR(VLOOKUP([.$D48];[Teams.$C:.$Z];5+COLUMN([.B41]);0);VLOOKUP([.$D48];[Teams.$E:.$Z];3+COLUMN([.B41]);0));VLOOKUP([.$D48];[Teams.$G:.$Z];1+COLUMN([.B41]);0))" table:style-name="ce1">
            <text:p>6</text:p>
          </table:table-cell>
          <table:table-cell office:value-type="float" office:value="4" table:style-name="ce39">
            <text:p>4</text:p>
          </table:table-cell>
          <table:table-cell office:value-type="float" office:value="8" table:formula="of:=IFERROR(IFERROR(VLOOKUP([.$D48];[Teams.$C:.$Z];5+COLUMN([.D41]);0);VLOOKUP([.$D48];[Teams.$E:.$Z];3+COLUMN([.D41]);0));VLOOKUP([.$D48];[Teams.$G:.$Z];1+COLUMN([.D41]);0))" table:style-name="ce1">
            <text:p>8</text:p>
          </table:table-cell>
          <table:table-cell office:value-type="float" office:value="20" table:formula="of:=IFERROR(IFERROR(VLOOKUP([.$D48];[Teams.$C:.$Z];5+COLUMN([.E41]);0);VLOOKUP([.$D48];[Teams.$E:.$Z];3+COLUMN([.E41]);0));VLOOKUP([.$D48];[Teams.$G:.$Z];1+COLUMN([.E41]);0))" table:style-name="ce1">
            <text:p>20</text:p>
          </table:table-cell>
          <table:table-cell office:value-type="float" office:value="20" table:formula="of:=IFERROR(IFERROR(VLOOKUP([.$D48];[Teams.$C:.$Z];5+COLUMN([.F41]);0);VLOOKUP([.$D48];[Teams.$E:.$Z];3+COLUMN([.F41]);0));VLOOKUP([.$D48];[Teams.$G:.$Z];1+COLUMN([.F41]);0))" table:style-name="ce1">
            <text:p>20</text:p>
          </table:table-cell>
          <table:table-cell office:value-type="float" office:value="14" table:formula="of:=IFERROR(IFERROR(VLOOKUP([.$D48];[Teams.$C:.$Z];5+COLUMN([.G41]);0);VLOOKUP([.$D48];[Teams.$E:.$Z];3+COLUMN([.G41]);0));VLOOKUP([.$D48];[Teams.$G:.$Z];1+COLUMN([.G41]);0))" table:style-name="ce1">
            <text:p>14</text:p>
          </table:table-cell>
          <table:table-cell office:value-type="float" office:value="18" table:formula="of:=IFERROR(IFERROR(VLOOKUP([.$D48];[Teams.$C:.$Z];5+COLUMN([.H41]);0);VLOOKUP([.$D48];[Teams.$E:.$Z];3+COLUMN([.H41]);0));VLOOKUP([.$D48];[Teams.$G:.$Z];1+COLUMN([.H41]);0))" table:style-name="ce1">
            <text:p>18</text:p>
          </table:table-cell>
          <table:table-cell office:value-type="float" office:value="12" table:formula="of:=IFERROR(IFERROR(VLOOKUP([.$D48];[Teams.$C:.$Z];5+COLUMN([.I41]);0);VLOOKUP([.$D48];[Teams.$E:.$Z];3+COLUMN([.I41]);0));VLOOKUP([.$D48];[Teams.$G:.$Z];1+COLUMN([.I41]);0))" table:style-name="ce1">
            <text:p>12</text:p>
          </table:table-cell>
          <table:table-cell office:value-type="float" office:value="17.5" table:formula="of:=IFERROR(IFERROR(VLOOKUP([.$D48];[Teams.$C:.$Z];5+COLUMN([.J41]);0);VLOOKUP([.$D48];[Teams.$E:.$Z];3+COLUMN([.J41]);0));VLOOKUP([.$D48];[Teams.$G:.$Z];1+COLUMN([.J41]);0))" table:style-name="ce1">
            <text:p>17.5</text:p>
          </table:table-cell>
          <table:table-cell office:value-type="float" office:value="16.5" table:formula="of:=IFERROR(IFERROR(VLOOKUP([.$D48];[Teams.$C:.$Z];5+COLUMN([.K41]);0);VLOOKUP([.$D48];[Teams.$E:.$Z];3+COLUMN([.K41]);0));VLOOKUP([.$D48];[Teams.$G:.$Z];1+COLUMN([.K41]);0))" table:style-name="ce1">
            <text:p>16.5</text:p>
          </table:table-cell>
          <table:table-cell table:number-columns-repeated="3" table:style-name="ce1"/>
          <table:table-cell office:value-type="float" office:value="202" table:formula="of:=SUM([.J48:.AB48])" table:style-name="ce34">
            <text:p>202</text:p>
          </table:table-cell>
          <table:table-cell office:value-type="percentage" office:value="0.91818181818181821" table:formula="of:=[.AC48]/[.$AC$3]" table:style-name="ce55">
            <text:p>91.82%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48">
            <text:p>Navid</text:p>
          </table:table-cell>
          <table:table-cell office:value-type="float" office:value="710" table:style-name="ce1">
            <text:p>710</text:p>
          </table:table-cell>
          <table:table-cell office:value-type="float" office:value="18" table:style-name="ce1">
            <text:p>18</text:p>
          </table:table-cell>
          <table:table-cell office:value-type="float" office:value="3202207" table:style-name="ce1">
            <text:p>3202207</text:p>
          </table:table-cell>
          <table:table-cell office:value-type="string" table:style-name="ce1">
            <text:p>Tim</text:p>
          </table:table-cell>
          <table:table-cell office:value-type="string" table:style-name="ce1">
            <text:p>Dmoch</text:p>
          </table:table-cell>
          <table:table-cell office:value-type="string" table:style-name="ce1">
            <text:p>s6tidmoc@uni-bonn.de</text:p>
          </table:table-cell>
          <table:table-cell office:value-type="string" table:style-name="ce1">
            <text:p>s6tidmoc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39">
            <text:p>18</text:p>
          </table:table-cell>
          <table:table-cell office:value-type="float" office:value="8" table:formula="of:=IFERROR(IFERROR(VLOOKUP([.$D49];[Teams.$C:.$Z];5+COLUMN([.A42]);0);VLOOKUP([.$D49];[Teams.$E:.$Z];3+COLUMN([.A42]);0));VLOOKUP([.$D49];[Teams.$G:.$Z];1+COLUMN([.A42]);0))" table:style-name="ce1">
            <text:p>8</text:p>
          </table:table-cell>
          <table:table-cell office:value-type="float" office:value="6" table:formula="of:=IFERROR(IFERROR(VLOOKUP([.$D49];[Teams.$C:.$Z];5+COLUMN([.B42]);0);VLOOKUP([.$D49];[Teams.$E:.$Z];3+COLUMN([.B42]);0));VLOOKUP([.$D49];[Teams.$G:.$Z];1+COLUMN([.B42]);0))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8" table:formula="of:=IFERROR(IFERROR(VLOOKUP([.$D49];[Teams.$C:.$Z];5+COLUMN([.D42]);0);VLOOKUP([.$D49];[Teams.$E:.$Z];3+COLUMN([.D42]);0));VLOOKUP([.$D49];[Teams.$G:.$Z];1+COLUMN([.D42]);0))" table:style-name="ce1">
            <text:p>8</text:p>
          </table:table-cell>
          <table:table-cell office:value-type="float" office:value="20" table:formula="of:=IFERROR(IFERROR(VLOOKUP([.$D49];[Teams.$C:.$Z];5+COLUMN([.E42]);0);VLOOKUP([.$D49];[Teams.$E:.$Z];3+COLUMN([.E42]);0));VLOOKUP([.$D49];[Teams.$G:.$Z];1+COLUMN([.E42]);0))" table:style-name="ce1">
            <text:p>20</text:p>
          </table:table-cell>
          <table:table-cell office:value-type="float" office:value="20" table:formula="of:=IFERROR(IFERROR(VLOOKUP([.$D49];[Teams.$C:.$Z];5+COLUMN([.F42]);0);VLOOKUP([.$D49];[Teams.$E:.$Z];3+COLUMN([.F42]);0));VLOOKUP([.$D49];[Teams.$G:.$Z];1+COLUMN([.F42]);0))" table:style-name="ce1">
            <text:p>20</text:p>
          </table:table-cell>
          <table:table-cell office:value-type="float" office:value="14" table:formula="of:=IFERROR(IFERROR(VLOOKUP([.$D49];[Teams.$C:.$Z];5+COLUMN([.G42]);0);VLOOKUP([.$D49];[Teams.$E:.$Z];3+COLUMN([.G42]);0));VLOOKUP([.$D49];[Teams.$G:.$Z];1+COLUMN([.G42]);0))" table:style-name="ce1">
            <text:p>14</text:p>
          </table:table-cell>
          <table:table-cell office:value-type="float" office:value="18" table:formula="of:=IFERROR(IFERROR(VLOOKUP([.$D49];[Teams.$C:.$Z];5+COLUMN([.H42]);0);VLOOKUP([.$D49];[Teams.$E:.$Z];3+COLUMN([.H42]);0));VLOOKUP([.$D49];[Teams.$G:.$Z];1+COLUMN([.H42]);0))" table:style-name="ce1">
            <text:p>18</text:p>
          </table:table-cell>
          <table:table-cell office:value-type="float" office:value="12" table:formula="of:=IFERROR(IFERROR(VLOOKUP([.$D49];[Teams.$C:.$Z];5+COLUMN([.I42]);0);VLOOKUP([.$D49];[Teams.$E:.$Z];3+COLUMN([.I42]);0));VLOOKUP([.$D49];[Teams.$G:.$Z];1+COLUMN([.I42]);0))" table:style-name="ce1">
            <text:p>12</text:p>
          </table:table-cell>
          <table:table-cell office:value-type="float" office:value="17.5" table:formula="of:=IFERROR(IFERROR(VLOOKUP([.$D49];[Teams.$C:.$Z];5+COLUMN([.J42]);0);VLOOKUP([.$D49];[Teams.$E:.$Z];3+COLUMN([.J42]);0));VLOOKUP([.$D49];[Teams.$G:.$Z];1+COLUMN([.J42]);0))" table:style-name="ce1">
            <text:p>17.5</text:p>
          </table:table-cell>
          <table:table-cell office:value-type="float" office:value="16.5" table:formula="of:=IFERROR(IFERROR(VLOOKUP([.$D49];[Teams.$C:.$Z];5+COLUMN([.K42]);0);VLOOKUP([.$D49];[Teams.$E:.$Z];3+COLUMN([.K42]);0));VLOOKUP([.$D49];[Teams.$G:.$Z];1+COLUMN([.K42]);0))" table:style-name="ce1">
            <text:p>16.5</text:p>
          </table:table-cell>
          <table:table-cell table:number-columns-repeated="3" table:style-name="ce1"/>
          <table:table-cell office:value-type="float" office:value="202" table:formula="of:=SUM([.J49:.AB49])" table:style-name="ce34">
            <text:p>202</text:p>
          </table:table-cell>
          <table:table-cell office:value-type="percentage" office:value="0.91818181818181821" table:formula="of:=[.AC49]/[.$AC$3]" table:style-name="ce55">
            <text:p>91.82%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39">
            <text:p>Navid</text:p>
          </table:table-cell>
          <table:table-cell office:value-type="float" office:value="682" table:style-name="ce41">
            <text:p>682</text:p>
          </table:table-cell>
          <table:table-cell office:value-type="float" office:value="19" table:style-name="ce41">
            <text:p>19</text:p>
          </table:table-cell>
          <table:table-cell office:value-type="float" office:value="3055927" table:style-name="ce41">
            <text:p>3055927</text:p>
          </table:table-cell>
          <table:table-cell office:value-type="string" table:style-name="ce41">
            <text:p>Dylan</text:p>
          </table:table-cell>
          <table:table-cell office:value-type="string" table:style-name="ce41">
            <text:p>Stogianni</text:p>
          </table:table-cell>
          <table:table-cell office:value-type="string" table:style-name="ce41">
            <text:p>s6dystog@uni-bonn.de</text:p>
          </table:table-cell>
          <table:table-cell office:value-type="string" table:style-name="ce41">
            <text:p>s6dystog</text:p>
          </table:table-cell>
          <table:table-cell table:style-name="ce41"/>
          <table:table-cell office:value-type="float" office:value="15" table:style-name="ce41">
            <text:p>15</text:p>
          </table:table-cell>
          <table:table-cell office:value-type="float" office:value="5" table:style-name="ce41">
            <text:p>5</text:p>
          </table:table-cell>
          <table:table-cell office:value-type="float" office:value="16" table:style-name="ce41">
            <text:p>16</text:p>
          </table:table-cell>
          <table:table-cell office:value-type="float" office:value="4" table:style-name="ce41">
            <text:p>4</text:p>
          </table:table-cell>
          <table:table-cell office:value-type="float" office:value="17" table:style-name="ce41">
            <text:p>17</text:p>
          </table:table-cell>
          <table:table-cell office:value-type="float" office:value="8" table:formula="of:=IFERROR(IFERROR(VLOOKUP([.$D50];[Teams.$C:.$Z];5+COLUMN([.A43]);0);VLOOKUP([.$D50];[Teams.$E:.$Z];3+COLUMN([.A43]);0));VLOOKUP([.$D50];[Teams.$G:.$Z];1+COLUMN([.A43]);0))" table:style-name="ce1">
            <text:p>8</text:p>
          </table:table-cell>
          <table:table-cell office:value-type="float" office:value="4" table:formula="of:=IFERROR(IFERROR(VLOOKUP([.$D50];[Teams.$C:.$Z];5+COLUMN([.B43]);0);VLOOKUP([.$D50];[Teams.$E:.$Z];3+COLUMN([.B43]);0));VLOOKUP([.$D50];[Teams.$G:.$Z];1+COLUMN([.B43]);0))" table:style-name="ce1">
            <text:p>4</text:p>
          </table:table-cell>
          <table:table-cell office:value-type="float" office:value="4" table:style-name="ce41">
            <text:p>4</text:p>
          </table:table-cell>
          <table:table-cell office:value-type="float" office:value="20" table:formula="of:=IFERROR(IFERROR(VLOOKUP([.$D50];[Teams.$C:.$Z];5+COLUMN([.D43]);0);VLOOKUP([.$D50];[Teams.$E:.$Z];3+COLUMN([.D43]);0));VLOOKUP([.$D50];[Teams.$G:.$Z];1+COLUMN([.D43]);0))" table:style-name="ce1">
            <text:p>20</text:p>
          </table:table-cell>
          <table:table-cell office:value-type="float" office:value="20" table:formula="of:=IFERROR(IFERROR(VLOOKUP([.$D50];[Teams.$C:.$Z];5+COLUMN([.E43]);0);VLOOKUP([.$D50];[Teams.$E:.$Z];3+COLUMN([.E43]);0));VLOOKUP([.$D50];[Teams.$G:.$Z];1+COLUMN([.E43]);0))" table:style-name="ce1">
            <text:p>20</text:p>
          </table:table-cell>
          <table:table-cell office:value-type="float" office:value="15" table:formula="of:=IFERROR(IFERROR(VLOOKUP([.$D50];[Teams.$C:.$Z];5+COLUMN([.F43]);0);VLOOKUP([.$D50];[Teams.$E:.$Z];3+COLUMN([.F43]);0));VLOOKUP([.$D50];[Teams.$G:.$Z];1+COLUMN([.F43]);0))" table:style-name="ce1">
            <text:p>15</text:p>
          </table:table-cell>
          <table:table-cell office:value-type="float" office:value="15" table:formula="of:=IFERROR(IFERROR(VLOOKUP([.$D50];[Teams.$C:.$Z];5+COLUMN([.G43]);0);VLOOKUP([.$D50];[Teams.$E:.$Z];3+COLUMN([.G43]);0));VLOOKUP([.$D50];[Teams.$G:.$Z];1+COLUMN([.G43]);0))" table:style-name="ce1">
            <text:p>15</text:p>
          </table:table-cell>
          <table:table-cell office:value-type="float" office:value="18.5" table:formula="of:=IFERROR(IFERROR(VLOOKUP([.$D50];[Teams.$C:.$Z];5+COLUMN([.H43]);0);VLOOKUP([.$D50];[Teams.$E:.$Z];3+COLUMN([.H43]);0));VLOOKUP([.$D50];[Teams.$G:.$Z];1+COLUMN([.H43]);0))" table:style-name="ce1">
            <text:p>18.5</text:p>
          </table:table-cell>
          <table:table-cell office:value-type="float" office:value="17" table:formula="of:=IFERROR(IFERROR(VLOOKUP([.$D50];[Teams.$C:.$Z];5+COLUMN([.I43]);0);VLOOKUP([.$D50];[Teams.$E:.$Z];3+COLUMN([.I43]);0));VLOOKUP([.$D50];[Teams.$G:.$Z];1+COLUMN([.I43]);0))" table:style-name="ce1">
            <text:p>17</text:p>
          </table:table-cell>
          <table:table-cell office:value-type="float" office:value="16" table:formula="of:=IFERROR(IFERROR(VLOOKUP([.$D50];[Teams.$C:.$Z];5+COLUMN([.J43]);0);VLOOKUP([.$D50];[Teams.$E:.$Z];3+COLUMN([.J43]);0));VLOOKUP([.$D50];[Teams.$G:.$Z];1+COLUMN([.J43]);0))" table:style-name="ce1">
            <text:p>16</text:p>
          </table:table-cell>
          <table:table-cell office:value-type="float" office:value="18" table:formula="of:=IFERROR(IFERROR(VLOOKUP([.$D50];[Teams.$C:.$Z];5+COLUMN([.K43]);0);VLOOKUP([.$D50];[Teams.$E:.$Z];3+COLUMN([.K43]);0));VLOOKUP([.$D50];[Teams.$G:.$Z];1+COLUMN([.K43]);0))" table:style-name="ce1">
            <text:p>18</text:p>
          </table:table-cell>
          <table:table-cell table:number-columns-repeated="3" table:style-name="ce41"/>
          <table:table-cell office:value-type="float" office:value="212.5" table:formula="of:=SUM([.J50:.AB50])" table:style-name="ce34">
            <text:p>212.5</text:p>
          </table:table-cell>
          <table:table-cell office:value-type="percentage" office:value="0.96590909090909094" table:formula="of:=[.AC50]/[.$AC$3]" table:style-name="ce55">
            <text:p>96.59%</text:p>
          </table:table-cell>
          <table:table-cell table:number-columns-repeated="16354" table:style-name="ce41"/>
        </table:table-row>
        <table:table-row table:style-name="ro1">
          <table:table-cell office:value-type="string" table:style-name="ce39">
            <text:p>Navid</text:p>
          </table:table-cell>
          <table:table-cell office:value-type="float" office:value="423" table:style-name="ce1">
            <text:p>423</text:p>
          </table:table-cell>
          <table:table-cell office:value-type="float" office:value="19" table:style-name="ce1">
            <text:p>19</text:p>
          </table:table-cell>
          <table:table-cell office:value-type="float" office:value="3347306" table:style-name="ce1">
            <text:p>3347306</text:p>
          </table:table-cell>
          <table:table-cell office:value-type="string" table:style-name="ce1">
            <text:p>Frederik</text:p>
          </table:table-cell>
          <table:table-cell office:value-type="string" table:style-name="ce1">
            <text:p>Ernst</text:p>
          </table:table-cell>
          <table:table-cell office:value-type="string" table:style-name="ce1">
            <text:p>s6fkerns@uni-bonn.de</text:p>
          </table:table-cell>
          <table:table-cell office:value-type="string" table:style-name="ce1">
            <text:p>s6fkerns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39">
            <text:p>17</text:p>
          </table:table-cell>
          <table:table-cell office:value-type="float" office:value="8" table:formula="of:=IFERROR(IFERROR(VLOOKUP([.$D51];[Teams.$C:.$Z];5+COLUMN([.A44]);0);VLOOKUP([.$D51];[Teams.$E:.$Z];3+COLUMN([.A44]);0));VLOOKUP([.$D51];[Teams.$G:.$Z];1+COLUMN([.A44]);0))" table:style-name="ce1">
            <text:p>8</text:p>
          </table:table-cell>
          <table:table-cell office:value-type="float" office:value="4" table:formula="of:=IFERROR(IFERROR(VLOOKUP([.$D51];[Teams.$C:.$Z];5+COLUMN([.B44]);0);VLOOKUP([.$D51];[Teams.$E:.$Z];3+COLUMN([.B44]);0));VLOOKUP([.$D51];[Teams.$G:.$Z];1+COLUMN([.B44]);0))" table:style-name="ce1">
            <text:p>4</text:p>
          </table:table-cell>
          <table:table-cell office:value-type="float" office:value="0" table:style-name="ce39">
            <text:p>0</text:p>
          </table:table-cell>
          <table:table-cell office:value-type="float" office:value="20" table:formula="of:=IFERROR(IFERROR(VLOOKUP([.$D51];[Teams.$C:.$Z];5+COLUMN([.D44]);0);VLOOKUP([.$D51];[Teams.$E:.$Z];3+COLUMN([.D44]);0));VLOOKUP([.$D51];[Teams.$G:.$Z];1+COLUMN([.D44]);0))" table:style-name="ce1">
            <text:p>20</text:p>
          </table:table-cell>
          <table:table-cell office:value-type="float" office:value="20" table:formula="of:=IFERROR(IFERROR(VLOOKUP([.$D51];[Teams.$C:.$Z];5+COLUMN([.E44]);0);VLOOKUP([.$D51];[Teams.$E:.$Z];3+COLUMN([.E44]);0));VLOOKUP([.$D51];[Teams.$G:.$Z];1+COLUMN([.E44]);0))" table:style-name="ce1">
            <text:p>20</text:p>
          </table:table-cell>
          <table:table-cell office:value-type="float" office:value="15" table:formula="of:=IFERROR(IFERROR(VLOOKUP([.$D51];[Teams.$C:.$Z];5+COLUMN([.F44]);0);VLOOKUP([.$D51];[Teams.$E:.$Z];3+COLUMN([.F44]);0));VLOOKUP([.$D51];[Teams.$G:.$Z];1+COLUMN([.F44]);0))" table:style-name="ce1">
            <text:p>15</text:p>
          </table:table-cell>
          <table:table-cell office:value-type="float" office:value="15" table:formula="of:=IFERROR(IFERROR(VLOOKUP([.$D51];[Teams.$C:.$Z];5+COLUMN([.G44]);0);VLOOKUP([.$D51];[Teams.$E:.$Z];3+COLUMN([.G44]);0));VLOOKUP([.$D51];[Teams.$G:.$Z];1+COLUMN([.G44]);0))" table:style-name="ce1">
            <text:p>15</text:p>
          </table:table-cell>
          <table:table-cell office:value-type="float" office:value="18.5" table:formula="of:=IFERROR(IFERROR(VLOOKUP([.$D51];[Teams.$C:.$Z];5+COLUMN([.H44]);0);VLOOKUP([.$D51];[Teams.$E:.$Z];3+COLUMN([.H44]);0));VLOOKUP([.$D51];[Teams.$G:.$Z];1+COLUMN([.H44]);0))" table:style-name="ce1">
            <text:p>18.5</text:p>
          </table:table-cell>
          <table:table-cell office:value-type="float" office:value="17" table:formula="of:=IFERROR(IFERROR(VLOOKUP([.$D51];[Teams.$C:.$Z];5+COLUMN([.I44]);0);VLOOKUP([.$D51];[Teams.$E:.$Z];3+COLUMN([.I44]);0));VLOOKUP([.$D51];[Teams.$G:.$Z];1+COLUMN([.I44]);0))" table:style-name="ce1">
            <text:p>17</text:p>
          </table:table-cell>
          <table:table-cell office:value-type="float" office:value="16" table:formula="of:=IFERROR(IFERROR(VLOOKUP([.$D51];[Teams.$C:.$Z];5+COLUMN([.J44]);0);VLOOKUP([.$D51];[Teams.$E:.$Z];3+COLUMN([.J44]);0));VLOOKUP([.$D51];[Teams.$G:.$Z];1+COLUMN([.J44]);0))" table:style-name="ce1">
            <text:p>16</text:p>
          </table:table-cell>
          <table:table-cell office:value-type="float" office:value="18" table:formula="of:=IFERROR(IFERROR(VLOOKUP([.$D51];[Teams.$C:.$Z];5+COLUMN([.K44]);0);VLOOKUP([.$D51];[Teams.$E:.$Z];3+COLUMN([.K44]);0));VLOOKUP([.$D51];[Teams.$G:.$Z];1+COLUMN([.K44]);0))" table:style-name="ce1">
            <text:p>18</text:p>
          </table:table-cell>
          <table:table-cell table:number-columns-repeated="3" table:style-name="ce1"/>
          <table:table-cell office:value-type="float" office:value="208.5" table:formula="of:=SUM([.J51:.AB51])" table:style-name="ce34">
            <text:p>208.5</text:p>
          </table:table-cell>
          <table:table-cell office:value-type="percentage" office:value="0.94772727272727275" table:formula="of:=[.AC51]/[.$AC$3]" table:style-name="ce55">
            <text:p>94.77%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48">
            <text:p>Navid</text:p>
          </table:table-cell>
          <table:table-cell office:value-type="float" office:value="727" table:style-name="ce1">
            <text:p>727</text:p>
          </table:table-cell>
          <table:table-cell office:value-type="float" office:value="19" table:style-name="ce1">
            <text:p>19</text:p>
          </table:table-cell>
          <table:table-cell office:value-type="float" office:value="3106090" table:style-name="ce1">
            <text:p>3106090</text:p>
          </table:table-cell>
          <table:table-cell office:value-type="string" table:style-name="ce1">
            <text:p>Friedrich</text:p>
          </table:table-cell>
          <table:table-cell office:value-type="string" table:style-name="ce1">
            <text:p>Hermann</text:p>
          </table:table-cell>
          <table:table-cell office:value-type="string" table:style-name="ce1">
            <text:p>s6fhherm@uni-bonn.de</text:p>
          </table:table-cell>
          <table:table-cell office:value-type="string" table:style-name="ce1">
            <text:p>friedrich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39">
            <text:p>17</text:p>
          </table:table-cell>
          <table:table-cell office:value-type="float" office:value="8" table:formula="of:=IFERROR(IFERROR(VLOOKUP([.$D52];[Teams.$C:.$Z];5+COLUMN([.A45]);0);VLOOKUP([.$D52];[Teams.$E:.$Z];3+COLUMN([.A45]);0));VLOOKUP([.$D52];[Teams.$G:.$Z];1+COLUMN([.A45]);0))" table:style-name="ce1">
            <text:p>8</text:p>
          </table:table-cell>
          <table:table-cell office:value-type="float" office:value="4" table:formula="of:=IFERROR(IFERROR(VLOOKUP([.$D52];[Teams.$C:.$Z];5+COLUMN([.B45]);0);VLOOKUP([.$D52];[Teams.$E:.$Z];3+COLUMN([.B45]);0));VLOOKUP([.$D52];[Teams.$G:.$Z];1+COLUMN([.B45]);0))" table:style-name="ce1">
            <text:p>4</text:p>
          </table:table-cell>
          <table:table-cell office:value-type="float" office:value="0" table:style-name="ce39">
            <text:p>0</text:p>
          </table:table-cell>
          <table:table-cell office:value-type="float" office:value="20" table:formula="of:=IFERROR(IFERROR(VLOOKUP([.$D52];[Teams.$C:.$Z];5+COLUMN([.D45]);0);VLOOKUP([.$D52];[Teams.$E:.$Z];3+COLUMN([.D45]);0));VLOOKUP([.$D52];[Teams.$G:.$Z];1+COLUMN([.D45]);0))" table:style-name="ce1">
            <text:p>20</text:p>
          </table:table-cell>
          <table:table-cell office:value-type="float" office:value="20" table:formula="of:=IFERROR(IFERROR(VLOOKUP([.$D52];[Teams.$C:.$Z];5+COLUMN([.E45]);0);VLOOKUP([.$D52];[Teams.$E:.$Z];3+COLUMN([.E45]);0));VLOOKUP([.$D52];[Teams.$G:.$Z];1+COLUMN([.E45]);0))" table:style-name="ce1">
            <text:p>20</text:p>
          </table:table-cell>
          <table:table-cell office:value-type="float" office:value="15" table:formula="of:=IFERROR(IFERROR(VLOOKUP([.$D52];[Teams.$C:.$Z];5+COLUMN([.F45]);0);VLOOKUP([.$D52];[Teams.$E:.$Z];3+COLUMN([.F45]);0));VLOOKUP([.$D52];[Teams.$G:.$Z];1+COLUMN([.F45]);0))" table:style-name="ce1">
            <text:p>15</text:p>
          </table:table-cell>
          <table:table-cell office:value-type="float" office:value="15" table:formula="of:=IFERROR(IFERROR(VLOOKUP([.$D52];[Teams.$C:.$Z];5+COLUMN([.G45]);0);VLOOKUP([.$D52];[Teams.$E:.$Z];3+COLUMN([.G45]);0));VLOOKUP([.$D52];[Teams.$G:.$Z];1+COLUMN([.G45]);0))" table:style-name="ce1">
            <text:p>15</text:p>
          </table:table-cell>
          <table:table-cell office:value-type="float" office:value="18.5" table:formula="of:=IFERROR(IFERROR(VLOOKUP([.$D52];[Teams.$C:.$Z];5+COLUMN([.H45]);0);VLOOKUP([.$D52];[Teams.$E:.$Z];3+COLUMN([.H45]);0));VLOOKUP([.$D52];[Teams.$G:.$Z];1+COLUMN([.H45]);0))" table:style-name="ce1">
            <text:p>18.5</text:p>
          </table:table-cell>
          <table:table-cell office:value-type="float" office:value="17" table:formula="of:=IFERROR(IFERROR(VLOOKUP([.$D52];[Teams.$C:.$Z];5+COLUMN([.I45]);0);VLOOKUP([.$D52];[Teams.$E:.$Z];3+COLUMN([.I45]);0));VLOOKUP([.$D52];[Teams.$G:.$Z];1+COLUMN([.I45]);0))" table:style-name="ce1">
            <text:p>17</text:p>
          </table:table-cell>
          <table:table-cell office:value-type="float" office:value="16" table:formula="of:=IFERROR(IFERROR(VLOOKUP([.$D52];[Teams.$C:.$Z];5+COLUMN([.J45]);0);VLOOKUP([.$D52];[Teams.$E:.$Z];3+COLUMN([.J45]);0));VLOOKUP([.$D52];[Teams.$G:.$Z];1+COLUMN([.J45]);0))" table:style-name="ce1">
            <text:p>16</text:p>
          </table:table-cell>
          <table:table-cell office:value-type="float" office:value="18" table:formula="of:=IFERROR(IFERROR(VLOOKUP([.$D52];[Teams.$C:.$Z];5+COLUMN([.K45]);0);VLOOKUP([.$D52];[Teams.$E:.$Z];3+COLUMN([.K45]);0));VLOOKUP([.$D52];[Teams.$G:.$Z];1+COLUMN([.K45]);0))" table:style-name="ce1">
            <text:p>18</text:p>
          </table:table-cell>
          <table:table-cell table:number-columns-repeated="3" table:style-name="ce1"/>
          <table:table-cell office:value-type="float" office:value="208.5" table:formula="of:=SUM([.J52:.AB52])" table:style-name="ce34">
            <text:p>208.5</text:p>
          </table:table-cell>
          <table:table-cell office:value-type="percentage" office:value="0.94772727272727275" table:formula="of:=[.AC52]/[.$AC$3]" table:style-name="ce55">
            <text:p>94.77%</text:p>
          </table:table-cell>
          <table:table-cell table:style-name="ce36"/>
          <table:table-cell table:number-columns-repeated="16353"/>
        </table:table-row>
        <table:table-row table:style-name="ro1">
          <table:table-cell office:value-type="string" table:style-name="ce39">
            <text:p>Navid</text:p>
          </table:table-cell>
          <table:table-cell office:value-type="float" office:value="684" table:style-name="ce41">
            <text:p>684</text:p>
          </table:table-cell>
          <table:table-cell office:value-type="float" office:value="20" table:style-name="ce41">
            <text:p>20</text:p>
          </table:table-cell>
          <table:table-cell office:value-type="float" office:value="2969058" table:style-name="ce41">
            <text:p>2969058</text:p>
          </table:table-cell>
          <table:table-cell office:value-type="string" table:style-name="ce41">
            <text:p>Alexander</text:p>
          </table:table-cell>
          <table:table-cell office:value-type="string" table:style-name="ce46">
            <text:p>Mertes</text:p>
          </table:table-cell>
          <table:table-cell office:value-type="string" table:style-name="ce41">
            <text:p>s6armert@uni-bonn.de</text:p>
          </table:table-cell>
          <table:table-cell office:value-type="string" table:style-name="ce41">
            <text:p>mertes</text:p>
          </table:table-cell>
          <table:table-cell table:style-name="ce41"/>
          <table:table-cell office:value-type="float" office:value="15" table:style-name="ce41">
            <text:p>15</text:p>
          </table:table-cell>
          <table:table-cell office:value-type="float" office:value="5" table:style-name="ce41">
            <text:p>5</text:p>
          </table:table-cell>
          <table:table-cell office:value-type="float" office:value="16" table:style-name="ce41">
            <text:p>16</text:p>
          </table:table-cell>
          <table:table-cell office:value-type="float" office:value="4" table:style-name="ce46">
            <text:p>4</text:p>
          </table:table-cell>
          <table:table-cell office:value-type="float" office:value="20" table:style-name="ce46">
            <text:p>20</text:p>
          </table:table-cell>
          <table:table-cell office:value-type="float" office:value="8" table:formula="of:=IFERROR(IFERROR(VLOOKUP([.$D53];[Teams.$C:.$Z];5+COLUMN([.A46]);0);VLOOKUP([.$D53];[Teams.$E:.$Z];3+COLUMN([.A46]);0));VLOOKUP([.$D53];[Teams.$G:.$Z];1+COLUMN([.A46]);0))" table:style-name="ce1">
            <text:p>8</text:p>
          </table:table-cell>
          <table:table-cell office:value-type="float" office:value="6" table:formula="of:=IFERROR(IFERROR(VLOOKUP([.$D53];[Teams.$C:.$Z];5+COLUMN([.B46]);0);VLOOKUP([.$D53];[Teams.$E:.$Z];3+COLUMN([.B46]);0));VLOOKUP([.$D53];[Teams.$G:.$Z];1+COLUMN([.B46]);0))" table:style-name="ce1">
            <text:p>6</text:p>
          </table:table-cell>
          <table:table-cell office:value-type="float" office:value="4" table:style-name="ce46">
            <text:p>4</text:p>
          </table:table-cell>
          <table:table-cell office:value-type="float" office:value="20" table:formula="of:=IFERROR(IFERROR(VLOOKUP([.$D53];[Teams.$C:.$Z];5+COLUMN([.D46]);0);VLOOKUP([.$D53];[Teams.$E:.$Z];3+COLUMN([.D46]);0));VLOOKUP([.$D53];[Teams.$G:.$Z];1+COLUMN([.D46]);0))" table:style-name="ce1">
            <text:p>20</text:p>
          </table:table-cell>
          <table:table-cell office:value-type="float" office:value="20" table:formula="of:=IFERROR(IFERROR(VLOOKUP([.$D53];[Teams.$C:.$Z];5+COLUMN([.E46]);0);VLOOKUP([.$D53];[Teams.$E:.$Z];3+COLUMN([.E46]);0));VLOOKUP([.$D53];[Teams.$G:.$Z];1+COLUMN([.E46]);0))" table:style-name="ce1">
            <text:p>20</text:p>
          </table:table-cell>
          <table:table-cell office:value-type="float" office:value="20" table:formula="of:=IFERROR(IFERROR(VLOOKUP([.$D53];[Teams.$C:.$Z];5+COLUMN([.F46]);0);VLOOKUP([.$D53];[Teams.$E:.$Z];3+COLUMN([.F46]);0));VLOOKUP([.$D53];[Teams.$G:.$Z];1+COLUMN([.F46]);0))" table:style-name="ce1">
            <text:p>20</text:p>
          </table:table-cell>
          <table:table-cell office:value-type="float" office:value="0" table:formula="of:=IFERROR(IFERROR(VLOOKUP([.$D53];[Teams.$C:.$Z];5+COLUMN([.G46]);0);VLOOKUP([.$D53];[Teams.$E:.$Z];3+COLUMN([.G46]);0));VLOOKUP([.$D53];[Teams.$G:.$Z];1+COLUMN([.G46]);0))" table:style-name="ce1">
            <text:p>0</text:p>
          </table:table-cell>
          <table:table-cell office:value-type="float" office:value="19" table:formula="of:=IFERROR(IFERROR(VLOOKUP([.$D53];[Teams.$C:.$Z];5+COLUMN([.H46]);0);VLOOKUP([.$D53];[Teams.$E:.$Z];3+COLUMN([.H46]);0));VLOOKUP([.$D53];[Teams.$G:.$Z];1+COLUMN([.H46]);0))" table:style-name="ce1">
            <text:p>19</text:p>
          </table:table-cell>
          <table:table-cell office:value-type="float" office:value="10" table:formula="of:=IFERROR(IFERROR(VLOOKUP([.$D53];[Teams.$C:.$Z];5+COLUMN([.I46]);0);VLOOKUP([.$D53];[Teams.$E:.$Z];3+COLUMN([.I46]);0));VLOOKUP([.$D53];[Teams.$G:.$Z];1+COLUMN([.I46]);0))" table:style-name="ce1">
            <text:p>10</text:p>
          </table:table-cell>
          <table:table-cell office:value-type="float" office:value="14" table:formula="of:=IFERROR(IFERROR(VLOOKUP([.$D53];[Teams.$C:.$Z];5+COLUMN([.J46]);0);VLOOKUP([.$D53];[Teams.$E:.$Z];3+COLUMN([.J46]);0));VLOOKUP([.$D53];[Teams.$G:.$Z];1+COLUMN([.J46]);0))" table:style-name="ce1">
            <text:p>14</text:p>
          </table:table-cell>
          <table:table-cell office:value-type="float" office:value="19" table:formula="of:=IFERROR(IFERROR(VLOOKUP([.$D53];[Teams.$C:.$Z];5+COLUMN([.K46]);0);VLOOKUP([.$D53];[Teams.$E:.$Z];3+COLUMN([.K46]);0));VLOOKUP([.$D53];[Teams.$G:.$Z];1+COLUMN([.K46]);0))" table:style-name="ce1">
            <text:p>19</text:p>
          </table:table-cell>
          <table:table-cell table:number-columns-repeated="2" table:style-name="ce46"/>
          <table:table-cell table:style-name="ce41"/>
          <table:table-cell office:value-type="float" office:value="200" table:formula="of:=SUM([.J53:.AB53])" table:style-name="ce34">
            <text:p>200</text:p>
          </table:table-cell>
          <table:table-cell office:value-type="percentage" office:value="0.90909090909090906" table:formula="of:=[.AC53]/[.$AC$3]" table:style-name="ce55">
            <text:p>90.91%</text:p>
          </table:table-cell>
          <table:table-cell table:style-name="ce44"/>
          <table:table-cell table:number-columns-repeated="16353" table:style-name="ce41"/>
        </table:table-row>
        <table:table-row table:style-name="ro1">
          <table:table-cell office:value-type="string" table:style-name="ce39">
            <text:p>Navid</text:p>
          </table:table-cell>
          <table:table-cell office:value-type="float" office:value="718" table:style-name="ce1">
            <text:p>718</text:p>
          </table:table-cell>
          <table:table-cell office:value-type="float" office:value="20" table:style-name="ce1">
            <text:p>20</text:p>
          </table:table-cell>
          <table:table-cell office:value-type="float" office:value="2856690" table:style-name="ce1">
            <text:p>2856690</text:p>
          </table:table-cell>
          <table:table-cell office:value-type="string" table:style-name="ce1">
            <text:p>Sven</text:p>
          </table:table-cell>
          <table:table-cell office:value-type="string" table:style-name="ce1">
            <text:p>Brungs</text:p>
          </table:table-cell>
          <table:table-cell office:value-type="string" table:style-name="ce1">
            <text:p>s6svbrun@uni-bonn.de</text:p>
          </table:table-cell>
          <table:table-cell office:value-type="string" table:style-name="ce1">
            <text:p>s6svbrun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8" table:formula="of:=IFERROR(IFERROR(VLOOKUP([.$D54];[Teams.$C:.$Z];5+COLUMN([.A47]);0);VLOOKUP([.$D54];[Teams.$E:.$Z];3+COLUMN([.A47]);0));VLOOKUP([.$D54];[Teams.$G:.$Z];1+COLUMN([.A47]);0))" table:style-name="ce1">
            <text:p>8</text:p>
          </table:table-cell>
          <table:table-cell office:value-type="float" office:value="6" table:formula="of:=IFERROR(IFERROR(VLOOKUP([.$D54];[Teams.$C:.$Z];5+COLUMN([.B47]);0);VLOOKUP([.$D54];[Teams.$E:.$Z];3+COLUMN([.B47]);0));VLOOKUP([.$D54];[Teams.$G:.$Z];1+COLUMN([.B47]);0))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0" table:formula="of:=IFERROR(IFERROR(VLOOKUP([.$D54];[Teams.$C:.$Z];5+COLUMN([.D47]);0);VLOOKUP([.$D54];[Teams.$E:.$Z];3+COLUMN([.D47]);0));VLOOKUP([.$D54];[Teams.$G:.$Z];1+COLUMN([.D47]);0))" table:style-name="ce1">
            <text:p>20</text:p>
          </table:table-cell>
          <table:table-cell office:value-type="float" office:value="20" table:formula="of:=IFERROR(IFERROR(VLOOKUP([.$D54];[Teams.$C:.$Z];5+COLUMN([.E47]);0);VLOOKUP([.$D54];[Teams.$E:.$Z];3+COLUMN([.E47]);0));VLOOKUP([.$D54];[Teams.$G:.$Z];1+COLUMN([.E47]);0))" table:style-name="ce1">
            <text:p>20</text:p>
          </table:table-cell>
          <table:table-cell office:value-type="float" office:value="20" table:formula="of:=IFERROR(IFERROR(VLOOKUP([.$D54];[Teams.$C:.$Z];5+COLUMN([.F47]);0);VLOOKUP([.$D54];[Teams.$E:.$Z];3+COLUMN([.F47]);0));VLOOKUP([.$D54];[Teams.$G:.$Z];1+COLUMN([.F47]);0))" table:style-name="ce1">
            <text:p>20</text:p>
          </table:table-cell>
          <table:table-cell office:value-type="float" office:value="0" table:formula="of:=IFERROR(IFERROR(VLOOKUP([.$D54];[Teams.$C:.$Z];5+COLUMN([.G47]);0);VLOOKUP([.$D54];[Teams.$E:.$Z];3+COLUMN([.G47]);0));VLOOKUP([.$D54];[Teams.$G:.$Z];1+COLUMN([.G47]);0))" table:style-name="ce1">
            <text:p>0</text:p>
          </table:table-cell>
          <table:table-cell office:value-type="float" office:value="19" table:formula="of:=IFERROR(IFERROR(VLOOKUP([.$D54];[Teams.$C:.$Z];5+COLUMN([.H47]);0);VLOOKUP([.$D54];[Teams.$E:.$Z];3+COLUMN([.H47]);0));VLOOKUP([.$D54];[Teams.$G:.$Z];1+COLUMN([.H47]);0))" table:style-name="ce1">
            <text:p>19</text:p>
          </table:table-cell>
          <table:table-cell office:value-type="float" office:value="10" table:formula="of:=IFERROR(IFERROR(VLOOKUP([.$D54];[Teams.$C:.$Z];5+COLUMN([.I47]);0);VLOOKUP([.$D54];[Teams.$E:.$Z];3+COLUMN([.I47]);0));VLOOKUP([.$D54];[Teams.$G:.$Z];1+COLUMN([.I47]);0))" table:style-name="ce1">
            <text:p>10</text:p>
          </table:table-cell>
          <table:table-cell office:value-type="float" office:value="14" table:formula="of:=IFERROR(IFERROR(VLOOKUP([.$D54];[Teams.$C:.$Z];5+COLUMN([.J47]);0);VLOOKUP([.$D54];[Teams.$E:.$Z];3+COLUMN([.J47]);0));VLOOKUP([.$D54];[Teams.$G:.$Z];1+COLUMN([.J47]);0))" table:style-name="ce1">
            <text:p>14</text:p>
          </table:table-cell>
          <table:table-cell office:value-type="float" office:value="19" table:formula="of:=IFERROR(IFERROR(VLOOKUP([.$D54];[Teams.$C:.$Z];5+COLUMN([.K47]);0);VLOOKUP([.$D54];[Teams.$E:.$Z];3+COLUMN([.K47]);0));VLOOKUP([.$D54];[Teams.$G:.$Z];1+COLUMN([.K47]);0))" table:style-name="ce1">
            <text:p>19</text:p>
          </table:table-cell>
          <table:table-cell table:number-columns-repeated="3" table:style-name="ce1"/>
          <table:table-cell office:value-type="float" office:value="200" table:formula="of:=SUM([.J54:.AB54])" table:style-name="ce34">
            <text:p>200</text:p>
          </table:table-cell>
          <table:table-cell office:value-type="percentage" office:value="0.90909090909090906" table:formula="of:=[.AC54]/[.$AC$3]" table:style-name="ce58">
            <text:p>90.91%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39">
            <text:p>Navid</text:p>
          </table:table-cell>
          <table:table-cell office:value-type="float" office:value="735" table:style-name="ce1">
            <text:p>735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Bünyamin<text:s/></text:p>
          </table:table-cell>
          <table:table-cell office:value-type="string" table:style-name="ce1">
            <text:p>Sarikaya</text:p>
          </table:table-cell>
          <table:table-cell office:value-type="string" table:style-name="ce1">
            <text:p>s6busari@uni-bonn.de</text:p>
          </table:table-cell>
          <table:table-cell table:style-name="ce1"/>
          <table:table-cell office:value-type="string" table:style-name="ce1">
            <text:p>bueno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39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39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8.5" table:style-name="ce1">
            <text:p>18.5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table:number-columns-repeated="3" table:style-name="ce1"/>
          <table:table-cell office:value-type="float" office:value="208.5" table:formula="of:=SUM([.J55:.AB55])" table:style-name="ce34">
            <text:p>208.5</text:p>
          </table:table-cell>
          <table:table-cell office:value-type="percentage" office:value="0.94772727272727275" table:formula="of:=[.AC55]/[.$AC$3]" table:style-name="ce59">
            <text:p>94.77%</text:p>
          </table:table-cell>
          <table:table-cell table:number-columns-repeated="16354" table:style-name="ce1"/>
        </table:table-row>
        <table:table-row table:number-rows-repeated="1048521" table:style-name="ro1">
          <table:table-cell table:number-columns-repeated="16384"/>
        </table:table-row>
      </table:table>
      <table:table table:name="StudentsArtemis" table:style-name="ta2"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ick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Email</text:p>
          </table:table-cell>
          <table:table-cell table:number-columns-repeated="16380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string" table:style-name="ce1">
            <text:p>mertes</text:p>
          </table:table-cell>
          <table:table-cell office:value-type="string" table:style-name="ce1">
            <text:p>Alexander Mertes</text:p>
          </table:table-cell>
          <table:table-cell office:value-type="string" table:style-name="ce1">
            <text:p>s6armert@uni-bonn.de</text:p>
          </table:table-cell>
          <table:table-cell table:number-columns-repeated="16380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string" table:style-name="ce1">
            <text:p>wanli</text:p>
          </table:table-cell>
          <table:table-cell office:value-type="string" table:style-name="ce1">
            <text:p>Amr Wanli</text:p>
          </table:table-cell>
          <table:table-cell office:value-type="string" table:style-name="ce1">
            <text:p>wanli@uni-bonn.de</text:p>
          </table:table-cell>
          <table:table-cell table:number-columns-repeated="16380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string" table:style-name="ce1">
            <text:p>anaya</text:p>
          </table:table-cell>
          <table:table-cell office:value-type="string" table:style-name="ce1">
            <text:p>Anastasiya Basting</text:p>
          </table:table-cell>
          <table:table-cell office:value-type="string" table:style-name="ce1">
            <text:p>s6anbast@uni-bonn.de</text:p>
          </table:table-cell>
          <table:table-cell table:number-columns-repeated="16380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string" table:style-name="ce1">
            <text:p>s6arbroj</text:p>
          </table:table-cell>
          <table:table-cell office:value-type="string" table:style-name="ce1">
            <text:p>arbri brojka</text:p>
          </table:table-cell>
          <table:table-cell office:value-type="string" table:style-name="ce1">
            <text:p>s6arbroj@uni-bonn.de</text:p>
          </table:table-cell>
          <table:table-cell table:number-columns-repeated="16380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string" table:style-name="ce1">
            <text:p>s6beadem</text:p>
          </table:table-cell>
          <table:table-cell office:value-type="string" table:style-name="ce1">
            <text:p>Berat Ademi</text:p>
          </table:table-cell>
          <table:table-cell office:value-type="string" table:style-name="ce1">
            <text:p>s6beadem@uni-bonn.de</text:p>
          </table:table-cell>
          <table:table-cell table:number-columns-repeated="16380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string" table:style-name="ce1">
            <text:p>freespace</text:p>
          </table:table-cell>
          <table:table-cell office:value-type="string" table:style-name="ce1">
            <text:p>Dietmar Ludwig</text:p>
          </table:table-cell>
          <table:table-cell office:value-type="string" table:style-name="ce1">
            <text:p>s7diludw@uni-bonn.de</text:p>
          </table:table-cell>
          <table:table-cell table:number-columns-repeated="16380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string" table:style-name="ce1">
            <text:p>s6dystog</text:p>
          </table:table-cell>
          <table:table-cell office:value-type="string" table:style-name="ce1">
            <text:p>Dylan Stogianni</text:p>
          </table:table-cell>
          <table:table-cell office:value-type="string" table:style-name="ce1">
            <text:p>s6dystog@uni-bonn.de</text:p>
          </table:table-cell>
          <table:table-cell table:number-columns-repeated="16380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string" table:style-name="ce1">
            <text:p>s6faoden</text:p>
          </table:table-cell>
          <table:table-cell office:value-type="string" table:style-name="ce1">
            <text:p>Fabian Odenthal</text:p>
          </table:table-cell>
          <table:table-cell office:value-type="string" table:style-name="ce1">
            <text:p>s6faoden@uni-bonn.de</text:p>
          </table:table-cell>
          <table:table-cell table:number-columns-repeated="16380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string" table:style-name="ce1">
            <text:p>s6fnich</text:p>
          </table:table-cell>
          <table:table-cell office:value-type="string" table:style-name="ce1">
            <text:p>Fabian Richter</text:p>
          </table:table-cell>
          <table:table-cell office:value-type="string" table:style-name="ce1">
            <text:p>s6fnrich@uni-bonn.de</text:p>
          </table:table-cell>
          <table:table-cell table:number-columns-repeated="16380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string" table:style-name="ce1">
            <text:p>pilavci</text:p>
          </table:table-cell>
          <table:table-cell office:value-type="string" table:style-name="ce1">
            <text:p>Fatma Pilavci</text:p>
          </table:table-cell>
          <table:table-cell office:value-type="string" table:style-name="ce1">
            <text:p>s6fapila@uni-bonn.de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montikor</text:p>
          </table:table-cell>
          <table:table-cell office:value-type="string" table:style-name="ce1">
            <text:p>Finn Koller</text:p>
          </table:table-cell>
          <table:table-cell office:value-type="string" table:style-name="ce1">
            <text:p>s6fikoll@uni-bonn.de</text:p>
          </table:table-cell>
          <table:table-cell table:number-columns-repeated="16380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string" table:style-name="ce1">
            <text:p>s4flrudo</text:p>
          </table:table-cell>
          <table:table-cell office:value-type="string" table:style-name="ce1">
            <text:p>Florian Rudolph</text:p>
          </table:table-cell>
          <table:table-cell office:value-type="string" table:style-name="ce1">
            <text:p>s4flrudo@uni-bonn.de</text:p>
          </table:table-cell>
          <table:table-cell table:number-columns-repeated="16380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string" table:style-name="ce1">
            <text:p>richterf</text:p>
          </table:table-cell>
          <table:table-cell office:value-type="string" table:style-name="ce1">
            <text:p>Franz Armin Richter</text:p>
          </table:table-cell>
          <table:table-cell office:value-type="string" table:style-name="ce1">
            <text:p>s6frrich@uni-bonn.de</text:p>
          </table:table-cell>
          <table:table-cell table:number-columns-repeated="16380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1">
            <text:p>s6fkerns</text:p>
          </table:table-cell>
          <table:table-cell office:value-type="string" table:style-name="ce1">
            <text:p>Frederik Ernst</text:p>
          </table:table-cell>
          <table:table-cell office:value-type="string" table:style-name="ce1">
            <text:p>s6fkerns@uni-bonn.de</text:p>
          </table:table-cell>
          <table:table-cell table:number-columns-repeated="16380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string" table:style-name="ce1">
            <text:p>friedrich</text:p>
          </table:table-cell>
          <table:table-cell office:value-type="string" table:style-name="ce1">
            <text:p>Friedrich Hermann</text:p>
          </table:table-cell>
          <table:table-cell office:value-type="string" table:style-name="ce1">
            <text:p>s6fhherm@uni-bonn.de</text:p>
          </table:table-cell>
          <table:table-cell table:number-columns-repeated="16380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string" table:style-name="ce1">
            <text:p>manhillen</text:p>
          </table:table-cell>
          <table:table-cell office:value-type="string" table:style-name="ce1">
            <text:p>Jan Manhillen</text:p>
          </table:table-cell>
          <table:table-cell office:value-type="string" table:style-name="ce1">
            <text:p>s6jamanh@uni-bonn.de</text:p>
          </table:table-cell>
          <table:table-cell table:number-columns-repeated="16380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string" table:style-name="ce1">
            <text:p>janine</text:p>
          </table:table-cell>
          <table:table-cell office:value-type="string" table:style-name="ce1">
            <text:p>Janine Heinecke</text:p>
          </table:table-cell>
          <table:table-cell office:value-type="string" table:style-name="ce1">
            <text:p>s6jnhein@uni-bonn.de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jobo</text:p>
          </table:table-cell>
          <table:table-cell office:value-type="string" table:style-name="ce1">
            <text:p>Jonas Bode</text:p>
          </table:table-cell>
          <table:table-cell office:value-type="string" table:style-name="ce1">
            <text:p>jonas.bode@uni-bonn.de</text:p>
          </table:table-cell>
          <table:table-cell table:number-columns-repeated="16380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string" table:style-name="ce1">
            <text:p>s6jsgoer</text:p>
          </table:table-cell>
          <table:table-cell office:value-type="string" table:style-name="ce1">
            <text:p>Jonas Görgen</text:p>
          </table:table-cell>
          <table:table-cell office:value-type="string" table:style-name="ce1">
            <text:p>s6jsgoer@uni-bonn.de</text:p>
          </table:table-cell>
          <table:table-cell table:number-columns-repeated="16380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string" table:style-name="ce1">
            <text:p>joover</text:p>
          </table:table-cell>
          <table:table-cell office:value-type="string" table:style-name="ce1">
            <text:p>Jonas Over</text:p>
          </table:table-cell>
          <table:table-cell office:value-type="string" table:style-name="ce1">
            <text:p>s6joover@uni-bonn.de</text:p>
          </table:table-cell>
          <table:table-cell table:number-columns-repeated="16380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string" table:style-name="ce1">
            <text:p>justri</text:p>
          </table:table-cell>
          <table:table-cell office:value-type="string" table:style-name="ce1">
            <text:p>Justin Richerzhagen</text:p>
          </table:table-cell>
          <table:table-cell office:value-type="string" table:style-name="ce1">
            <text:p>s6jnrich@uni-bonn.de</text:p>
          </table:table-cell>
          <table:table-cell table:number-columns-repeated="16380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string" table:style-name="ce1">
            <text:p>kajus</text:p>
          </table:table-cell>
          <table:table-cell office:value-type="string" table:style-name="ce1">
            <text:p>Kai-Justus Lipski</text:p>
          </table:table-cell>
          <table:table-cell office:value-type="string" table:style-name="ce1">
            <text:p>s6kalips@uni-bonn.de</text:p>
          </table:table-cell>
          <table:table-cell table:number-columns-repeated="16380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string" table:style-name="ce1">
            <text:p>s6knwebe</text:p>
          </table:table-cell>
          <table:table-cell office:value-type="string" table:style-name="ce1">
            <text:p>Karsten Weber</text:p>
          </table:table-cell>
          <table:table-cell office:value-type="string" table:style-name="ce1">
            <text:p>s6knwebe@uni-bonn.de</text:p>
          </table:table-cell>
          <table:table-cell table:number-columns-repeated="16380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kjell</text:p>
          </table:table-cell>
          <table:table-cell office:value-type="string" table:style-name="ce1">
            <text:p>Kjell Graf</text:p>
          </table:table-cell>
          <table:table-cell office:value-type="string" table:style-name="ce1">
            <text:p>kjell@uni-bonn.de</text:p>
          </table:table-cell>
          <table:table-cell table:number-columns-repeated="16380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string" table:style-name="ce1">
            <text:p>lena</text:p>
          </table:table-cell>
          <table:table-cell office:value-type="string" table:style-name="ce1">
            <text:p>Lena Berster</text:p>
          </table:table-cell>
          <table:table-cell office:value-type="string" table:style-name="ce1">
            <text:p>lena.berster@uni-bonn.de</text:p>
          </table:table-cell>
          <table:table-cell table:number-columns-repeated="16380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string" table:style-name="ce1">
            <text:p>leos</text:p>
          </table:table-cell>
          <table:table-cell office:value-type="string" table:style-name="ce1">
            <text:p>Leo Schmidt</text:p>
          </table:table-cell>
          <table:table-cell office:value-type="string" table:style-name="ce1">
            <text:p>s6loscm2@uni-bonn.de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0din</text:p>
          </table:table-cell>
          <table:table-cell office:value-type="string" table:style-name="ce1">
            <text:p>Leonard Heinrich</text:p>
          </table:table-cell>
          <table:table-cell office:value-type="string" table:style-name="ce1">
            <text:p>s6ldhein@uni-bonn.de</text:p>
          </table:table-cell>
          <table:table-cell table:number-columns-repeated="16380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string" table:style-name="ce1">
            <text:p>marline</text:p>
          </table:table-cell>
          <table:table-cell office:value-type="string" table:style-name="ce1">
            <text:p>Marline Speer</text:p>
          </table:table-cell>
          <table:table-cell office:value-type="string" table:style-name="ce1">
            <text:p>s6maspee@uni-bonn.de</text:p>
          </table:table-cell>
          <table:table-cell table:number-columns-repeated="16380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string" table:style-name="ce1">
            <text:p>martintest</text:p>
          </table:table-cell>
          <table:table-cell office:value-type="string" table:style-name="ce1">
            <text:p>Martin Schmidt</text:p>
          </table:table-cell>
          <table:table-cell office:value-type="string" table:style-name="ce1">
            <text:p>masc@uni-bonn.de</text:p>
          </table:table-cell>
          <table:table-cell table:number-columns-repeated="16380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string" table:style-name="ce1">
            <text:p>daimonion</text:p>
          </table:table-cell>
          <table:table-cell office:value-type="string" table:style-name="ce1">
            <text:p>Micah Röbkes</text:p>
          </table:table-cell>
          <table:table-cell office:value-type="string" table:style-name="ce1">
            <text:p>s6miroeb@uni-bonn.de</text:p>
          </table:table-cell>
          <table:table-cell table:number-columns-repeated="16380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string" table:style-name="ce1">
            <text:p>tahrioui</text:p>
          </table:table-cell>
          <table:table-cell office:value-type="string" table:style-name="ce1">
            <text:p>Mohamed Tahrioui</text:p>
          </table:table-cell>
          <table:table-cell office:value-type="string" table:style-name="ce1">
            <text:p>mtahriou@uni-bonn.de</text:p>
          </table:table-cell>
          <table:table-cell table:number-columns-repeated="16380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string" table:style-name="ce1">
            <text:p>s6naazad</text:p>
          </table:table-cell>
          <table:table-cell office:value-type="string" table:style-name="ce1">
            <text:p>Navid Azadi</text:p>
          </table:table-cell>
          <table:table-cell office:value-type="string" table:style-name="ce1">
            <text:p>s6naazad@uni-bonn.de</text:p>
          </table:table-cell>
          <table:table-cell table:number-columns-repeated="16380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string" table:style-name="ce1">
            <text:p>niklas</text:p>
          </table:table-cell>
          <table:table-cell office:value-type="string" table:style-name="ce1">
            <text:p>Niklas Kostrzewa</text:p>
          </table:table-cell>
          <table:table-cell office:value-type="string" table:style-name="ce1">
            <text:p>s6nikost@uni-bonn.de</text:p>
          </table:table-cell>
          <table:table-cell table:number-columns-repeated="16380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string" table:style-name="ce1">
            <text:p>nimenz</text:p>
          </table:table-cell>
          <table:table-cell office:value-type="string" table:style-name="ce1">
            <text:p>Nils Menzel</text:p>
          </table:table-cell>
          <table:table-cell office:value-type="string" table:style-name="ce1">
            <text:p>s6nimenz@uni-bonn.de</text:p>
          </table:table-cell>
          <table:table-cell table:number-columns-repeated="16380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string" table:style-name="ce1">
            <text:p>s6padete</text:p>
          </table:table-cell>
          <table:table-cell office:value-type="string" table:style-name="ce1">
            <text:p>Patrick Detering</text:p>
          </table:table-cell>
          <table:table-cell office:value-type="string" table:style-name="ce1">
            <text:p>s6padete@uni-bonn.de</text:p>
          </table:table-cell>
          <table:table-cell table:number-columns-repeated="16380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string" table:style-name="ce1">
            <text:p>s6pajung</text:p>
          </table:table-cell>
          <table:table-cell office:value-type="string" table:style-name="ce1">
            <text:p>Patrick Junghölter</text:p>
          </table:table-cell>
          <table:table-cell office:value-type="string" table:style-name="ce1">
            <text:p>s6pajung@uni-bonn.de</text:p>
          </table:table-cell>
          <table:table-cell table:number-columns-repeated="16380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string" table:style-name="ce1">
            <text:p>ovski</text:p>
          </table:table-cell>
          <table:table-cell office:value-type="string" table:style-name="ce1">
            <text:p>Patrick Ovski</text:p>
          </table:table-cell>
          <table:table-cell office:value-type="string" table:style-name="ce1">
            <text:p>s6paovsk@uni-bonn.de</text:p>
          </table:table-cell>
          <table:table-cell table:number-columns-repeated="16380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string" table:style-name="ce1">
            <text:p>pelaze</text:p>
          </table:table-cell>
          <table:table-cell office:value-type="string" table:style-name="ce1">
            <text:p>Peter Lazeev</text:p>
          </table:table-cell>
          <table:table-cell office:value-type="string" table:style-name="ce1">
            <text:p>s6pelaze@uni-bonn.de</text:p>
          </table:table-cell>
          <table:table-cell table:number-columns-repeated="16380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string" table:style-name="ce1">
            <text:p>robinb</text:p>
          </table:table-cell>
          <table:table-cell office:value-type="string" table:style-name="ce1">
            <text:p>Robin Bundschuh</text:p>
          </table:table-cell>
          <table:table-cell office:value-type="string" table:style-name="ce1">
            <text:p>s6robund@uni-bonn.de</text:p>
          </table:table-cell>
          <table:table-cell table:number-columns-repeated="16380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string" table:style-name="ce1">
            <text:p>s6rovell</text:p>
          </table:table-cell>
          <table:table-cell office:value-type="string" table:style-name="ce1">
            <text:p>Rosario Vella</text:p>
          </table:table-cell>
          <table:table-cell office:value-type="string" table:style-name="ce1">
            <text:p>s6rovell@uni-bonn.de</text:p>
          </table:table-cell>
          <table:table-cell table:number-columns-repeated="16380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string" table:style-name="ce1">
            <text:p>s6ruheus</text:p>
          </table:table-cell>
          <table:table-cell office:value-type="string" table:style-name="ce1">
            <text:p>Ruben Heusel</text:p>
          </table:table-cell>
          <table:table-cell office:value-type="string" table:style-name="ce1">
            <text:p>s6ruheus@uni-bonn.de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Dominik Wirtz</text:p>
          </table:table-cell>
          <table:table-cell office:value-type="string" table:style-name="ce1">
            <text:p>s6dowirt@uni-bonn.de</text:p>
          </table:table-cell>
          <table:table-cell table:number-columns-repeated="16381" table:style-name="ce1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string" table:style-name="ce1">
            <text:p>sepokai</text:p>
          </table:table-cell>
          <table:table-cell office:value-type="string" table:style-name="ce1">
            <text:p>Sefa Pilavci</text:p>
          </table:table-cell>
          <table:table-cell office:value-type="string" table:style-name="ce1">
            <text:p>s6sepila@uni-bonn.de</text:p>
          </table:table-cell>
          <table:table-cell table:number-columns-repeated="16380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string" table:style-name="ce1">
            <text:p>selim</text:p>
          </table:table-cell>
          <table:table-cell office:value-type="string" table:style-name="ce1">
            <text:p>Selim Kar</text:p>
          </table:table-cell>
          <table:table-cell office:value-type="string" table:style-name="ce1">
            <text:p>s6sekarr@uni-bonn.de</text:p>
          </table:table-cell>
          <table:table-cell table:number-columns-repeated="16380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string" table:style-name="ce1">
            <text:p>s6silies</text:p>
          </table:table-cell>
          <table:table-cell office:value-type="string" table:style-name="ce1">
            <text:p>Simon Liessem</text:p>
          </table:table-cell>
          <table:table-cell office:value-type="string" table:style-name="ce1">
            <text:p>s6silies@uni-bonn.de</text:p>
          </table:table-cell>
          <table:table-cell table:number-columns-repeated="16380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string" table:style-name="ce1">
            <text:p>s6svbrun</text:p>
          </table:table-cell>
          <table:table-cell office:value-type="string" table:style-name="ce1">
            <text:p>Sven Brungs</text:p>
          </table:table-cell>
          <table:table-cell office:value-type="string" table:style-name="ce1">
            <text:p>s6svbrun@uni-bonn.de</text:p>
          </table:table-cell>
          <table:table-cell table:number-columns-repeated="16380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string" table:style-name="ce1">
            <text:p>pniok</text:p>
          </table:table-cell>
          <table:table-cell office:value-type="string" table:style-name="ce1">
            <text:p>Thomas Pniok</text:p>
          </table:table-cell>
          <table:table-cell office:value-type="string" table:style-name="ce1">
            <text:p>thomas.pniok@uni-bonn.de</text:p>
          </table:table-cell>
          <table:table-cell table:number-columns-repeated="16380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string" table:style-name="ce1">
            <text:p>schirwon</text:p>
          </table:table-cell>
          <table:table-cell office:value-type="string" table:style-name="ce1">
            <text:p>Thorsten Schirwon</text:p>
          </table:table-cell>
          <table:table-cell office:value-type="string" table:style-name="ce1">
            <text:p>schirwon@uni-bonn.de</text:p>
          </table:table-cell>
          <table:table-cell table:number-columns-repeated="16380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string" table:style-name="ce1">
            <text:p>s6tidmoc</text:p>
          </table:table-cell>
          <table:table-cell office:value-type="string" table:style-name="ce1">
            <text:p>Tim Dmoch</text:p>
          </table:table-cell>
          <table:table-cell office:value-type="string" table:style-name="ce1">
            <text:p>s6tidmoc@uni-bonn.de</text:p>
          </table:table-cell>
          <table:table-cell table:number-columns-repeated="16380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string" table:style-name="ce1">
            <text:p>wrau</text:p>
          </table:table-cell>
          <table:table-cell office:value-type="string" table:style-name="ce1">
            <text:p>Witali Rau</text:p>
          </table:table-cell>
          <table:table-cell office:value-type="string" table:style-name="ce1">
            <text:p>s6rawita@uni-bonn.de</text:p>
          </table:table-cell>
          <table:table-cell table:number-columns-repeated="16380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string" table:style-name="ce1">
            <text:p>dodo</text:p>
          </table:table-cell>
          <table:table-cell table:number-columns-repeated="16382" table:style-name="ce1"/>
        </table:table-row>
        <table:table-row table:number-rows-repeated="1048524" table:style-name="ro1">
          <table:table-cell table:number-columns-repeated="16384"/>
        </table:table-row>
      </table:table>
      <table:table table:name="Teams" table:style-name="ta3">
        <table:table-column table:style-name="co2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5" table:default-cell-style-name="ce39"/>
        <table:table-column table:style-name="co7" table:default-cell-style-name="ce39"/>
        <table:table-column table:style-name="co5" table:default-cell-style-name="ce47"/>
        <table:table-column table:style-name="co8" table:default-cell-style-name="ce39"/>
        <table:table-column table:style-name="co9" table:default-cell-style-name="ce39"/>
        <table:table-column table:style-name="co2" table:number-columns-repeated="16375" table:default-cell-style-name="ce39"/>
        <table:table-row table:style-name="ro1">
          <table:table-cell office:value-type="string" table:style-name="ce39">
            <text:p>Team</text:p>
          </table:table-cell>
          <table:table-cell office:value-type="string" table:style-name="ce39">
            <text:p>Person 1</text:p>
          </table:table-cell>
          <table:table-cell office:value-type="string" table:style-name="ce39">
            <text:p>Matr. Nr. 1</text:p>
          </table:table-cell>
          <table:table-cell office:value-type="string" table:style-name="ce39">
            <text:p>Person 2</text:p>
          </table:table-cell>
          <table:table-cell office:value-type="string" table:style-name="ce39">
            <text:p>Matr. Nr. 2</text:p>
          </table:table-cell>
          <table:table-cell office:value-type="string" table:style-name="ce39">
            <text:p>Person 3</text:p>
          </table:table-cell>
          <table:table-cell office:value-type="string" table:style-name="ce47">
            <text:p>Matr. Nr. 3</text:p>
          </table:table-cell>
          <table:table-cell office:value-type="string" table:style-name="ce39">
            <text:p>Blatt 4 Theorie</text:p>
          </table:table-cell>
          <table:table-cell office:value-type="string" table:style-name="ce39">
            <text:p>Blatt 4 Prog</text:p>
          </table:table-cell>
          <table:table-cell office:value-type="string" table:style-name="ce39">
            <text:p>spacer</text:p>
          </table:table-cell>
          <table:table-cell office:value-type="string" table:style-name="ce39">
            <text:p>Blatt 5</text:p>
          </table:table-cell>
          <table:table-cell office:value-type="string" table:style-name="ce39">
            <text:p>Blatt 6</text:p>
          </table:table-cell>
          <table:table-cell office:value-type="string" table:style-name="ce39">
            <text:p>Blatt 7</text:p>
          </table:table-cell>
          <table:table-cell office:value-type="string" table:style-name="ce39">
            <text:p>Blatt 8</text:p>
          </table:table-cell>
          <table:table-cell office:value-type="string" table:style-name="ce39">
            <text:p>Blatt 9</text:p>
          </table:table-cell>
          <table:table-cell office:value-type="string" table:style-name="ce39">
            <text:p>Blatt 10</text:p>
          </table:table-cell>
          <table:table-cell office:value-type="string" table:style-name="ce39">
            <text:p>Blatt 11</text:p>
          </table:table-cell>
          <table:table-cell office:value-type="string" table:style-name="ce39">
            <text:p>Blatt 12</text:p>
          </table:table-cell>
          <table:table-cell table:number-columns-repeated="16366"/>
        </table:table-row>
        <table:table-row table:style-name="ro1">
          <table:table-cell office:value-type="float" office:value="1" table:style-name="ce49">
            <text:p>1</text:p>
          </table:table-cell>
          <table:table-cell office:value-type="string" table:style-name="ce39">
            <text:p>Mohamed Mustaoha Tahrioui</text:p>
          </table:table-cell>
          <table:table-cell office:value-type="float" office:value="2550401" table:style-name="ce49">
            <text:p>2550401</text:p>
          </table:table-cell>
          <table:table-cell office:value-type="string" table:style-name="ce39">
            <text:p>Franz Armin Richter</text:p>
          </table:table-cell>
          <table:table-cell office:value-type="float" office:value="2785112" table:style-name="ce39">
            <text:p>2785112</text:p>
          </table:table-cell>
          <table:table-cell office:value-type="string" table:style-name="ce39">
            <text:p>-</text:p>
          </table:table-cell>
          <table:table-cell office:value-type="string" table:style-name="ce47">
            <text:p>-</text:p>
          </table:table-cell>
          <table:table-cell office:value-type="float" office:value="8" table:style-name="ce39">
            <text:p>8</text:p>
          </table:table-cell>
          <table:table-cell office:value-type="float" office:value="6" table:style-name="ce39">
            <text:p>6</text:p>
          </table:table-cell>
          <table:table-cell table:style-name="ce39"/>
          <table:table-cell office:value-type="float" office:value="20" table:style-name="ce39">
            <text:p>20</text:p>
          </table:table-cell>
          <table:table-cell office:value-type="float" office:value="20" table:style-name="ce39">
            <text:p>20</text:p>
          </table:table-cell>
          <table:table-cell office:value-type="float" office:value="20" table:style-name="ce39">
            <text:p>20</text:p>
          </table:table-cell>
          <table:table-cell table:style-name="ce39"/>
          <table:table-cell office:value-type="float" office:value="16.5" table:style-name="ce39">
            <text:p>16.5</text:p>
          </table:table-cell>
          <table:table-cell table:number-columns-repeated="2" table:style-name="ce39"/>
          <table:table-cell office:value-type="float" office:value="17" table:style-name="ce39">
            <text:p>17</text:p>
          </table:table-cell>
          <table:table-cell table:number-columns-repeated="16366"/>
        </table:table-row>
        <table:table-row table:style-name="ro1">
          <table:table-cell office:value-type="float" office:value="2" table:style-name="ce39">
            <text:p>2</text:p>
          </table:table-cell>
          <table:table-cell office:value-type="string" table:style-name="ce39">
            <text:p>Kai Lipski</text:p>
          </table:table-cell>
          <table:table-cell office:value-type="float" office:value="2863398" table:style-name="ce39">
            <text:p>2863398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47">
            <text:p>-</text:p>
          </table:table-cell>
          <table:table-cell office:value-type="float" office:value="0" table:style-name="ce39">
            <text:p>0</text:p>
          </table:table-cell>
          <table:table-cell table:number-columns-repeated="2" table:style-name="ce39"/>
          <table:table-cell office:value-type="float" office:value="0" table:style-name="ce39">
            <text:p>0</text:p>
          </table:table-cell>
          <table:table-cell table:number-columns-repeated="16373" table:style-name="ce39"/>
        </table:table-row>
        <table:table-row table:style-name="ro1">
          <table:table-cell office:value-type="float" office:value="3" table:style-name="ce39">
            <text:p>3</text:p>
          </table:table-cell>
          <table:table-cell office:value-type="string" table:style-name="ce39">
            <text:p>Gregor Blasche<text:s/></text:p>
          </table:table-cell>
          <table:table-cell office:value-type="float" office:value="2155407" table:style-name="ce39">
            <text:p>2155407</text:p>
          </table:table-cell>
          <table:table-cell office:value-type="string" table:style-name="ce39">
            <text:p>Finn Koller</text:p>
          </table:table-cell>
          <table:table-cell office:value-type="float" office:value="3377033" table:style-name="ce41">
            <text:p>3377033</text:p>
          </table:table-cell>
          <table:table-cell office:value-type="string" table:style-name="ce39">
            <text:p>-</text:p>
          </table:table-cell>
          <table:table-cell office:value-type="string" table:style-name="ce47">
            <text:p>-</text:p>
          </table:table-cell>
          <table:table-cell office:value-type="float" office:value="8" table:style-name="ce39">
            <text:p>8</text:p>
          </table:table-cell>
          <table:table-cell table:number-columns-repeated="2" table:style-name="ce39"/>
          <table:table-cell office:value-type="float" office:value="0" table:style-name="ce39">
            <text:p>0</text:p>
          </table:table-cell>
          <table:table-cell table:number-columns-repeated="16373" table:style-name="ce39"/>
        </table:table-row>
        <table:table-row table:style-name="ro1">
          <table:table-cell office:value-type="float" office:value="4" table:style-name="ce39">
            <text:p>4</text:p>
          </table:table-cell>
          <table:table-cell office:value-type="string" table:style-name="ce39">
            <text:p>Anastasiya Basting</text:p>
          </table:table-cell>
          <table:table-cell office:value-type="float" office:value="2908825" table:style-name="ce39">
            <text:p>2908825</text:p>
          </table:table-cell>
          <table:table-cell office:value-type="string" table:style-name="ce39">
            <text:p>Justin Richerzahgen</text:p>
          </table:table-cell>
          <table:table-cell office:value-type="float" office:value="2698255" table:style-name="ce39">
            <text:p>2698255</text:p>
          </table:table-cell>
          <table:table-cell office:value-type="string" table:style-name="ce39">
            <text:p>-</text:p>
          </table:table-cell>
          <table:table-cell office:value-type="string" table:style-name="ce47">
            <text:p>-</text:p>
          </table:table-cell>
          <table:table-cell office:value-type="float" office:value="8" table:style-name="ce39">
            <text:p>8</text:p>
          </table:table-cell>
          <table:table-cell table:number-columns-repeated="2" table:style-name="ce39"/>
          <table:table-cell office:value-type="float" office:value="2" table:style-name="ce39">
            <text:p>2</text:p>
          </table:table-cell>
          <table:table-cell office:value-type="float" office:value="20" table:style-name="ce39">
            <text:p>20</text:p>
          </table:table-cell>
          <table:table-cell table:style-name="ce39"/>
          <table:table-cell office:value-type="float" office:value="7" table:style-name="ce39">
            <text:p>7</text:p>
          </table:table-cell>
          <table:table-cell office:value-type="float" office:value="20" table:style-name="ce39">
            <text:p>20</text:p>
          </table:table-cell>
          <table:table-cell office:value-type="float" office:value="18" table:style-name="ce39">
            <text:p>18</text:p>
          </table:table-cell>
          <table:table-cell office:value-type="float" office:value="17.5" table:style-name="ce39">
            <text:p>17.5</text:p>
          </table:table-cell>
          <table:table-cell office:value-type="float" office:value="16" table:style-name="ce39">
            <text:p>16</text:p>
          </table:table-cell>
          <table:table-cell table:number-columns-repeated="16366"/>
        </table:table-row>
        <table:table-row table:style-name="ro1">
          <table:table-cell office:value-type="float" office:value="5" table:style-name="ce39">
            <text:p>5</text:p>
          </table:table-cell>
          <table:table-cell office:value-type="string" table:style-name="ce39">
            <text:p>Leo Schmidt</text:p>
          </table:table-cell>
          <table:table-cell office:value-type="float" office:value="3323117" table:style-name="ce39">
            <text:p>3323117</text:p>
          </table:table-cell>
          <table:table-cell office:value-type="string" table:style-name="ce39">
            <text:p>Janine Heiecke</text:p>
          </table:table-cell>
          <table:table-cell office:value-type="float" office:value="3271654" table:style-name="ce39">
            <text:p>3271654</text:p>
          </table:table-cell>
          <table:table-cell office:value-type="string" table:style-name="ce39">
            <text:p>-</text:p>
          </table:table-cell>
          <table:table-cell office:value-type="string" table:style-name="ce47">
            <text:p>-</text:p>
          </table:table-cell>
          <table:table-cell office:value-type="float" office:value="8" table:style-name="ce39">
            <text:p>8</text:p>
          </table:table-cell>
          <table:table-cell office:value-type="float" office:value="6" table:style-name="ce39">
            <text:p>6</text:p>
          </table:table-cell>
          <table:table-cell table:style-name="ce39"/>
          <table:table-cell office:value-type="float" office:value="15" table:style-name="ce39">
            <text:p>15</text:p>
          </table:table-cell>
          <table:table-cell office:value-type="float" office:value="20" table:style-name="ce39">
            <text:p>20</text:p>
          </table:table-cell>
          <table:table-cell office:value-type="float" office:value="17" table:style-name="ce39">
            <text:p>17</text:p>
          </table:table-cell>
          <table:table-cell office:value-type="float" office:value="8" table:style-name="ce39">
            <text:p>8</text:p>
          </table:table-cell>
          <table:table-cell office:value-type="float" office:value="16.5" table:style-name="ce39">
            <text:p>16.5</text:p>
          </table:table-cell>
          <table:table-cell office:value-type="float" office:value="20" table:style-name="ce39">
            <text:p>20</text:p>
          </table:table-cell>
          <table:table-cell office:value-type="float" office:value="18" table:style-name="ce39">
            <text:p>18</text:p>
          </table:table-cell>
          <table:table-cell table:number-columns-repeated="16367" table:style-name="ce39"/>
        </table:table-row>
        <table:table-row table:style-name="ro1">
          <table:table-cell office:value-type="float" office:value="6" table:style-name="ce39">
            <text:p>6</text:p>
          </table:table-cell>
          <table:table-cell office:value-type="string" table:style-name="ce39">
            <text:p>Niklas Kostrzewa</text:p>
          </table:table-cell>
          <table:table-cell office:value-type="float" office:value="2914573" table:style-name="ce39">
            <text:p>2914573</text:p>
          </table:table-cell>
          <table:table-cell office:value-type="string" table:style-name="ce39">
            <text:p>Thorsten Schirwon</text:p>
          </table:table-cell>
          <table:table-cell office:value-type="float" office:value="1906158" table:style-name="ce39">
            <text:p>1906158</text:p>
          </table:table-cell>
          <table:table-cell office:value-type="string" table:style-name="ce39">
            <text:p>-</text:p>
          </table:table-cell>
          <table:table-cell office:value-type="string" table:style-name="ce47">
            <text:p>-</text:p>
          </table:table-cell>
          <table:table-cell office:value-type="float" office:value="8" table:style-name="ce39">
            <text:p>8</text:p>
          </table:table-cell>
          <table:table-cell office:value-type="float" office:value="6" table:style-name="ce39">
            <text:p>6</text:p>
          </table:table-cell>
          <table:table-cell table:number-columns-repeated="2" table:style-name="ce39"/>
          <table:table-cell office:value-type="float" office:value="7" table:style-name="ce39">
            <text:p>7</text:p>
          </table:table-cell>
          <table:table-cell office:value-type="float" office:value="8" table:style-name="ce39">
            <text:p>8</text:p>
          </table:table-cell>
          <table:table-cell office:value-type="float" office:value="8" table:style-name="ce39">
            <text:p>8</text:p>
          </table:table-cell>
          <table:table-cell office:value-type="float" office:value="18.5" table:style-name="ce39">
            <text:p>18.5</text:p>
          </table:table-cell>
          <table:table-cell office:value-type="float" office:value="20" table:style-name="ce39">
            <text:p>20</text:p>
          </table:table-cell>
          <table:table-cell office:value-type="float" office:value="20" table:style-name="ce39">
            <text:p>20</text:p>
          </table:table-cell>
          <table:table-cell office:value-type="float" office:value="19" table:style-name="ce39">
            <text:p>19</text:p>
          </table:table-cell>
          <table:table-cell table:number-columns-repeated="16366"/>
        </table:table-row>
        <table:table-row table:style-name="ro1">
          <table:table-cell office:value-type="float" office:value="7" table:style-name="ce39">
            <text:p>7</text:p>
          </table:table-cell>
          <table:table-cell office:value-type="string" table:style-name="ce39">
            <text:p>Jan Manhillen</text:p>
          </table:table-cell>
          <table:table-cell office:value-type="float" office:value="3235666" table:style-name="ce39">
            <text:p>3235666</text:p>
          </table:table-cell>
          <table:table-cell office:value-type="string" table:style-name="ce39">
            <text:p>Jonas Over</text:p>
          </table:table-cell>
          <table:table-cell office:value-type="float" office:value="2543062" table:style-name="ce39">
            <text:p>2543062</text:p>
          </table:table-cell>
          <table:table-cell office:value-type="string" table:style-name="ce39">
            <text:p>Patrick Ovski</text:p>
          </table:table-cell>
          <table:table-cell office:value-type="float" office:value="3025577" table:style-name="ce47">
            <text:p>3025577</text:p>
          </table:table-cell>
          <table:table-cell office:value-type="float" office:value="8" table:style-name="ce39">
            <text:p>8</text:p>
          </table:table-cell>
          <table:table-cell office:value-type="float" office:value="6" table:style-name="ce39">
            <text:p>6</text:p>
          </table:table-cell>
          <table:table-cell table:style-name="ce39"/>
          <table:table-cell office:value-type="float" office:value="2" table:style-name="ce39">
            <text:p>2</text:p>
          </table:table-cell>
          <table:table-cell office:value-type="float" office:value="20" table:style-name="ce39">
            <text:p>20</text:p>
          </table:table-cell>
          <table:table-cell office:value-type="float" office:value="20" table:style-name="ce39">
            <text:p>20</text:p>
          </table:table-cell>
          <table:table-cell office:value-type="float" office:value="6" table:style-name="ce39">
            <text:p>6</text:p>
          </table:table-cell>
          <table:table-cell office:value-type="float" office:value="13" table:style-name="ce39">
            <text:p>13</text:p>
          </table:table-cell>
          <table:table-cell table:style-name="ce39"/>
          <table:table-cell office:value-type="float" office:value="5.5" table:style-name="ce39">
            <text:p>5.5</text:p>
          </table:table-cell>
          <table:table-cell table:number-columns-repeated="16367" table:style-name="ce39"/>
        </table:table-row>
        <table:table-row table:style-name="ro1">
          <table:table-cell office:value-type="float" office:value="8" table:style-name="ce39">
            <text:p>8</text:p>
          </table:table-cell>
          <table:table-cell office:value-type="string" table:style-name="ce39">
            <text:p>Selim Kar</text:p>
          </table:table-cell>
          <table:table-cell office:value-type="float" office:value="2646021" table:style-name="ce39">
            <text:p>2646021</text:p>
          </table:table-cell>
          <table:table-cell office:value-type="string" table:style-name="ce39">
            <text:p>Witali Rauch</text:p>
          </table:table-cell>
          <table:table-cell office:value-type="float" office:value="2550119" table:style-name="ce39">
            <text:p>2550119</text:p>
          </table:table-cell>
          <table:table-cell office:value-type="string" table:style-name="ce39">
            <text:p>-</text:p>
          </table:table-cell>
          <table:table-cell office:value-type="string" table:style-name="ce47">
            <text:p>-</text:p>
          </table:table-cell>
          <table:table-cell office:value-type="float" office:value="8" table:style-name="ce39">
            <text:p>8</text:p>
          </table:table-cell>
          <table:table-cell office:value-type="float" office:value="6" table:style-name="ce39">
            <text:p>6</text:p>
          </table:table-cell>
          <table:table-cell table:number-columns-repeated="3" table:style-name="ce39"/>
          <table:table-cell office:value-type="float" office:value="10" table:style-name="ce39">
            <text:p>10</text:p>
          </table:table-cell>
          <table:table-cell office:value-type="float" office:value="4" table:style-name="ce39">
            <text:p>4</text:p>
          </table:table-cell>
          <table:table-cell table:number-columns-repeated="16370" table:style-name="ce39"/>
        </table:table-row>
        <table:table-row table:style-name="ro1">
          <table:table-cell office:value-type="float" office:value="9" table:style-name="ce39">
            <text:p>9</text:p>
          </table:table-cell>
          <table:table-cell office:value-type="string" table:style-name="ce39">
            <text:p>Fabian Richter<text:s/></text:p>
          </table:table-cell>
          <table:table-cell office:value-type="float" office:value="3025163" table:style-name="ce39">
            <text:p>3025163</text:p>
          </table:table-cell>
          <table:table-cell office:value-type="string" table:style-name="ce39">
            <text:p>Karsten Weber</text:p>
          </table:table-cell>
          <table:table-cell office:value-type="float" office:value="3429176" table:style-name="ce39">
            <text:p>3429176</text:p>
          </table:table-cell>
          <table:table-cell office:value-type="string" table:style-name="ce39">
            <text:p>Thomas Pniok</text:p>
          </table:table-cell>
          <table:table-cell office:value-type="string" table:style-name="ce47">
            <text:p>01spacer</text:p>
          </table:table-cell>
          <table:table-cell office:value-type="float" office:value="8" table:style-name="ce39">
            <text:p>8</text:p>
          </table:table-cell>
          <table:table-cell office:value-type="float" office:value="6" table:style-name="ce39">
            <text:p>6</text:p>
          </table:table-cell>
          <table:table-cell table:style-name="ce39"/>
          <table:table-cell office:value-type="float" office:value="20" table:style-name="ce39">
            <text:p>20</text:p>
          </table:table-cell>
          <table:table-cell office:value-type="float" office:value="7" table:style-name="ce39">
            <text:p>7</text:p>
          </table:table-cell>
          <table:table-cell office:value-type="float" office:value="10" table:style-name="ce39">
            <text:p>10</text:p>
          </table:table-cell>
          <table:table-cell office:value-type="float" office:value="6" table:style-name="ce39">
            <text:p>6</text:p>
          </table:table-cell>
          <table:table-cell office:value-type="float" office:value="16.5" table:style-name="ce39">
            <text:p>16.5</text:p>
          </table:table-cell>
          <table:table-cell office:value-type="float" office:value="18" table:style-name="ce39">
            <text:p>18</text:p>
          </table:table-cell>
          <table:table-cell office:value-type="float" office:value="18" table:style-name="ce39">
            <text:p>18</text:p>
          </table:table-cell>
          <table:table-cell table:number-columns-repeated="16367" table:style-name="ce39"/>
        </table:table-row>
        <table:table-row table:style-name="ro1">
          <table:table-cell office:value-type="float" office:value="10" table:style-name="ce39">
            <text:p>10</text:p>
          </table:table-cell>
          <table:table-cell office:value-type="string" table:style-name="ce39">
            <text:p>Fabian Odenthal</text:p>
          </table:table-cell>
          <table:table-cell office:value-type="float" office:value="3181016" table:style-name="ce39">
            <text:p>3181016</text:p>
          </table:table-cell>
          <table:table-cell office:value-type="string" table:style-name="ce39">
            <text:p>Lena Berster</text:p>
          </table:table-cell>
          <table:table-cell office:value-type="float" office:value="2987101" table:style-name="ce39">
            <text:p>2987101</text:p>
          </table:table-cell>
          <table:table-cell office:value-type="string" table:style-name="ce39">
            <text:p>Robin Bundschuh</text:p>
          </table:table-cell>
          <table:table-cell office:value-type="float" office:value="3082140" table:style-name="ce47">
            <text:p>3082140</text:p>
          </table:table-cell>
          <table:table-cell office:value-type="float" office:value="8" table:style-name="ce39">
            <text:p>8</text:p>
          </table:table-cell>
          <table:table-cell office:value-type="float" office:value="6" table:style-name="ce39">
            <text:p>6</text:p>
          </table:table-cell>
          <table:table-cell table:style-name="ce39"/>
          <table:table-cell office:value-type="float" office:value="20" table:style-name="ce39">
            <text:p>20</text:p>
          </table:table-cell>
          <table:table-cell office:value-type="float" office:value="20" table:style-name="ce52">
            <text:p>20</text:p>
          </table:table-cell>
          <table:table-cell office:value-type="float" office:value="0" table:style-name="ce39">
            <text:p>0</text:p>
          </table:table-cell>
          <table:table-cell office:value-type="float" office:value="8" table:style-name="ce39">
            <text:p>8</text:p>
          </table:table-cell>
          <table:table-cell table:number-columns-repeated="16370" table:style-name="ce39"/>
        </table:table-row>
        <table:table-row table:style-name="ro1">
          <table:table-cell office:value-type="float" office:value="11" table:style-name="ce39">
            <text:p>11</text:p>
          </table:table-cell>
          <table:table-cell office:value-type="string" table:style-name="ce39">
            <text:p>Sefa Pilavci</text:p>
          </table:table-cell>
          <table:table-cell office:value-type="float" office:value="3131773" table:style-name="ce39">
            <text:p>3131773</text:p>
          </table:table-cell>
          <table:table-cell office:value-type="string" table:style-name="ce39">
            <text:p>Fatma Pilavci</text:p>
          </table:table-cell>
          <table:table-cell office:value-type="float" office:value="2377542" table:style-name="ce39">
            <text:p>2377542</text:p>
          </table:table-cell>
          <table:table-cell office:value-type="string" table:style-name="ce39">
            <text:p>Marline Speer</text:p>
          </table:table-cell>
          <table:table-cell office:value-type="float" office:value="3059987" table:style-name="ce47">
            <text:p>3059987</text:p>
          </table:table-cell>
          <table:table-cell office:value-type="float" office:value="8" table:style-name="ce39">
            <text:p>8</text:p>
          </table:table-cell>
          <table:table-cell office:value-type="float" office:value="6" table:style-name="ce39">
            <text:p>6</text:p>
          </table:table-cell>
          <table:table-cell table:style-name="ce39"/>
          <table:table-cell office:value-type="float" office:value="16" table:style-name="ce39">
            <text:p>16</text:p>
          </table:table-cell>
          <table:table-cell office:value-type="float" office:value="20" table:style-name="ce39">
            <text:p>20</text:p>
          </table:table-cell>
          <table:table-cell office:value-type="float" office:value="17" table:style-name="ce39">
            <text:p>17</text:p>
          </table:table-cell>
          <table:table-cell office:value-type="float" office:value="5" table:style-name="ce39">
            <text:p>5</text:p>
          </table:table-cell>
          <table:table-cell office:value-type="float" office:value="20" table:style-name="ce39">
            <text:p>20</text:p>
          </table:table-cell>
          <table:table-cell table:number-columns-repeated="16369" table:style-name="ce39"/>
        </table:table-row>
        <table:table-row table:style-name="ro1">
          <table:table-cell office:value-type="float" office:value="12" table:style-name="ce39">
            <text:p>12</text:p>
          </table:table-cell>
          <table:table-cell office:value-type="string" table:style-name="ce39">
            <text:p>Domik Wirtz</text:p>
          </table:table-cell>
          <table:table-cell office:value-type="float" office:value="3089670" table:style-name="ce39">
            <text:p>3089670</text:p>
          </table:table-cell>
          <table:table-cell office:value-type="string" table:style-name="ce39">
            <text:p>Nils Menzel</text:p>
          </table:table-cell>
          <table:table-cell office:value-type="float" office:value="3088003" table:style-name="ce39">
            <text:p>3088003</text:p>
          </table:table-cell>
          <table:table-cell table:style-name="ce39"/>
          <table:table-cell office:value-type="string" table:style-name="ce47">
            <text:p>-</text:p>
          </table:table-cell>
          <table:table-cell office:value-type="float" office:value="8" table:style-name="ce39">
            <text:p>8</text:p>
          </table:table-cell>
          <table:table-cell office:value-type="float" office:value="0" table:style-name="ce39">
            <text:p>0</text:p>
          </table:table-cell>
          <table:table-cell table:style-name="ce39"/>
          <table:table-cell office:value-type="float" office:value="2" table:style-name="ce39">
            <text:p>2</text:p>
          </table:table-cell>
          <table:table-cell table:style-name="ce39"/>
          <table:table-cell office:value-type="float" office:value="0" table:style-name="ce39">
            <text:p>0</text:p>
          </table:table-cell>
          <table:table-cell table:number-columns-repeated="16371" table:style-name="ce39"/>
        </table:table-row>
        <table:table-row table:style-name="ro1">
          <table:table-cell office:value-type="float" office:value="13" table:style-name="ce39">
            <text:p>13</text:p>
          </table:table-cell>
          <table:table-cell office:value-type="string" table:style-name="ce39">
            <text:p>Simon Lessem</text:p>
          </table:table-cell>
          <table:table-cell office:value-type="float" office:value="3100948" table:style-name="ce39">
            <text:p>3100948</text:p>
          </table:table-cell>
          <table:table-cell office:value-type="string" table:style-name="ce39">
            <text:p>Rosario Vella</text:p>
          </table:table-cell>
          <table:table-cell office:value-type="float" office:value="3271381" table:style-name="ce39">
            <text:p>3271381</text:p>
          </table:table-cell>
          <table:table-cell office:value-type="string" table:style-name="ce39">
            <text:p>Kjell Graf</text:p>
          </table:table-cell>
          <table:table-cell office:value-type="float" office:value="3421694" table:style-name="ce50">
            <text:p>3421694</text:p>
          </table:table-cell>
          <table:table-cell office:value-type="float" office:value="8" table:style-name="ce39">
            <text:p>8</text:p>
          </table:table-cell>
          <table:table-cell office:value-type="float" office:value="6" table:style-name="ce39">
            <text:p>6</text:p>
          </table:table-cell>
          <table:table-cell table:style-name="ce39"/>
          <table:table-cell office:value-type="float" office:value="20" table:style-name="ce39">
            <text:p>20</text:p>
          </table:table-cell>
          <table:table-cell office:value-type="float" office:value="20" table:style-name="ce39">
            <text:p>20</text:p>
          </table:table-cell>
          <table:table-cell office:value-type="float" office:value="18" table:style-name="ce39">
            <text:p>18</text:p>
          </table:table-cell>
          <table:table-cell office:value-type="float" office:value="15" table:style-name="ce39">
            <text:p>15</text:p>
          </table:table-cell>
          <table:table-cell office:value-type="float" office:value="20" table:style-name="ce39">
            <text:p>20</text:p>
          </table:table-cell>
          <table:table-cell office:value-type="float" office:value="17" table:style-name="ce39">
            <text:p>17</text:p>
          </table:table-cell>
          <table:table-cell table:number-columns-repeated="16368" table:style-name="ce39"/>
        </table:table-row>
        <table:table-row table:style-name="ro1">
          <table:table-cell office:value-type="float" office:value="14" table:style-name="ce39">
            <text:p>14</text:p>
          </table:table-cell>
          <table:table-cell office:value-type="string" table:style-name="ce39">
            <text:p>Berat Ademi</text:p>
          </table:table-cell>
          <table:table-cell office:value-type="float" office:value="3201511" table:style-name="ce39">
            <text:p>3201511</text:p>
          </table:table-cell>
          <table:table-cell office:value-type="string" table:style-name="ce39">
            <text:p>Leonard Heinrich</text:p>
          </table:table-cell>
          <table:table-cell office:value-type="float" office:value="3429019" table:style-name="ce39">
            <text:p>3429019</text:p>
          </table:table-cell>
          <table:table-cell office:value-type="string" table:style-name="ce39">
            <text:p>-</text:p>
          </table:table-cell>
          <table:table-cell office:value-type="string" table:style-name="ce47">
            <text:p>-</text:p>
          </table:table-cell>
          <table:table-cell office:value-type="float" office:value="8" table:style-name="ce39">
            <text:p>8</text:p>
          </table:table-cell>
          <table:table-cell office:value-type="float" office:value="5" table:style-name="ce39">
            <text:p>5</text:p>
          </table:table-cell>
          <table:table-cell table:style-name="ce39"/>
          <table:table-cell office:value-type="float" office:value="20" table:style-name="ce39">
            <text:p>20</text:p>
          </table:table-cell>
          <table:table-cell office:value-type="float" office:value="20" table:style-name="ce39">
            <text:p>20</text:p>
          </table:table-cell>
          <table:table-cell office:value-type="float" office:value="20" table:style-name="ce39">
            <text:p>20</text:p>
          </table:table-cell>
          <table:table-cell office:value-type="float" office:value="15" table:style-name="ce39">
            <text:p>15</text:p>
          </table:table-cell>
          <table:table-cell office:value-type="float" office:value="18" table:style-name="ce39">
            <text:p>18</text:p>
          </table:table-cell>
          <table:table-cell office:value-type="float" office:value="15" table:style-name="ce39">
            <text:p>15</text:p>
          </table:table-cell>
          <table:table-cell office:value-type="float" office:value="16" table:style-name="ce39">
            <text:p>16</text:p>
          </table:table-cell>
          <table:table-cell office:value-type="float" office:value="18.5" table:style-name="ce39">
            <text:p>18.5</text:p>
          </table:table-cell>
          <table:table-cell table:number-columns-repeated="16366"/>
        </table:table-row>
        <table:table-row table:style-name="ro1">
          <table:table-cell office:value-type="float" office:value="15" table:style-name="ce39">
            <text:p>15</text:p>
          </table:table-cell>
          <table:table-cell office:value-type="string" table:style-name="ce39">
            <text:p>Ruben Heusel</text:p>
          </table:table-cell>
          <table:table-cell office:value-type="float" office:value="2993681" table:style-name="ce39">
            <text:p>2993681</text:p>
          </table:table-cell>
          <table:table-cell office:value-type="string" table:style-name="ce39">
            <text:p>Peter Lazeev</text:p>
          </table:table-cell>
          <table:table-cell office:value-type="float" office:value="3065764" table:style-name="ce39">
            <text:p>3065764</text:p>
          </table:table-cell>
          <table:table-cell office:value-type="string" table:style-name="ce39">
            <text:p>-</text:p>
          </table:table-cell>
          <table:table-cell office:value-type="string" table:style-name="ce47">
            <text:p>-</text:p>
          </table:table-cell>
          <table:table-cell office:value-type="float" office:value="8" table:style-name="ce39">
            <text:p>8</text:p>
          </table:table-cell>
          <table:table-cell office:value-type="float" office:value="6" table:style-name="ce39">
            <text:p>6</text:p>
          </table:table-cell>
          <table:table-cell table:style-name="ce39"/>
          <table:table-cell office:value-type="float" office:value="20" table:style-name="ce39">
            <text:p>20</text:p>
          </table:table-cell>
          <table:table-cell office:value-type="float" office:value="20" table:style-name="ce39">
            <text:p>20</text:p>
          </table:table-cell>
          <table:table-cell office:value-type="float" office:value="20" table:style-name="ce39">
            <text:p>20</text:p>
          </table:table-cell>
          <table:table-cell office:value-type="float" office:value="20" table:style-name="ce39">
            <text:p>20</text:p>
          </table:table-cell>
          <table:table-cell office:value-type="float" office:value="13" table:style-name="ce39">
            <text:p>13</text:p>
          </table:table-cell>
          <table:table-cell office:value-type="float" office:value="17" table:style-name="ce39">
            <text:p>17</text:p>
          </table:table-cell>
          <table:table-cell office:value-type="float" office:value="0" table:style-name="ce39">
            <text:p>0</text:p>
          </table:table-cell>
          <table:table-cell table:number-columns-repeated="16367" table:style-name="ce39"/>
        </table:table-row>
        <table:table-row table:style-name="ro1">
          <table:table-cell office:value-type="float" office:value="16" table:style-name="ce39">
            <text:p>16</text:p>
          </table:table-cell>
          <table:table-cell office:value-type="string" table:style-name="ce39">
            <text:p>Patrick Detering</text:p>
          </table:table-cell>
          <table:table-cell office:value-type="float" office:value="3113458" table:style-name="ce39">
            <text:p>3113458</text:p>
          </table:table-cell>
          <table:table-cell office:value-type="string" table:style-name="ce39">
            <text:p>Patrick Junghölter</text:p>
          </table:table-cell>
          <table:table-cell office:value-type="float" office:value="3110162" table:style-name="ce39">
            <text:p>3110162</text:p>
          </table:table-cell>
          <table:table-cell office:value-type="string" table:style-name="ce39">
            <text:p>-</text:p>
          </table:table-cell>
          <table:table-cell office:value-type="string" table:style-name="ce47">
            <text:p>-</text:p>
          </table:table-cell>
          <table:table-cell office:value-type="float" office:value="8" table:style-name="ce39">
            <text:p>8</text:p>
          </table:table-cell>
          <table:table-cell office:value-type="float" office:value="6" table:style-name="ce39">
            <text:p>6</text:p>
          </table:table-cell>
          <table:table-cell table:style-name="ce39"/>
          <table:table-cell office:value-type="float" office:value="20" table:style-name="ce39">
            <text:p>20</text:p>
          </table:table-cell>
          <table:table-cell office:value-type="float" office:value="20" table:style-name="ce39">
            <text:p>20</text:p>
          </table:table-cell>
          <table:table-cell office:value-type="float" office:value="20" table:style-name="ce39">
            <text:p>20</text:p>
          </table:table-cell>
          <table:table-cell office:value-type="float" office:value="10" table:style-name="ce39">
            <text:p>10</text:p>
          </table:table-cell>
          <table:table-cell office:value-type="float" office:value="20" table:style-name="ce39">
            <text:p>20</text:p>
          </table:table-cell>
          <table:table-cell table:style-name="ce39"/>
          <table:table-cell office:value-type="float" office:value="5" table:style-name="ce39">
            <text:p>5</text:p>
          </table:table-cell>
          <table:table-cell table:number-columns-repeated="16367" table:style-name="ce39"/>
        </table:table-row>
        <table:table-row table:style-name="ro1">
          <table:table-cell office:value-type="float" office:value="17" table:style-name="ce39">
            <text:p>17</text:p>
          </table:table-cell>
          <table:table-cell office:value-type="string" table:style-name="ce39">
            <text:p>Amr Wanli</text:p>
          </table:table-cell>
          <table:table-cell office:value-type="float" office:value="3363317" table:style-name="ce39">
            <text:p>3363317</text:p>
          </table:table-cell>
          <table:table-cell office:value-type="string" table:style-name="ce39">
            <text:p>Florian Rudolph</text:p>
          </table:table-cell>
          <table:table-cell office:value-type="float" office:value="2798131" table:style-name="ce39">
            <text:p>2798131</text:p>
          </table:table-cell>
          <table:table-cell office:value-type="string" table:style-name="ce39">
            <text:p>Jonas Görgen</text:p>
          </table:table-cell>
          <table:table-cell office:value-type="float" office:value="3364336" table:style-name="ce47">
            <text:p>3364336</text:p>
          </table:table-cell>
          <table:table-cell office:value-type="float" office:value="8" table:style-name="ce39">
            <text:p>8</text:p>
          </table:table-cell>
          <table:table-cell office:value-type="float" office:value="6" table:style-name="ce39">
            <text:p>6</text:p>
          </table:table-cell>
          <table:table-cell table:style-name="ce39"/>
          <table:table-cell office:value-type="float" office:value="20" table:style-name="ce39">
            <text:p>20</text:p>
          </table:table-cell>
          <table:table-cell office:value-type="float" office:value="15" table:style-name="ce39">
            <text:p>15</text:p>
          </table:table-cell>
          <table:table-cell office:value-type="float" office:value="20" table:style-name="ce39">
            <text:p>20</text:p>
          </table:table-cell>
          <table:table-cell table:style-name="ce39"/>
          <table:table-cell office:value-type="float" office:value="20" table:style-name="ce39">
            <text:p>20</text:p>
          </table:table-cell>
          <table:table-cell office:value-type="float" office:value="20" table:style-name="ce39">
            <text:p>20</text:p>
          </table:table-cell>
          <table:table-cell office:value-type="float" office:value="14" table:style-name="ce39">
            <text:p>14</text:p>
          </table:table-cell>
          <table:table-cell table:number-columns-repeated="16367" table:style-name="ce39"/>
        </table:table-row>
        <table:table-row table:style-name="ro1">
          <table:table-cell office:value-type="float" office:value="18" table:style-name="ce39">
            <text:p>18</text:p>
          </table:table-cell>
          <table:table-cell office:value-type="string" table:style-name="ce39">
            <text:p>Jonas Bode</text:p>
          </table:table-cell>
          <table:table-cell office:value-type="float" office:value="3374129" table:style-name="ce39">
            <text:p>3374129</text:p>
          </table:table-cell>
          <table:table-cell office:value-type="string" table:style-name="ce39">
            <text:p>Micah Röbkes</text:p>
          </table:table-cell>
          <table:table-cell office:value-type="float" office:value="3331094" table:style-name="ce39">
            <text:p>3331094</text:p>
          </table:table-cell>
          <table:table-cell office:value-type="string" table:style-name="ce39">
            <text:p>Tim Dmoch</text:p>
          </table:table-cell>
          <table:table-cell office:value-type="float" office:value="3202207" table:style-name="ce47">
            <text:p>3202207</text:p>
          </table:table-cell>
          <table:table-cell office:value-type="float" office:value="8" table:style-name="ce39">
            <text:p>8</text:p>
          </table:table-cell>
          <table:table-cell office:value-type="float" office:value="6" table:style-name="ce39">
            <text:p>6</text:p>
          </table:table-cell>
          <table:table-cell table:style-name="ce39"/>
          <table:table-cell office:value-type="float" office:value="8" table:style-name="ce39">
            <text:p>8</text:p>
          </table:table-cell>
          <table:table-cell office:value-type="float" office:value="20" table:style-name="ce39">
            <text:p>20</text:p>
          </table:table-cell>
          <table:table-cell office:value-type="float" office:value="20" table:style-name="ce39">
            <text:p>20</text:p>
          </table:table-cell>
          <table:table-cell office:value-type="float" office:value="14" table:style-name="ce39">
            <text:p>14</text:p>
          </table:table-cell>
          <table:table-cell office:value-type="float" office:value="18" table:style-name="ce39">
            <text:p>18</text:p>
          </table:table-cell>
          <table:table-cell office:value-type="float" office:value="12" table:style-name="ce39">
            <text:p>12</text:p>
          </table:table-cell>
          <table:table-cell office:value-type="float" office:value="17.5" table:style-name="ce39">
            <text:p>17.5</text:p>
          </table:table-cell>
          <table:table-cell office:value-type="float" office:value="16.5" table:style-name="ce39">
            <text:p>16.5</text:p>
          </table:table-cell>
          <table:table-cell table:number-columns-repeated="16366"/>
        </table:table-row>
        <table:table-row table:style-name="ro1">
          <table:table-cell office:value-type="float" office:value="19" table:style-name="ce39">
            <text:p>19</text:p>
          </table:table-cell>
          <table:table-cell office:value-type="string" table:style-name="ce39">
            <text:p>Friedrich Hermann</text:p>
          </table:table-cell>
          <table:table-cell office:value-type="float" office:value="3106090" table:style-name="ce39">
            <text:p>3106090</text:p>
          </table:table-cell>
          <table:table-cell office:value-type="string" table:style-name="ce39">
            <text:p>Dylan Stogianni</text:p>
          </table:table-cell>
          <table:table-cell office:value-type="float" office:value="3055927" table:style-name="ce39">
            <text:p>3055927</text:p>
          </table:table-cell>
          <table:table-cell office:value-type="string" table:style-name="ce39">
            <text:p>Frederik Ernst</text:p>
          </table:table-cell>
          <table:table-cell office:value-type="float" office:value="3347306" table:style-name="ce47">
            <text:p>3347306</text:p>
          </table:table-cell>
          <table:table-cell office:value-type="float" office:value="8" table:style-name="ce39">
            <text:p>8</text:p>
          </table:table-cell>
          <table:table-cell office:value-type="float" office:value="4" table:style-name="ce39">
            <text:p>4</text:p>
          </table:table-cell>
          <table:table-cell table:style-name="ce39"/>
          <table:table-cell office:value-type="float" office:value="20" table:style-name="ce39">
            <text:p>20</text:p>
          </table:table-cell>
          <table:table-cell office:value-type="float" office:value="20" table:style-name="ce39">
            <text:p>20</text:p>
          </table:table-cell>
          <table:table-cell office:value-type="float" office:value="15" table:style-name="ce39">
            <text:p>15</text:p>
          </table:table-cell>
          <table:table-cell office:value-type="float" office:value="15" table:style-name="ce39">
            <text:p>15</text:p>
          </table:table-cell>
          <table:table-cell office:value-type="float" office:value="18.5" table:style-name="ce39">
            <text:p>18.5</text:p>
          </table:table-cell>
          <table:table-cell office:value-type="float" office:value="17" table:style-name="ce39">
            <text:p>17</text:p>
          </table:table-cell>
          <table:table-cell office:value-type="float" office:value="16" table:style-name="ce39">
            <text:p>16</text:p>
          </table:table-cell>
          <table:table-cell office:value-type="float" office:value="18" table:style-name="ce39">
            <text:p>18</text:p>
          </table:table-cell>
          <table:table-cell table:number-columns-repeated="16366"/>
        </table:table-row>
        <table:table-row table:style-name="ro1">
          <table:table-cell office:value-type="float" office:value="20" table:style-name="ce39">
            <text:p>20</text:p>
          </table:table-cell>
          <table:table-cell office:value-type="string" table:style-name="ce51">
            <text:p>Alexander Mertes</text:p>
          </table:table-cell>
          <table:table-cell office:value-type="float" office:value="2969058" table:style-name="ce41">
            <text:p>2969058</text:p>
          </table:table-cell>
          <table:table-cell office:value-type="string" table:style-name="ce51">
            <text:p>Sven Brungs</text:p>
          </table:table-cell>
          <table:table-cell office:value-type="float" office:value="2856690" table:style-name="ce1">
            <text:p>2856690</text:p>
          </table:table-cell>
          <table:table-cell table:style-name="ce39"/>
          <table:table-cell table:style-name="ce47"/>
          <table:table-cell office:value-type="float" office:value="8" table:style-name="ce39">
            <text:p>8</text:p>
          </table:table-cell>
          <table:table-cell office:value-type="float" office:value="6" table:style-name="ce39">
            <text:p>6</text:p>
          </table:table-cell>
          <table:table-cell table:style-name="ce39"/>
          <table:table-cell office:value-type="float" office:value="20" table:style-name="ce39">
            <text:p>20</text:p>
          </table:table-cell>
          <table:table-cell office:value-type="float" office:value="20" table:style-name="ce39">
            <text:p>20</text:p>
          </table:table-cell>
          <table:table-cell office:value-type="float" office:value="20" table:style-name="ce39">
            <text:p>20</text:p>
          </table:table-cell>
          <table:table-cell table:style-name="ce39"/>
          <table:table-cell office:value-type="float" office:value="19" table:style-name="ce39">
            <text:p>19</text:p>
          </table:table-cell>
          <table:table-cell office:value-type="float" office:value="10" table:style-name="ce39">
            <text:p>10</text:p>
          </table:table-cell>
          <table:table-cell office:value-type="float" office:value="14" table:style-name="ce39">
            <text:p>14</text:p>
          </table:table-cell>
          <table:table-cell office:value-type="float" office:value="19" table:style-name="ce39">
            <text:p>19</text:p>
          </table:table-cell>
          <table:table-cell table:number-columns-repeated="16366"/>
        </table:table-row>
        <table:table-row table:number-rows-repeated="1048555" table:style-name="ro1">
          <table:table-cell table:number-columns-repeated="16384"/>
        </table:table-row>
      </table:table>
      <table:database-ranges>
        <table:database-range table:target-range-address="Tabelle1.A7:Tabelle1.AE7" table:display-filter-buttons="true"/>
        <table:database-range table:target-range-address="StudentsArtemis.A1:StudentsArtemis.E1" table:display-filter-buttons="true"/>
        <table:database-range table:target-range-address="Teams.A1:Teams.X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1" svg:font-family="&quot;DejaVu Sans1&quot;"/>
    <style:font-face style:name="DejaVu Sans" svg:font-family="&quot;DejaVu Sans&quot;"/>
    <style:font-face style:name="DejaVu Sans11" svg:font-family="&quot;DejaVu Sans11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percentage-style style:name="N36">
      <number:number number:decimal-places="2" number:min-integer-digits="1"/>
      <number:text> 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F7A19A"/>
    </style:style>
    <style:style style:name="cf10" style:family="table-cell" style:data-style-name="N0">
      <style:table-cell-properties fo:background-color="#ADD58A"/>
    </style:style>
    <style:style style:name="cf11" style:family="table-cell" style:data-style-name="N0">
      <style:table-cell-properties fo:background-color="#F7A19A"/>
    </style:style>
    <style:style style:name="cf12" style:family="table-cell" style:data-style-name="N0">
      <style:table-cell-properties fo:background-color="#ADD58A"/>
    </style:style>
    <style:style style:name="cf13" style:family="table-cell" style:data-style-name="N0">
      <style:table-cell-properties fo:background-color="#F7A19A"/>
    </style:style>
    <style:style style:name="cf14" style:family="table-cell" style:data-style-name="N0">
      <style:table-cell-properties fo:background-color="#ADD58A"/>
    </style:style>
    <style:style style:name="cf15" style:family="table-cell" style:data-style-name="N0">
      <style:table-cell-properties fo:background-color="#F7A19A"/>
    </style:style>
    <style:style style:name="cf16" style:family="table-cell" style:data-style-name="N0">
      <style:table-cell-properties fo:background-color="#ADD58A"/>
    </style:style>
    <style:style style:name="cf17" style:family="table-cell" style:data-style-name="N0">
      <style:table-cell-properties fo:background-color="#F7A19A"/>
    </style:style>
    <style:style style:name="cf18" style:family="table-cell" style:data-style-name="N0">
      <style:table-cell-properties fo:background-color="#ADD58A"/>
    </style:style>
    <style:style style:name="cf19" style:family="table-cell" style:data-style-name="N0">
      <style:table-cell-properties fo:background-color="#F7A19A"/>
    </style:style>
    <style:style style:name="cf2" style:family="table-cell" style:data-style-name="N0">
      <style:table-cell-properties style:vertical-align="automatic" fo:background-color="#ADD58A"/>
    </style:style>
    <style:style style:name="cf20" style:family="table-cell" style:data-style-name="N0">
      <style:table-cell-properties fo:background-color="#ADD58A"/>
    </style:style>
    <style:style style:name="cf21" style:family="table-cell" style:data-style-name="N0">
      <style:table-cell-properties fo:background-color="#F7A19A"/>
    </style:style>
    <style:style style:name="cf22" style:family="table-cell" style:data-style-name="N0">
      <style:table-cell-properties fo:background-color="#ADD58A"/>
    </style:style>
    <style:style style:name="cf23" style:family="table-cell" style:data-style-name="N0">
      <style:table-cell-properties fo:background-color="#F7A19A"/>
    </style:style>
    <style:style style:name="cf24" style:family="table-cell" style:data-style-name="N0">
      <style:table-cell-properties fo:background-color="#ADD58A"/>
    </style:style>
    <style:style style:name="cf25" style:family="table-cell" style:data-style-name="N0">
      <style:table-cell-properties fo:background-color="#F7A19A"/>
    </style:style>
    <style:style style:name="cf26" style:family="table-cell" style:data-style-name="N0">
      <style:table-cell-properties fo:background-color="#ADD58A"/>
    </style:style>
    <style:style style:name="cf27" style:family="table-cell" style:data-style-name="N0">
      <style:table-cell-properties fo:background-color="#F7A19A"/>
    </style:style>
    <style:style style:name="cf28" style:family="table-cell" style:data-style-name="N0">
      <style:table-cell-properties fo:background-color="#ADD58A"/>
    </style:style>
    <style:style style:name="cf29" style:family="table-cell" style:data-style-name="N0">
      <style:table-cell-properties fo:background-color="#F7A19A"/>
    </style:style>
    <style:style style:name="cf3" style:family="table-cell" style:data-style-name="N0">
      <style:table-cell-properties fo:background-color="#F7A19A"/>
    </style:style>
    <style:style style:name="cf30" style:family="table-cell" style:data-style-name="N0">
      <style:table-cell-properties fo:background-color="#ADD58A"/>
    </style:style>
    <style:style style:name="cf31" style:family="table-cell" style:data-style-name="N0">
      <style:table-cell-properties fo:background-color="#F7A19A"/>
    </style:style>
    <style:style style:name="cf32" style:family="table-cell" style:data-style-name="N0">
      <style:table-cell-properties fo:background-color="#ADD58A"/>
    </style:style>
    <style:style style:name="cf33" style:family="table-cell" style:data-style-name="N0">
      <style:table-cell-properties fo:background-color="#F7A19A"/>
    </style:style>
    <style:style style:name="cf34" style:family="table-cell" style:data-style-name="N0">
      <style:table-cell-properties fo:background-color="#ADD58A"/>
    </style:style>
    <style:style style:name="cf35" style:family="table-cell" style:data-style-name="N0">
      <style:table-cell-properties fo:background-color="#F7A19A"/>
    </style:style>
    <style:style style:name="cf36" style:family="table-cell" style:data-style-name="N0">
      <style:table-cell-properties fo:background-color="#ADD58A"/>
    </style:style>
    <style:style style:name="cf37" style:family="table-cell" style:data-style-name="N0">
      <style:table-cell-properties fo:background-color="#F7A19A"/>
    </style:style>
    <style:style style:name="cf38" style:family="table-cell" style:data-style-name="N0">
      <style:table-cell-properties fo:background-color="#ADD58A"/>
    </style:style>
    <style:style style:name="cf39" style:family="table-cell" style:data-style-name="N0">
      <style:table-cell-properties fo:background-color="#F7A19A"/>
    </style:style>
    <style:style style:name="cf4" style:family="table-cell" style:data-style-name="N0">
      <style:table-cell-properties fo:background-color="#ADD58A"/>
    </style:style>
    <style:style style:name="cf40" style:family="table-cell" style:data-style-name="N0">
      <style:table-cell-properties fo:background-color="#ADD58A"/>
    </style:style>
    <style:style style:name="cf41" style:family="table-cell" style:data-style-name="N0">
      <style:table-cell-properties fo:background-color="#F7A19A"/>
    </style:style>
    <style:style style:name="cf42" style:family="table-cell" style:data-style-name="N0">
      <style:table-cell-properties fo:background-color="#ADD58A"/>
    </style:style>
    <style:style style:name="cf43" style:family="table-cell" style:data-style-name="N0">
      <style:table-cell-properties fo:background-color="#F7A19A"/>
    </style:style>
    <style:style style:name="cf44" style:family="table-cell" style:data-style-name="N0">
      <style:table-cell-properties fo:background-color="#ADD58A"/>
    </style:style>
    <style:style style:name="cf45" style:family="table-cell" style:data-style-name="N0">
      <style:table-cell-properties fo:background-color="#F7A19A"/>
    </style:style>
    <style:style style:name="cf46" style:family="table-cell" style:data-style-name="N0">
      <style:table-cell-properties fo:background-color="#ADD58A"/>
    </style:style>
    <style:style style:name="cf47" style:family="table-cell" style:data-style-name="N0">
      <style:table-cell-properties fo:background-color="#F7A19A"/>
    </style:style>
    <style:style style:name="cf48" style:family="table-cell" style:data-style-name="N0">
      <style:table-cell-properties fo:background-color="#ADD58A"/>
    </style:style>
    <style:style style:name="cf49" style:family="table-cell" style:data-style-name="N0">
      <style:table-cell-properties fo:background-color="#F7A19A"/>
    </style:style>
    <style:style style:name="cf5" style:family="table-cell" style:data-style-name="N0">
      <style:table-cell-properties fo:background-color="#F7A19A"/>
    </style:style>
    <style:style style:name="cf50" style:family="table-cell" style:data-style-name="N0">
      <style:table-cell-properties fo:background-color="#ADD58A"/>
    </style:style>
    <style:style style:name="cf51" style:family="table-cell" style:data-style-name="N0">
      <style:table-cell-properties fo:background-color="#F7A19A"/>
    </style:style>
    <style:style style:name="cf52" style:family="table-cell" style:data-style-name="N0">
      <style:table-cell-properties fo:background-color="#ADD58A"/>
    </style:style>
    <style:style style:name="cf53" style:family="table-cell" style:data-style-name="N0">
      <style:table-cell-properties fo:background-color="#F7A19A"/>
    </style:style>
    <style:style style:name="cf54" style:family="table-cell" style:data-style-name="N0">
      <style:table-cell-properties fo:background-color="#ADD58A"/>
    </style:style>
    <style:style style:name="cf55" style:family="table-cell" style:data-style-name="N0">
      <style:table-cell-properties fo:background-color="#F7A19A"/>
    </style:style>
    <style:style style:name="cf56" style:family="table-cell" style:data-style-name="N0">
      <style:table-cell-properties fo:background-color="#ADD58A"/>
    </style:style>
    <style:style style:name="cf6" style:family="table-cell" style:data-style-name="N0">
      <style:table-cell-properties fo:background-color="#ADD58A"/>
    </style:style>
    <style:style style:name="cf7" style:family="table-cell" style:data-style-name="N0">
      <style:table-cell-properties fo:background-color="#F7A19A"/>
    </style:style>
    <style:style style:name="cf8" style:family="table-cell" style:data-style-name="N0">
      <style:table-cell-properties fo:background-color="#ADD58A"/>
    </style:style>
    <style:style style:name="cf9" style:family="table-cell" style:data-style-name="N0">
      <style:table-cell-properties fo:background-color="#F7A19A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57" style:family="table-cell">
      <style:table-cell-properties fo:background-color="#F7A19A"/>
      <style:text-properties fo:color="#000000" style:font-family-generic="swiss"/>
    </style:style>
    <style:style style:name="cf58" style:family="table-cell">
      <style:table-cell-properties fo:background-color="#ADD58A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creator>cones</dc:creator>
    <meta:creation-date>2020-11-11T12:15:49Z</meta:creation-date>
    <dc:date>2021-07-21T07:42:22Z</dc:date>
    <meta:editing-cycles>1</meta:editing-cycles>
    <meta:editing-duration>PT59S</meta:editing-duration>
  </office:meta>
</office:document-meta>
</file>